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3" table:default-cell-style-name="Default"/>
        <table:table-row table:style-name="ro1">
          <table:table-cell/>
          <table:table-cell office:value-type="string" calcext:value-type="string">
            <text:p>comment</text:p>
          </table:table-cell>
          <table:table-cell office:value-type="string" calcext:value-type="string">
            <text:p>type</text:p>
          </table:table-cell>
        </table:table-row>
        <table:table-row table:style-name="ro1">
          <table:table-cell/>
          <table:table-cell office:value-type="string" calcext:value-type="string">
            <text:p>Yes! Personally I feel that as helpful as it is to meticulously plan out purchases, it often sucks the joy out of getting a new product and creates even more of an obsessive edge to things. Hope I can get back to the mindset of buying something fun without stressing over the implications of it Ooooh thanks for the suggestion! I'm drawn to Tigerlily even though it might not work for me haha Lol definitely! I'm great at convincing other people to buy makeup even though when it comes to myself I can never bring myself to pay the money Thank you!! I loved both of these at Sephora today, but I didn't have time to play with colors Ooooh thanks for the suggestion! I'm drawn to Tigerlily even though it might not work for me haha I think it's because lip colors tend to be opaque and getting the exact shade right is crucial because anything slightly weird will just throw your whole look off. Blushes and eyeshadows tend to be sheer and therefore are affected much more by your underlying skin tone/color. The skin that shows through helps to "neutralize" eye shadows/blushes, so to speak, so they can work in harmony with your face much more easily. I say neutralize as in, say you have warm toned skin, a neutral brown will be warmed up on you vs. on a super cool toned person it might appear more grey. <text:s/>Same. For some reason I'm obsessed w the Anastasia liquid lip in Clover, but I feel like i could never wear it lol Thanks for the response! Hmmm, I guess the reason I want the KVD so badly is because it contains a lot of neutral-warm browns that i feel like I don't have. The modern renaissance is honestly a bit too dark and for me, and has a lot of orange which i absolutely can't wear so I rarely use more than one color, if at all (it was a gift so i do keep it and try to make use out of it).Im sort of thinking of getting the kvd for mattes and then just the satin mac shades that I wanted. Are there any specific MAC singles that you'd recommend? I think the general consensus is fingers, i've heard people say it doesn't adhere and transfer well with brushes. As a woman in the STEM field, I can assure you that there is a marked difference between when a friend tells me that she doesn't like the way a certain product looks on me, or that she's not into my style of makeup vs. a fellow female classmate implying that because I wear makeup to class, I am airheaded and frivolous and less intelligent/likely to succeed than her, i.e. <text:s/>selling out to the sexist notion that being "feminine" is inherently weak and vain and has no place in traditionally male-dominated fields. I'm not really into the Youtube makeup community, but if I'm looking for reviews/honest opinions then I go to Tarababyz. In all honesty, I'm not a huge fan of the way she does her makeup, and our styles our pretty different, but I feel like she gives very insightful, realistic commentary on the items she reviews (specifically palettes). I also appreciate that she's not super hyper and overbearing with a super high pitched voice. Nothing against ladies with high voices, I just don't enjoy when a youtuber is screaming random praises on a product with wide eyes into the camera. idk. it's just not the sort of content i'd choose to imbibe in my downtime. Hey sorry I didn't reply earlier! Yeah what you said about your veins appearing blue/green is also a common olive thing :) There's also a possibility that you may just be straight up neutral- since olive is technically a form of neutral, just with green as well. I've heard that what can help determine undertones is to look at yourself in photos next to other people. for example, in a photo of me and a friend who is very pink undertoned, i will look dead and green next to her (even though in regular lighting and selfies i just look pale and normal lol). also if you turn up the saturation of a selfie super high then the undertones will be magnified and look greenish/yellowish (although this isn't 100% accurate, it's worth a try). It's that thing about color cosmetics in particular. There's just SOOO MANY DAMN COLORS. Some with the slightest variations but we still need them all because they're "different". Lord knows I almost bought Stila Patina today even though I have a near exact shade/formula dupe. That's what I'm thinking, I noticed when I was picking out matte singles I was basically trying to dupe half the palette anyways. Thanks so much for swatches I've been thinking about getting this! I was worried that it would be too orange but the colors look nice and peachy. I have pale neutral olive skin myself so I'm super happy they look nice. How matte would you say these are? Like MAC level matte? I'm hoping they're not super flat and have a bit of a glow without being shimmery Thanks! Yeah I think that's what I'm leaning towards... mattes with Kat Von D and satin shades from MAC... I just feel guilty getting both haha i feeeeel on the supremely lazy, especially when it comes to blushes. My skin eats blush like no other, so i could spend time priming and setting and carefully dabbing fixing spray on my cheeks to use a cheaper blush, or i can revel in my collection of fancy blushes that i can slap on and wear all day. hold your head up high and walk purposefully forward, literally the whole crowd will scatter before you and you don't have to do the annoying weaving thing Thanks! I guess you're right, I have a few general color preferences but nothing specific and probably need a palette to really narrow down my color preferences. Similar but with Rothko instead, where theres watercolor-esque cream shadows in bold jewel tones, and those duo shadows that reflect the colors in his work. Yeah I think most of it is centered around over thinking the colors, how I will use each of them, etc. Which ends up taking the joy out of experimenting with the palette and discovering new looks. Hi I know this is super late, but are you still selling Koko K? OMG same!! i was determined to have a naked palette since everyone i knew had one and i decided on 3 since i loved the rose gold theme, but the colors look awful on me and i'm not really impressed with the quality tbh. i just have it shoved in a drawer right now May I ask what skin tone you are? I'm a pale olive (I'm chinese so w/ olive/yellow tones) so it's kind of difficult to figure out which colors will work with my coloring. Sable looks beautiful though, I'm really leaning towards getting that one. Is All That Glitters a true glitter shade? Or is it more shimmery? Very bright and pigmented blush application. I feel like so many people only wear a super light, imperceptible dusting of blush, or no blush at all. On the contrary, my ultimate form involves dewy skin, mascara, and a centerpiece of bright candy pink blush diffused heavily across my cheek bones and nose. And i mean intense blush a la 80s, or cartoon blushing, or drunk college girl status blush, etc. I think it's due to a combination of my weird fair yellowy-olive skin tone and the planes of my face. I have absolutely no color in my face and look dead on the regular- like, i'm pretty sure i've never actually naturally blushed before, so there's no other colors to disrupt the blush and i can achieve very clear/pure colors with makeup. And I like to think that I can get away with projecting extremely sexy vibes while wearing heavy blush, even though that tends to give people an more innocent/girly look. Sexy in like an impish, mysterious fairy way tho.</text:p>
          </table:table-cell>
          <table:table-cell office:value-type="string" calcext:value-type="string">
            <text:p>entp</text:p>
          </table:table-cell>
        </table:table-row>
        <table:table-row table:style-name="ro1">
          <table:table-cell/>
          <table:table-cell office:value-type="string" calcext:value-type="string">
            <text:p>I guess I'd stick to being a lesbian so I would still be attracted to my SO. Loosing ones penis? &lt;U+0414&gt;&lt;U+0430&gt; Nice job with that 1/8" on those badges fuck face. I've seen boots with sharper uniforms and terminal lances with more professional haircuts. I hope Obama at least gave you a hand job but knowing how much of a cock sucker you are I'm sure it's safe to assume you were the bitch behind closed doors as well as in public. I swear to god, you're so fucking stupid you knife handed the entire Marine Corps in the video of you explaining that it was now hazing to do so. Downvoting original questions that are just trying to make askreddit more than the same 15 questions over and over again. You commie sons of bitches. I've heard this as well. Â£5 is like $10 right? Agreed guitar is overrated. Your chin looks like Lance Armstrong's nut sack while he was going through chemotherapy. I think most people probably hate you. It had been mentioned Shy and introverted are not the same thing ass. The only reason I can see for you to bring up sailing is that you're planning on drinking that Tide back there. Make sure to clean your place first so you can keep your "nice guy" status. This is the best thing I've seen on reddit. I'll take bumblebee for 200. Nah mimic is way better. I don't mean to sound all eugenics-y but society benefits from people dying. It's pretty cold hearted but it's true. Stepping an extra time after you reach the top of the stairs when it's dark. For real, who the hell wants a spring steel knife? Quiet. Seriously I grew up thinking I was inferior because everyone I knew was an extrovert. I guess I was wrong, unless he wrote this. But anyways found the page I was thinking of. http://everydaycarry.com/posts/4544/Why-You-Should-Carry-A-Notebook But his grammar is impeach able amirite? I'll find my way out... Malaysia Airlines Pistol. Head shots are head shots. Aviary time Where are you from that you know what aioli is? Best post ever. Hahaha You do make a good point. He's just so...majestic. What's the 6th word on #1? I'm like 7/10 sure you're my cousin lol The year was 2011 and I was coming home from another long day of work. It was the kind of job that just eats at your soul. I walked through the front door of my small apartment and that's when the smell hit me. My wife was in the kitchen, generally the only recipe she's cooking up is disaster. This was different. I could smell a nice simmering butter with a light tang of lemon pepper. I had never smelled this before. I approached the kitchen to find out what in the world she was making. There was a pan on the stove. I walked over to it and picked up the lid. Inside was OP and he had fucking Asperger's. His buttery fingers slid uncaring across a keyboard, a...s...p...a...r..a..g..u..s. he didn't care and was doomed to mockery till the end of his days, or like a couple hours on reddit. You out there scaring them elks to death? I don't see a gun No, he's just the one. There*. Is this what you're looking for ?http://hackmystudy.com/how-to-write-on-paper-faster-and-better/ This is my latest video https://youtu.be/Qlqb2quRqyU Pogs love chow Yes. It'd be looked at as second high school and I'd have just blown it off the same as I did high school. Tattoo. Fuck wisdom teeth man. I think using aluminum foil to make a relective shielding on one side of it would have worked better. Have you tried it? I love you too kind stranger. What? You can't jump anymore? How the fuck would you evade anything in the game? Oh thank god. The first picture was like getting a booty selfie of someone you've never seen the face of. I just think about how beautiful she is and try to memorize her face. Been together 10ish (probably more I can't count right now) years and I still can't picture her perfectly in my mind. Looks like it's time for an upgrade. I'm thinking the creepiest thing I've ever done is saving this post to share with someone else. Still a better outcome than Destiny. Getting the real answers on this one. Probably from opening mre packets. What knife? I got shut down once over my lockpicks but my most recent post they seemed to be taken well. I guess it's hit or miss whether assholes log in or not. I wondered when they'd give monkeys Internet. Seems like they should teach you chimps to conjugate words before setting you loose to smack your hands randomly across the keys, relying entirely on autocorrect. I think it's meant for cleaning under your nails. The screw I messed it up on was the bane of my existence for more than an hour, ruining multiple drill bits and even broke a titanium drill bit when I tried to drill it out. I don't blame the dime if even craftsman tools couldn't do it. Ironic that 5k+ upvoted your post but some anti-vaxer got downvoted to hell because people disagreed with him. Either the people that have been on the last few hours are less bigoted or just plain old hypocrites. (I'm not anti-vaccination, that example just stands out.) Nothing. Absolutely nothing. Doesn't matter who you elect. I want empathy :( I'd steal it but I can't tell if they'd appreciate it unless they said so. Is there a /r/PeopleTalkingAboutThingsTheyObviouslyKnowNothingAbout ? At what speed though? It's that there is only 1 master and only 1 apprentice. That way the apprentice has to be stronger than the master to take their place. Palpatine tried to get Luke to join him resulting in the exact situation the rule was meant to prevent. To reference some advice from a fellow redditor "some friends are silver and some are gold, not everyone is a forever-friend."This chick considers her friends to be equally important as you are, if not more. I'd bail dude. I've been married for 5 years and with the girl since freshman year of high school. It's not worth it to spend that amount of time with someone that doesn't tell you they appreciate you and EVERYTHING you do for them. This isn't a red flag, that's a never talk to you again type of thing. Dogs don't really eat the same things as people normally. I'm assuming /u/illiniwarrior is saying it because you probably aren't carrying dog food and extra water in your bag specifically for your dog. Sure you can share supplies but you're going to run out faster than you originally planned. Why would they though? They have their own planet and Bean never told them about ender. I would love for a story about the aliens at the end but I think he lost his mind when he wrote First Meetings. It read like shit fan fiction. I would love to be able to see the first ever man-made fire. I'd walk over slowly and blow it right out, not for any real reason other than to be the first complete asshole. Were you depressed because of your body image or was the weightlifting unconnected? I should have said I'm a traditional bow hunter. I have practiced a lot with field points but I would hate for me to be in the habit of reflexively aiming in the wrong place. That's why I'm not comfortable with shot placement, I'll be hunting small game so a little off is a big difference. Nah, I didn't take it as asshole sounding. It makes sense I just don't use bandaids. I figure if it's small enough for a bandaid then I might as well not use one, and if it's larger a bandaid wont cut it. Helps with intimation though if you do have blood all over yourself. Half joking. Sounds like you lucked out in my opinion. I'd rather not date someone that my body is more important than my mind. There's not much payback that I can give you except to say thank you. I really do appreciate your job because I can imagine where we'd be without it. How come? Yup but I'll be getting downvoted forever for knowing my IQ score. Chewy and crispy are opposites... Just like tuna and pizza. SHOTS SHOT SHOTS SHOT SHOT SHOTS EVERYBODY! I think the one in my kitchen was free because it didn't have a lid to go with it. Like a week for me :/ I used to hate being in the military because I'd have to shave twice a day. "Fuck Mars" -Mark Watney. I'm thinking the same thing. Always watching You like that....you fucking retard. The whole explanation is somewhere in the comments I just didn't want to type it again lol. Or you have no idea what they are, I guess. That stuff works amazing. Looks like an 8mp phone camera. A 16mm lens would take about the same photo. Sent. Likely we've played each other before. Rather than making a second edit to my other reply I'm just going to reply again, sorry in advance if I'm bothering you. I figure if let you know what's up with me and for the sake of curiosity see what symptoms you have if you're down? For me it's a lot of the physical aspects. I can't feel most pain but small things hurt like hell, I broke both bones in my lower leg and walked on it for 2 weeks because I didn't know but picking a pimple sucks. I'm actually not uncoordinated at all, I'm the only person ever at my chiropractor's office to have exactly perfect balance. Things that knowing I have AS will help with: I get really upset when my SO plans something I'm unaware of that I have to participate in. Possibly depression although I'm not sure how yet. I cant tell when I'm being loud or quiet and both are frustrating when people keep telling me to speak up and a few minutes later tell me I'm being really loud. I'm not really sure what else there is as some things I feel like are just normal people traits. My god those sound good. You sir, are the pepper king. Shit in the toilet not on the toilet. I haven't heard it yet and you'd think it's common sense but apparently fucking not. Mercury...I know, I know, some people just want to watch the world burn. Do you even sentence bro? Holy fuck, how long have you been doing this? Down the rabbit hole we go. If they have a workshop even they would use something more like 1020. I am as well but I don't understand how you wipe sitting down exactly... I agree with you. Stalin was a crazy asshole though. He might have meant spotting scope, I can only assume it was a night vision scope and not many people have those on their rifles. Wow, I'm not even sure how anyone could pull that off. Sweet I'm gonna pm you my mom's Venus "He just couldn't make a good reddit comment. Poor bastard." The dude on the top bar. Alice, who da fuck is Alice? Just adding to the guy that posted the 1580s origin of the word. Swagger also refers to swagger sticks (no longer used in the military but they used to be a thing not that long ago.) I read that last bit like "drop the bass *skrillex wobble*" I'd take the hit for the team. The major points of both conservative and liberal are logic vs emotion. Should Healthcare be free? Logically, no. Emotionally, yes. Etc. The Republican party is just as corrupt as the Democrats and the electoral college makes it so we have to choose which shit sandwich will taste the best. I once got super hammered and puked out the window going 70 on the highway. Nothing out of the ordinary really except that my friend had the window behind me rolled down and was laughing saying "hahaha dude its getting in my mouth." Yeah we were pretty fucked up. 14 years COS. Where do you even get it from? Sewing jute is the most time consuming thing on the planet. I'd recommend doing the netting. Takes a few hours but I've maybe sewed just the collar of some cammies and it took about an hour. Apparently those $4 Ozark trail knives that walmart is selling are pretty good. So maybe that and a lighter or even some fishing line. :| perfect. Oh, I must hang out with totally different Russians lol Edit: -5 karma? What I meant was, you're a fucking liar but I'm going to play it off like I don't know any better. No fucking way man. Is that even possible to take that up the ass? Only up 68. Not enough people know about this :( Same. Lol I used to play rust. It's okay but far from perfect in any aspect. Not a hippo or a crate. Shhh you're fucking up the experiment... Assuming you weigh 200 lbs or less you'd have to come to some really quick bouncing stops to break a cord rated for 550 lbs. Also standard saftey rating is 4 times less than the sheer force. I'm not going to bother with doing the simulation but I'd say you'd have to jump about 3 feet away from the wall and free fall to a dead stop after more than a second later to reach its tensile strength.Edit: Apparently college is for Internet discussions as I didn't get a job in my degree field. On a ski lift. God I hope no one I know ever finds out my username now. If you're looking for pokemon, in your car is where they are. Nothing on reddit would make me as happy than to see this post as [removed]. My friend has tattooed both of his nipples. He says it feels like a sunburn. Well time to check my copy paste lolYou're too fucking stupid to remember were cousins lol punch yourself in the face.Yup just as bad as I thought... Pavlos dog. Spelling is probably wrong but yeah. You don't have to sleep already. I'm going with eat/drink. I'd still do it but I'm assuming my size would stay the same regardless. Well I think my wife is gonna leave me for that text...lol was worth it though. Thanks. Princess syndrome. My step brother gave us a free baby sitting coupon for him to watch our kids. I wouldn't trust him with a hamster for 20 minutes let alone my kids. I feel the same way as you, it'd be nice if I had the money to buy 2 bags but as it is I have to pick one or the other. Thanks for the reply btw. :( you had to explain that. God damn it. Did you see that one time I posted about lock picks on here instead of knives and flashlights like every other post on /r/edc? I didn't imagine people would be such pricks but apparently some subs can't handle anything different than what they're used to. I read this in the "I don't even own a t.v." voice. /r/TYPE_MENTION How big are you (weight/height)? I do move around a ton in my sleep but I'm only 5/9 185 and I think the tall might be a little too much room. I think the difference is where you keep it right? A B.O.B. can be how ever big you want because it's at your house whereas an INCH bag should be in your vehicle. They should basically be the same thing but might be for different situations. Whatever the case that you can't get home your INCH should be prepared for that. Paralysis. My family is supposed to pull the plug if I go into a coma. Mccormick and Natty ice are for college, well at least they used to be. I would like to second 1984. I still can't get over the fact that it was written in the 1940s (1949). It's eerily similar to life today in the USA, but at the same time it's the complete opposite. Basically we've become the democratic version of 1984s G.B. You've never played "lick mystery liquid from work pants"? Is it not normal to EDC a fixed blade? I took the belt clip off of my schf14 and it sits in my pocket and has gone through absolute hell and held up to it. Rear foot of a dog, probably a Malamute unless you have really small hands. Is anyone else poor and thinks "fuck people that own expensive running shoes that have this function."? My dad and I both use the Gerber ez skinner. He only hunts elk so I'm assuming it works well enough. It's like a 3-4in blade I think. I feel the same way about artists man. Seriously, fuck them for being proud of something they're good at or even earned by going to school for. Fucking pathetic. That's absolutely genius. Wow it doesn't look stock. He really does do a good job. The holster? Wow why is this down voted? Jesus christ, you people are brutal. They grab them by the back of the neck and just like a dog with a rope toy, break their neck. Solid advice that also paraphrases the long discussion. Thank you. I guess it just depends on if you're an extrovert or not. Transatlantic maps. Gaining powers from radiation instead of getting sick and dying would be pretty sweet. I am the only person who's BOB is completely geared towards an urban environment? Great post but 1% is putting a little too little importance on it. For a lot of people bugging out is the hardest thing they'll have to deal with. Hurricanes and forest fires displace more people in the U.S. that are prepped in other areas than anything else. First things first though, if you can't make it a few weeks without the grocery store you need to fix that. Top meme, good sir. Cheers? It's a pain to edc but it works. Haha gave me a good laugh. My wife answered this question for me. I might have to disown my mother for knowing. I was homeschooled for only a year and feel like it would've been better if I could've been homeschooled all 12. I'm sure she'll think differently about it in a couple years when she's sitting in class being super bored because she learned what they're teaching in class 3-4 years ago. Overanalisawesome. 10 letters. Seriously who the fuck are these thousands of people that think Bolivia, Ireland, England and France are in different continents? You've been to 2/7 or 3/7 if you live in North America, Africa or South America. I don't know man, if it played out the way Churchill wanted you guys wouldn't currently be a country. Hell, humanity might have ended all together. I think America did what it had to but the A Team we all made was pretty scetchy. I'm glad it worked out the way it did but damn did we all get lucky time after time. Missing the top step. Someone might have already said it but whatever. Ask them who wrote the job description because it was absolute shit and recommend they hire someone for that position before looking for any other position. I actually did this after an interview at a police department after the interviewers repeatedly infered that I was a liar. Some people there's just no way I'd lower my self respect to work with. I wish I knew this one quote better but basically it's that when you spend $120 on shoes they last longer than 5 pairs of $20 shoes. Shoes might be the only thing I spend large amounts of money on but in the long term I'm sure I've spent less than most people. I've only bought 2 pairs of shoes in the last ~15 years. It's worth it to spend a decent amount of money so that you don't keep spending small amounts more often.Edit: I should probably add that one of the pairs of shoes I had I ran 20-25 miles per day in and the other pair are work boots that I walk about 10-15 kilometers per day in. Well it depends if I'm like some baby bitch ass grizzly bear it be pretty sad. The game. Figure slim and asshole open Do you live in colorado springs? I need someone to go hunting with. You can use my rifle all you want. At least a kept the first rule of doxing, although picking artists is pretty fucking out there. Lol even though /s it's because I don't like shit in my teeth :P That's sucks about your cover man. Sadly I'm not what they look for for c-ops. I think that was my brother. You work in arty? Phone sex line operator. "You like that big boy? You want me to stroke Joooooohhhnnnn Ceeennnaaaaa!!!" I think the last link most accurately answers the question. To follow up, did the Roman Empire change its views while conquering? Most people seem to forget just how long the Roman Empire existed and their views in the beginning might have been drastically different from the later years. Trump. I'm pretty sure hillary would forget me in every store. I'd end up being a regular at the front desk at Walmart waiting for mom to come back for me but she probably never would. My answer to "do you have any weapons on you" was to put my hand in my pocket as I told him I did. I moved very slowly for the next couple seconds. I think if it was more recent than 8 years ago I probably would have been shot. Was actually going to say this. It was the only question asked in my hunter safety course, even though the book said crossbows can only be used during rifle season. (Colorado) For us the wind blows N/S most of the time. How big of a problem would fires be? I know with the Waldo canyon fire we had to spray the house and yard down to keep the embers from burning everything to the ground. I'm not sure if that's possible with volcanic ash but it'd be a really big problem if it is. There was the possibility that we all would have Russian as a second language instead of English though. How are they? I honestly don't know the difference if that's not it. If you drink enough of them they taste pretty good /r/alcoholics Can confirm. Been with my wife for almost 10 years and she still thinks it's weird that I can snap off a bra like a magic show. Rah Hiroshima put off less beta waves than that hoody. Pretty much the same size as the stuff sack. Marmot is known for having stuff sacks that don't compress very well. Either one. At least someone would care enough to write them. The only important thing happening in 2020 is the Boba Fett movie. Marines are the gayest of the straight. /u/SxeRpw was wrong. 8Ã—40Ã—52= $16,640 to make 35k a year you need $16.83 an hour. So if you live somewhere with $15 an hour minimum it might be better, especially with overtime. I'm too much of a frude to be grouped with 42s. Thinking red 5 just so some people are allergic.. Jesus dies on page 1542. Haha I did. :P Oh ok, sorry I can't help I use a recurve. TIL. Too late for me though. I've never seen a rich person waste food. It probably has something to do with how they got rich. Shower first. Some women are seriously just nasty though, I think they wipe front to back. Nothing is that bad. As long as you have worse to compare something to, you know it's not a big deal. SDR stands for standard dimension ratio the number is the diameter divided by the wall thickness. HDPE is what Nalgene bottles are made of so I don't see a problem with it as long as it can bear the load from whatever you're hanging it with. Son of a bitch, you beat me to it. Have your upvote. How do I rub her vulva without her gagging though? Gold. No spending it on hookers and booze? I give it to you, your grammar is spot on if you typed this in the shower. Gears of War books? Looks like I know what bit I'm reading next. The reason I asked was that I've already gone through most books that were books first, then movies, and likewise the star wars books (most are based on the video games rather than the movies). Compare their stuff to other people's. (I'm seriously running out of troll man, I'm tired lol) Have you tried jamming the carrots in your eyes? I think you only read one of my most recent posts same as I did so I was kinda appreciative you didn't call me autistic :) I really am a terrible person so don't feel bad. A tape recorder playing a loop of my family screaming for me to save them. I'm sure I might agree with you if I saw the original post, but every joke in existence offends someone. I wrote a check the other day and thought of how inconvenient it was. Then I realized I haven't had to write a check in almost 10 years. They definitely do! I think most people see it as an untrustworthy thing even though it's extremely practical. Does feeling persist with the stopped time? Stop time right as you cum for a year, best 0 seconds ever. Get over here ;)GET OVER HERE! Teleport. Bear in mind this thread is pretty maulfull I used to carry a SCHF14 in my pocket but I don't really recommend it. I like heavy things but large fixed blades tear up your cloths. You're correct. Shit loads of money but you still have to wait for you paycheck to hit. Can I just have 99 fears? a bitch ain't one. Hacksaw blade= spring steel. Good read thanks for sharing. They don't feed correctly unless I get work done to the feed ramp. Having big tits and being fat is like being a skinny Ethiopian, nobody's impressed and we're looking for contributions to help solve the problem. In your case it's to release the whale back into the wild. Same. I got bored last night and read an entire national forest service recreational land use manual. Turns out you can get a permit for national forest land and build a hunting cabin on it. Costs 5% of the appraised value of the lot per year. Would be pretty sweet to get a group together. Cows. Unless we can replace them with bison. Then I don't care. He asked if you were a feminist, not your waist size. The day was just like any other in Medford, Massachusetts. The sun glinted from the high-rise behind Benjamin as the nights dew steamed from his wool blanket. Ben pulled a slip of paper from his tattered <text:s/>back pocket and licked the tip of his pen to get the ink flowing. "437" he added to an unmarked part of the side margin of the sweat-stained slip. He slid the paper back into his pocket with trembling hands as tears blurred his vison. "Today is Marissa's birthday" he thought aloud while fumbling his wedding ring. Their daughter had been part of a psychotic murder rampage 3 years before and his wife couldn't take it; he found her, body hunched forward in the bathtub the blood coagulating where she had taken the bread knife to her neck. He shook the memory away and picked up his cup. "Homeless anything helps" his sign read. The first hundred people that passed didn't even spare him a look, it tore at his soul. "Am I not worth a glance?!" The woman in the red coat turned abruptly. "I'm sorry I didn't see you, are you all right?" She said to him. He glared at her, her soft face, her nice clothes, why could this woman have everything and he had lost so much. She bent down and placed a warm hand on his shoulder. It felt nice, he leaned in to her embrace. She smiled at him but he didn't smile back, he just reached behind him and found the bread knife that was stashed under his bag. Her smile faded as quickly as she had flashed it. His hand gripped her before she could remove it from his shoulder. He stuttered neuroticlly, "This...is....my...hand" as he sawed through the cartilage in her wrist. I have bandaids only for the kids, I do the same as you though for myself. Fuck off I'm shitting Meh I don't go to white people mexican places, most of the time I just make whatever I'm in the mood for. I'll say it even though it's a dick move, most of these are ghetto/southern/British problems. Sorry but you all know it's true. Oh I know all too well. Stuck on the damn airfield for weekends turns into a "who can take the gayest picture without doing anything actually gay" contest. A lot of the SAPR training used the stuff we did as examples. Like "don't put your dick in a sleeping dudes mouth." That one was funny as shit, as we sent the guy sleeping a text of the picture to wake him up. Toy no have eye I take it you don't watch any collegehumor videos. Jet fuel can melt steel beams. You might try getting a job with CPS. With your history you could recognize things they might have missed with you and save some kids lives. I live with hatred day after day and without doing good in spite of things others have done to you, you'll destroy yourself. You have too much potential. People that believe everyone deserves a fair chance and still kill their babies. It's a fairly unpopular opinion for the reddit crowd, but that's the most hypocritical shit I can think of. Well, I mean, it's hump day so... I used to hang out with all the pot heads back in high school, we'd all be friends since 5th grade and we're the nerds. One of the guys was super smart. He maxed out all the reading comprehension tests and was in the excelerated math programs with me. We all did band together and even started our own band junior year. The smart kid smoked pot just like the rest of our group but he started to become anti-social when we left middle school. He went and got his GED freshman year but we all hung out on weekends to play hockey or jam out. He actually beat some famous hockey player in a shootout and won the guys pads (cost around $5000). I left for boot camp after high school and he was supposed to leave just after I did. Well I got back from boot camp and he had sold his nice drum set and even his hockey pads. Instead of being into metal like he used to be, all he listened to now was techno and he was really into extecy. I only saw him the one day then I left again for about a year. When I came back the next time I went to his house and his parents had told me that he got really into doing cocaine. I'm not really sure what happened to him but it's sad how some of the smartest and nicest people are the most susceptible to falling to drugs. I too love the hypothetical "EOTWAWKI" I was pretty sure no one here actually preps for it but it's still a fun discussion. I used to smoke back before '09 and would gladly pay $15 for a pack of dejarum blacks even to this day. I knew a few people that didn't smoke that would pack up a few cartons in their sea bags and just wait for guys in the FOB to run out just so they could sell them for 5x what they paid for them. Maybe it would work in the extremely long term when whatever's left of that 18% runs out of the copious stock piles and is willing to smoke some old stale cigs.What meds can you stock up for in that situation that wouldn't go bad? Oh, and no house keys pretty much everything is electronic entry now. Sucks when the power goes out but I keep spares in the car, just not on my person. If the average IQ is 100 then 1/2 of everyone's parents lied when they told them they were smart. How many times have you licked peanut butter off your dog's balls? I had a cyst on my tailbone and after slicing it and draining everything out they pack it with gauss. Well as the female nurse was packing in the gauss she started laughing. Apparently stuffing more than a meter of gauss in a hole next to someone's asshole is too funny not to laugh. The best serving size is one that makes you unable to move after eating. Lol who are the people that downvoted this? What were you guys like "fuck that I like breaking the screen on my phone" /r/firstworldanarchists all of you lol Thermal although I'm no sure if there's much a difference. Absolute zero here we come. I got 173. I'm im never going to get diagnosed with it though. I don't see any benefits to a diagnosis other than the possibility of being discriminated against with jobs. I function fine and knowing will help my wife and I in our relationship, it probably would have been better had I known this was a thing sooner because I've made a few pretty big mistakes by not understanding her meanings. It is? Well shit I've been showering without my phone not knowing I could. Here in the Rockies it seems to be a lot more difficult to find people that are willing or you have to drive 4 hours. Kekistan lolz I fucking hate myself anyways can't make it any worse. Meth When he lied about the pizza and just wants to fuck. I'm terrified of driving. I get the worst anxiety when someone else is driving. Sadly it's my job to drive for 11 hours a day and then switch off with someone else driving me :( Unless you fly over the Atlantic and then try to fly back. Crash Crew? XD Downvotes. I'd become the guy that thinks Hillary should be trumps vice president. It really is fantastic. Still waiting for the console release since my computer capped out. How do you feel about interacting with strangers in SHTF after playing it? Derp. I can't has read ; ( Well this whole post has opened my eyes. I guess I'm not really American after all. Same reason I use H&amp;amp;Ks first gun they ever made. It's just straight up badass. Jesus man, I saw a new message and was like "fuckin' A what did I say this time?" Not really a thousand yard stare, more of a "stand by boot" I read it as "who is the most famous Michael Jackson in the world?" I guess that answers the question. How much are you looking to spend and what type of bow? I picked one up new at sportsman's for $100. Mostly unyielding armor. I walk around mostly dead. I know it was like a glitch in the matrix for me. Who is champ? I made it. We once had a soda machine down the road from my house that sold sodas cheaper than buying them in packs or even 2L bottles. We used to go down there with a bunch of walmart bags and $5 and come back with enough soda for the next month.Ninja edit: I think the sodas were $0.10 each or pretty close to that price. :( I don't want to be gray but I can't decide on a color either...I'm an indecisive nonpresser. Not like this. Prove it? Rule 34 it already exists or is soon to be made. It's true though right? I mean we can add in that Amanda's are the devil, Doug's are generally pretty cool, and Uncle tom always seems to live in the woods but never has a damn cabin. Face it. You're relationships has gone to shit. I know it's crappy butt at least no one is going to choke on their words... Rack rack city I really liked blue in the new book. Was disappointed he was only in the beginning. Awe man I wish lol I can listen to a song a million times and still not know all the words. Can you tell what the guys saying in "the garden of earthly delights" by apocalypse orchestra? I've been wanting to know for a while but there's no written lyrics of it. I'm gonna have to bail on this subreddit for how much I agree with you... Earth bending. You could drag the metals out of the ground. Just follow people like dexter, they'll never know you're only 2 feet behind them. Weather. It'd make my job easier. Duck tape is antibacterial so why wouldn't you tape over a wound? Unless it's SHTF it's just a temporary fix. My family has an understanding that we're each responsible for ourselves. That being said, unless someone has a skill I need they can beat feet. You know I didn't think this was going to be on there. I'm betting the dude that wrote it is in there with us. Son of a bitch, tell me the dude you told this too didn't have a name similar to a fast food place. I'm going with ignorance, but there's a good reason why. I think if you knew and it was something faith based you no longer have faith because you have knowledge so instead of going to heaven you'd end up in hell no matter what. Why hand cream? Wondering if it's a girl thing or a chemist thing. "The only difference between a planet and a dwarf planet is the area surrounding each celestial body. A dwarf planet has not cleared the area around its orbit, while a planet has." Still a planet, like a dwarf cat is still a cat. (FML if I'm wrong about the cat) I wish so badly for the first option to be possible. Why do people care so much about a game they themselves are unable to play? Because I'm logical and you let your feelings run your life. The world would be pretty shitty if everyone thought conservative or liberal though. What's the day without the night, you know? Tzar bomb every major fault line along with Yellowstone National Park. I mean, you could just nuke everything but why waste? We could also probably fly a bunch of nukes to the dark side of the moon and blast it down at the planet. Thanks I think I messed up my autocorrected words by writing that. Ajax wouldn't kill you even though it'd be uncomfortable. I'm pretty sure you'd be fucked without medical care for the draino depending on how much sodium hydroxide it had in it. But you don't live forever so you'd be trading time. (No fast forward) Game of thrones. It was so hyped by the time it was ok the 4th season that I watched it just so I could tell people how shitty it was. Ended up loving it of course and read all the books since last season. Companion cube. It will never leave you. Paper cut, assuming there's no possible way of foiling the pebble i.e. going barefoot or changing shoes. I finally had time to read the full review and I have to admit that mine is different. The package opener on mine is completely blunt with no signs of a grinder being used at all, the enamel coating on the file is thick on mine so it really just sort of looks like a file but doesn't do anything. Everything else looks about the same. My favorite features are the bottle opener and the pliers. I make chain mail sometimes and it's optimal for gripping the wire without scuffing it up like most pliers do. The knife probably functions just fine but I carry a medium sized fixed blade on me that I use for just about everything, even things the knife loving community would crucify me for. Don't worry so is the comment you're replying to. Maybe 1%. The ability to aquire and apply skills at a high level. I think killing an infant or unborn child would have a larger impact than killing an 18 year old. By age 18 you could determine the generalized path of their contribution to society whereas an infant has infinite potential. Slow and dumb. Just go to the wrong hood if you think you can survive the other. &amp;lt;_&amp;lt; Driving a truck for a living makes this way way way too easy. Fuck the bannana in the tailpipe, that orange is going to fit perfectly in the air intake. I ended up Pavloving my dick and get a hard on every time I see a portashiter. Lol that sucks man but I'll give it a shot, pun intended. I was unaware of this, thank you for the information. Is the second option excluding my wife? Watched the whole thing a few years back. I'm assuming your kid writes names in notebooks hoping those people will die? Because they enjoy the taste I would also like to know lol This. The guy is an Olympic javelin thrower right? I know if I threw a spear at an animal larger than a rabbit it wouldn't be ethical. Hell even the rabbit would probably be wrong to even attempt. Yes sir. Money^2 That's pretty badass. Did it work ok? I'm trying to make a ballistics skull from scratch and was trying to think of what would make a good brain. Shit &lt;U+0441&gt;&lt;U+043F&gt;&lt;U+0430&gt;&lt;U+0441&gt;&lt;U+0438&gt;&lt;U+0431&gt;&lt;U+043E&gt; Looks like a Nike Boy's Toki Low Canvas Shoe. Could be wrong. Risky click here we come. There was no /s That sounds awful but I'm willing to give it a shot. Brass wool I meant. Find it at a boat store You mean like /s -s +t "30" +c "eat a dick" ? What's fucked up is I would have actually bought the 3d printed spork-knife things but because they were unreliable with offering free ones I don't trust them to send it if I pay them. Fact IKR that's a bit racist Hidden. It's not a realistic story line but it shows the importance of stockpiling and protecting your supplies. The new silicone metal sphere that's replacing the old kilogram. Any idea what the fine is for that? The UK seems to be pretty lax compared to the US (saw a video of a guy that attacked police with a knife and only got 3.5 years in prison, in the US you die.) People downvoted you for saying something factual. Good job reddit. *starts the slow clap* They care a bit when you're a teenager buying $100 worth of toilet paper and eggs with 4 friends. The shoe man. But I'm fucking amputation my feet. I would upload myself into dayZ the day I died. It would be the best 15 minutes of afterlife before I get fucking hack-sniped in the face. Nobody else said it so I will. Urbandictionary spit-roast real quick. That $0.06 extra an hour doesn't really seem worth it now... Option A. I would never sleep with Internet in my brain. A thought crossed my mind earlier, if I had the power to rewind time I'd go back to high school and rape one of the girls that picked on me. I laughed. That way she'd be reminded about what a piece of shit she is. Nothing too out of the ordinary for me.. The new one they just came out with is pretty good. That they think I have an opinion on something after I tell them that I don't care. I'm not gonna lie, we used to play hide and seek in the military on an airfield. It was a blast! West actually wouldn't be to bad in general, it'd get you out of zone 3 just by crossing the Rockies. WYR need brain surgery or answer the question? /s (there needs to be a /tongue-in-cheek) I have 4 string silencers on my recurve and I feel like it's still not "silent". I mean, it's pretty quiet but if you're within a couple hundred meters and there are no other sounds you'd probably hear it. I just need my concealed carry permit. Open carrying is uncomfortable because there's only really one place to put it. Ez-T Fucking savage Cecil the lion...I had no idea who either of these people were before this post. True story bro. /r/nosleep stole a good chunk of my life so I decided to make an account just the other day. Still pretty lost but I also recently realized I like reading as well. In case anyone wants to know borscht may be the cheapest, best thing I've eaten. Freezes really well too as long as you get past it looking like blood after you freeze it. The only chewy that I want to see anywhere near a pizza is in the next starwars film. You a sneaky bastard I'm having some serious deja vu right now.... Well, not this one. Mate? It didn't mention tags at all... Well, time for me to get off the internet for the day. Don't get into a survival situation. Seriously, I don't know why nobody's said it. Also, don't trust shows or people on reddit about survival stuff. A few things I've read already will get you killed. Yup mine changes every few months. So...he's L? I didn't mean it negatively. I meant it as in, yes there's peace between the US and Japan but economically Japan has made themselves into a nation that America is forced to respect. There's a lot of different kinds of war. Fuck I think I accidentally adopted a kid last night, oh well I'll kill it in about 2 weeks. You play Xbox? Odds are they weren't lying. Why do I not know what you're talking about? Same here but I just tinker with things, and I've never welded. Currently working on designing a new paintball landmine if that says anything about what I specialize in. You gotta make a vertical bar in between their hands and run a figure 8 paturn with the initial wrapping. SXEZSKOZ. Was the game genie code for flying in super Mario Bros 3. Good point. But if you do it in secret nobody cares. Yeah, based on the wording if you touched the money it would disappear because you have no money at all. Sure it would work at the store but you'd be that weird guy that handed his whole wallet to the person working the register. Oh well shit this guy is Swedish so we'll probably never know lol Man that really sounds like it sucks. All my things are physical I would absolutely hate smells setting me off. Especially having little ones running around smelling bad most of the time. Jesus Christ that's terrible. Double down 60% uglier and become famous for how ugly I'd <text:s/>be. Honestly, I'll never know you or care one way or the other. I'm objectively analyzing, take it for what it's worth. Nice! I didn't know this was a thing, thank you. I'll be using fixed blades. Would it be better to just use bludgeons on the carpet and not worry about it? I retracted the decision making. The rest has saved my life multiple times. Isn't focus a common enough trait between us though? Is everyone's speciality just focusing on learning a specific thing they're interested in? I didn't include the things I've learned because I feel like you can learn just about anything in a couple of days nowadays. Is it a conspiracy theory if everyone thinks it is but you know the truth and probably shouldn't tell anyone? Eating. I wouldn't *have* to eat to survive but I'd still eat some food just for the oralgasm. Nomnomnom Technically not true as you could draw a circle three dimensional from a 2 dimensional perspective from above to create a straight line segment the diameter of the circle.Edit: sorry I guess saying two dimensional is repetitive because you can't really draw in three dimensions. I'm assuming that's why I'm downvoted. I'm just looking at it as a logic puzzle. 2 guys each have a tag and go hunting. First day guy #1 gets a deer. During the second day guy #2 doesn't get a shot at a deer but using this same tactic, guy #1 gets a second deer. Guy #1 only had one tag, even though together they both have 2 tags it's illegal for guy #1 to have shot both animals. The Phoenix would tare superman to shreds. Maybe he's the top guy in his genre but he can't be the best overall. I didn't realize the hammer video had a name. I'd be ok with either one I guess. I'll go with 2g1c because it's a shorter waste of time. Second half. It would really bother me not to know how it ended. Also the beginning is usually pretty unnecessary, especially in horror/zombie flicks. I don't know how to measure how good my focus is but I'd say it's up there. I took decision making away because I thought of a bunch of bad decisions I've made. I'm 26 (had to actually check that lol) I'm probably at the same point in my life as most 40 year olds as everyone I work with is 40-60 and I'm less than a decade from paying off my house. Ironically learned money from rpgs. Oh... I just thought people that didn't do the right thing didn't care. Sorry for misunderstanding what you wrote previously. Apparently, I look like a 200lb bearded Viking but sound like a 12 year old. So you're a UK citizen now right? 10kg of muscle. If I gained another 10 IQ points I'd probably kill myself, it's bad enough already knowing that hardly anyone has the same IQ. What the fuck did I just watch? If you couldn't take anything with you (including cloths) while teleport in this would be much harder to decide. Is this automatic or are you a ninja? The initial conclusion is exactly as you said, it isn't evidence. However this theory can actually be tested. As tongue in cheek as my original sentence was we really could see if people really do have souls. By assuming that a God and an afterlife exist within a different dimension that uses subatomic particles rather than atoms as its building blocks we would also assume that souls are made of the same particles. All we'd need to do is have someone die while monitoring the Higgs field at the large hadron collider. If there's particles registered then I'm right and if there isn't then I'm wrong. It might even lead to a new way of determining when someone is actually dead so either way the experiment should be done. Fuck you OP, I do what I want. Yeah, I love shooting it and it just happens to be my only pistol. I'd carry something else based solely on weight if I could. Easiest way around this is to not lace your boots and just tuck the laces. Awe shucks. Thanks! My first ever reddit silver. Paid version of winrar That name was seriously available? Lol nice This guy fucks....fridges. Either one, I've had both the only shot that would be nice to even out is a shot in the ass. I know lol its pretty similar that's why I never use it. Also I just don't write in cursive. When I write fast it's too bad to be legible, and when I write slow it's too flourished for most people to be able to read. I don't think symbols such as &amp;amp; and @ should be used with cursive anyways though. There's probably some unspoken rule banning the two being used simultaneously. The military made me love this word lol I say this all the time. Because when you lose something every day I think you're retarded and that's the only help I'm offering. I actually won some beats in a contest and I'd say they're probably the 3rd best headphones I've ever used. Definitely overpriced if I paid for them compared to Bose or even my modified Sony earbuds (cheapest option for a great pair of headphones) but I was pretty suprised at the sound quality; the cables they come with are pretty nice too but they're easy to break. This should be on /r/LifeProTips Was actually disappointed at the disappointing gif. I expected much worse. I was pretty happy about finding it as well. It was one of the reasons I made a reddit account instead of just lurking like usual. For this exact reason I'd increase the IQ. Last man on earth right here. "my wife beats me." If you're making a melt correctly it ranks far above average cooking. Dude. I work out of Denver. You speak truth. I like to think of them as basement relationships lolEdit: creepy joke is still a joke. There's so much missing here that this is the only acceptable answer. I think the majority of people named chris are fucking assholes. You know what...I'm a fucking asshole too. Epic. Z Weird ass people downvoting you lol The pizza man never tries to fuck me. Well, since it's all gone to shut anyways, how's life? Maybe its because that 4chan dude yelled out Pepe at a Clinton rally. Probably just wait until I retire. That'd be a pretty good chunk of money in 20 years. Cracked my femoral head and sprained the muscles holding it in place then proceeded to run a PFT (3 mile run 20 pull ups 100 sit ups). Actually, they didn't figure out what was wrong till a couple years later so I did a lot more than that on it...it's still not fixed. Yes I like the theory of it being a title and not his actual name. Crap idea. Cars kill a ton of people every year and you think doing the same thing with guns is the solution to mental illness and negligent discharges? That movie is fantastic. You convinced me You can't not quit if you don't buy it. Seriously I've quit a few times for years I just like to dip every now and then. I know it's hard for people with addictive personalities. "Welcome to boot camp, maggot!" The drill instructors cracking voice split the stale air of the squad bay. "On line get on line!" My mind rushed, "what the fuck is he talking about?" The other recruits ran to the front of their bunks arms locked to their sides. I quickly mimicked them but not fast enough. Before I could pull my head up from the floor a massive hand grabed my collar from behind and shoved my face to the floor. "You wanna take your fucking time recruit?!" I noticed his breath smelled of stale mint chewing tabbaco as his spit peppered the side of my face. "No sir, I didn't know...sir""I? I? I don't see a fucking I here do I?" My breathing began to waver as the blood rushed to my head."No sir! This recruit didn't know sir!" Finally my brain started piecing together what the recruiters had told me to say. But it was too late. The next thing I know I'm being dragged down the empty space toward the doors at the front of the room. I know now, this is just the beginning. Read every comment and not a single one worked for reddit. What the tits Unless there's a shovel and no cameras right? My brother and I beat the ogre twins in a 2v2 when they were considered the best halo players. No one I know would care and I've told a couple people but they have no idea what I'm talking about. Can I add you to my zombie apocalypse team? Sweet jesus, you have just about every skill one could possibly need. That ladies abortion cube, abstract paintings, prosthetic limbs, and a giraffe. Because if it made sense it wouldn't be weird. Youtuber all other answers are wrong. Repeat reddit questions within the same month. &lt;U+0417&gt;&lt;U+0430&gt;&lt;U+0442&gt;&lt;U+043A&gt;&lt;U+043D&gt;&lt;U+0438&gt;&lt;U+0441&gt;&lt;U+044C&gt; &lt;U+043F&gt;&lt;U+043E&gt;&lt;U+0436&gt;&lt;U+0430&gt;&lt;U+043B&gt;&lt;U+0443&gt;&lt;U+0439&gt;&lt;U+0441&gt;&lt;U+0442&gt;&lt;U+0430&gt; Sex &amp;gt; no sex. Plot twist: fucking your parents Holy crap there really is a subreddit for everything. No one said iwrestledabearonce. That would've been a bitch to explain. Slave. Honestly what's the difference between being a slave and having to work everyday? Sure we have freedom now but if you had a super nice employer that took care of everything you could ever need it'd be just as good. No shit it's actually a repost from /r/interestingasfuck same as the other guys. Seems I at least gave credit where it was due. That's awesome I've never used a knife on a lock that had pins before. Good info As an affordable option it's still worth having. Better than nothing even if it fails 1/2 way down. Pennies are 1/100 of a dollar. You broke my brain with that $200 shit lol I just read/saw most of these for the first time and the cumbox and that related link in the post was by far the most disgusting shit I've ever seen. Alright maybe not but I laughed my ass off. Save humanity. Honestly my list of the 20 people couldn't be 20 people I care about because I don't know enough people that could survive forever and repopulate the earth. I just started interneting today and this might just be it. FFS reddit. Parenthood I expanded all these downvoted comments just to see this shit? <text:s/>Can't you try to get him to let you suck his dick on your own time? Make sure you comb your hair forward so he has something to grab you big ol' forehead havin muthafucka. I just about have no life, but that guy is obviously not Canadian like his username applies. Probably the most negative bunch of comments I've ever seen one user post. I honestly feel bad that his life causes him so much stress and the only outlet for it is the internet. Can I try to convince you using factual evidence leaving out opinion on which if any current religion is true? I'm assuming I'd have an xp bar so I'd see how close I am to the next rank. I'm preemptively going to say you're welcome. The M9 isn't very light but it shoots well and is the easiest gun I've ever had to do a speed reload with. 9mm is also probably the most widely used ammo in America. I wish I had more than 2 days a week I could play but I have to use fuel from games or buying it to complete the normal raids (especially with random screwing it up). I like youur idea of posting my build though. I generally use a pretty quick build with pyres and a cricket with 3 large ammo boxes and my PS is mid 6k-7k with about 1600hp. Honestly I just posted this because I had 3 matches in a row that were absolute shit so it's probably not my build because that usually doesn't happen. Maybe it's just that one heist map, the one shaped like an upside down "Ã§". Aww fuck man I almost couldn't finish it. You know what takes group pictures better? People. In Japan it's actually considered rude if you don't do this. Shower heads. You could cut your water bill in half if they just put a plastic wheel in it to make the water come out in super quick drops instead of a stream... I just died. Teleported under a semi on the highway. Thanks reddit. I was actually extremely disappointed in the book. Basically all of it was wrong. Jesus man, I saw a new message and was like "fuckin' A what did I say this time?" Not really a thousand yard stare, more of a "stand by boot" stare I'd rather be the idiot. As long as I'm not so stupid I walk into traffic on day 1 it'd be pretty sweet. Done both and I'd rather quit smoking. The other one takes either starvation or cancer, neither of which would be very pleasant. You just lost someone a lot of money when I travel outside the US. Hahaha thank you. My buddies kid was born with his organs all hanging out, kids 4 years old now. Sometimes you just have to give them a chance. Guys talking to me about relationships. If you want to give me relationship advice, that's cool, but I've been with my wife longer than any relationship they've ever had. If they're complaining about their relationship but don't want advice then I don't want to hear it, figure that shit out on your own. The "I fuck so much pussy" type of talking instantly puts you in the "this guy is a douche bag and probably rapes drunk girls" catagory. OPs mom's fat ass in my lap. Girl got a booty like POW! Ah yes the painkills they put in bandaids. Thank you it's one of the few things that's hard to find info on. I blare music through headphones as well, it's almost like getting the words that are stuck in my head out (music like The Amity Affliction). Is it just sound and taste for him? I pretty much can't feel pain unless it's what most people would consider mild and that for me is like the worst pain ever. I've been punched in the face and kept having a conversation with someone and had to ask if they had just punched me because I didn't notice. On the flip side, a splinter makes it so I basically can't use that hand until it's out. Even though you're getting downvoted to hell I'm going to have to agree with you. He didn't even know if what he did was going to work. He actually looked surprised when he found the bear dead which means he went into it not expecting it to kill the animal. Most definitely, I just have trouble thinking of anyone as being the "good guys of WWII". Your name says you aren't but I automatically would have assumed you to be middle eastern. Jail. As long as the people in jail don't think I'm a pedophile. Slightly unrelated note, anyone seen S.Mouse community service? Redditor? All commenters have slept with OPs mom, regardless of who the OP is. Not even using a throwaway because fuck it. I haven't showered in 4 days and I'm still wearing the same cloths... Hahaha I've thought this so many times on here but there's also a lot of great info. I mostly use this page as a gear checklist and new ideas for item uses or things that would be cool to make. Are you my old high school history teacher? How useful can this be? I must be looking in the wrong place. On amazon you can buy a cuisinart knife set for the same price as one victorinox knife. Where can you get them cheaper? Grew up poor joined military because patriotic. Left military because used and angry. Yeah this whole part is bullshit. You should know better than thinking you're helping someone and yet also wanting them to pay you for help. Get over yourself, from her point of view you're the worst roommates ever. I'd probably end up killing myself in the second scenario buy if they can get over me beating the shit out of them once per year and providing a better life for them I'd have to go with the multimillionaire route. Skill set yes, family no. I've tried this and it didn't work at all. That all his cloths shrink every single time he washes them. Don't wanna buy new cloths every 2 weeks? Guess you're gonna have to be smelly then, you fucking asshole. So in adulthood there wouldn't be a difference then? I once had 6 feet of gauze packed up my second asshole. Checking cutting score. ....I'm not sure what's the negative or positive parts involved here. I'll go with ejaculate. I never knew I was more fucked up than a lot of other people on the internet until now. So they injected 1/2 a marijuana? Your mother fucking heart Link was dead the whole time. Hahaha I heard the song and was like, bullshit no one would rather be him. But does it work? Weird thing to buy for every person but if /r/TIFU has taught me anything its that some people probably need this. Time to replace it with a 2700 snorlax Lol I'm an EMT and marine vet with CLS/crash crew we used the new celox dressings under pressure dressings since you don't get blood clots in the blood stream using the new stuff. I'm just looking into cheap alternatives if you have any ideas. Over 6000 comments and nobody has taken any blame upon themselves.... Some of the things are deal breakers but some redditors need to read a relationship book or two. That'd be a shitty day if I needed it and a round didn't chamber. Side question, do you carry round in chamber? I've had both but never really did anything with my traditional tomahawk other than throwing it. The woods chogun is actually much much lighter than an axe. I'd recommend cooking eggs. I'm pretty sure canning existed like 80 years before can openers. He'd figure it out ;) I didn't notice. Nobody else seemed to answer the question. Talk to the snail. Obviously he wants to die but if he's super intelligent he can literally come up with anything. There's no point in running or coming up with a plan because he's smarter than any human ever. So I'm going to tell him he can kill me but first to make something where we can upload my mind Chappie style so we both get what we want. The institute thanks you. 7/10 would be generous, your eyes are uneven. The Japanese don't have short memories like Americans. I think my sense of what medium is is off. JalapeÃ±os are like pickles. The vaccine is for only 1 type out of like 78 I'm pretty sure. So you'd still have a really good chance of getting it.Edit: stop down voting, this comment was made in ignorance but you're going to make it harder for people to see the very informative reply. All I know is that if you've never had Doritos with salsa you've been living a lie. Also fries on pizza is pretty awesome. I bet that tasted pretty shitty later. You're a borrito with cheese? What the fuck dude lol. You gotta learn a language that doesn't help with everyday life. And phrases that confuse the shit out of people that might speak it. &lt;U+044F&gt; &lt;U+043E&gt;&lt;U+0447&gt;&lt;U+0435&gt;&lt;U+043D&gt;&lt;U+044C&gt; &lt;U+0431&gt;&lt;U+043E&gt;&lt;U+0433&gt;&lt;U+0430&gt;&lt;U+0442&gt;&lt;U+044B&gt;&lt;U+0439&gt; &lt;U+043F&gt;&lt;U+043B&gt;&lt;U+0430&gt;&lt;U+0447&gt;&lt;U+0435&gt;&lt;U+0442&gt; &lt;U+043F&gt;&lt;U+043E&gt; &lt;U+0440&gt;&lt;U+0443&gt;&lt;U+0441&gt;&lt;U+0441&gt;&lt;U+043A&gt;&lt;U+0438&gt; This way is cheating. You need to make a deal with Satan. Sorry for any misspellings my eyes are dilated so I'm sorta just winging it. I have unyielding armor so my strength is at 16 for this picture. I posted a link to my stats and stuff. My strength perk isn't maxed out yet. They make tons of lids for straws with mason jars but I haven't gotten the motivation to glue an o-ring into one yet to make it spill proof. Seems silly that they don't already have it done. I don't know about everyone's ass but it probably tastes like your dad's ass. "Hunters should not eat venison from a deer with the Bullwinkle disease." It said it twice. Nice. Yeah that's pretty much the same. Did your scar into a Y shape as well? MOS? Today I passed time by multiplying 2 by 2. I got up to 163XX before I completely forgot what I was doing. If it matters, use a calculator. [Coco](https://youtu.be/6vYnas6q3Sg) Lies we know you've said "you like that you fucking retard" and quite literally meant it. I've definitely stopped EDCing everything I posted. Too much stuff jingling around sucks. That was extremely informative :) That sounds pretty awesome. Did you get board with the schooling? I thought about programming for a while but I got board in a CIS class and taught myself some java. I got in trouble <text:s/>for cheating because they thought I copied the code. "About" as it always means. I don't have a problem with a dirty bum or wiping the wrong direction or using a bunch of paper. I hear that everyone else wipes sitting down and I'm a little confused, do you go through your legs if not, how does your arm fit between your back and the toilet seat? I need that one dude that wanted to make better ice and tie his shoes better to make a video on this. Glad it wasn't just us. (West coast so I know we weren't together) I love star wars but who could pass up magic? Wizard it is. Sorry about your chickens. That sucks. God I couldn't finish that comment because of dragon Ball z. You understand, right? My wife is a dog trainer and says it would hurt but quick clot hurts like a mofo too and both granules look the exact same. I'm thinking it's just different packaging and a markup on the price. Thanks for the idea for the next stupid viral video craze. Haha I do this just about every day in front of my house. Fuck, goddammit! And then walk back inside because I didn't actually have to go anywhere. Can we just pretend pizza is a fruit for this one?...either way I'm taking the tree but a tree that grows pizza, bread sticks, and buffalo wings would be way better. Yeah but I'm not going to tell everyone I meet that I enjoy ripping Haji's in half with a ma deuce. Might be true but tact is more important, "Killing people is wrong." "Nobody you'd know" is always my response. Give them the death look while you say it too, they get real nervous. No one said they'd pay for everyone else's college and medical care? Weird.... You think show me your genitals would be worse than fuck everything? I just can't see how counting out 13 fries is harder than any other persons meal. Maybe it's been too long since I've worked in a restaurant, or that it was the easiest job I've ever had that makes me so livid about people thinking they had a hard time counting out 13 fries. It doesn't seem like an inconvenience to me. That's fucking perfect. Fire+solemn. The world will wonder why there are no bad drivers cutting people off or failing to merge properly. Still the reality is that if you have a gun and I don't but I have food, I'm going to starve not you. Thank you For prepping purposes, and really just for everyday use, I go with Faro (I suck at spelling so I might have spelled it wrong). It's better nutrition than quinoa in every way and it doesn't have nearly as much of a crunchy texture. Just thought I'd share incase someone's never heard of it. How about 1/2 as much of assholes as Ryans? I'm nice most of the time but I know I'm probably an asshole. But...but...thank you..sir?... If you wanna play together the killing floor 2 is free. That's what I'll be playing this weekend. Pretty similar to this.https://www.bradleycorp.com/image/197/5402_surface-mounted-toilet-tissue-dispenser.jpg What the fuck is creasing? Got sick and shit on the fucking floor. Bastard didn't even bother to clean it up himself. Sweet jesus that's a beautiful comment. She was willing. Well she didn't say no... Well damn, even though it's out of stock I'm still looking to buy some pepper seeds. Can you make any recommendations? I'm looking for something that will make a good medium salsa but also good for sautÃ©ing. You should write a blog. 10/10 better than this one. Wherever. I can pretty much shoot them anywhere. They're supposed to mushroom to prevent ricochet right? I've never had a BB ricochet so I'm not sure what to shoot at to try to get a ricochet. I'm eating Doritos right now...don't know why one mention has to bring up the other. It wasn't one of the standard dispensers like what you're thinking. It was a white solid metal box with an a</text:p>
          </table:table-cell>
          <table:table-cell office:value-type="string" calcext:value-type="string">
            <text:p>intj</text:p>
          </table:table-cell>
        </table:table-row>
        <table:table-row table:style-name="ro1">
          <table:table-cell/>
          <table:table-cell office:value-type="string" calcext:value-type="string">
            <text:p>What languages do you speak? Whoops, my bad for assuming! Thanks for all of your kindness. Thanks for the advice! I appreciate it. Do you think I'll be screened out on GPA alone at any of those? And for the letter of rec, who should I ask? Does it not make much of a difference? Where'd you go for undergrad, if you don't mind me asking? I wish I'd gone somewhere else for undergrad, tbh. I was wrong, that was an up and coming korean build gaining traction, but not FOTM there yet. It worked really well as a chase / anticarry build, almost permaslow with iceborn and her Q, and 40% CDR with the right runes and masteries. Challenging smite made you really tanky too, along with going full tank after that, although I think warrior into iceborn would have been better with the armor penetration helping to boots sheen procs. Look at the top engineering schools on US News And World Report. They have a list of the schools with the greatest research expenditures there. Also, try to narrow down your interests within bioengineering research. Do you want to work with MEMS, neuroengineering, biomaterials, tissue engineering, or something else? Find a school with a lot of research expenditures and some programs specifically for your research interests. Good luck! of course! I don't know much about it myself, but many of my friends who enjoy coding found ways to monetize their passion. They developed websites for local businesses and friends and families. OP isn't saying "her derp only play meta" though. OP is just asking why a pro would not want to pick up Kayle in this tank meta. I agree with your point, but that's a discussion for a completely different question. When I think about the fact that many people don't know anything about this, and will be voting on policies that affect Black Americans it really bums me out. I feel like I'm losing faith in America to ever change in any substantial way that helps Black people out. People are either willfully ignorant, or unable to understand if they tried. that's valid, no worries. I've seen reddit at it's worst, and thats not below them. "Look at this post we think is hateful. Reddit agrees with us because it is down voted! Yay, there's no reason for this subreddit to exist anymore."Can't you see how irrational it is to have a subreddit saying Reddit has disrespectful opinions, and then making Reddit look like it agrees with them? [I think I found it.](http://www.slate.com/blogs/the_slatest/2014/11/23/kansas_lawyer_dressed_as_thomas_jefferson_in_court_gets_disbarred.html) Same here! It's honestly so embarrassing. Show me your peer reviewed research that proves that the majority of women are gossipy. Show me your intelligence and cognitive thinking. Anyone ever watch Cowboy Bebop? Just finished it up and it's got me in my feelings That's the most awkwardly typed sentence I've seen in a while. I'm sorry, but it's awful. Damn, I didn't even know that was a thing. I think I'll go with the HTC One M9 then instead of either of those, it seems like they aren't on the list. Thanks! Reddit can't counsel you into a better relationship, but a couple's therapist can. Do that, pronto. Individual therapy would help, too.You also should just try initiating stuff. Initiate date nights, inside movie nights, etc. This can't and won't replace therapy, but it will help you. Be united on this front. Fight for your marriage.These two in combination will change things. I'm sorry about this, this stuff isn't cool. Toxic masculinity has done so much in my life to fuck things up, and I see a lot of dudes in my position not understand that patriarchy and masculinity are to blame, not women. I've been where the OP is, and it sucks a lot. It can warp your thinking. You can't let that be an excuse to minimize another's person's suffering, though. You were right. I was upset, and needed an outlet that didn't hurt people / ruin relationships. Thanks for your comment, I really appreciated it, and it helped me to calm down and see things in perspective. HTC One M8 or the Moto X (2nd generation)? I think all of the specs are the same from what I've seen, [here is the list comparing them!](http://www.phonearena.com/phones/compare/Motorola-Moto-X-2014,HTC-One-M8/phones/8897,8242) The only differences are in the cameras, but I can't make heads or tails out of the differences. Can someone explain them to me? Also, users of either/both phones, what did you think of your experiences? Thank you so much for all the help, /r/Android! It doesn't die, it grows and learns its way around the feeble defense mechanisms you used to protect yourself with. I'm sorry you are feeling pain. Your feelings are valid no matter how many years it's been and your input here is appreciated. Thank you for sharing. I've done work to prove ketamine could be a extremely effectively (acute and long term) antidepressant and mapped several functions of the brain to specific regions and neuronal circuits. Most people put 3 or 4 points into Q and then max W in my experience. I have family who work in medical devices and they tell me some infuriating stories, but nothing myself, haha. Don't worry about it, he's used to being forgotten. Of course. I am studying that, and it's super interesting. I know Biology students who got accepted into master's programs for it, so you wouldn't even need to go for a second bacc, just a two year master's! I haven't seen any Habesha people in a really long time, because of college, so I just wanted to say hi, lol. What do you think the primary obstacle is? Do you think it's going to be the lack of corporate sponsors, or his leftist views? I fucking love / hate it here. What year are you? I'm a second year, and judging from this guy's jacket he is too, but I've never seen him. I think you fucked up and that it's time to learn from it and move on. Send one last message where you apologize without qualification, and that you hope that you can repair the relationship, and that you understand if she doesn't want to talk to you anymore. After that, it's in her hands.For future reference, just remember that other people see things you do as repetitive and boring and probably smile and listen to it anyways. It's not that you have to believe anything a friend says is interesting, it's just that you shouldn't make them feel like pieces of crap for sending you messages, which is what I'm guessing happened with your friend. Good luck, I hope everything works itself out! Happy cake day! That thing is fucking awesome. Thanks for sharing it! Seriously what could she have done to be a "hero" in your books? Trist too Have you ever participated in a Women's Studies program, or do you know anyone well who is/was? At my university, the course load includes heavy analysis of pop culture and promotes looking at national and global attitudes critically. I'm not suggesting you take a class or anything, but you should look up the coursework at your local university, and with an open mind you'll find it filled with critiques of the messages movies send, and music, and all sorts of popular mediums of communication, along with critical thinking in writing. Hahaha. What's going on here? Why is this subreddit affiliated with /r/DarkEnlightenment and other neo-con/reactionary subs? A simple "Hey, I see that you're still not over your ex. I understand that feeling, so I know it's generally not a good idea to date until you feel ready. I'm going to give you some space to rediscover yourself." would let her down kindly while still firmly ending their courtship. yikes What sorts of products do you work on? I'd love to work where you work, haha. We can stop excusing it, though. Holy shit that was dope! I love it! Thanks for the recommendation! I hate you. Woah, I've been absent from /r/blackfellas for a while. I didn't see they have flair specific for what part of Ethiopia you are from. This is dopeness. Oh, you didn't buy a case from Otterbox or anything instead? Do their cases feel strong enough to withstand a fall? If I make a math mistake, and I erase my work and go on to solve the problem, does that mean that I censored myself? If I get mad at a friend and in the heat of the moment say something that goes too far, and I apologize and take it back, did I censor myself? Self censorship isn't a thing. People make mistakes all the time. Come on, homie, that's a reach. Thanks for letting me know! I just finished up critiquing a story. I totally forgot about that law. Thanks for the answer! What about interracial marriages between non White people? Were they also usually prohibited? What is your major? It doesn't help much, but if you are a STEM major, predict even more unpredictability, as some admissions committees look favorably upon them. As a AA STEM major future splitter with a great addendum, I feel like we are in very similar boats. That's a terrible comparison. It would be more like "Being hungry sucks, I want to work on policy to reduce wealth inequality so many don't have to experience hunger, and to do that, I need an understanding of the root causes of wealth inequality and the demographics of the hungry, because a surface level understanding of this problem won't solve anything." Which is why they are going to college, for in depth study and to develop critical thinking skills. TIL disagreeing with someone on reddit's sexist opinion = PC nonsense. You're so fragile. Thanks, I guess that's true. <text:s/>Just bothers me is all Good luck! I've been advised strongly from a few engineers that a MBA w/o at least 4 years work experience is very often not worth it. Thank you, you're absolutely god damn right. I don't know why but I feel like if she hurt herself or something, that I would be to blame. I know it's irrational, and I know it isn't the truth, but that's honestly what's holding me right now. /u/bl1nds1ght is very right, you have a legitimate shot at every school in the country with those numbers. I think that there are less than 20 AA applicants with those numbers in the country. Get your personal statements swapped on here, TLS, or with a professional consulting service in the side bar. Look at specific applicants from previous cycles with your numbers and see what differentiated them. A ton of people with similar stats and backgrounds have gotten into multiple t14 schools with $$$. Also, update me when you do hear back because I am nosy and want to know. If I may, let me recommend my fav musicians, Mulatu Astatke and Tilahaun Gesesse. They are both on Spotify and Youtube. Really good music to get work done in a coffee shop to, LOL. Don't forget to apply for financial aid or a BOG Fee waiver. You shouldn't have to pay for college if you're struggling. Other than that, I say be ready for potentially demotivating situations, and just keep on keeping on. I want to see a post here four years from now about how you got into medical school! Best of luck! As someone who started BME pre-med and isn't sure anymore, I'd advise against it. Every major has its difficulties, but balancing BME and all of the pre med requirements is ridiculous. They don't necessarily always overlap, like at my school. To graduate in 4 years, I had to take 16 units of science <text:s/>/ engineering a quarter for two years, and then 20 for the last two. It's very hard to keep your grades up. If you're sure about medical school, I'd advise just doing a major that interests you and additionally taking the requirements that don't get covered by your major. The writers keep extending the show for money smh. Should've ended after season 4 tbh A lot of black women have responded to this embarrassing thread of tweets appropriately calling it out for the class reductionist BS it is. It's disappointing Jacobin hosted it. We've got to demand more from them using the appropriate feedback channels. I think their heart is in the right place, and they are worth the effort. I haven't done CBT and tbh, I'm kind of afraid to. I think CBT is extremely useful, but I'm afraid it won't address the roots of the problems I am dealing with. Do you find that to be true? What do you think about CBT? He's a transfer so he's already started studying engineering! I think it's fair. If you want to pursue mechanical engineering, you should still try -- just keep designing side projects and look for positions that will utilize your software skills. I'm sure you could find something eventually.I don't know if you've already seen [this video](https://www.youtube.com/watch?v=CmsUXjwtseA) but I think you'd find it useful.Also look to [Khan Academy](https://boards.greenhouse.io/khanacademy/jobs/15823) as a company that might use your skills specifically because they teach a wide variety of topics so they could always use both your background as an ME, and, of course, your software development skills. [Yes, it does.](http://imgur.com/zANDPgZ) Even before you activate W, it's passive slows for 20%, and for the active DOT it slows for 40% for 1.5 seconds. You're awesome for going to get the help you need, and I completely understand how fucking annoying it is to deal with family while going through this already tough process. Here's to a good week. Thank you! I'll be sure to spam the ever loving shit out of this page once I get closer to applying. LOL Evelynn and Shaco are REALLY strong in low elo soloqueue right now. Lack of deep warding mean that they demolish low elo laning phase, and high damage early to mid game means they snowball hard. And where else but low elo can twitch and akali get the farm they need to have a good mid/late game? Most laners don't harass and punish for farming. Of course! I'm not one, but I'm close (biomedical engineer). Lots of chemical engineering friends did internships at pharmaceutical companies and do research on pharmacology in school. Another day, another battle... Thanks friend! Most people under the age of 35 couldn't either. The thing that makes it /r/ThatHappened for me was that the customer sang a whole verse to the person. Like a minute or more of singing. I can imagine like finishing the lyric, but a whole verse is just painfully awkward. oh god no OP needs nerf Just because feminists argue for better representation in video games doesn't mean that they can't equally passionately argue for the right to bodily autonomy. It's a false dichotomy, in my opinion. Columbus is objectively a fucking terrible person, however. None of this "everyone at that time was that bad" bullshit, the dude was a fucking monster. What about his comment is /r/iamverysmart material? If you ever need to talk, don't be afraid to shoot a PM. I have a steam account, we could fuck around on CS:GO or whatever. I'm sorry the world's been such a shit place for you, homie, and I can't promise things will get better but I can promise you can better other people's lives with your natural curiosity and your big heart. Thanks for volunteering your knowledge!Were upward trends as significant as people say they are? I'm asking because I had a really rough time my first two years (family and mental health issues I won't go into) and I got a low GPA in an engineering major. What's hypocritical about it? You can't want to take down the patriarchy and think you look fresh as hell at the same time? His intentions don't matter. What matters is that you both enthusiastically consented. I'll repeat it once more: his intentions in this don't matter at all if you didn't give enthusiastic consent. You don't have to label what happened, especially if you aren't comfortable with doing that. What you do need to do is make sure you are okay and safe right now. If that requires having a break with your boyfriend right now, take it. If that requires you calling home and crying to your parents, do that. If that requires eating a whole tub of ice cream, do that. Whatever you need to do to just survive, do that. Your feelings matter, and are valid. You may decide to forgive him or whatever, later, but right now you don't even owe him an explanation. You need to take care of yourself and call any friends who can help you take care of yourself. I'm so sorry that his happened to you. It's not your fault. You don't deserve this, and it's not your fault you didn't say "No!" loud enough, or scream "STOP!" or whatever. He should not have guilted you in the first place, and he should have known better than to take advantage of his physical strength to do something like that. He is not an angel, and you are not an bad person for having feelings about this. YOUR FEELINGS ARE VALID. Say this to yourself until you believe it. I'm always here if you need tot talk to anyone. This isn't just an idle offer, please please please take me up on this if you need it. It's true, and to some degree it is up to personal preference how kind a person wants to be about it. You don't owe a person trying to use you anything.The annoying thing is just how much out of his way this dude went to be such an asshole when, as we've explored here, there are so many non-dramatic and non-insulting ways to do it. Alright! Thanks for the feedback! The person you are replying to is definitely wrong about Runeglaive being more OP on Gangplank than Ezreal, but Ezreal's Q can't crit. It is a special case of a skillshot applying on-hits and not being able to crit. I'm pretty sure about that, but correct me if I'm wrong. It's great! Depending on how long it's been, it might resonate more with you now Thanks for the advice. I ended up ordering the 3T just now. No Problem! It applies all on hit and spell effects, and [Liandry's procs on spell effects.](http://leagueoflegends.wikia.com/wiki/Liandry's_Torment) I relate a lot to this. I miss my friends so much, we used to do the most stupid fucking shit in League, and I cherish the memories we made. I wish I could healthily balance gaming and career / life goals. Yeah, that's it! They are most commonly known as Mormons, FYI. both great schools, congrats on your successes! You're an inpatient? I hope you get well soon! This isn't the advice you asked for, but why don't you consider a chemical engineering masters instead of a second bachelors? Chemical engineers can get into the pharmaceutical industry in many diverse areas with even just a BS (drug delivery, process control, manufacturing, R&amp;amp;D, not to mention academic research), so your masters and experience with pharmacology would only serve benefit you. (grad school SOP, subject matter, connections made in undergrad, etc.) Mundo: Q slows and does single target dmg, his W helps him eat Crowd Control and does AOE dmg, and his E raises his attack dmg. His ult is his "don't die" buttonGangplank: Slow and AOE dmg on his E, W, an ability to eat CC, Q that does physical dmg, not to mention the AOE and utility that his ult brings now. Obviously Mundo is harder to kill, but Gangplank has way more utility than Mundo. Just imagine the long range team fight engage with sivir ulti into GP ulti. Hi! This heavily depends on what you want to work with. There are three important departments of engineers at most biomedical device companies -- Quality, R&amp;amp;D, and Manufacturing / Product Management. If you want to go into instrumentation and signals, there will be more EE's involved in R&amp;amp;D, and MechE's for device casing. If you want to go into devices that don't use circuits, ME's, ChemE's and Materials Science Engineers will be more prevalent in R&amp;amp;D. In Manufacturing, there are a lot of MechE's, a few BME's, and a few ChemE's. A lot fo BME's go into Quality Engineering, too. R&amp;amp;D is where the technical skills each degree offers are more important, but in the other two certifications and on the job training are more important. Hope that answers your question! LOL, will do! [I'll start it out.](http://imgur.com/FFY65U4,aGVYWwU,4dKVMHm,2HOhHOz,HHRsnjR#0) Couldn't cut my hair for half a year because I was going to college at a PWI and couldn't find someone to do my hair, the ones with my shorter hair are from the summer when I went back home and was able to get a cut. Fam can I ask for advice? Me and this girl been talking on snap chat and interacting on twitter. When I hit her line, though, she'll respond like 6 or 7 hours later if at all, making it hard to set up a hang out. She'll comment stuff like "fuck this is so cute" on my pics and stuff while ignoring texts. <text:s/>I'm confused lol. I feel like I'm bothering her so I'm probably gonna just move on but I'm getting signals she's into me, too so idk that's dope, are y'all hanging out again? &lt;f0&gt;&lt;U+009F&gt;&lt;U+0098&gt;&lt;U+0082&gt;&lt;f0&gt;&lt;U+009F&gt;&lt;U+0098&gt;&lt;U+0082&gt; My first impression is from this pic is you're into afro-jazz and drink coffee regularly. You live in or very near a big city. How close was I? update on my [previous](https://www.reddit.com/r/Blackfellas/comments/5zjbq8/dating_and_relationships_discussion_mar_15/dezrl1m/?context=3&amp;amp;utm_content=context&amp;amp;utm_medium=user&amp;amp;utm_source=reddit&amp;amp;utm_name=frontpage) post here:we been hanging out a lot, so i'll ask her where we headed soon because summer is almost upon us. if things don't work out before school is over, i'm just gonna try and hoe around because it's been a minute since i've been in the game and i hate tunnel visioning on people lol. i am too busy during the school year to try dating around with more than one person, so i'm not tryna waste my time either lol. thanks again for all the advice y'all sent me last time. Thank you! University of Michigan study linked here: http://www.icpsr.umich.edu/quicktables/quickconfig.do?34481-0001_all You can look at statistics by race, gender, age group, and whatever other demographics I imagine would be useful. There simply isn't enough data to hold the belief that black people use drugs more than white people, and if you want to consider yourself a rational person, I suggest you let go of it. This false belief that black people use drugs more is actually harmful in real life. It's not just you that believes this -- most of America believes it! It is the reason why we have more stop and frisks of black young men than any other demographic, it's why politicians need to be the most "tough on crime" every political election, it's behind SO many of the policies and laws that we pass. Can you agree with me that 1. Drug usage is not uniquely high among black people, and 2. The idea that it is has led to unfair and discriminatory policies that affect black people to this day? You're right I'm just simpy af rn cause she's pretty dope otherwise Women also produce ample amounts of testosterone. Gender isn't binary, it's completely social. Obviously, I'm not saying what genitalia someone has doesn't exist, but that their genitiala has nothing to do with their gender than their personal identity does. I hope you have a wonderful birthday. The world is lucky to have you whether you know it or not. You are more than good enough as it is. I was replying to /u/DoucheBagMcSwagPants, not to the OP Except I didn't generalize white people at all. I know what you're referring to, the bit about how white people often don't understand racism. But that's not a personal belief that I hold without strong evidence. Study after study with white people in the present, and in the past, show that White people have consistently always thought that racism was never an issue. There are studies from the 50's that show that white people thought racism wasn't a problem back then. This isn't a generalization, these are years longs, and decades of survey work, analysis, and deconstruction by people much smarter than me. You can read them for yourself. When a study says that the majority of white people do not believe racism is a problem, and than they are the primary victims of racism today, that doesn't mean that all white people do, that more than 50% surveyed do. When these studies are repeated and analyzed by many different minds, and the all these different minds reach the same result, it's not just a generalization. [Here is the first article I found, and you can go to its sources and decide for yourself](https://news.vice.com/article/half-of-america-thinks-we-live-in-a-post-racial-society-the-other-half-not-so-much) Racism is not simple anymore like it used to be. Racist laws today don't use the words "black" to discriminate against black people. This is hard for people to understand if you're not living the experience of being held back by intentionally vague structures of power that uphold white supremacy, and that explains why racism is hard to understand for a lot of White Americans. Some are woke, but too many fall into the trap of "I didn't/ They didn't use the word "black" its not racist." If you have any credible study at all to the contrary, that shows that the majority of white people understand racism, then please share.EDIT: [Here are some studies that show that many white people think they are more hardworking, and intelligent than black people.](http://www.washingtonpost.com/blogs/wonkblog/wp/2014/12/01/chris-rock-is-right-white-americans-are-a-lot-less-racist-than-they-used-to-be/) There are many other interesting tidbits in there if you want to read more. Thank you, I appreciate it! You're a fantastic brother. It's hard to remember I'm doing a good thing sometimes. Do you know if she saw a black therapist? Thank you for your advice! I had been really slacking on applications and things related to getting an internship, it is totally my bad there. I'll do better! Cat. Damn, their comment about Michelle Obama and Princeton really pissed me off. I mean obviously it's racist, but also my genius sister got into Columbia, and people just can't believe that a Black girl who got great grades and test scores, was super involved, and is great at essay writing Black girl got into an ivy league. It fucking makes me so mad that they invalidate her work and her greatness. I went off on some of those shitters. I don't remember being more angry in the last 4 years about anything that them taking away her work. Whoops, you were right. My B. ah yes, the downvotes of a site comprised mostly of upper middle class white men really speak on the realities of what constitutes racism :) me trying to dance at a party That's what I was thinking too, its a way to self reflect, not a way to define yourself. however, being a complete hypocrite, you've got a pretty awesome type there, I wish I wasn't so emotional myself, haha. Try playing around with the tenses in this one. "He learned them all by heart so he could mark them right here, on the spot." or something similar. The "could've" specifically doesn't make sense in its context. I think removing "like a" would be stronger here. "Each number was a step towards a brand new future."Try to use a bad play on a common phrase or idiom here. I think it would be successful given his sort of "thinks he's smarter than he actually is" sense I'm getting from his character.What are you trying to say here? Does she think he is picking his lotto number based on his kids and making a little joke here? If so, this is phrased super awkwardly and wouldn't pass the "Would a person ever say this sentence like this" test. If not, I do not understand her attempt here.Why does he say this sentence to himself (or out loud)? No one asked him what the best advice he could give is. Advice hasn't been a topic recently. If you are looking to change the scene to him talking to himself, try to create a stronger separation between the conversation and him thinking to himself. <text:s text:c="3"/>He left before she'd had a chance to say anything. Early 21th century, he sighed, swirling his grey moustache. My childhood years.It's hard to tell throughout the story what he's thinking to himself and what he says out loud and what is omniscient narration. Try making it more clear by writing them with italics or in quotes or something.You keep mixing up tenses throughout this quoted area which makes it hard to follow. "was less than an hour before the show airs" past-&amp;gt;present(?)would do better as one sentence with a colon. "After a few sips something occurred to him: why hadn't he met anyone like him around?" Also it makes perfect sense why he hadn't met anyone like him around yet, he just got there and the only thing he's done is bought a lotto ticket. That's it. He hasn't even really socialized or wandered around yet.the "so bad" should be placed before "for a while" as the location you have it now feels abrupt and out of place.I like this sequence. No criticism here, just some small rephrasing on my part.since it was banned soon after* small one, but it bugged me.the three dots alone would have done without the repeated a's.I don't like the last two sentences here. It's obvious to the reader and to himself. Maybe include a joke here because he thinks he is so much smarter than he actually is and is gloating to himself.* put a gun to his forehead.Pierced his ears. "Almost" is unnecessary and puts unnecessary space between the object and the action as well as weakening the sentence overall.*He mumbled defense, yet it fell on deaf ears.Not "but," but "and."There is no such thing as a casual interview with the police. I would rephrase it to "gave him much comfort."This is not a sentence. maybe try for here for this "He was reassured, however, by being handcuffed to a chair. <text:s text:c="3"/>In front of him stood a man of stark countenance, with a silver shield heâ€™d never seen before. <text:s text:c="3"/>- Mrâ€¦ - prompted the man. <text:s text:c="3"/>- You have nothing on me. <text:s text:c="3"/>- Mrâ€¦? <text:s text:c="3"/>He wanted to say it again, but the man slammed his fist down on the table. The metal gave way to his force, leaving a small, but frightening dent.Don't describe him wanting to say it here, it's awkward and not as impactful. Also, "a small, but frightening dent" made me laugh personally. I took it literally the first time. Try this:- I already told you, you have no-The man slammed his fist on the table. Even the metal was afraid of his fists as it gave way to his force.Or something like that. <text:s text:c="3"/>- Thank you - the man seemed to have been placated. He threw a sizable bundle of documents on the table. - Captain Deputy Chief Lee. So, how did it feel to be on the loose? Cozy? <text:s text:c="3"/>- Iâ€™m just a tourist. <text:s text:c="3"/>- You are, huh? <text:s text:c="3"/>- Aâ€¦ special one. <text:s text:c="3"/>- I wouldnâ€™t say that, Mr. Watson. There are thousands like you here - their eyes met. - Some still roam the streets. <text:s text:c="3"/>- Didnâ€™t know youâ€™re against tourism. <text:s text:c="3"/>- We donâ€™t mind common folk from London or New Jersey. But your kind causes us some trouble, not only but winning those lotteries. We canâ€™t send you back from where you came nor can we stop the influx. The Mayor, the Governor, heck, the President, they all grow weary of you. <text:s text:c="3"/>- Iâ€™ll happily go back - he reached to his pockets and gave him his ID. - Iâ€™m from Illinois. <text:s text:c="3"/>The man shook his head with disappointment. <text:s text:c="3"/>- Listen, Iâ€™ve conducted this interview a thousand times. If you think you can hide the truth from me, donâ€™t even try. Youâ€™re a time traveler.* If you think you can hide the truth from me, you're a fool. Give it up. You're a time traveler. *Shorter and more in line with officer's intent, I think. Yeah, best of luck with that! I still hope to do that and I will be in Ethiopia either next summer or the one after that. Some people are really even on some of the functions, I don't like the letters binary myself. I like the percentages more, haha. Do you agree with your typing? Do you think it's valuable? Have you ever thought about note-taking? Some people I know make a lot of money ($15-20 an hour) taking organized notes and giving them to engineers with disabilities (learning, physical, etc.) who can't take notes. It's almost always done through the Disabilities Service Center, or whatever equivalent is at your school. Especially for bigger majors like Mechanical Engineering and Computer Science, you can easily get these types of jobs on campus. I'll have to consider that for when I move out! Usually with the junglers I play, it's not a good idea. I find support junglers kinda boring, and like to play carry ones instead. Thanks for the help, though! I don't know why I never considered that, that's a totally valid point. I'll talk to my engineering counselors and see if that's a possibility. Thank you for your advice, I appreciate it! That's fair. I live in a state that's going to HRC for sure anyways, so it doesn't really matter which way I vote, but if I were in a swing state, I'd probably be thinking a lot harder about this. You're right. I know it's not my responsibility, I have to stop it. https://www.youtube.com/watch?v=YQHsXMglC9A I know this is probably the worst complaint to have about the song, but it doesn't rhyme anywhere and that makes me upset. /r/lawschooladmissions can really help you out here. Law school admissions are VERY numbers based, so I would try going to the school where you think you would get better grades, have more opportunities to succeed, and be able to enjoy yourself. Try working at law firms over the summer and during the school year, (it won't help too much with admissions, but you have to make sure you actually want to do this.) and make sure you consider alternative careers. Transfering won't hurt you in the slightest, they really only care about raw GPA, and slightly about upward trends. Rape isn't funny :/ There's a reason most white people aren't offended when you call them honkeys/crackers. History is a way bigger part of the meaning behind a word than you are making it out ot be. LMAO I'm from the west coast and at first I was like "Damn I've never seen anyone thank the DMV. It's got a culture nowadays???" Hey, I just wanted to thank you for your response. I didn't have the time to thank you earlier. I appreciate your perspective; it gives me hope. Cat. damn these people are getting real mad at us saying that women are a varied group with different personalities, huh? Hey, thank you. I honestly needed this. I have been freaking out about how I have to quit my job to do better in school ,and thinking about all the hits my savings account is gonna take on gas, insurance, and food. This calmed me down, I realized I've got time :) That's a good way to think about it -- I see a lot of people become complete caricatures of their types once they've taken the test. It doesn't change anything about you, you're still the same person you were before you took the test, don't let it go to your head! "We all live in a flying submarine" doesn't have the same ring to it, unfortunately. First of all, I'm gonna thank you for sharing your view.In practice, it doesn't do this all of the time. Capitalism doesn't necessarily reward inventive people unless they 1. own the means of production to produce their invention. or 2. produce an invention that lends itself to immediate profitability.On the contrary, <text:s/>[many](http://www.nature.com/articles/ncomms5747), [many](http://www.nature.com/nature/journal/v425/n6960/full/nature02043.html), scientific studies show that humans demonstrate extraordinary cooperation skills and altruism. Selfishness is not automatically our base behavior. I think it is mostly the fault of capitalism rewarding of selfish, antisocial behavior that makes a belief system like that necessary to long-term survival and reproduction.Again, the studies above show that altruism and cooperation are tools we are skilled in.The two are antithetical. The closest to a compromise between the two is social democracy, where high taxes and strong social programs serve to dilute the wealth accumulation tendencies of capitalism and provide support for the poor. Nah, she's South Asian. I get that people get busy, shit, I do too. I'm not the best at texting always. I just don't understand how she finds the time to respond on snap and other stuff on the phone, but not over text, yanno? Dissociate, Distract, and Drink. I appreciate you're running with my analogy, haha. To clarify, my therapist wants me to learn to trust those who have lashed out at me in different ways again. These are people who I have never considered cutting out, but wanted to put our relationship at a lower priority.It's hard, but you're absolutely right. Sometimes I see trends where they don't exist, and sometimes I run away with that. I think my bad luck was just in the timing of it all -- big, bad life event, multiple close people lashing out at the same time, heavy work and school load.I think my "healing" period is over. Thank you for pushing me in the right direction.Thanks for this reminder. :) Ah bro you're somali? East africans really got it like that The old OP build on Eve was Magus into Iceborn IIRC. I may be wrong, of course. Have you considered going to your school's career center for help? Mine helps out alumni for free with interviews and resumes. What about side projects and stuff related to your major on the side? Engineering companies tend to love it when people work on side projects related to what the job entails. Cat. Thank you, lol. I hated that so much, the appropriation of a culture to tone police a POC pointing out oppression in a diff part of the world... Why I really hate it is that, originally, I really hated feminism. I was a dumb teenager mostly, but also I thought that it couldn't represent anyone except white women because of the way the only visible feminism on TV/mainstream media is white feminism, and women of color get the short end of the stick in a big way. I hated that feminism was exclusive, at least in my mind, even though in reality it was just me being too close minded to realize WOC were everywhere in the movement and that though they may not get the recognition for their help, they still do benefit from the advances feminism has made and will make. I remember a ton of white feminists from my high school were straight up racist, and taunted my sister for shitty things like her hair and call her names like "lakwondawatermelondrafonda" just to make fun of her. In the next breath talk about how shitty the patriarchy and how sexist jokes enforced patriarchy. So when I found out that there was a movement that excludes transwomen from feminism, I just felt super angry and had to get it off my chest somewhere and sounded exactly the same. Can I also take a look at your PS? I'm a far from applying, but I'd love to see how they differ from undergrad application PS's. Is there a minor in the robotics program or in mechanical engineering? If academia is your goal, it won't hurt you. They accept physics majors into master's and PhD programs. Same here, bro. It is tough working and going to school for engineering and being involved in a clubs, and I'm still not qualifying for enough aid to avoid loans :/ Thanks for your help! I'll look into those. Do you think that working on powered prosthetics or artificial organs require advanced degree, or will by BS in BME be sufficient? The problem I see with your post is that you're going to a post celebrating Black Women and diverting the celebration. Why not make your own post that celebrates Black Men? That way the celebration is not interrupted, and no one is hurt. Brotherhood between Black Men is just as important as Sisterhood between Black Women. They probably see it as a "wat abt teh menz" type thing that you see on reddit all the time. Honestly though, I can't answer this as Black Man, why don't you ask /r/blackladies? If you come with an honestly open mind, and you are looking for answers, and not to win arguments, they are very kind and will definitely take the time to answer your questions. What is overly dramatic here? Both are very difficult. If you already have Zed, Talon, etc. you probably don't need another AD Assassin mid. And this one especially will take you a while to learn. Azir is kind of unique, and I really can't think of anyone who you might have that can fill a similar role, but in general if you have a lot of Mages, and AP assassins, you probably don't need Azir. Focus on rounding out you champion pool with fun to play champs in every role. Both are great picks, you can't really make a wrong choice here. Best of luck deciding! <text:s/>- /u/Wobbyble Thank for responding, I didn't have the time to thank you earlier, but better late than never. I'm excited to have ways to stop all of the self hate and negativity that comes with depression, but a little bummed it's gonna be here for forever in some corner of my mind, and I'll have to fight it. travel safe depressor Assuming you are not a URM, these are your rough chances with money on average at each school. http://mylsn.info/x9fcaj/ You try to diss me for me for being immature and college aged, but you are being such an angsty sarcastic shit about not ever addressing any of my points with actual points in return. I'm not going to continue a 1 sided argument with a child. Grow up or go home. Have you thought about biomedical engineering? You could focus on medical devices and still put your chemistry and biology to use while still engaging in what a lot of mechanical and electrical engineers work in anyways. [Figures.](http://thumbs.dreamstime.com/z/dancing-figures-8138762.jpg) It's not censorship. Microsoft chose of their own accord to take the bot down. Any particular websites you'd like to share on the functions? I'm not really sure I'm an TYPE_MENTION, I'm not very much like the ones on the subreddit, in my opinion. It might also be that I've had a pretty unique life experience. I want to learn the cognitive functions and type myself, but I'm not sure I understand the explanations online.Thank you very much for the well thought out response, I appreciate it. I don't believe that's true, because "vitals" have an internal cooldown, right? He's a horror, supernatural fiction, and thriller author who wrote many popular books that were also adapted into TV and film. He also directed Maximum Overdrive. Sure, but I've met just as many overweight MRAs and Red Pillers and just as many overweight people from pretty much every ideology. I don't think weight is connected to it at all I got yorick last time :/ No. Thank you! haha, weirdly enough, you sounded like my younger sister to me :P Same here! All my gay friends are having sex like once a few days with different people, it certainly didn't occur to me that slut shaming was a problem for most gay men. If you want to work with mechanical devices, brush up on SolidWorks. If you want to go into instrumentation and / or signal processing, learn how to program in LabVIEW, C++, or C and be familiar with Matlab. If you want to do pharma stuff, have good experience doing bench work in a lab and be prepared to do your PhD if you want to advance. For all of this stuff, don't just do some stuff here and there, actually have project experience. Work on a side project in your spare time and update your resume accordingly. championsuggest: na Macayoni that poor gragas QQ "People I disagree with are uglier and more unhappy than I am." Well, the Nidalee had to get fed somehow. The two aren't mutually exclusive. Really? Over League? Might as well be an ID card picture LOL http://imgur.com/pmCeBVj great idea for a thread, OP! Thank you for your advice. I got it down to $85, so I'll do that unless the support ticket yields a price of $40 or less. To be fair, a lot of American culture is tied up in capitlaism / the myth of meritocracy which is really toxic. I got the joke, don't worry, lol. And what makes you think Somalians don't understand consent? Atheism, Inc. A little bit dissapointing, honestly, but I guess that's how it goes. Thanks for responding! Replace "neighborhoods" with "continent" and they'll just start raving about how Europe is in decline because refugees. Calling a woman a bitch isn't about "respect or civility," tho. It's derogatory, too. I think Tikur Anbessa is the best overall. I wouldn't know about the specifics, though. that is kind of misleading, we didn't ban it all over campus, we banned all flags in just in the ASUCI office. And it didn't get banned, it only got through prelimary voting or something. Who are you quoting? !RemindMe 6 years I'd say not. We hear so many stories of wealthy black people facing police violence. The majority of white people, no matter how you look at them (i.e. class, gender, education level, etc.) voted for Trump, whereas no matter what lines you divided black people on, the majority did not vote for him. Many black men are homophobic and are also violent against transwomen. There are so many more examples I can list, but I'm sure you recognize the pattern that identities are complex and one that is a victim of different structural biases can impose them on someone else. We must look at the world in a multifaceted way that includes class, of course, but also race, gender, ability status, sexuality, etc. or we will leave behind comrades and be violent in the same way. While many of the origins of their oppression might be capitalism and white supremacy, the solutions will have to come from many different places.Also, as /u/Korgull 's comment explains, Marx himself was not a supporter of class reductionist thought.I agree completely; they should include class in their analyses of society. Intersectionality is not about erasing class struggle, but about contextualizing it along other marginalized identities.I cannot link citations for my claims right now, as I am busy, but I can provide them later if you would like. Depends on what parts of the planes and drones you want to design. What interests you more -- learning about material properties, the way that forces and masses balance in the visible world around you, or learning about circuit design, control systems, and programming? I really didn't even know our own history of oppression and struggle until I started researching it. I honestly could have been a Don Lemon or Bill Cosby ass coon if I had just gone off of what I learned in school. I am so thankful I didn't. Thank you, I appreciate the compliment. The IQ Test is known to not really measure intelligence, however. I didn't know that people with Autism were more likely to be atheist, that's an interesting fact. Do you have an article I can read for that? Thanks for providing such consistently good content for this subreddit. This is all phenomenal advice. Legal exposure may or may not help you with law school admissions, but it is still extremely important because you don't want to go into a career field without knowing what you are going into. Make sure that you show up to office hours and just be genuine with professors, and you'll get a letter of recommendation. What is the format of the master's program, OP? Is it a thesis program as well? Wait, when did you see he wasn't guts? I'm saying it wouldn't be in their best interest. Can you try to keep up? Try not to use ad hominem attacks when you're filling my mouth with words I never said next time, please. I think /u/some_random_kaluna was joking. Some people think that gas chambers, concentration camps, and ovens are inhumane and it's not okay to subject ANYONE to torture, regardless of what they did. Fuck them, right? It's so sad to see how the term "SJW" has devolved on reddit. SJWs now means "a person you don't like." This is going to be such a boring election. I'm sorry, really behind here, but what are PDE's and CHE courses? And E&amp;amp;M? What is "transport?" in BME? I think I want do more with tissue engineering or cancer research - stem cell specifically. Martreza (2015) is really highly rated on this site, so I'm going to watch it tonight. [Here's the link!](http://www.tewnet.com/watch.php?vid=b7cd3d1d8) I think you'll find that on a lot subreddits, but I just looked through the top 25 posts right now and couldn't find any of that. I wouldn't be surprised if that's somewhere there but it's certainly not what most of the subreddit is about. In general, Reddit is filled with lonely, shy, awkward, and alienated men. It's one of the most upvoted sentiments over in /r/AskReddit for a reason. I feel you, haha. In my real DL picture, I look stoned out of my mind. He's not trans, he's looking to destroy male gender stereotypes. There is a difference. Fuck. Did I chose the wrong industry? I don't mind going back for a master's in electrical engineering. This stuff is just a ton of fun. thank you! I had a fro back when I made it, but I cut it down. It's growing back fast tho! That's super sweet. :) I hope you and your pup have some fun this weekend! Does the dash charging live up to the hype months later? (The claim of "30 mins to full charge" seems too good to be true.) Have you experienced any charging port issues? that's what took my OP2 down. college aged. Nidalee is a cat, Renekton is a crocodile. Haha, that's true. I just honestly have too much hope in people. I really thought that confronted with the facts, CoMan420 would have thought that structural racism contributed much more to Black income inequality than it does. I thought he would have had more empathy. This is my approach, too, but I'm tired of dealing with anti-black POC honestly. ahahah im dead Gentrification is so depressing. I'm sorry that you are experiencing it firsthand. I wish there was something I could say to make you feel better about your home being taken away from you right in front of you, but there isn't. Hope you feel better anyways. oh, that's right, forgot about that! Since my age is relevant, tell me: when does your regard for human rights desert you? Is that in your graduating year? or does it happen somewhere after your done paying back loans (lol)? When did you personally start to disregard someone's human rights? Personally, on morg, I level QWE by level 3. I just like having all three spells on her. Thank you, I'll go check it out!You mean my life experience? Not really that unique in general, I think, but in my area, not having a really happy childhood is weird. Moved around, had alcoholic / abusive dad, lots of family deaths, had a lot of experiences with rape and sexual assault (not personally, but to my closest loved ones), obvious everyday bullying that comes with being black in a predominately white area, and some more stuff. Orange County is known as a happy sheltered place for a reason, so most of my friends never had any experiences like that. It's so frustrating... It's why the movement can't be led by straight cis upper middle class white women. I was so opposed to the idea of it at all that I would call myself an "egalitarian" though, and cared way more for dismissing white feminism than helping WOC, know what I mean? I was so focused on hating cis het upper middle class white feminism that I forgot to love my brown and black sisters as much as I should have. Isn't "I am much more evolved than you" verysmart material? I'll consider deleting it here, and cross posting it there, though. I don't think this dude is a monster, or anything like that at all. I never said that. I feel sick imagining the guilt he feels about the pain he caused her. But I feel even more fucking sick about the violation she must feel right now. I know they love each other, you can easily see it in the way she writes about him in her post. She feels guilty even writing this post, and for feeling the way she does. Regardless of what love she feels, he wronged her, and she needs some space right now to heal and process things. "Safe" means somewhere she can process her emotions about this completely. I apologize if I didn't make that clear, and I think you are right. (I apologize, OP! If this made you alarmed, I apologize.) She can explain things to him once she is ready. I would agree that once she feels ready, she should talk to him, especially if she wants to continue dating him. I wouldn't consider it morally wrong if she doesn't talk to him about this though. I know the word "trigger" is hated on Reddit, but she might associate his face with those earlier experiences she had with non consent, as well as the violation she currently feels. If he does trigger negative emotions in her right now, she is completely justified in not wanting to see him again.Anyways, like I said, I don't think this guy is evil or any shit like that. This sort of rough play is hot for a lot of people, me included, but it needs to be discussed first in order to avoid situations like this. Something like "Babe, it's really hot when you touch me and I tell you to stop and you disregard it. I'd love it if you did that sometime." I am not a lawyer. I don't know what the law says about the legality of what he's done. I'm not advocating she goes to the police. I never demonized him, please read it again. I said he made a mistake. I said he wasn't infallible. I said she should she take care of herself, and if that requires space from him, then she should take the space she needs, and re-engage once she wants to. I didn't say he was a rapist. I didn't say he was a bad person. I never said he was a criminal. What do you mean when you say a shelf? I hadn't heard of a co-op before, I'll look into it! Thank you for the hope about the job market, I hear so much doom and gloom about it online. I'll see if I can make the switch! It's not fair to downplay it as "ideological purity." People died or were imprisoned because of HRC or policies she has supported in the past. Many, many, many people. I can't support that. Is this sub an actual pupper? what's the situation? Wait, literally how is this threaded vote brigaded or doxxed at all? Lmao. Also, like [this](https://www.reddit.com/r/AskReddit/comments/50z6wl/if_each_subreddit_manifested_itself_into_a_person/d790zi9) <text:s/>commenter said below, SRS wants to link to the majority upvoted opinions they disagree with. Not to random down voted comments. If a comment is down voted that they think should be, then Reddit agrees with them. How hard is this to understand? That's true, and I have some experience with Python as well since I took a CodeAcademy course. Do you think there is any difference between teaching myself to code and getting a CS minor? [Just another Habesha fuckboy](AMHA) Thank you for responding. I know I'll be fine, I guess. I'm just bummed about everything. I've recently cut off some other friends, and I was a little apprehensive face that for a short while, I won't have any friends talk to. I'm a friendly dude, though, and I'll make friends soon. Really? I would have thought it could help you specialize for research. What are minors useful for then? If it doesn't change anything, why do people do them? Thank you for your help! Tell me whatever it is you think it is I'm leaving unsaid here. It might be a part of it. If it is I don't think I'd be able fo fuck w her anymore if I found out And yeah I hate this shit lol feelings are a mystery even when they get explained to me so without explanation it's even worse That's a great question. I'm reading through the original article and I can't find anything specifically detailing it, and the actual study is link is down. I'll keep looking! That's a pretty respectable position, I get it. If you try reading up on the cognitive functions behind the test, it might yield more interesting results for you. Sarcasm doesn't invalidate what she said in the slightest. I've never been more hopeful, lol. Thanks for the wealth of resources and information here. I appreciate you taking the time to type this up! I don't know if this will apply to you, but try to spend the time you did on religion in some way getting in touch with yourself. When I became an atheist, I realized the reason I liked prayer was the pensive and contemplative mood it put me in, so I try to meditate now. Practice some self-care in whatever way works for you. Cowboy Bebop Oh my god, I read through that thread earlier today. I didn't even realize it was a rape joke, I just really thought it was innocent, like, "He didn't get a no," fam. :/ Mine is definitely skewed towards mechanical engineering. Second year we take Matlab, Solidworks, and LabVIEW and some biology classes. Third year we take statics, dynamics, fluid, thermo, mass transport, heat transfer, signals and systems, and quantitative physiology classes. It feels a little unfair that we get considered the poor man's engineer because we take so many similar classes, we just apply the concepts to biology. Yeah, and also, if the whole thing is completely accurate, why tell someone the exact ways they could manipulate you? Why on earth would you put that on a dating profile? Of course, this is assuming that MBTI is accurate.Obviously, people can figure out other's types just from getting to know them and how they think, but that's still a lot of information on how a person works. I don't know. Maybe I just don't trust people enough. You're confusing percentages with numbers. Black people make up 12% of the population. There are more white people in poverty by numbers because they make up 63% of the United States population overall. Basically, if 6% of the overall population is poor Black people, then that means that 50% of Black people live in poverty. If 6% of the overall population is poor White people, then that means 9.5% of the White people live in poverty. This is why it's important to look at percentages separately from raw numbers, because they are confusing and not interchangeable.Poverty and crime are sort of a chicken and egg case. Sociologists, Criminologists, and many other social scientists are looking into this, and finding that even more complicatedly, what poor people do BECOMES a crime. When a poor person is charged with a crime, they are many times more likely to not recover from it financially than when a rich person commits a crime. Think of it like this -- who is going to be worse off after prison: Paula Deen or a person who can't afford to pay a parking ticket because they are late on last month's rent? Exactly my dad's attitude. He hates it one moment, and is fine with it when I go through the course of reasoning with him again. He hates the most that my therapist is white. Sounds about white I know a few Biology undergraduate majors who are doing biomedical engineering in the master's program at my school. Look into [Boston University's LEAP program](https://www.bu.edu/eng/faculty-staff/forms/leap-advising-sheets/), it is pretty highly regarded for getting non-engineers into the field for a variety of engineering majors. I remember being born knowing everything about how law school admissions and rankings work, too. New band name Ah, I see. You should've responded to the hallmark commerical comment, then! Weird, I know, but I remember when you were like Gold and posting in this subreddit. Happy for you, congrats! My dad did the same thing. Things are mostly better nowadays; I still don't think things will ever be the same. It's definitely way out of line, and totally classic """nice guy""" Reddit material, but as someone who's been taken advantage of in this way a ton (free 24/7 therapist with no reciprocal effort) I gotta say I'm having a tough time feeling for the broken hearted in this case. Just like /u/thebenson said, there is a stickied thread. You can use this LSI predictor and plug in your numbers there! Good luck, I hope everything works out! http://www.lawschoolpredictor.com/wp-content/uploads/Law-School-Predictor-Matcher.htm R&amp;amp;D Engineer at a medical device company that actually gives a fuck about its customers. How's that Dash Charging? And have you had any charging port issues yet? Of course not, but if we are talking about changing the way we talk in order to be gender inclusive that's not a bad question to ask. I hate that reddit won't ever take you on your points and just call you a SJW or tell you you're being too PC. Show me the studies that find that women are predisposed to being gossipy. Please carefully read what I'm saying, it's not opinion at all. All I said was that reddit is a majority white, do you disagree? and most white people can't understand structural and institutionalized racism, which is backed by studies. Have you ever conducted a study of your own in this field that you can show me that proves this wrong? These are the only things I have said. I literally never said white people ignorantly generalize. I said they can't understand racism, and that is just a fact proven by the study above.Nope, they are not perfectly preventable. The economic situation of African Americans is not a consequence of their laziness, but of overt and obvious and also, more subtle and dangerous restrictions on their economic development. Conditions in this country were intentionally made to benefit white Americans, and not to benefit Black Americans. Let me show you studies, and historical context that back up the fact that being Black in this country, regardless of attitude, I mean entirely regardless of attitude is a huge disadvantage:Income Inequality:Besides this having historical roots in slavery, which is tired and always repeated, the FHA greatly increased income inequality. In it's idea, of course it seemed a way to help the underprivileged in America, which was mostly comprised of minorities, but ["the FHA explicitly refused to back loans to black people or even other people who lived near black people."](http://www.theatlantic.com/business/archive/2014/05/the-racist-housing-policy-that-made-your-neighborhood/371439/) This allowed white Americans to buy houses that appreciated well in value, but not Black Americans from buying these same houses that are highly valued today. This means that the White middle class was heavily subsidized into existence, whereas the Black middle class was never allowed to happen. Keep in mind that in 1934 there was very obvious other sources of racism to keep Black people down in America. Do you think that when the Civil Rights Act was passed in 1968, 34 years later, that things magically became better for Black Americans? Nope. We both know it didn't. The value that the properties that White people were pretty much given had so skyrocketed that in 1983, 15 years after the Civil Rights Act, White equity was 10 times that of Black equity in the country. [The average Black FAMILY was worth $10,000, and the average white family was worth $100,000. Even 15 years after the law had passed](https://www.google.com/webhp?sourceid=chrome-instant&amp;amp;ion=1&amp;amp;espv=2&amp;amp;es_th=1&amp;amp;ie=UTF-8#q=wealth%20gap%20white%20black&amp;amp;es_th=1). 1983 really wasn't that long ago, but somehow the situation was actually improving. The gap was slightly but steadily closing. Then the banks had the wonderful idea that predatory loans on the impoverished, which we both have to agree because of the facts above were primarily African American, and many Black families lost their houses, and income inequality became worse than ever. In 2013, after the Great Recession that primarily hurt minorities, the average white households were worth 13 times the average Black households. Yep. Even more recently than you would think, 13 times. Income inequality today between the races is worse than in 1983. Directly due to banks hurting Black communities. Now I know what you're thinking. "White communities were hurt by the recession too! Everyone was hurt!" And I get that sentiment. My dad last his job in the recession. He was jobless for a while, and money was very tight in our household. I understand how it is to hurt financially. But White people were not hurt NEARLY as bad a black communities. Watch [this short video](http://money.cnn.com/2014/12/12/news/economy/wealth-by-race-pew/) that is sourced. [Black unemployment was also much worse during the same Great Recession.](http://thinkprogress.org/education/2014/06/25/3452887/education-race-gap/) Income inequality today is not the result of Black people being lazy. It never has been. Educational InequalityWhile this gap is closing, it is very obvious and easy to understand why the income inequality explained above prevents many African Americans from going to college which is basically a requirement in this economy to be a member of the middle class. I know, there are many jobs that don't require college degrees that make money, but the majority of work today that can even land you in the middle class is held by people with degrees. Obvious historical bans on African Americans going to Predominately White Universities, and the delegitimizing of HBCU's, have also contributed greatly. Pay Gap[Did you know that with the same application, a white felon is more likely to land a job than a black person who has never gone to jail?](http://ac360.blogs.cnn.com/2008/08/09/study-black-man-and-white-felon-same-chances-for-hire/) [Or that a Black college graduate has the same chances of getting a job as a white high school drop out for the same application?](http://thinkprogress.org/education/2014/06/25/3452887/education-race-gap/) Obviously these all tie in together, so I'll let this one be shorter, but let's assume you get past income inequality and can somehow afford college. [Even for the same job, African Americans are paid less just for their skin color in high skilled professions.](https://www.google.com/webhp?sourceid=chrome-instant&amp;amp;ion=1&amp;amp;espv=2&amp;amp;es_th=1&amp;amp;ie=UTF-8#q=pay+gap+race+same+job)I don't know if you are white, but if you are, I'm not personally blaming you for this. You didn't have anything to do with these institutional disadvantages for Black people. You worked har</text:p>
          </table:table-cell>
          <table:table-cell office:value-type="string" calcext:value-type="string">
            <text:p>intp</text:p>
          </table:table-cell>
        </table:table-row>
        <table:table-row table:style-name="ro1">
          <table:table-cell/>
          <table:table-cell office:value-type="string" calcext:value-type="string">
            <text:p>It is just arguing semantics. To many on the consumer end, beta and production phase both share the same fact that they are not mainstream release ready Are you a jack of all trades? probably not. Asking me to make the bot is like me asking you to figure out to treat your own child who hypothetically has a medical condition, assuming you are not a doctor. What to? Sorry I am exhausted and just looked for something global before I might get timed out One game I played actually adjusted the stamina recharge speed once hitting a certain level. For now I can just time my event choices to empty my stamina and level up and the end of every other stamina bar but I am soon going to need every other 2 So a Gogeta lead, what about friend focus? GT Trunks has more links to power up both Gogeta and Vegito having both golden warrior and PFB. I can very well get him to launch super attacks all day and an 80% super ATK boost is better than regular attacks with a 50% boost over 5 kiThere is a level 75 on my friends list with SSJ4 Goku dokkan awakened so I was figuring this is possible at lower levels. I can't afford the team cost to dokkan everyone here right now It's only a $20 difference. If the power phase can allow for a mix of a higher clock rate with lower voltage that will surely pay for its self, especially since the 1070 has the headroom to outlast my 460 from time of purchase I wiped all the partitions from outside of windows from a live USB of linux prior to this and the bios was empty of any windows bootloader option. When reinstalling Windows 10 there was nothing. Got any other low tech assumptions besides not doing a 7 pass wipe the first time? King Kai stated they can't die again, everyone else in the other world when Kid Buu showed up mostly did not know what it meant to be killed there if they were to be turned into candy and eaten there, or if that other world planet were blown up. So I think it is fully possible that Goku and Vegeta could at least get a body of steel like Tagoma had at least by getting their ass kicked past the normal point of death constantly while in other world. Vanguard with the power damage boost equipment and the L-89 Halberd assault rifle. Alternatively I have a sentinel or soldier right now. I actually made a new PSN for a new name (I got a 2 day trial playing the old one) so I don't have my soldier anymore but figured Vanguard till I get good weapons and I saw threads when searching that the old charge and nova approach still works By parallel you mean I can pretty much run multiple DE's at the same time? As for distro what I searched before was openSUSE vs. Kubuntu and the threads plus videos I found mention bugs with Kubuntu not seen in openSUSE, besides that I find more people preferring openSUSE KDE. One result was very specific about it being Kubuntu 16 LTS being bad while Kubuntu is typically good.The system I plan to run Linux on is is OK far as programs, everything I am using on the laptop can be done in either distro. I'll keep that in mind for using Ubuntu/Mint, there is actually just one area I haven't checked yet being cryptocurrency wallets far as distro. Ubuntu i am pretty sure is already good here. Ok that's a relief thanks. I was afraid I wasted 5 Kai's Think back to the 2008 elections. Obama dealt with Hillary's dirty tactics and she had screwed up as secretary of state, why she was chosen for secretary of state may have been for her name, publicity and headlines. But his endorsement video is just not sincere. These projections are annoying. Here we are last month of the year. No 10k BTC, 3k BTC, or even 1k BTC is happening this year. Sure it will go up but without an economic collapse this is all long term Only one card that he is an authorized user on, the rest are all theirs. Closing that account won't be fun but that is the only account that maintained payments, just not a good credit utilization so that one may not need to be closed.I don't really know the details of secured cards or these cards you deposit money to rebuild credit but I can probably figure that one out. Only if I were to manage to sell the CPU and Mobo separately first which may be my biggest challenge Oh, I thought they all cycled in a day because it is just the time of the week. That makes it seem reaonable to get them all now actually. Those ricks don't regard terrorist as one of them, making him less than a rick It's past now but this is a limited time mission so I just want to play it while it last, and it could get experience points up since it does have an APEX boost there. I'm pretty sure unity in Ubuntu is restricted to the left side only. In a Solus Budgie video I was able to see the settings and it only had top and bottom. I personally like to move it between right and bottom depending on what I am doing so being locked to the left hurts me if I want to make more space in side by side windows In that case I may pass on the Saphire and wait on Strix. Got to treat my old motherboard with love if I want to do crossfire. Showing people that Hillary Clinton documentary from before this email and fraud election scandal is enough to get people who were voting Hillary to not vote. I show the video to people personally rather than spread it online because people aren't going to watch it seriously online unless they came across it on their own. Is the 470 coming soon with a specific day? Right now the RX 480 beats the previous gens in efficiency for mining but is just slighly below in power. Meanwhile the GTX 1070 is considered the best card for mining for those who can fork the markup price. Do either of these have the option to move the main task bar wherever I want on screen (preferably to the right)? Perk is both mobile and web. Also with many sites you may find that some work well on one computer and poorly on another. There is no logic as to why, but I can tell you a fresh windows install on my desktop continues to perform poorly on EarnHoney, and poorly on Perk.tv yet runs great with Viggle.tv which is powered by Perk go figure. And my labtop is awful on Viggle and great with Perk.For the most part those are the only passive ones. And Some people say Swagbucks Videos are passive but they just don't keep playing for me. Bumble has a much smaller bio size than tinder. Hard to show personality in the swiping process on the shallow app. As a 7/10 guy who is out of the 9/10+ easy button category I find Tinder works WAY better because once I lure the matches with my bio I actually <text:s/>conversate well and live up to it in person. I'm pretty sure the test would have flagged the CPU as incompatible This is new to me. Do these websites pre install it on their own custom labtops or am I able to go with something like ASUS for example? Hoping nobody jumped on the stuff I wanted here with so many PM sent messages here I remember the stories about the GTX 480 hitting over 100 celcius and making a fire in one case Motherboard damage due to the PCEe over draw when running crossfire https://bitcointalk.org/index.php?topic=1494859.msg15438133#msg15438133 I need this card to be released I believe the rules are not to post ref links to the most common BM services, check rule 3 It's slow leveling up strike teams to the point they can take on all the missions. Without good mods, everyone with their high levels just vote to kick anybody with a low APEX score from gold matches where the real credits are earned unknowing that I may have actually played my share of ME3. I just can't get mission funds fast enough to buy both of the current mods right now, actually I can't make enough for the more expensive of the two at all. Kind of wonder what is worth it and what is better or skipping so that I may have the funds for something else later Not expecting 10k by this year if you are asking how I think. If you are asking how I feel just fine because I ignore all price suggestions and I trade between coins with pinpoint accuracy just before any price shifts I don't want cars to crumble easier in general. I just want to download a monster truck mod and set just that one monster truck alone can crush cars. Doesn't need to set cars on fire as a result but at least crush cars just enough implode them and lock up wheels If the death tool was the same, I choose in favor of pedestrians. They shouldn't be the ones killed because someone wanted to take a nap behind the wheel. That's the big feature Bumble advertises. I'm wondering if they have something like what I described or not in the settings. True, but the same user has responded regarding the temps he was getting on the cards which were 80c which isn't a meltdown from overclocking the card as much as the motherboard being overloaded. That is a very cool temp under load. Is yours a 1070 or 1080?edit: viewed post history and I see it's a 1070. That is a good OC. And I realized you mentioned offset so that made everything else I removed irrelevant.I am just curious about undervolting it and aiming for performance to wattage efficiency but it's probably good. I do not plan to do crossfire so the total power draw of the motherboard is not the problem for me. I am more concerned about the health of the PCIe port its self. Does this potentially damage the PCIe x16 2.0 slot? I never sign a referral unless the source is exceptionally detailed about using the service. Is that going to just recognize some embedded Win8 key on my systems bios/UEFI or is this going to put me in a Win10 trial? That is the main thing I am confused about right now. Windows works, It is just buggy in some ways and not displaying my external file backup drive in folders for some reason. I pretty much messed around with some partition tools to shrink the Win10 because it was hogging over 100gb of unused space while choking my Linux install room to only 35gb I can't even pass the first round even though I got some strong players. I am looking at the guide thinking his makes no sense without certain items or something. An STR team would require awakening and leveling up, and lots of hidden potential. AGL on the other hand I have most of my players ready. Here is a screenshot of all my SSR and UR cards. Super Vegito is a 2x dupe but the problem I face is the RNG loves to make everyone super attack him making his guard and counter irrelevantHere are my AGL and STR cardshttps://i.gyazo.com/64fe91b5dc87b36d2db7ec0e438a4141.pngSSJ4 Goku and Gogeta are each 1 dupe. Rose has minimal hidden potential but SA10 at least. I can only afford 5 strong cards in my team cost right now Even at 14 I get booted SBTV just autoplays for you? I'm wondering if running SSJ4 Goku in a mixed STR and AGL team is a good idea? My reasoning is I can select SSJ4 Vegeta and them two can combo with links while each leader can buff my Gogeta and Super Vegito equally, and them 2 are a combo linking force also. Not to mention I have 2 dupes on my Vegito so it has become a very valuable roster fillerBeyond those, I do not have any other AGL players with good links. I could throw in a GT SSJ3 Goku as either STR or AGL, and a GT STR Trunks has good links for all of these players. After this I lack the team cost for anything else so I would run an un-awakened Jaco or some other fillers.My only other idea is the run SSJ4 Goku, Gogeta, use an SSJ4 Goku friend, and use the rest of my team dedicated to stunning and supporting them to do all the heavy hitting.What should I do? Thank you. This is the information I needed. How the U.S. support I ran into first could not tell me this when I asked is beyond me. I would not expect 10k by 2017 end without any big events Here is something on how someone else reports strong enhancements in empathy to movies, this seems to be NT however.https://thcdigest.blogspot.com/2011/12/weed-and-its-effects-in-empathy.html Dupe system? Must be new since I last played I will look this up right now I'm probably going to have to go to whatever forum the modders frequent and beg for this mod or hopefully be pointed to a line of code for weight value. I avoided increasing that at all for now. I was thinking maybe I could experiment with attacking a specific enemy with 3 ki being the minimum for Gogeta and seeing if damage increases. I just don't know how much variance there is in the damage dealt and luck There is no error code. The motherboard I tested has given me an error code for video output with the integrated on board video before. This error code did not occur now with a GPU plugged in nowI was planning on plugging this PSU up to another computer completely which would require less parts to unplug and re plug compared to my main one Can't. I registered for Perk with a facebook that exist only for dating apps, and other apps. It had no email which was OK on perk registration but a problem with Viggle. I later added an email to this facebook but it would not let me register with that facebook because it was already registered but stuck in the process. I I make a viggle by email alone, it may be considered another account and risking a ban. Actually I think I did register a viggle before I clearly knew that the 2 services were merged. I am sort of at mercy to be banned, and using viggle may just bring that to surface.edit: I figured what do I have to lose if the service is crapping out everywhere on me. Seems like it finally let me use facebook login on viggle, only problem I have is a random viggle account that never even earned one point. With one computer, the windows reinstall, it is not functioning any better. I have an extra Gogeta to do a dupe in the future. Eventually I will lead with a Lvl 120 SA10+ dupe boosted Super Gogeta I'll definately keep Fluxbox in mind, thanks. What's your thouhts. How should I sell this? Am I better off selling the Mobo, CPU, and RAM as a bundle and the tower + cooler separate, or just selling my entire system w/o GPU so its at least a nealy complete PC that can run any game in VR at full (with adequet GPU)? Price suggestions? Nope Everywhere and everyone says to buy Bitcoin through Coinbase, so the only alternative for me is to travel 60 miles for all the local bitcoin sellers What is the correct terminology for this feature so I can actually locate the correct extensions? I looked into pay for delete. It's not something the debt collectors want to do or are supposed to do so this might not be that easy. Luckily this person in this debt hole works on commission so I trust their ability to know the game and deal with these debt collector sharks but I can't hold their hand through that process. Charge and Nova seemed like something to do until I got the good guns. I am being given every sniper and nothing else right now so those are not an option. I am actually doubling down on Sentinel with the Shadow, it's so much more fun and I have the other gender to spec differently to cater the play style to a different weapon so I got my calling until I unlock something with Backlash, preferably the Asari duelist If I have a brand and I post the in game name on this current reddit profile, that leaves everything I write on any other sub to be dug into by some trolls. It's not an over complicated question it is a very smart precaution.Reason I ask anything on here is because using this account for general discussion and the other one strictly for the friends thread is possibly looked at as multi accounting. Yeah this is what I am looking for I'm not interested in the beeline. So basically I am looking for a way to just be hidden from everyone and only appear to those I like. If I appear in their beeline or regular search doesn't matter to me. Doesn't seem like Bumble has what I am looking for. Will this get Hillary thrown out of the GE? Is KDE Neon it's own distro or is Neon a type of KDE? I'm confused right now Go figure, the reason I dug this stuff out was specifically for the purpose of mining.I can see how that problem would happen. For instance with this old computer being HP it has a weak PSU that probably would not cover the PCIe power draw from the video card. I would sort the componants from the 2 PSU's accordingly although quite honestly using an 7 year old 620 watt PSU just to power the motherboard and a single video card may be below the ideal efficiency range of that PSU, and the same with the cheap HP PSU used for only the CPU and HDD. I'm not sure if this is worth the wall power draw and buying a single video card.I'm curious to just verify this PSU is fully functional at least. It was last time it was used. No. But it would be easier if the limited times I even log in I don't have to go through a bunch of verification because it thinks someone in Zimbabwe is trying to hack my account Step 1 does not work. It loads me up a blank tab. <text:s/>I see nothing in the email address logged into the browser in my inbox or spam box. I've seen results about voltage differences. It is not entirely clear that it would allow me to actually set the two cards independently. Not a favorite character, but his character could be utilized in westeros. And if you hated him, than you could hope for a white walker to end him, or the mountain. Ok so focus is a better word for it. I don't know if I'd like it or not for scrolling to bring the window to focus on top of other ones, but I know for sure that the ability to scroll an unfocused windows is just that important because it just killed the ease of use with how I use the desktop on DE's that didn't have it. I can play Dying Light with my GTX 460 just fine, meanwhile it says a 560 in the requirements. Low settings with minimal AA and it is perfectly smooth and still looks amazing.Sometimes a search on google just lacks anybody saying otherwise and people being told their hardware is obsolete, despite being strong enough. I just tried again now and in my bios there is no way to select the USB <text:s/>as EFI or anything. Here is a page that uses a laptop with the same bios https://superuser.com/questions/507111/if-usb-is-not-listed-in-bios-as-a-boot-option-does-that-mean-the-machine-cantI found this page when trying to find a method besides this one, because following exactly what is done in the suggestions has me here. I was thinking to maybe not use CSM since CSM only displays the USB as is but it just doesn't show USB without CSM by any means. Using a DVD is not an option because the hardly used DVD drive has a skipping gear or something, and that seems to require CSM anyway since it isn't in the default boot options.It's a 2013 Win8 laptop upgraded to Win10, with a 2012 bios/uefi How old does it need to be? Bitcoin mining hardware was taken over by ASIC's (Application Specific Integrated Circuit). Now bitcoin mining is a matter of people buying these machines that take anywhere from 1,000 to 1,600 watts.When people talk about mining with a GPU they mean altcoins. That last till the coin grows large enough for someone to take interest in developing ASIC's for it. Some coins are ASIC resistant however. There is a reason I didn't use that I just don't remember right now but will eventually when using it Virtual machines blue screens me right now so I can't test them out passively while keeping my own regular use intact. I would have to either reset windows now or install some distro and deal with it while running VM's to play with more and possibly re backup and configure everything again That was an insanely low price, a real quick sell price. That was not my original CPU but it's used value sure got cheaper from the time I upgraded, amazon included. Looking at ebay for the CPU I might have to consider if I even want to sell this or reset the windows install and make it a dediciated gaming rig instead (until games that exceed it come around) Him endorsing Clinton is a pure sellout tactic, or him just chooing the perceived less evil.</text:p>
          </table:table-cell>
          <table:table-cell office:value-type="string" calcext:value-type="string">
            <text:p>entp</text:p>
          </table:table-cell>
        </table:table-row>
        <table:table-row table:style-name="ro1">
          <table:table-cell/>
          <table:table-cell office:value-type="string" calcext:value-type="string">
            <text:p>Come to Europe if you're interested. In many EU countries doing a PhD is actually a job, for which you get paid a salary and no hassle with tuition. What do you mean with bullshit schoolwork anyway? A PhD in my country would be doing research full time and managing your own research project with a couple of BSc/MSc students running around under your supervision. Although I agree with all the others here that this relationship might not be the best idea ever, I also have the feeling you'll pursue it anyway.So instead, I'll offer some advice with regard to having a relationship with someone who is mentally unstable and I'm speaking from personal experience.If you want this, she'll need to get intensive individual therapy. But there is more. *You* need to get therapy. Realize that being with someone like her will be giving everything you have emotionally and mentally because you love her, and getting very little in return because she simply can't in her condition. This asks for tremendous personal sacrifice which **will** take a toll on you. You need to beat this by starting out with individual therapy for you straight away just like she. If you don't you'll find yourself in a *very* dark place and not only will you not be able to help her anymore, you will probably also spend a very long time on breing able to do nothing else but get better yourself. If that happens, this will cost you your friends and career. Last, you'll need couples therapy as well, maybe not as intensive as individual therapy, but both you have do not have any strong, good experience of what it means to be in a good relationship, and frankly, you two will not be in the position to figure it out on your own and make mistakes because remember, she's I'll and her recovery takes priority over learning new skills.I'm not saying what you want is impossible, I'm doing it myself right now, but you should be aware of what you'll put yourself through and take proper precautions to keep yourself mentally healthy. Media is also telling men that you are worthless if you don't have a body fit for a god and I don't see all the men on this sub hitting the gyms daily either. I don't think you realize how few women actually like let alone actively consume that kind of media and even if they do, following the advice from such sources is a whole other step to take... You remind me a lot of my long term boyfriend and our relationship. He also thinks of himself as adequate but.. I guess.. not on par with myself. I don't know, I disagree of course <text:s/>and it really hurt *me* knowing he sees himself like that. For example, he thinks I am the smart one, because I'm doing multiple majors without much effort and he's having trouble getting good grades for his single major. However, I see him as far more intelligent, because he is totally passionate about his studies and soaks up everything but sucks at making traditional tests, while I just know really well how to game the system and perform well at traditional testing but know far less then he does. What you say about your boyfriend jumping headfirst into things and for some reason succeeding at everything is also something I recognize in how my boyfriend looks at me. The thing is: I fuck up *all the fucking time*, but simply manage to hide it and still come out on top because I get the game I'm playing and that's just how I roll. This gives me a set of interpersonal skills which society really values, but I thing my hard skills are a bit overrated by people who know me, including my boyfriend. My boyfriend however, lacks a bit of these interpersonal skills, but his hard skills are way up there. What I'm saying: the fact that your boyfriend is with you means he loves you and thinks you are incredible and an equal partner to him. If he didn't think this about you, he wouldn't be with you. He's clearly seeing things in you you don't see in yourself. If this is striking a cord with you: know that your boyfriend doesn't think of you as the lesser partner. He might even think you're the better partner! Only you consider yourself the lesser partner.You should ask him about it. Ask him to verbalize why he thinks you are lovable and incredible. His answers may surprise you. Also, try to love yourself more. If *another* person finds reason to love you, you should be able to find reasons to love yourself. Edit: sorry, I switched around the genders of bio and step parent!Hey, I'm also an only child, 22 now and I have a 1 year old little halfbrother. When I was your age, this was one of my biggest fears exactly for the reasons you stated (also the competitiveness you are expressing in your comments, I get it..)The thing is.. at 18 you'll move out, and all those cozy little nuclear family things you are experiencing will be gone. You'll live your own life, maybe go to your dad's house once a month and you'll be calling your dad for advice on all kinds of practical grown up stuff. But the daily 'how was your day' conversations will fade.. and that's ok. Notice how I said 'your dad's house'? That's because in a few years you'll find yourself a new home, and the house you grew up with will less and less be your home.I would have been miserable with a baby in the house. It would have made me beyond sad as due to the divorce I had trouble feeling safe and secure in my home to begin with. That child would have made those feelings worse. If I were in your shoes, based on my experience now, I would be open with your dad and stepmum about your feelings. Considering they care so much, I would ask them to wait another year or two so you'll be able to move out by the time the baby comes around. About your competitiveness (I am so going to be downvoted to hell for this, but I honestly feel like this..) I found one thought incredibly soothing. My dad is older than yours. He's early 50s now. I felt incredibly angry that this kid would grow up with all the opportunities of a stable nuclear family, while frankly, my parents fucked me up pretty good and I'm fighting to become the best I can be *despite* my parents. But then I realized how <text:s/>I still have it so much better than my baby brother, because I'll have my parents (even if they are a bit flawed) around to guide and support me until into my 50s, while my baby brother will most likely have to bury his dad before he's 30. Maybe something you don't understand yet, but it is only now in my 20s I actually get to know my parents, because the parent-child relationship is shifting to an adult-adult relationship. I'll have half a lifetime to truly get to know my parents and make then proud of the adult I've become. I will be celebrating *so* many of my adult successes with my parents. My baby brother will only have 10 years or so to do this. There is *so* much up side in being the eldest, very early born child, which is and advantage any baby - even if your dad will have 5 more - can never take away from you. So your husband is a Dutch national. I get residency is an issue, but I reckon you should be allowed to travel all across Europe together with your husband under EU directive 2004/38/EC. This directive might not allow you to get residency in the Netherlands because your husband is Dutch (you would be allowed residency elsewhere in the EU together with your husband based on this directive by the way), but it should *definitely* allow you to travel through all of Schengen legally. Oh shit, it totally missed this. OP should disregard my comment in that case! I like your username. :P The US has a far bigger problem that maternity and paternity leave. The problem is leave and vacation in general. Every time this topic comes up anywhere it quickly derails into feelings of jealously, "why should someone get extra leave just for popping out a child", "why can't I get leave for caring for my sick mother". It is honestly *ridiculous* that the US does not have any statutory leave. This has nothing to do with egalitarianism, and everything to do with simply social minimum welfare one can expect from a developed country. That's the true issue. That being said, I found the article to be rather weak. The points stated have nothing to do with how hard 'paternity' leave is. Frankly, the points he made are simply called 'parenting' and you'll be doing it for another 20 years, just like humankind has been doing for many many millions of years already. In today's world, having children is a lifestyle choice, not a necessity. Yes, parenting is hard, that's a given and was to be expected. No need for the martyrdom. How long will you be staying with your parents? If you're staying a long time, maybe you can consider paying your parents some towards grocery and utilities? I didn't see those in your list, but those costs won't cease to exist... essentially your parents will be funding your savings, at the expense of their own savings. Maybe they don't even want or need you money, but it would be a nice gesture and they might appreciate it. Yes, being tiny and surround by bigger markets means (knowledge) export is your biggest trade. This has been the case for *centuries* in our country. Language education is made mandatory by our government because it's so important for the Netherlands on a societal/economic scale. The Netherlands is amazing, but not the right country for everyone. In r/IWantOut there was a guy who wanted to come the NL to study and live here and he asked what he should study to get a good job that paid 6 figures. That's beyond unrealistic as the Netherlands is a very much focused on equality in terms of socioeconomic ability. For example our minister president earns about 230k which is outrageously high really. A very telling statement about the Dutch is: 'just be normal and you'll already be weird enough'. The Netherlands is amazing if you want to have the perfect, comfortable average life, in that case, everything will be arranged for you by the government, but there are very few possibilities if you want to actually achieve something and do something great with your life. Ok, I get what you mean now. Here you go: <text:s text:c="3"/>ubuntu@ubuntu:~$ sudo fsck /dev/sda2 <text:s text:c="3"/>fsck from util-linux 2.20.1 <text:s text:c="3"/>e2fsck 1.42.9 (4-Feb-2014) <text:s text:c="3"/>/dev/sda2: clean, 267608/7266304 files, 3388126/29064960 blocksSeems fine right? <text:s/>Yup, I think TOEFL and the like are all reading based as well, which is what we use for admissions.I think this all the reactions to my post have motivated me to speed up learning some more Mandarin. I passed HSK1 some time ago, planning to pass HSK2 some time after summer and hope to pass HSK3 next summer or so. What you said about comprehension did make me think of something.. I understand quite a few European languages reasonably well and often if a student gets stressed or frustrated and I understand their native language, I just ask them to explain in to me in their own language. I'll reply in English mostly, depending on the language, but it does help those students get their point across and often makes them feel a lot better.It might help the Chinese students as well if they'd be able to speak in their own language, considering what you said about being stressed out because of the foreign environment and everything else that's going on. I think /u/silentdragon95 who I replied to originally has a point about trust in sexual relationships. I thoroughly discuss sexual histories with my sexual partners and am not the person to have one night stands. What use will it have to do a test if I know the is no history of any STD and I know my body best and I show zero symptoms? I'm also vaccinated against HPV, the STD that's probably most difficult to catch because of vague symptoms. Come to think of it, I've never even met a OB/Gyn or had a pap smear in my life.. it's simply not that common for young women here to do so.Edit: that being said, it's important to know getting tested in free of charge in this country. You don't even have to ask for it at your GP, you can just visit one of the government regulated clinics to get your test free of charge from a doctor you don't know if you don't want your own GP to know about it for whatever reason. But no 'campus clinics' or standardized STD testing and that kind of stuff I hear many US people talk about. Je hebt er nu direct bijzonder weinig aan maar ga nu alvast nadenken welke vakken je volgend jaar zou kunnen/willen assisteren. Als 3de jaar kun je prima 1ste jaar vakken geven. Studentassistentschappen verdienen heel goed en het is goede en relevante werkervaring. Ze nemen alleen vaak geen 6jes studenten aan. Een 9 is ook niet nodig, maar een goede 7.5 is wel zo handig. Als je je eerste jaar nogal verkloot hebt dan kun je alsnog door nu beter te presteren op vervolgvakken prima in aanmerking komen voor een assistentschap This is my main question as well. I actually want to get into shooting as a sport in my very anti-gun country, so I get the attraction to guns.. but I honestly don't understand why you'd feel the need to actually carry one. Is it to look 'cool' and making a statement about gun ownership? Cause that's just lame. Practically all STEM masters take two years, while most social sciences/humanities take one year. Most people on this sub wouldn't like it, but still: the BBC has an amazing series called 'Call the Midwife'. It's about a group of midwife's in the 50s in a rather poor area of London. It deals with a lot of really important issues, most importantly to me: how the lack of (hormonal, reliable) birth control in that time affected societal norms for women and the societal view on family and children.It also deals with topics like legalization of abortion, societal becoming less religious, the development of how people would go to hospitals to give birth (and get other medical treatments) instead of giving birth at home. Lots of things.The thing is.. I'm a 90s kid. This was the time when my grandparents were adults. This was their reality. And my parents (baby boom) were the first to deal with all these societal changes, but were raised by the generation for whom those changes felt so foreign. That BBC series was honestly eye opening for me. The world changes beyond recognition in the past 100 years or so, that's only about 1 lifetime! We are still as a society very much searching of what these developments mean for us and how all our values and ideals need to be revaluated. I believe this change of how society views raising children is part of that. Overall, looking back at your relationship of the past 10 years? Would you say it is a good, happy relationship? I have a sort of general rule for myself when it comes to relationship troubles. Relationships will always have ups and downs, but if the down is most dominant for about the last 10% of the total length of your relationship (in your case the last year or so) you should strongly reconsider your relationship. If not, for example in the case of down periods that are generally short but may pop up often, I think you owe it to yourself and your partner to try and work on your relationship.If that's the case, you need to talk to your wife and tell her that you are at the brink of calling it quits but that you want to work on your relationship and that this will mean two things: 1. the marriage is from that moment onwards closed again, and she needs to stop seeing Lee. Period.2. the two of you go to marriage counseling starting as soon as possible. As a woman: you should have just *told* her. This is actually a really interesting point. I frequent /r/childfree and one of the main annoyances of the people of there is how they loose their friends when the friends become parents. Mostly because when people become parents the number one topic to talk about is children, which childfree people are usually not really interested in. Thing is: nothing really stops you from seeing your friends once you have children. Or more specifically, if your friends had children, how would that fact suddenly change why you will or won't be lonely? I mean, once you have children the reasons or the ability of your friends to visit you will not change. Child or not, your friend needs to get in a car and make time to meet you. From my own experience (so totally anecdotal), at those younger ages, it was my mother, a couple of aunts and uncles and a teacher who would push me away from STEM, while my dad was incredibly supportive of it. I clung on to my dad, who taught me to stand up for my self and be proud of my interests. It's not black and white, but more like a tug of war, and such events could have helped me and my dad by getting me in touch with girls with similar interests so I would have an easier time knowing I was indeed not the weird one of the bunch. I by the way agree that we will never reach a 50/50 split in most professions, and that's ok with me. But right now, you see that in many cases there is a 10/90 split in disciplines such as engineering and nursing. This will never be 50/50 but I do believe we are missing out on talent. Even if it's just a few male engineers who'd rather get into nursing and a few female nurses who want to get into engineering, but decided otherwise due to social pressure etc. I think that's my bottom line: even if the percentages don't change, getting rid of the social pressure on men and women is still a valuable thing to society. That would work if OP and SO are willing to live in *any* other EU country besides the UK, as through just simple marriage, OP would fall under freedom of movement when together with SO... However, they want to go to SO's home country so the UK is allowed to put additional requirements for OPs visa... Which she mentioned in her opening post and includes a hard income minimum the SO doesn't meet. I agree on this second point. Maybe even mail the CEO of this company seeing that it's a small one. Just tell them you won't be pursuing any action but like to bring some things to his/her attention as you were very dissapointed with how you were treated by employee X and give all the examples you havr given us. Don't apologize for your mail or anything, just be dissapointed in how everything was handled by his or her company. Although, yes, good programmes *are* selective, the selection process is by far less intimidating compared to the US. In Europe, doing a masters degree after a bachelor is more or less the minimum expectation of many employers, instead of a thought through career choice as it usually is in the US. Because of this, almost everyone who has done a bachelors degree reasonably well, will find themselves a spot in a masters programme. The selection they usually put in place is only to cut of the bottom percentages, but not to select only the top percentages. (Of course, not including OxBridge etc).What would be the average GPA of your fellow students? Is your university somewhere top 150 (or even top 100) in the world ranking? In my experience, in the case of US universities, the quality of the university determines a lot of your chances, as there simply is a far broader range of quality and depth to them. In Europe, most governments govern education quality extremely strict, so any university in a specific country will not differ much in quality from the other. I've had family members for example go to US colleges and return home only to find out their diplomas couldn't be converted to university level Dutch diploma's, but only 'applied science' diplomas. This is because according to the government, the education quality of those specific unis/colleges did not line up with the quality the government expects from our unis. This album actually captures the 'European' university student look pretty well. Besides the whole issue being silly, you could try the argument of why *I* need a tv or music on the background. For me to get my 'hyper focus' going, I need a stupid TV or music I'm not paying attention to to act as a white noise that cancels out all other irregular noises (car alarm, people talking on the hall way, etc.) for the same reasons why you need silence. I don't mind studying in the same room where my SO is gaming or doing the dishes, because I don't notice him over my white noise. If your boyfriend is the same, you could tell him that you like studying in silence for the same reason why he likes studying with back ground noise. Yep, especially for engineerings.. I think 90% or so gets their masters, those 10% who don't do so because a University degree simply turned out to be too difficult for them or because of personal reasons. Really the only exception to this rule is CompSci for which the demand is so astronomically big that companies have good offers ready for bachelor students and will further train them in house. If you're thinking of doing ChemEng in the Netherlands I highly recommend getting your masters degree over here as well. It's two years, tuition fees are about 14k a year for students outside of the US, there are several options: the technical universities but also the University of Groningen (the only 'non-technical' research university that offers engineering). Doing your masters over here will get you a diploma which employers will recognize, you'll get two years to learn the language a bit - though this is not a requirement like it would be in Germany or France - and you'll build a network so you'll get a job quickly. Starting salaries are about 2800-3000 euros a month before taxes, which puts you on *average* (not even median, which is *far* lower!) salary already at the start of your career for Dutch wages. (Just to put demand into perspective for ChemEngs). I am (as a female) a MRA, but also a feminist. They don't exclude eachother in my oppinion. I believe MRA and Feminism in relationship to Egalitarianism can be explained by imagining the following Venn diagram: MRA and Feminism are both their own circles, which do overlap to a certain extent, while Egalitarianism is a larger circle than encompasses does two circles fully. So yes, in that way, MRA is a subset of Egalitarian believes. I have a spare Raspberry Pi doing nothing at the moment which I could turn in a tor proxy. Someone who's already done this? Ideas or recommendations for good tutorials? Things to think about or look out for? But why would you want to in a bullet journal to begin with? It serves no purpose to what a bullet journal is supposed to help you with: helping you efficiently and quickly organize your tasks. You sound like my boyfriend. :)I'll give you a slightly other point of view. Do you ever talk badly about your own appearance? My SO thinks I'm gorgeous despite having gained weight, but he himself hates his body and constantly brings himself down by saying out loud how fat he is (he isn't...) and how he dislikes his body. This fucks with my head, because all I hear is 'if you call yourself fat, despite even having lost weight, you are a fucking hypocrite and fraud when you tell me I'm beautiful and you make it difficult for me to believe you'. Yes! Lot's of physical therapist who get women with back problems tell them after a few sessions without improvement to go to a lingerie store to get proper bra's instead of the PT. I've been losing weight slow and steady. Recently, I traveled to visit my grandparents in their native country. Considering they are getting very old, and every time I visit might be the last, I decided, fuck it, I'm going to eat ALL the glorious home cooked food my grandmother will make it, and it will be amazing. And it indeed was absolutely amazing. So, back on track again back at home, and just broke through the lowest weight since before I left for my trip. I'm now at 80.5 kg. I've always had my eye on breaking to 80 kg threshold. Almost there... *almost* there. It's a fair question, yet something that I have difficulty with to explain. I was raised outside of Serbia, and although my parents (/mother) didn't explicitly raise me based on a strong Serbian heritage, it has been a constant factor throughout my life, as I was raised with the Serbian language, I visited church often as a child, many family members still live in the Balkans who we visit often, my grandparents own lands and houses passed down many generations, etc. My mother decided not to claim citizenship for me, or for herself, as when Yugoslavia fell, she'd been living <text:s/>in our home country for a *long* time and also gained citizenship of this country, and decided it wasn't worth it to her and felt rather strongly that I in that case also shouldn't get citizenship. However.. I can't explain it, but as I grew older, I simultaneously got more connected to my Serbian heritage and how it influenced my through out my childhood, while also getting more disconnected to it, as without my parents/mother, I didn't have any tangible roots there. It kept eating at me, this feeling of uncertainty, confusion and also a feeling a pride for my background I couldn't place. I felt my mother - by deciding I shouldn't get citizenship - took something from me that actually *did* belong to me.. once I found out I could only claim citizenship through decent until my 23rd (? I believe), I just decided I wanted to do this, as in the end, all I had to loose was some time and money.That being said, I travel a lot as well. And I must admit, having visa free access to countries like Russia and China does have its benefits! :) You know what I think is funny when people don't go to Groningen and instead go to cities like Amsterdam and such? Groningen might not be big, but it's still the only city without night curfews for bars and clubs. Amsterdam for example does have a curfew. This is the only city in the Netherlands where you can literally party and drink until 6-7 in the morning. The same goes with social / student life in general. Groningen might be small, but it lives up to the big cities in many things that students care about. Also, this being a small city means rather cheap living expenses.I do miss the array of specialist shops a big, more metropolitan city has, or the proximity to major international airports, and facilities like major NGO's which I might be interested in to volunteer for being based in major cities. I most likely will move to a bigger city after getting my degree because most big corporations are also based there. Etc. Etc. About CZ, I'm always super afraid that wearing CZ comes across as 'trying to pass them off as diamonds' but clearly they're fake. I wouldn't want that. To me, it feels the same as wearing fake designer handbags, which you wear to show off the brand, and in that case, wearing a fake is just ridiculous. Being in a relationship with someone is supposed to make your life happier. Are you happy? It's not really a problem with management who are deciding on who to hire. Actually, many European universities have policies in place which highly favour women (in STEM fields) to a point you may very well say it's discriminating. Although yes, these fields usually have less then 20% women in any scientific position that's higher than a post doc level. My own university has research institutes that have none actually. This actually causes problems with regard to work environment and providing role models for students. So.. why are there so little women in academia? No science to back this up, but my own experiences tell me that many women actually *want* to be in academia, as the number of female PhD students is actually quite high, maybe not 50/50 yet for engineering in my country, but still quite good. However, when you want your career to progress in academia you need to be able to handle the work load and stress that comes with really devoting your life to your research and you are also required work abroad for multiple years before getting being able to become a professor (at least in Europe if you want a position at a decent university). After you get in at an assistant professor level it is still a *very* competitive environment. Everything is measured. The amount of PhDs you have, how much grant money you bring in, citation indexes and number of papers.. everything. You want to become an associate professor? Sure, go ahead, if you meet the minimum requirements.. you want to be full professor? Well.. we only have room for 1 full prof for every 2-3 associates.. and really, if you are not good enough to be a full prof, most universities kick you out eventually because there are assistant professor waiting to take your spot which have more potential. Work/life balance in academia is absolutely awful and I believe this is the reason why there are so little women in academia. However, once you get in - which is also something I personally experienced - you are very much respected and treated as equal. Well.. some of the computing science and physics men in their men cave offices need to be told to store away their nude calendar posters once they have a female PhD joining them... but that's about it. I did a fsck on my HD, no error code as far as I can tell <text:s text:c="4"/>ubuntu@ubuntu:~$ sudo fsck /dev/sda2 <text:s text:c="3"/>fsck from util-linux 2.20.1 <text:s text:c="3"/>e2fsck 1.42.9 (4-Feb-2014) <text:s text:c="3"/>/dev/sda2: clean, 267608/7266304 files, 3388126/29064960 blocksI also did the long 30 min smartctl scan (which is why it took me a while to reply to you). The report gave me all kinds of data, not quite sure what to look for. <text:s/>It's a cool community but damn they are into the 'pretty, colourful bujo' trend which can become slightly creepy and obsessive from the perspective of someone who just uses bujo as a productivity tool and doesn't give a shit about how the bujo looks as long as the thing does its job properly. A Chemistry diploma is any case is a good start, there is more than enough work to be found in this field. Start looking around for post doc positions at universities if you want to go the academic route, but if you don't, look for the big multinationals: Shell, Akzo Nobel, ASML, DSM, pharma industry etc. These companies usually have positions open for chemistry/chemeng students and considering their international culture the language requirements aren't that strict as with smaller companies.I believe in the US when you do graduate school you do a combined masters+PhD track. Depending on how far along you are you can also have a look at taking out your masters and do a PhD in the Netherlands for example, as PhD over here are employees who receive a salary, not students. It is a competitive market though. UK graduate, but are you also a UK national? You seem like someone who approaches things very directly and rational and doesn't play passive aggressive games. You already informed your SO about your letter.I would simply tell your SO: I have very good reason to believe you are cheating, but if you say you are not, I want to believe you because I love you and want to spend my life with you. And if you're saying you're not cheating, I need you to right here, right now open up your phone, email accounts, bank and credit card statements, Facebook and other social media accounts so I can look through them. You can stand next to me to watch me go through everything, but for the sake of our relationship I need you to do this for me.Make a list of all accounts you want to have a look at beforehand. Also ask to go through his wallet so you can check for any credit cards you didn't know of and maybe you'll find some cash receipts. If he makes excuses, you know he's a piece of shit because if he's clean, after 5 years together, surely he shouldn't have anything to hide you didn't already know. If the roles were reversed and you were wrongly accused of cheating, you'd probably be willing to show everything to him, no? So if he doesn't want to... Yup.. he's cheating.Don't tell him about the hotel etc. With some luck, you'll find a CC statement for that hotel. Must suck to have reality of how difficult, time consuming and life depriving it is to raise children smack you in the face. I'd suggest to take option 1. She is Dutch, we are very, *very* direct in our culture. You can see traces of our cultural directness in how easy it is for her to 'correct' OP about cultural issues, or how she is 'inviting' herself to heritage events (which to her, probably isn't seen as inviting herself, she most likely simply thought she was actually asking, but it clearly didn't come across like that.) As a Dutch person, option 1 really doesn't come across as aggressive to me at all. It simply comes across as clear, upfront communication, which we value. I do think CS would be one of the degrees that is doable at B2, the fact that you've been B2 before you spent some time there a few years ago may does not say anything. B to C level is the biggest step to make in language learning, many get stuck on B2, because you need to really get some immersion going on or active daily/every other day training to get from B2 to C1. So unless you have being working at it actively, you'd probably still be at B2.With CS you'll also have no problem finding a job in Europe. And if not in Francce, you can move to Belgium (also bilingual French/Dutch) for example. I live in the Netherlands, and most of the CS students at my uni are picked up by companies way before they graduate.I think what's important now is for you to figure out the visa application process, considering I read below you don't have UK nationality, only ancestry visa and to contact several of the uni's you're interested in and see if they would do an informal assessment of your diploma's to see if you have a good chance of being admitted. I agree with this, I speak 5 European languages rather fluently and have read the HP set in 4 of those. Whenever I pick up an Italian/Spanish/Portugese copy (languages I don't know), it's actually doable! I love your post. Your husband reminds me very much of my own SO. Silliness galore. Anyway, I wouldn't ask him to stop being his silly self. Can you compromise? In my relationship my SO starts off super silly and I'm like: 'sex? Ok, sure!' (and also sometimes '*really*? No, not right now').. but once we get in bed my SO is rather gentle and romantic. If this is something you'd enjoy as well you could approach him with the question to be more romantic when you get in bed as an explicit foreplay step, you'd simply be adding something new to the current routine, and because of that you're not going to 'hurt his feelings' for him being the funny person he is. Both her parents are Turkish though, and I believe Turkey has jus sanguinis laws of nationality. In that case, even if she doesn't have (even if she never applied for) a physical copy of her passport, she still is a Turkish citizen by Turkish law. Like you said, they're not considered controlled drugs by the UK. So you'll be fine. However, in many countries psychoactive drugs are controlled and *would* require documentation. I used to have daily heavy opiate based pain medication. If I had to travel with them, I'd need a doctors note, stamped and dated with a couple of official looking stamps and signatures. It never was much of an issue, except that for my opiates, I would need very specific documents with very specific stamps because those *are* controlled substances. If all your bottles have the original stickers *with your name* on them, you should be fine when going through customs. If a customs agents open up your bag, they'll take a look at it, ask you a couple of questions, compare the name on the stickers to the name in your passport and you'd be on your way. If I were you however, I'd simply get a doctors note to take with you, because you might encounter an incompetent customs control agent and it might help you get out of that situation quick and without too many questions (especially considering most of your drugs are anxiety related?). Maybe you can find a general form for the UK controlled drugs and forward that to your doctor so his/her note contains the same info? As your drugs aren't controlled, you wouldn't need to worry about getting the exactly right documentation and stamps like I had to, but I'd get that note, just in case. Damn, burn. You kick ass. So what happens now is you get into your car, get yourself to whereever your parents are living, park the car, go to the house, tell your kid to get into the car right now, get back in the car and drive away. Your parents just lost the right to ever see your kid again while he's still underaged. <text:s/>I think a monthly limit would work actually. Other posters are saying 'you'll still be spending money, just stop spending it on shit'. But the thing is, you're young, and don't have a lot of experience with making judgement calls on stuff that you need vs want and how useful/fulfilling an item in the end will be. Giving yourself a limit that's low enough so you'll start considering *why* you want a certain item and that will make you pick one thing over another, will teach you these comparison and evaluation skills that will carry over to many other aspects in your life. So, I do one thing at thw time, either getting echos, rushing towards a boss, explore a new area, training my parrying, etc. Once I step away from the lantern there is a goal for that run. Explore mode for me is just really that, exploring an area without paying attention to etting echos and even expecting to die. Walking to random places just to see what's around a new corner. When you have that mindset for a specific run you don'y care anymore about looses echos and aren't angry when you die, it takes away a lot of stress and fear. This question is honestly impossible to answer without more details on where you'll be living.. even where you'll be flying to. Europe is not one country with one overarching justice system. Every country will have its own laws. She doesn't get to 'allow' the father to have 50/50 custody. That's really the default any court should strive for, unless there are *very* serious reasons not to do this. As much as you wouldn't like your partner having custody of the kids, your partner has just as much right to the kids as you have.(And I'm saying this as a child of divorce who got fucked over by a pro-mother system of law) You should check the entry requirements for a masters in education, like, right now, before you start making plans. EU higher education is not like the US. Here, you usually have to get a bachelor in a field relevant to the master degree you want to do as an admission requirement into the master. There is no 'doing random college stuff' and transferring to law school or med school. No. Here you would do a full bachelor in Law of Medicine (with only courses from that discipline) which you need to get into a master of that field.Education is a bit different though. In my country a masters in Education can mean two things, either a Master in Education Science or a Master that gives you formal accreditation to teach a specific course at high school level, which we would call an Educational Master in German/Mathematics/Physics, etc. The thing is, if you want to do a Master in Education Science, you would need a bachelor degree degree in Educational Science or Pedagogy, a BA in Psychology that does not specialize in Educational Science might not be enough. For an Educational Master, you need a bachelor degree in the field you want to teach. So if you want to do an Educational Master in German, you need a BA Degree in German or European Languages specializing in German. Etc etc. You're Dutch, so he first one, just let it slide, live and let live, don't bother yourself with other people's business, blabla, that's how we rol. Next time this happens however tell your teacher after class you don't find it appropriate and as do many others in youe class. Let the teacher solve this. Again, you're Dutch, so nobody will feel awkward or angry or whatever if you just state your oppinion rationally. I met my SO when I was 18, at my first week of uni nonetheless, and he was close to 6 years older than me. We have now been together for over 4 years and live together as well, and we have one of the most healthy relationships I know among my friends and acquaintances. But here is the thing: I had been through some heavy shit in my teenage years and was on all accounts very much more mature than the average 18 year old. Yes, my SO was in a different life stage, but we were able to communicate and understand eachother on the same emotional level. We were also both at a very emotionally stable point in our lives. We were and are in many ways eachothers equal and grew together over the years.The thing that worries me about this girl is how she talks about 'being lonely'. That in it very self shows she's not emotionally stable enough to handle a tricky non standard relationship because of the age difference. She does not seem to act out of infatuation or love for you specifically, but simply out of the need for emotional comfort. And that's not something you should want for your life. Yeah sure, these are things you can compromise on, and yes, you are right that non of these things are deal breaker level issues.But.. at *only* 2 months in, did you consider the option that maybe you two simply aren't very compatible people when it comes to being in a relationship with one other?That would be no one's fault really.. some people just don't go that well together. Hi! I have a rather unusual size, I'm shorter than average and have an hourglass figure with a big hip to waist circumference difference. I rarely find clothes that actually fit. I practically need every piece of clothing I buy (unless it's basic t-shirts) to be taken to a seamstress, but this makes me hesitant to buy things because I never really know beforehand if a seamstress is able to make the alteration I need. So I guess my question is: what are the big no-no's in terms of what is and isn't fixable and what are the things that actually are easily fixable but people usually don't know about? Knowing this will help me a lot when I go shopping again! I'll graduate with double the debt and will be paying it back under the 35 years rules. I've decided to only make minimum payments. It's just not worth it with the current inflation + low interest. Besides, with the combined debts of me and my SO, there is a big chance the government will pay a large chunk of the remaining balance after 35 years. There is one important caveat though. I do not plan on ever buying a house. If you want a mortgage from a Dutch bank they'll have a look at all your 'registered debts', your study loans aren't part of those. They'll ask you to provide them that info out of your own free will, however, you are not required to. If you do, they'll be counted rather heavily against the maximum mortgage you can get. If you don't, they won't count those debts. HOWEVER, if you don't declare your study debts you forfeit your right to ever claim 'NHS garantie' if you go bankrupt and need to sell your house below value.Like I said, I won't be buying a house, so I don't care for this. Whether it's relevant for you is something only you can decide. To me it feels like immense jealously towards you, because of a perceived 'failure' on his side to get that job. Followed by rationalization of behaviour he *knows* is stupid and irrational by suddenly being pro-American capatilism, anti-socialism and all the other out of the blue things he's saying about Europe/the Netherlands.I think you need to sit down with him and simply say straight to his face: 'You are behaving like crap and you're acting like a child. We made this decision together and you need to get your act straight. This is going to happen, I am going there, whether you like it or not, with or without you.'I don't think with this behaviour that any subtle steering of his behaviour will have any effect. Hoe vaak gebruik je usenet? Hoeveel films of wat dan ook heb je er van af gehaald omdat je het Ã©cht wou, i.p.v. met de gedachte 'sure, why not'. Edit: m'n sommetje hierop volgde was even helemaal uit de lucht gegrepen door verkeerd te lezen. Then, you also can't 'accidentally' get pregnant.. I mean, no one trips and 'accidentally' find their penis in someones vagina (or vice versa). And even with protection, it always is a calculated risk at most, so even if you are anti-abortion and get pregnant because of the 1%, you can't claim it's an 'accident'. As a girl who is now studying to be an engineer and has had first hand experience with being discriminated against my STEM interests from ever since I was about 7 years old.. no, girls *are* actively pushed away from STEM by society: by their peers, family and even teachers. The only reason I got into STEM is because my father was my big advocate and called everyone out who tried to tell me 'STEM isn't for girls, why don't you choose a social science instead, you're probably not good enough at mathematics anyway to be an engineer'. If you go to an engineering or physics department at your local uni, you'll find most of the girls there have similar stories. I agree, calling out random strangers is a stretch. There is a lot of gray area between personal friends and random strangers though.. and I personally feel there is a lot to be said about speaking up against acquaintances as well! At least, I try to speak up to other women being sexist when I consider them acquaintances as well. They certainly wouldn't physically attack you... <text:s/>The whole point is we need to change societal values to achieve our goals towards true gender equality. That only happens when we are focal about it and become the dominant voice. One person convincing one other person on this topic, who will convince one person themselves, is truly all it takes. Dit is wel een legitiem probleem, echter zou dat toch ook moeten verbeteren met die extra 500 miljoen voor extra handen?Wat betreft loopbaanontwikkeling: nee, dat zie ik niet als valide punt. Deze mensen kiezen heel specifiek voor een beroepsopleiding waarvan ze vooraf erg goed weten wat hun loopbaan in gaat houden en welke orde grootte van salaris er aan zo'n loopbaan verbonden is. Als dat perspectief onvoldoende voor hen is, was een carriere als PO leraar misschien niet de juiste keuze. Same as with any RFID really. What's the range for any of your key card based door passes, contactless payment passes or whatever, the implant will be similar. Healing process was quite uneventful. Bit sore and sensitive for a couple of days, but that was about it. I still have a little scare where the needle punctured the skin, but you can barely see it. Just make sure not to move the chip around too much while the tissue is still healing to make sure the chip will stay in its place until your hand is healed. Dutch. I needed *a lot* of medical care, both emergency care and planned non emergency surgeries. I think the biggest thing that important to understand is that in my country, not a single person would even stop to think about going to a doctor, or ordering an ambulance or whatever. It's the most normal thing ever to go to your GP if you have issues, or questions or are unsure about your health. Ambulances are released as a standard practise for any road accident or whenever police has to show up to a situation with only the *possibility* of needing medical care. This can be as much as just checking for concussions after a minor car accident. Nobody worries about costs or avoids doctors because of cost. I pay 120 euros a month in insurance, but also get 80 euros from the government each month because I'm a low income student. GP visits don't cost anything, but specialist care does, to a maximum of about 300-400 euros a year, as that's the maximum by law. This systems can only be run because of a meticulous gatekeeping system. No one can just randomly walk into a hospital for treatment. For non emergency care, you need a referral from your GP or dentist, and yes, waiting lists are involved. For emergency care, the only way in to the ER is either by calling an ambulance for life threatening emergencies or through the GP (or the 24/7 outpost GP) who will refer you to the ER. For example, I broke my ankle. Not realizing how bad it was, I didn't call an ambulance but instead called the GP outpost (it was the middle of the night) and booked an appointment about 1 - 1.5 hours later. In this case, the doctors assistant who run the reception act as gatekeepers and decide whether you may or may not need an ambulance instead. You could also just call our 911 and the dispatcher will be the gatekeeper. When I got there, they gave me a referral to the ER and I went straight over. Once at the ER I had to wait maybe 30 minutes to see a doctor, but in the meantime, the nurse stopped by multiple times to get me some painkillers etc. After diagnosis, everything is taken care of for you. The hospital will plan all your appointments and surgeries first thing in the morning and they will call you informing you about everything. When I was admitted, there was never any pressure to get me off the ward as soon as possible. Theyd rather keep me for a few more days if they weren't sure about my recovery. No questions asked. But yeah, the day that you do leave, they ask you to leave quickly and not linger, as they'll fill the bed within hours of you leaving. Over the past two years, I needed 7 surgeries, multiple hospitalizations and lots of specialist medication. Total cost to my insurer: about 30k. Total cost to me, including monthly insurance pay, maybe 1 to 1.5k Looking for quality dark blue denim jeans, problem: 45" hips vs. 32" waist. Anybody any brand recommendations?I carry most of my weight around my thighs. It's a big challenge to find jeans/dress pants that even fit my legs, let alone find <text:s/>a pair that also fits my waist. Straight and boot cut jeans look best in my opinion. But that's kind of the point. Most western countries *don't* have a fear culture surround police. Hell, in many European countries even *cops* don't carry guns anymore. This isn't even about your anxiety, I for example have zero issues with anxiety but am simply highly introverted and this would also not be OK with me at all. Tell your SO that for this time you'll welcome his friend into your home but that you are really *really* appalled that he invites people into the sanctity of your home without consultation and that he must do so from now on. For fuck sake, I won't even let my own mother into my home if she drops by unannouced. Your home is your safe place, your SO does not need to understand it, he simply needs to *respect* it. Tuition differs between countries. Some are free (Germany) but most are a couple of thousand euros a year. My country (Netherlands) is about 2000 a year. Easiest way is to just mail the admissions office of different unis and ask them whether they'd accept you based on your degree and grades. Remember: even within a country some might accept you while others won't. <text:s/>Which country are you from by the way? hihi. Can't help you with your questions, just letting you know you are *definitely* on the right track with this attitude! In that case: what determines 'hierarchy' for Chinese students. For example, I'm quite a young TA, maybe just 1 or 2 years older than most of my students. Would that matter in terms of being 'authoritative'?It's funny how different this is. Within STEM we are incredibly laid back and non-hierarchical. For example, a conversation with a prof (let's call him prof. dr. John Stuart) when I enter a lecture could easily go like this and no one would bat an eye: 'Hi John.' 'Hi Avacyn. You look tired, late night yesterday?'. 'Yeah... the study association had a party last night, it was great fun, but I might not have prepared for class today.' and the prof would just laugh it off and not care. You'll simply never know for sure to be honest. Things to check: can you do multiple degrees without additional cost (I can at my uni)? Can you take additional classes without cost? Are you free to choose a minor during your degree in a totally different, unrelated subject? What in general is the policy regarding switching fields for your master?For example, my uni offers a finance master which you can do with an engineering background, provided you choose a very specific set of courses + some extra work load for your minor. I ended doing two bachelor's degrees. ChemEng and Industrial Engineering &amp;amp; Management. Now I'm doing 3 masters, included a full on business master. I *really* loved adding business and management courses and stuff to my engineering stuff to broaden my horizon a bit an see stuff from different perspectives. If you are also lucky enough to be academically gifted, know that it doesn't stop with just this one decision. You can add stuff to fine-tune your academic path to your tastes and interests, which *will* develop and change over time. As long as you choose a solid foundation for your primary studies, you will be fine. Credit card usage in Europe is minimal, although you'll fine bigger place will sill accept CCs. People here use debit cards almost exclusively. In terms of housing (I'm guessing you're going to rent) it will depend on your income. Your rental company might require you to show a proof of income, and many require an income that is 3-5 times the cost of the rent. If you can't show your income, they won't rent it to you. The same with things like mortgages, where the bank will base the height of mortgage they're willing to provide based on your existing debts (which are all registered in a centralized national register) and your proof able income. This is why you'll find self-employed people or people on temp contacts having a harder time getting mortgages. That being said, there are a lot of rental companies focussing on expats, I'm not quite sure what kind of system they use. Your posts remind me of me when I was your age (now about 10 years down the line). I was around your age when I was also in full doubt about my own style and I was struggling at home emotionally. Around your age (maybe a tad bit younger) I went through an all out goth period because of it.Needless to say, I 'grew out of it', but that time did teach me something very valuable. Going all out on the spectrum of what is socially acceptable, and lets be honest, on the teenage girl spectrum, very little is socially acceptable, put me in a category that was totally outside of any social convention. It was hard, and not everybody around me accepted me for it, but in the end, it thought me that I don't need acceptance or acknowledgement from anyone else but myself. I went to the extreme side of expressing myself through appearance, got burned and had to face social outcry because of it, but in the end after the world around me got used to me 'being different', I settled on a style that was me, which is still for many 'outside' of the traditional fashion norm (lot's of pretty vintage inspired silhouettes with a modern twist to take it to the 21st century), but it made me happy. Now I find myself in a place where I can wear anything I want, because I still am not worried at all about what others may think, and despite being outside of the norm, I get *so* many compliments on how I look, because I am confident and secure in how I carry myself.If you dare, I would totally recommend you doing you and wearing what you like. Hell, take it 2 steps further and *dare* to wear stuff of which you *know* people will hate it and love yourself for it. Embrace being different. Embrace being your own individual self. And keep repeating to yourself nobody needs to like you, but you. The S5 is seriously the best phone I have *ever* owned. It's amazing, and incredibly durable. I use it without a cover and the stupid thing has been mistreated like hell, but it's holding up like a champ. The battery is finally starting to die a bit on me, but the nice thing is, I'll just replace the battery and I can keep this baby with me for another few years. &amp;lt;3 This applies specifically to the American college system though, European uni's have a totally different system where you chose a major right from the start and do nothing else except that major for 5 years. You made me rethink how fortunate I actually am, considering my country has quite an extensive social security system. I'm guessing you're right though, I'll try NSOing when I can and see how I'll feel. I'm doing multiples at a European university. Considering 180 ECTS to a degree, you can already cut out (generally speaking) about 30 ECTS in terms of a minor. If you take degrees A and B, you simply put a minor of A in degree B and vice versa. Also, when you look at the Bologna criteria of degrees, you'll notice that many of the skills you need to show to get your degree are rather generic. Once you figure out which criteria are filled through which course, you can quite easily convince the examinations board to count some ECTS on both degrees. Finally, if you take multiples in the same field and your degree has some room for electives, you can usually also get the examinations board to count some courses from degree A in B and vice versa. Realistically? If you are willing to put in the effort and figure out the specifics of how a degree is build up, you can reduce each 180 ECTS degree to about 110-120 ECTS per degree. Especially if you can combine thesis projects in some way, it becomes very doable. Ok, that's definitely surgery in your case... was this a Dutch dentist or your dentist back home?If it was your dentist back at home, take those x-rays to a Dutch dentist and ask for a referral, as these procedures will *not* be done by dentists in the Netherlands, but only by dental *surgeons*. You will need a referral to one of Groningen's hospital. This is not optional. In the Netherlands you cant just walk into a hospital and get treatment, unless you are being brought in from an ambulance in life and death situations. You need a referral from a primary care provider (dentist or GP) to get in. -- this also is something good to know in general though. If you find yourself in a situation where you might need medical care outside of office hours, *don't* go to the ER directly (again, unless it's in an ambulance), but call the 'huisartsenpost', which is a centralized GP office which is available during out of office hours. If necessary, they will give you an immediate referral to the ER, but if you show up at the ER without a referral for a non life or death situation, Dutch insurance will *not* cover your expenses. It's a common procedure, you probably won't have to stay in the hospital ('dagbehandeling', day treatment). I've looked up the waiting times for the university hospital, according to their website, the waiting times at the dental surgery department is about 4 weeks for these basic procedures. Usually the other non-academic hospitals are a bit shorter, but at least this gives you an indication. This waiting time if from the moment your dentist provides their referral to the hospital and they register you. I've also needed jaw surgery. I found the surgeons at the university hospital to be very kind, helpful and professional, and the hospital itself is very modern and well equipped. You should check with your insurance company whether they'd cover the costs. I don't have a specific breakdown of the costs, but if I'd have to make a rough measurement, it would probably cost in the 1000-1800 euros range to have them extracted surgically in the hospital. This was what my insurance company paid for a 'day treatment' issue I had that required local anesthetics (but not ortho related though). Reading through your comments, I didn't yet get an answer on why the simple reason given by most child free people isn't valid. That simply being ' I don't want to. '(With this question I'm trying to get to a core value you're experiencing that may conflict with core values of child free people.) Yes! I shop most of my clothes online at www.topvintage.nl It's a Dutch webshop, but I think they ship to most countries. Their customer service is amazing, their prices on par with most (online and offline) shops selling those brands, and - this is important! - they measure every item they sell in house themselves and provide detailed measurements specific to that product. Anyways, if I can give you a few pointers of how the style works for me: choose one more eccentric item (strong print, distinctive cut, out-there colour) combine it with basics that would fit in a more modern day setting, to make sure it's not too costume-y. The same goes with shoes and jewelry, as vintage inspired outfits go quite good with more minimal, modern shoes and jewelry. I recently put the following outfit together: [skirt](https://topvintage.nl/nl/vintage-retro/50s-bridget-tartan-flare-skirt-in-grey?) and [shirt](https://topvintage.nl/nl/vintage-retro/50s-dune-jumper-in-burgundy?) and I wore the gray belt of the skirt over the waistline of the shirt so there was a bit of color blocking going on. Paired with basic, black, leather, healed sandals and a silver hair brooch. I got *a bunch* of compliments on it and although the silhouette is very vintage-y, it didn't make me feel out of place. I did, I still do. Same as you, my fantasy world saved me. With an NMum and an emotional unavailable dad following an awful divorce when I was 12, I fell into a depression. Undiagnosed, considering nobody gave enough of a fuck to see I was struggling. I didn't even realise myself back then, only put the piece together once I was preparing to move out, live on my own and met people who were diagnosed. Anyway, I would spend countless hours daydreaming. Mostly based on novels and movies, most of which already named by other commenters. My daydreaming mostly included building imaginary relationships with fictional characters. Mothers, fathers, siblings, friends, romantical interests. 100s of them. Most of the time spent in the dreams were mostly just talking, imagening how that relationship works. I would daydream for *at least* 5 hours a day, usually a lot more.The thing is, by doing so, I learned a lot about myself and my parents. Frankly, by doing so I subconsciously worked my way out of a depression by projecting therapist roles unto characters. I learned my own strengths and weaknesses and what I want out of life and my relationships.I'm now in my 20s and <text:s/>in a really happy place and am loved by many people. I still daydream though. There are several characters from my childhood day dreams I hold very dear and up till this day I daydream and continue to expand those imaginary relationships. A lot less often obviously, but usually still in those dull moments before falling a sleep or when riding my bicycle to class. The day dreams are still a safe haven. What I really liked about BB vs DS is how from thw start on there actually was a story, even though world was still cryptic and vague as with DS. With DS, the story of your character doesn't *really* evolve past 'I woke up in a random place shit where am I?' and throughout the game you learn primarily things about the world your in, not necessarily a story of your characters role in that world. That being said, I'm really looking forward to being a magic character again. All my main DS chars are magic based. Just hope DS can learn from BB and vice versa. I do think in these cases it is important to realize that the total costs are not 0 kronor. The cost is there, but it's paid for through taxes etc. That moment when you understand the English phrase, but need to look up the translation of that phrase in your native language because you don't know how the fuck the translate it yourself. Don't be fooled by it though. You should read up on the disparity between what you as an employee get before taxes and what you cost your employer. In the EU an emoloyee costs his or her employee about double their before taxes salary, which puts it on par with US salaries. That's the price you get for not having to worry about your retirement (which is by law the resposibilty of your employer), not having to worry about getting sick and loosing your job (by law your employer cant easily fire sick employees and need to insure themself against it), not having to worry about loosing your job to begin with at al because your employer has to pay extra taxes to provide you with governmental financial aid on the level of your former salary for an x number of months if you do loose your job. This and loads and loads of other social security measurements which US employees simply don't have because in the US mentality you need to take care of yourself insteas of relying on the government.It's a different system. A different mentality. One not necessarily better than the other (I would absolutely love to be in control of my own retirement funds for example, but alas, by law I can't..), just different. Than my question to you is: what benefit would me having children bring to the world or humanity?Like someone else says, when you ask most parents why they got children the sentence starts with 'I wanted...' and not 'because it would better mankind'.Countless generation did not reproduce so I could be born, they did it because they felt lonely, wanted something to care for or be cared for, wanted to be a parent or 1000 other reasons I can come up with that have nothing to do fight</text:p>
          </table:table-cell>
          <table:table-cell office:value-type="string" calcext:value-type="string">
            <text:p>entj</text:p>
          </table:table-cell>
        </table:table-row>
        <table:table-row table:style-name="ro1">
          <table:table-cell/>
          <table:table-cell office:value-type="string" calcext:value-type="string">
            <text:p>Exactly, so I won't have to eat a dick, I knew what I was saying.Two favorite goddesses are Artemis and Athena, I mean, they are both the complete package and more. Plus you have a shot with Athena, although I guess her births are kinda weird. An elemental hero would be baller. I main Skaarf and Catherine, I tried Celeste in 1.6/7 and couldn't really get behind her slow auto attacks and I am too hasty to use her B and C skills. Skaarf is the perfect laner for me though. Plus Skaarf has taught me firebending. I bought Skaarf and his T1 with real money too. So I definitely feel for you. Dude, I swear, I got laser vision and bullets bounced right off me. I'm almost certain of it. It has little similarities between the other Catherine skins. Plus I am not sure how'd it would work lore wise with the current skin. Either way, if this is T3 it's still pretty awesome looking. Even new skin? Badass, first hero two have 2 skins. Adding on to what /u/Xandzilla said, if you check out Radiomaru's FAQ/Q&amp;amp;A he did you'll notice somebody asked him a similar thing.While I absolutely am in love with the character design, it's much better to find something unique. It won't be perfect at first, drawing things is hard. When you draw you're literally displaying all the things going on in your head and eventually those things organize themselves into a way that you like. Take inspiration but seek to do more than copy it. It will be much more rewarding. Wow, some people are acting like the meta is their holy doctrine. I hope they realize that the meta changes when people mess around with stuff like this, a few months ago Tanksha was the newest meta, but nobody thought it was a good idea until someone else thought of it.To anyone thinking "this is stupid" or any other variation, that has been said about *every* idea good or bad. Why not just wait it out, man did not perfect the automobile in one night, it took many years and we're still working. Poor Ryan Gosling, people always finding new ways to be creepy. Once I had 3 random people join my lobby over the course of an hour and we were all Kreig. We all had gone into the skill trees that makes us badass psychos.It was just madness. Absolutely awesome madness. Yeah, I've been paired with shifty teammates that try and always be a hero and 1V3. Or teammates that are obviously not in my skill tier. (Legit, ran into the same person after switiching to my Not Bad account.) I kind of find it annoying that not only are people saying "carry bad teammates" as they've never had a truly terrible team.But hey, their opinion is valued higher due to being everywhere on the subreddit and having a team that helped them get to that skill tier. Yep. Still gross. They've stated in the past that it was a feature and that you'd could tactfully try and choose where to die.A few posts were made a long time ago and I remember at least one or two SEMC employees saying it was on purpose. Pidgey can learn it for gods sake.^^^I'm ^^sorry ^please understand. I agree that it's an amazing idea, but I remember it being put into a COD and I found it horrible. Just little kids and people who were obviously high. You're going to get detention for that one. Why not both? I don't know if you'd be comfortable about it, but you can PM me. I don't feel like I could support you without knowing your actual situation here. Whether you chose a winner already or not, shoot me a PM. I enjoy helping people. It's clearly Lavender and Brown gold. When I wrote that I was on my phone and couldn't see your age flair. One year younger is definitely not too weird and I remember liking this chick when I was a freshman. We were in Geometry and I was a year ahead so it was filled with sophomores. We got along amazingly, we made each other laugh and everything. It actually made math fun and a class I looked forward to.Good luck man, I hope it turns out to be a long and happy relationship! In terms of strength I would wait till next week since that is when people think we will get patch notes/update. If they were to nerf Vox and buff Skaarf it would suck to have picked one that is weaker. Wait till you see patch notes and if there aren't any changes go with Vox. It's not a real thing :( Alternatively get Lance on your team. He can knock your enemies right into all of Baron's abilities. Although personally I like to use his ult as a way to completely cut off escapes/prevent chases. Baron has the potential to be incredibly strong but he requires the enemy team to be frustrated/not thinking properly. I think that is fine, just like how /r/NoMansSkyTheGame became a MrRobot sub for a while. Damn, it'd be a lot cooler if something would happen besides a fight to the death.Under the right circumstances what do you think could happen? Assuming the bodies didn't reject eachother. Well theres three types of people. Dude, Virgos are the best. We just want to chill and leaves things peacefully. I think that mentality comes from when players think krul is godly when they get caught 1V1 or sometimes 1V2 by an enemy krul. Mod calls somebody a fagoo and gives them a negative flair after user pointed out they were shamelessly plugging for karma.Seems like a great sub.Edit: I kind of want a Fagoo flair now. I am confused, didn't she fuck up more? She was the one who asked him a second time and he just continued it. OP should have continued with the loop. Probably your INT skill and put some training so your character is well rounded. Many players with too much INT become cocky and get banned or are selected as outcasts who nobody likes. INT and CHA are two skills that compliment eachother very well. Fucking take mine. I have only been getting union attacks and stupid unicorn horns. I want Kuriboh and TBD. Itâ€™s actually kinda infuriating. Todd Ingram! Vegan Police, hands up! A more cat like Koshka, add a tail and add some fluff. Similar to that one LoL character, but more koshka-easque. Really wish one of these times people would just post BOOSTO! and nothing else. Yeah, but wasn't a big thing that the reapers goal was to preserve life and they figured the ends justified the means? It was actually when the employee and I were in prison, he was protecting me. Bryan Lee O'Malley will forever be one of my favorite authors/artists. I started reading Scott Pilgrim years ago and have loved it since, I then got Lost at Sea and Seconds. I'm not one to put people on a pedestal, I am rather pessimistic in that sense I guess, but I can't deny that he is really high up there to me.He has created a lot of amazing things that I would suggest *everybody* checks out. Is that you, X? Should have read further down the comments before wasting my time.She certainly isn't worth $10 for saying hi, and less than that for a autograph/selfie. See, something that annoys me is that people never include the stuff needed to use your build. Keyboard, monitor, mouse, OS, Speakers or headphone/headset. If you want ones of good quality you are looking at pretty significant price increase. <text:s/>It's smart, but it's also idiot teammates. They see the bubble and still focus her instead of the carry. Lmak I know right. I, /u/-Avatar-Korra- spend all that time stopping Kuvira just to have people shouting her name. Like come on guys, show some gratification. Starcraft is an RTS. KOTOR is turn based. RTS is Real Time Strategy and turn based combat is not "real time" whatsoever. Go to /r/TIFU, looking for a cheating wife post. Should be somewhere on the front page.If that fails go to /r/OutOfTheLoop I know I am a month late, but who won that fight?Also, I love the cosplay! Yeah. Plus the one in the anime clearly wasn't going for an exact replica, holds the look that it takes place slightly in the future. Not like 10000 years, but maybe 100 give or take. Really good job on the animators part. :( Close. That is one of the phases. Anyone in Hotness+ will be eligible for draft mode without a 3 man party. But 3 man parties of any rank will still be able to draft. Sweet idea, maybe a taunt could be playing with those marbles? Seems like something he'd do. I'm hoping Borderlands 2 GOTY and or The Presequal go on sale. I already purchased BL2 on my Xbox and have bought most of the DLC. Just don't got the funds. Fuck, I didn't know those were a thing. There goes all my money. For those wondering, I wasn't Catherine, I was Koshka. Catherine had our backs when it came to scaring off opponents with the rep Catherine holds. Sadly the enemy team had internet troubles, so I feel bad about a bad win. Catherine's passive is crazy, it isn't ridiculously OP unless the enemy team isn't smart either. I think I usually get a minimum of 30 stacks by the end of each game. One game the enemy team wasn't in sync at all and I was able to walk across from their base to mine without dropping below 30-40% health. Tainted meat! Yang support from all across the nation. She's the best without a doubt. He was asking how to filter out content that isn't NSFW. Not going to lie, I just tried out Skye. Went 15/2/12. That was my first time playing her in non-practice mode. Skye and Blackfeather this patch, my god. I never even viewed Skye or Blackfeather as huge threats, but now I either run or die if I try to 1v1 them I'm honestly hoping we can see all three of the storm guard. Really hoping we can get more "teams" somehow. Like Ardan, Vox, <text:s/>and Celeste. Rona and Fortress, Catherine and (hopefully) Skye. She has played you into driving everywhere for her. You fell for the long con. That's true for real life as well. I know man, I am excited. The stock market crashing is going to be great. I got that it was a parody, and it does it well. It is too much, which was the point. Ah, thank you for reading the full post. Seeing as I did not address that this would be a generally useless idea and it'd just be a small quality of life thing. You've completely opened my mind about this whole thing, you're right, I should just stop being an idiot. Seriously, I already said it's a stupid idea. Thanks for repeating what I said though, but you did go into more detail so I have to give you some credit. Not by Jon snow /r/thingsjonsnowknows I really like to see you in my room for a few days and I'm still waiting on my iPhone to be a good little girl and suck me up.Wow, that is entertaining. But seriously, I seriously doubt Toph would win. A fully cured Korra with all elements could easily destroy her, Toph even admitted she was having some trouble with PTSD/Poisoned Korra. Many people may have been upset while killing Bloodwing, but as Gaige, I enjoyed killing that flying son of a bitch. Seriously, flying enemies are my bane. In UVHM will instantly down you, no good cover, and rarely spawning Skags to get yourself back up. I hate that entire mission. You should really get him to cosplay and stuff, some people can makes these amazing outfits but can't represent a character well enough. It really sucks when you can't do that as well, but this guy has the face for it. Plus, it looks like he should be casted if they ever make an Avatar movie. At this point I'm just another statistic no matter where you are then. I say that we, reddit, all start pulling this prank. At most it'll cost a little over a dollar to get a roll of pennies and possibly something like a sharpie. We'll make it true. Once again you are right. Could it be you have great taste? No, Peri the leader of the Crystal Gems. With our current knowledge we don't know enough about how airbending works. Yeah, they can fly, but that's manipulating the air around them. Space doesn't exactly have what's needed for Airbending to work. *cough* nobody cares. Yeah, that is what I was thinking. Like seriously, these guys have 12-20 years of training? Getting destroyed by people who found some daggers a few months ago? Like, I get that they're being outnumbered, but you think they could have those without plot armor getting instantly killed. Aw dang. I met some cool people and was wondering if I could find them magically again. Thanks so much for the help! :) We can be promotion buddies! Star Wars and pawn store gets a show. It's called Star Pawns. Yeah, but it was on Nicktoons. It's the graveyard of Nick TV. Sorry for the delay, I was in a battle. Thanks so much for the HA Gligar and the Razor Fang! No, I think they were just doing some non-romantic hand holding. I wouldn't say the shit part. Throwing words like that into conversation show signs of immaturity which isn't something you want when you're asking a girl out. Feel free to be fun, but don't be throwing swear words in places for fun. Separate? Might just be me, but I pronounce words how they should be spelt. Granted I do get funny looks sometimes. No hallucinations but I have been getting some weird sticky notes. Think I will ask /r/legal advice what to do because I think something is wrong with my landlord. Still 2014 over here as well, we're gonna have an awesome time! Yeah, ice will always be shit unless they make battling 100x more complex. (Which probably wouldn't even feel like pokemon anymore.) Here's the thing. You said a "jackdaw is a crow."Is it in the same family? Yes. No one's arguing that.As someone who is a scientist who studies crows, I am telling you, specifically, in science, no one calls jackdaws crows. If you want to be "specific" like you said, then you shouldn't either. They're not the same thing.If you're saying "crow family" you're referring to the taxonomic grouping of Corvidae, which includes things from nutcrackers to blue jays to ravens.So your reasoning for calling a jackdaw a crow is because random people "call the black ones crows?" Let's get grackles and blackbirds in there, then, too.Also, calling someone a human or an ape? It's not one or the other, that's not how taxonomy works. They're both. A jackdaw is a jackdaw and a member of the crow family. But that's not what you said. You said a jackdaw is a crow, which is not true unless you're okay with calling all members of the crow family crows, which means you'd call blue jays, ravens, and other birds crows, too. Which you said you don't.It's okay to just admit you're wrong, you know? And in an even drier room, evaporating. /r/Prequelmemes is leaking Yeah, I chose the shit out of bulbasaur. Picked him in Y as well, no regrets. Oh man, I see that Caravan Palace. They were playing in my city a few weeks ago, unfortunately I wasn't able to go. Start with planes, they're a bit easier. Once you get a working model you just keep upgrading. Yeah, there isn't really enough unlockables for chests. Most cards are boring, skins are very rare, and we're lacking a lot. No special emotes, sprays, voice lines, nothing that makes OW loot boxes so exciting. But it is a beta so hopefully stuff like this gets changed. Aang wouldn't last long if he were to switch shows, as his principles have been to not be violent. Violence is kinda Korra's strong point, she is the exact opposite of passive.Aang wouldn't have enough time to resolve his issues before Amon demoralized him. You're the real MVP. Surely OP Will deliver. God damn OP, reading these replies makes you look like an asshole. You are being stupidly aggressive. You talk about no-names but only mention Shoretrooper. The only characters that I can agree with as annoying are Wiggs. I personally am top 100, sometimes able to hit the 50 mark and don't have trouble with anybody on this list save for the two I mentioned. If you don't think the game is fun then don't play. Also what do you have against Fives, if you play smart he shouldn't be a problem. Thanks for the calcium. I doubt we will get a second season, which sucks a lot. But there are some small things, seems like the perfect show for Toonami to pick up. Depending on how big it is in America could pull that 1% chance. No, I can't recommend this game even as somebody who puts in an hour or two a day. The game is stupidly P2W, you can't directly play with your friends, and the "PvP" isn't even fighting players but just their squads. The blue fish are gross and bitter, while the red orange ones are tender and delicious. Except for my "no female sons" thing was a joke, not trolling. Nobody on this website gives a shit you said *male sons*. People actually appreciate you for it as you provided an oppurtunity for humor. <text:s/>So don't get defensive over a joke that doesn't harm you, opposed to somebody aiming to be mean/insulting.My other comment was to make a point. But we don't know what this guy is all about so how can you say he is not as awesome? Somebody watches Shimoneta. Just checked, I'm so happy.So very, very happy. Yep. <text:s/>I was disappointed.Especially since Episode Eight had that amazing fight scene. Was expecting something like last season's nine. Luminara without a doubt. When I first started about a month ago I grabbed her from a lucky chromium draw (and then Luke on my second). I have her at 6 stars and Phasma at 5, I can handle losing Phasma in GW, but not Luminara. She is without a doubt the most valuable member of my team.Plus this update gave her that awesome new stance. What are you complaining about? Before this we had tournaments and before that was chromium exclusives. Chromium exclusives meant you had to pay to get just unlock them, tournaments were hard and gave a smaller amount of people the unlock, and this gives us hopefully a at least an unlock and possibly a star promotion or two. You clearly either haven't played long enough or feel CG owes you for some reason. Just be glad the stupid Wiggs and Chaze teams will be dying off now. Wait, what is wrong with beautifly? A transponster, that's not even a word! /u/Asami-Sato is her name.Spirit world has been fantastic, especially having daily tea with Iroh. Hate it when that happens, Solo Queue is almost the definition of hell. Especially autolockers, I just know if I have them that it's game over. They'd be the first ones to start killing themselves, whether through cannibalism or some shit. Granted it would take awhile due to any actual hell worthy Stefan is ignored for awhile.Edit: Phone, in what way does Stefan fit more than stuff? UK only, please understand. This is a bit dark, although you better update once the shooter is discovered.My strategy is to hire a PI. Was it that hard to just search it up? I mean this in the most respectful way, and I realize it sounds offensive to some, but it's a joke. Maybe you get that and are totally cool with people making fun of you guys, maybe you aren't, so this is a message to everyone. Allah Akbar is mainly a joke to many people, although it is a serious problem. It's no different than countries raggin' on the U.S ( or any other country) for any reason. Most people who are ignorant and stereotype are dying out, but they'll always exist.[I think Tom Hank explains it rather well](https://www.youtube.com/watch?v=kw0MxCl61GQ)Edit: MY LINK WONT FUCKING WORK. Have you thought of switching out Phasma for Cassian? Cassian allows you to apply a few more debuffs and his second special refreshes them and does good damage. Ashley would be Lin and Su would be Liara.Boom, they both really don't like each other in the beginning but sorta grow out of it. I had a huge list of characters that I was about to post, but then My app crashed. I'll post a full list within 20 minutes.Edit: oh dang, 20 minutes went by faster than I thought. What illiterate fucks can't speak Tusken lol ELI2 Please. Like, the entire continent? From what I understand, Rick and friends were freedom fighters. Plus the galactic federation is really controlling by what we have seen in the two/three episodes they've appeared in. You are thinking of Huniecam, the bastard child of Huniepop. Yeah, really hope this doesn't turn into /r/Imgoingtohellforthis, just quick karma grabs just for editing in a soundclip and a low quality explosion. So instead of an asshole they think you're a psychopath? Either way it's pretty amazing, you should get into it to see what you can really do. Nah man, chickens don't really count as birds. Should've linked a picture of eagles. One day I met a man who thought my story was beautiful.Unfortunately, I am the high king of Skyrim. Banned to Funbro tier. So what happened in the books at this point? Cause something seems off even to me, a person who hasn't read the books. Holy crap, those last two I couldn't help but stare. Stare at all those cups on your nightstand, jeez that is a lot. And a take out box in the third picture! <text:s/>Toilets don't take kindly to those. Lol This is a great idea, but maybe instead of charging us for ranked matches they add an energy system. Play 1 game a day and then buy extra "vains" to recharge and play more. $4.99 for 5 vains seems good. Also, if they want, add a feature to start the match with 2500 gold and double infusions for $3.99 pretty great right? Also, include heroes available to only unlock after paying $15 in macrotransactions. And add a premium payment option that gives you a sparkly name and +25% CP and WP for an entire month! **Now, <text:s/>if you couldn't tell, that was all sarcasm.** Paying for ranked matches or any matches is a terrible idea It would take hundreds of wins to unlock T3 skins, which I have already seen a few of. People are buying ice. If you feel that bad about SEMC not getting enough money then buy more ICE. Buy all the heroes, the skins, card boxes, etc. SEMC is using a F2P model that is perfect in my eyes. And hopefully it's working for them too. Kinda been spying on him for a looong time. To be fair, the season premiere set the bar really high for any premiere. I wasn't expecting it to be *so* slow paced. So essentially both my teammates ditched, although one joined back half way and was feeding. The reason that I'm not logged in is because I wanted to test out Celeste, as I have never really had the urge to play her before. Decided to test on my guest. I stole a kraken, had a pretty low death count for a rather squishy character. The enemy team was great, they weren't overly offensive either. They could have easily been assaulting the turrets 24/7 and could have ended around the ten minute mark.It overall was a good game. Too late. Star is confirmed for posting on /R9K/? Online interactions not rated by the ESRB. To the moon! He said Nihlus, not Revan. Aren't you that guy who was casting director for a fat Cupid matchmaking forum? Kinda sounds like the name of that insanely useful website that can answer a shit ton of questions too. I mean, when a character is giving off the "I want yo dick" vibe+ saying she wants to marry MC. The problem usually isn't the girls, just MC being a black hole. You're looking at it upside down. That's because it's a kids show and he's the main character. Thickest plot armor in existence.Never saying he didn't fight, but Korra's enemies were all badder and meaner than Aang. Plus the question was what would happen if they swapped places, and I think Aang would fail. He doesn't have the time to learn the elements, just because it's so fast paced in LOK.Ninja edit: Korra already knew 3/4 elements as a very little child, where as Aang didn't know any others till he was almost a teenager. Wow, good one, you really showed him. I feel it will leave *much to be desired*. Jesus Christ, you were terrible. Even stealing all the CS from your jungler or laner, whatever position Vox was in. Although this is some nice b8 since this will definitely get a reaction from people and they'll just call you cancer and other names. I still wouldn't r8 8/8 since it isn't that gr8 m8. Check the data card store. Source? Yep. Logged off last night with a well fortified house(ish) and got back about 12 hours later to see everything gone and destroyed but my stash. So thankfully I still had all my valuables. She was screwing around. I agree that it was rude, but potentially breaking her spine is much worse. She accidentally stepped on her leg, but instead hoodie girl decided to flip her over. Honestly, the entire comment section is a shit storm filled with racist comments. I am not denying the group of people deserved some punishment, but potentially ruining somebody's entire life isn't deserved. I say potato Yep. I often blackmail my targets to force them to work with me. I will change my Will if I am about to be hung or jailed to create chaos.Too many evil roles view you as a threat and will knowingly kill you since you can mess with them. Often Mafia and serial killers are the ones who kill you, arsos and WW will often keep you around. Witches need something to keep them alive. If mafia willfully kills me after I contact them then they deserve to be exposed, I am dead so if they win or lose it doesn't matter to me. How is that ironic? Of course, just need to conquer the elements of Fire, Ice, Candy, and Slime(?) Finn is young, but I believe he can bring balance to Ooo. I don't know, the outfit does seem constraining, but still very intimidating. Plus confidence radiates from it. Saw this show on Adult Swim and loved it. Such a good show. Definitely not for those who are depressed, but my god it is amazing. No, it's best to burn this one. The lighting on it is absolutely stunning, it really ties everything together. We need more map skins themed at night like this. I don't know why, but I can't help but get bad vibes from these things. Anyone else? Huh, well I'll add that to my watch list. In a world without laws, the only ones maintaining law would be first world anarchists. Damn. Thanks, I used to hang out mainly in the /r/AvatarTheLastAirbender subreddit, but since the fourth season ended I have been 'journeying the spirit world' if you will. I know, ice types are amazing, but they're as fragile as ice. Really hoping some really cool Ice/dark type is released, I know it'd have a place on my team. Petal use to be OP. I remember having to run away from those bastard munions and eventually started playing her.Her seeds use to give an insane heal to anyone standing on them. Munions use to be a pain to kill since she could heal them by using her B skill.I miss a lot of the older heroes being top tier. Petal use to be a monster, WP Adagio was a nightmare. Stacking Fountains on Catherine for an infinite heal, tank Koshka being practically unstoppable. D- Demonstrate ValueÂ E- Engage PhysicallyÂ N- Nurture DependenceÂ N- Neglect EmotionallyÂ I- Inspire HopeÂ S- Separate Entirely It is a reference to Always Sunny.. /r/IASIP All of them mega/primal? Looks like I had a scat fetish then. I think you ruined his day. I mean, you've seen /r/rule34 before... Looks like he fits in with Rona and Fortress. Have another trio in the mix.I just want our final piece to the Stormguard. I really love the idea of lore friendly trios like Vox, Celeste, and Ardan. You are now a moderator of /r/pingpong. Yeah, I just got it. HTC one m8, still have to get used to the increased keyboard size . I didn't have to grind in Awakening on normal mode. Nohr was a bitch to complete without the gold/experience DLC though. That's really amazing, I'm glad AC has helped you so much. If it does have an affect on people that have ASD than I might have to get it for my little brother once he is old enough. Doesn't need to be her ult, just anything that allows you to leap/lock on a target. But, ice is fragile, it makes sense that its defenses could easily be shattered. Honestly, Ice should be getting giant pokemon that have the best stats defensive wise, to be similar to a glacier, but they'd need to have the slowest stats in the game.Honestly there is so much stuff you could do mechanically, that'd change the game meta in so many ways, but it'd be way too complex to ever implement. Yeah, the brain one, not the ballsack one. /r/shittyfantheories Didn't Shin get Hotness around 20? Yep. I am not sure why he was trying to be politically correct about that. Not to mention they had Tali instead of Garrus, I don't think I have ever seen Tali do much compared to the never ending calibrations. Reading through this more has made me really want to see the other Storm Guard. I believe there are a total of 3, including Catherine. Maybe a Laner and Jungler, but it'd be cool if the Storm Queen doubled up on something. Either way, SEMC has done another great job with this skin. Preach it! If you wanted to make the joke a bit better you could put This way it's more faithful to the actual quote and still fits. Plus having must and quite together make it sound weird and kind of ruins the flow of the sentence. That's just what I think could help improve it though. I'm pretty sure it was just any crystal power. It had a huge crystal ratio that was hilarious. As a Catherine main, I hate her for the same reason I hate petal's minions. She can do a lot of micro damage that won't activate my bubble. Very frustrating.Although she seems really weak, but she has a few good parts. DJ Vox has to be coming, just seems so predictable. Generally body fluids should be cleaned up immediately. Just good sanitation rules, they stain easily and always have a bad smell. New face of Anonymous. &amp;lt;3 I am so excited for K2-S0, he just lookd awesome and I hope they add him to the rosters. It will be nice to have a light side droid too. Just got out of a game where Ringo kept dying so I went up to lane for some easy farm. He started pinging me so hard about the minions I was killing while he was dead.He respawns and proceeds to steal all of my farm down in the jungle for the next three minutes. I see you aren't using a rolled up magazine, but instead a syringe. It's too late to turn back. Is that what has been lagging the whit out of everything? Every game I have played has had a Vox on both teams and I started to find those games unplayable. Oh god, so dense. I can feel the black hole. Not even, I need to replace the wiring. It's horrid. I actually want him to write a book and then do an AMA Hold on, I was up with you till you said shoot her out of the sky. She has the metal outside of her and she'd be in the sky, I have a hard time believing that to be possible.Although I feel there is never a time where it'd be a fair fight that we know for sure the extent of their abilities. Toph would be too young and less experienced, but Korra still has at least 3 elements on her side. There are some fights that can't be made fair to find a true victor. Feels like it's too short, extend the ending just by a second so it doesn't awkwardly cut out Obviously needs to reclass to a different class so he can get higher luck. Sadly he can't get a Armswift and Galeforce combo going. 420I am sitting in class, bored, in science. That is what I have done today. Breed Lon'qu with the red haired chick, you'll have a new favorite. Everyone is saying pop that shit and I am just looking at it grossed the fuck out. Lol I honestly just wish people would stop talking about him at this point, I don't care if you support him or not, shit like this just creates a lot of low effort content. Not to mention **every** sub feels the need to discuss it in like 70% of threads. Both sides need to shut up. Edit: I am not sure why people think I am telling them to ignore the man himself. But clearly the two comments above me demonstrate the stupid name calling that needs to stop. Maybe my wording wasn't the best but a lot of people seem to think I am telling them to let him have free reign and ignore his actions, that is not the case. The name calling and divide that is being created due to the hostility is what I am referring to. I care very much for others rights but I don't see what name calling his supporters and him will do rather than make myself look very unprofessional. If you have dislike the opposing side then go to rallies, look into politics, actually try and make a difference rather than the pointless name calling that is so common. My December 2015 shard is filled with droids. I think I lucked out, no team instinct or anything like that. Nobody even has Kenobi yet nor have I seen a zeta. Droids have definitely taken a hit in the more active shards but due to the nature of all the shards being split up it allows for variation. This game may have plenty of terrible aspects but their Arena system is pretty nice for this reason since it takes time for a new meta to form. I'm still happy to get magikarp, the days of XY <text:s/>made them a rare commodity. /r/Pokepom for a quicker explanation. That's pretty neat, I occasionally go by Arden. I always thought it was a cool name, think I might have to try Arden out and see if it's destiny. I know, don't you hate it when somebody saves the world 4 times, bringing another potential era of peace? Must be in his playroom now, with his Xbox and all. Wait, I heard spring 2015 a little while ago. Iahfy used to do an after night art thing, which contains *a lot* of NSFW material. Either way, Iahfy has to be my favorite artist. What the Fuck guys, downvoting him for not knowing the game? Not every post makes it to everyone's front page. Don't down vote, inform him. God, this subreddit is filled with a bunch of Ricks.The game is Pocket Mortys and it was released just 2-3 days ago. Overpopulation, one person can live that long so why can't everyone. I plead the 5th. Psychic could be some place like a museum, fighting could be either a gym or some place where there is labor, fairies could be in a meadow or somewhere with flowers, dragons fitting their theme of taking a long time to evolve and stuff wouldn't receive any bonus. Did somebody only getting to the handholding stage or are you frustrated after breaking your arms? &amp;lt;3 you can always date me if you want. Just say "no homo" and it should be fine. They shook the wasps nest and got stung, they are now mad they got stung and are shaking it some more. But hey, just wait four more years and we get to go through this whole thing again. Deleted How can I tell if it is a crow or a jackdaw? Remindme! 244 days Yeah, I'm just giving him the benefit of the doubt. Probably because you weren't on the god damn point. /s Because I'm the motherfuckin' Avatar! I. Am. An. Idiot. Dad, is that you? Not to mention they stated that they can release draft mode at any time. So I imagine that just means a hotfix type situation where they can just shove it in at any time. So people shouldn't worry too much, since SEMC is probably looking for bugs and other things. It'll probably be fully released before the next update. Oh jeez, that's really clever. Didn't even think of that, I even run a protean Greninja on my team. Hmm. That was my experience till I hit level 30. Your guns don't matter too much, although I would suggest the Rapier for the 200% increase. Maybe a slag Rubi if possible. Mainly for gear I would worry about shields, I would highly suggest a roid shield or the Firehawk nova shield. A transfusion grenade is also a great thing to throw out if you are in cover and need a quick heal.One fatal skill is the one that extends the action skill timer, that screwed me over the most. The action skill restores your hp to 100% and halves damage so naturally you want to use it as much as possible. I believe if your health is below 30% and you have the middle skill tree capstone it also removes cooldown on your skillLinking your gear would be helpful, especially your skill build. If you're already maximizing on Kreig's insane regeneration abilities then I'm not sure. Definitely great advice. I can confidently play about four characters, which means I can essentially cover everyone if my team is missing somebody. Catherine, Adagio, Koshka, and Vox are characters I play pretty well, usually leading double+ of my kills or assists depending on the character. From playing them I know most of their flaws. Playing Adagio made me realize how useful a reflex block is, which improved me a shit ton. Catherine made me realize it's important to take what your team needs rather than what you want. Vox let me learn how to adapt easily. And Koshka made me realize how important it is to work with your teammates. I JUST DID, I'M STILL IN HYPE MODE FROM THE NEW EPISODE. I am planning on becoming a genetic engineer, but I understand how some people could view it negatively. Your reasoning right there is what drives me and allows me to ignore people who questions the morality of it.Imagine a world where you don't need to be worried about genetic disease, won't ever need glasses, have enhanced senses. Then imagine once we learn how to implement features from other animals like having the eye sight of a hawk, skin tougher than our bones, being able to leap impossible distances.A world where nobody has to worry about their friends, family, children, knowing that everyone you care for would be capable of living life to the fullest without any hindrance is a world that can't come soon enough. Oh shit, you actually replied. You're pretty fucking awesome. And thanks for doing the research, learn something new every day. No, their creepy, that's agreed. But I'm saying I'm getting vibes from it, like this is stuff that should not be looked at. It's different from a sp00ky ghost vibe. What's worse is when you finally have an opening to be in lane or jungle, but then your support starts build WP and no defense. I feel condemned to constantly play Catherine, a fate that I have accepted. I think two of them are like Zack and Lars, I think Harry as well.But yeah, this just is a general question that anyone that isn't 13 year old girl wouldn't know. Lavender and gold/brown. It is okay, the guy who responded you probably worked for the Federation and was upset. You can clearly tell that it's a fancy lowercase f, like the ones you'd find in a geometry textbook. The last S is just a regular c, not much to that one. A rotating square? Nowi, I just can't use her. Only manakete I feel comfortable with is Tiki. It's especially gross since Nowi wears some real skimpy clothing for a ~~1000~~ 12 year old. Plus her 15 year old daughter ends up looking older than her, like, the fuck? Meh, not sure if visual novels count, but I'd totally go for Ramona Flowers. Like, come on, she even had a sexy phase.Nah, but seriously, I loved her personality in the comics and feel the actress who played her nailed the role as well.If you haven't checked out Scott Pilgrim I highly sugest it, whether you're a teenager or a younger Adult, it can probably speak to you on a personal level. You'll connect with it while also laughing and being in awe of how cool it is. No, it was shit. I posted a serious one. Although the titles of his abilities aren't the best. Pretty sure it's real. I love Iahfy's work so much, her style and overall quality of everything she does is so impressive.I'm in lesbians with her. Jawa Engineer is weird where his detonators don't count if I remember correctly. /r/evenwithwetdream What? Did you read what I said? I stated I got the Sorrow blade and Bonesaw **after** I noticed the low damage output, which still lead to no difference in damage.I'm really confused where you're getting info of me having that stuff before he got crucible and T3 boots. Woah dude, almost came from that circlejerking. Dream killed. Dude, I'd kill for some good old CTF. Any weapons for the attackers will do, just let me storm the castle! I think he is asking since the server just updated for the day. It's the 5th on where the server is hosted I believe. Somebody can correct me if I'm wrong though. Not to mention he could have easily walked out alive, but got 100x more cocky. <text:s/>Seriously, The Mountain was practically dead and he just had to try rubbing his nuts on his face. I mean, it could be used as a taunt, but a bunch of people use those already. Spamming the teleport, I know I'll occasionally use Catherine or Skaarf's ultimate since I think it looks cool. Pop any items that have come off cooldown if possible, stand in the space between the continue and details page. Plus it's a fun feature that many players liked. I think it's pretty harmless and I think it'd be kind of funny to find an enemy scout trap and start dancing on it for the enemies to see. [I hope it feels good](https://youtu.be/9L0fS7ZgAJA) I think nobody cared about the boycott. Free to play doesn't care, high pricing benefits us. It only mattered to dolphins or baby whales. Granted the boycott is pretty unnecessary since you just have to Team Instinct say they don't like it and it will get changed. I know this a roast sub but this guy has potential. He could honestly look good if he changed a few small things, like his genetics for example. IT IS OKAY, WE ARE IN A TRUSTING RELATIONSHIP WITH GREAT UNDERSTANDING BETWEEN EACH OTHER. PLUS KUVIRA AND ME ARE LIKE GOOD BUDS NOW THAT WE HAVE AN UNDERSTANDING, AND WE BOTH LIKE THE SHOW AND SUCH.IN SHORT, EVERYTHING IS K. Can confirm, here to spook you. Can we move on from the ME3 circlejerk? It was an amazing game, but I realize the ending was incredibly weak. Three games for that ending was disappointing, but it was the most mass effect choice you could ask for. A renegade, paragon, and neutral option was given.I played all three games after the shitfest had settled and I thought the entire series was amazing. The second was easily my favorite, followed by the third Please stop saying the entirety of 3 was shit, because it wasn't, and it had some of the best multiplayer I have ever seen. But Toph is blind, she can't see unless she feels vibrations through the ground. The glider is a KO, toon just has to get lucky with pot shots until Korra comes down. I tend to act overly positive, maybe to not the Flanderized version you are referring to but I feel it generally helps to stay positive. ^^^^^^^ItAlsoKeepsPeopleUnawareOfAnyAnxiety Why would anybody? Agreed. I was in a 2 V 3 game the other day and I was winning, we got an ace around the 30 minute mark. Teammate goes for Kraken, I try and push Turret telling them to avoid the Kraken. I see my teammate is getting low health and is a few shots from death and I am forced to help so he can get the regeneration buff.Long story short, we both got killed and the enemy team was able to kill Kraken and push our final two turrets after killing us since they were able to respawn in time to interrupt the regeneration buff. I got a friend request and was told I was shit. So GG. Fuck the blind people questions in general. Never see a serious tag as people can't circlejerk in them. I can't help it, please understand. Best part is you can bring Maya into a game to power level, or just straight out play with Maya that is underleveld and she'll still be useful. That phaselock is a huge help from any level Maya, and it only gets better. I like the ship name Arson(ists) or like what the guy above said Old Flame. Need to be creative with ship names like /r/RWBY is. Yeah, not sure what he is bragging about, he really only gave himself a handicap by not getting a 6th magikarp. One magikarp and five Gardevoir would be impressive. MFW Olivia is only talking about food. Just bought it yesterday, already at 12 hours. This could become a problem. Nah, what could ice do to a Tort-... Wait, shit. Whoa, have you seen Young Justice? [For you](http://imgur.com/a/kElk1) NSFWNobody has to shamed for liking that, the traps are purposely trying to decieve you. Now if you are purposely looking for traps, that is a little gay. Slightly off topic but I have to come to notice that Petal's T1&amp;amp;2 are essentially T3 skins. Her abilities look different except for her ult ( I think) I want to be a firetruck when I grow up! Your username is oddly relevant. Currently she only had like 3 posts. Did she delete some really weird ones? [My steam ID](http://steamcommunity.com/id/VoxInTheBox) &amp;lt;-This means senpai will notice me now, right?Anyway, the game I want is [Long Live the Queen](http://store.steampowered.com/app/251990/). This game looks like it'd be a pretty fun short game to play, and looks like it'd have some challenge. Anyway, as for deserving the game more than you? You have the moral high ground here, you're doing a giveaway in the first place. But realistically speaking, if you're comfortable enough to gift away around $55, you may be a little more well off than some of the people here. So, I won't say I am more deserving, seeing as you clearly have the "upperhand" in this situation. I actually suggest you check the game out yourself if possible, seems like a very lighthearted game with some strategy involved. Really hope I didn't mess my entry up in anyway.Anyway, thank you for the giveaway, especially using a sum as large as that! I'm sure you'll be making a lot of people's day. Thank you, I tried copy and pasting the link but it didn't work. Yep. Her character design should get reworked in season two if it is made. I personally like that one a lot more, the one she has now is *too* much.Edit: Guys, I have read the manga. When I said it should get reworked I meant that is one of the things that will be happening in Season 2. Oof, I really like all these but that damn weight system.Gotta say, the no references makes a sense sine a decent amount of people have played the previous games. And most the second seal things and OP children are kinda optional, so it shouldn't change much if they keep that stuff in.But I see why you think you'd be downvoted, a lot of the stuff that made FE13 great and a bigger success was all that stuff that was added. It allowed a whole new group of people to play with the casual mode, as not everybody likes working for a video game.Bland character should really just be switched with dialogue options, allow you to be bland or eccentric whenever you want. Added on to this, no queue skipping, deal with your team no matter the frustration. I'm just saying, take Terence Tao, he just got boosted to an IQ of <text:s/>almost 700. Can you imagine an IQ of 700. Plus Terence Tao has the resources needed to get what ever he wants. Give it to somebody with an IQ of 110, just 100 points less than the smartest person known. Half as smart as he could be. While I don't know my IQ, I know I'd much rather pass that gift to somebody who would make better use of it than me. Obviously she was. People on TV don't age you idiot. Holy shit, that's awesome. I can't stop looking at it. If you tap on their unit you should be able to see the exact stats. Mods, level, gear, ability levels, etc. Oh god no, I meant that Nia was terrible because it meant Simon wouldn't get with Yoko at any point. They're only like 2 years apart or something. I hate Nia with a passion. Yoko was my first waifu man, I could never hate Yoko. But Fuck Nia. Too close to home. Dude, I could handle losing my Skyrim, but Borderlands would be too much. Just knowing that you have a special load out that would take forever to copy just lets you connect with it on a deeper level. The phantom always makes me feel like I will have a good day. You're worse than Gallowboob, just non stop posting. Wait, he has more downvotes, what do we do?! I have been playing Krieg in my newest playthrough (and easily the funnest) and just picked the times I have heard him speak the most. StV almost always has IM Krieg comment about it and then IM Krieg says it is nice to not be killing people for once if you stay still for a minute or so. I will agree there have been times where I don't know what he is saying mid combat because of stupid Nomads yelling about their damn loot all the time. Choo choo? Respect him, he is Apache kin! It says you will receive an email within 48 hours. You can romance her. Are you for serious? Droids need their own Zeta to even stand a chance at staying meta. IMO it should go to 88 since him having a droid focused Zeta makes much more sense but one for HK that is similar to the leaked droid ships could be useful as well. Okay? What's your point? I am saying it's dumb how Jawas have the AAT Raid bonuses but clones don't. Ewoks don't get a raid bonus so they're irrelevant to the argument. People clearly don't know the beauty of Japanese Animal Videos. Take better care of your damn books, just because you look like a monster doesn't mean you have to act like one. Oh seriously? That just makes it even worse. I can't help but laugh at that. Minnesotan, can't confirm.Thought it was 5th. Exactly, I was thinking why the hell they didn't go back in the hallway. They're force to take them on at equal numbers and they are given the advantage of their shields. Thinking the unsullied just gave their armor to people who wanted to patrol the streets while they got some poon. Heil Tokka. &lt;U+0CA0&gt;_&lt;U+0CA0&gt; I suddenly want Smaug to be the president, he seems like he'd be the guy to get shit done. Galactic War still uses the old power algorithm, abilities and zetas don't factor in. Aye aye Captain! Nah, he should've just handed her his gun. Why go to the dank memes when they will eventually come to you. I don't know man, this one just doesn't sit right. I'm willing to jump on your crazy train. I just had 4 ranked matches in a row, half of which were draft, where my teammates just threw the match.I seriously want to die after that. These people probably won't get banned even though they clearly were trolling. A WP Catherine, twice in a row, who only was in the enemy jungle for 90% of the game. <text:s/>It depends on my classes. We just switched to new ones and I feel incredibly popular since I have several different friends/ aquaintances in every class. Previous schedule had me having only 1-3 per class or less, which was depressing to say the least. As for the whole confidence thing, observe those around you that are confident. I assume they are generally friendly and kind to others, I realize lots of people hate group work for the dread of working with people they don't know but this is the best time for you to make friends. Group work, while some groups may suck, many are amazing since they do provide social opportunities. I realize confidence is hard and sometimes trying to be a better person only makes you look worse but you have to keep adapting how you do things and push forward. There have been plenty of times where I have hurt myself and my friends due to me pushing too hard to be confident and trying to make sure people enjoyed my company but I eventually learned and rounded out. TL;DR You can try and improve but don't try and lift the heaviest weight before making sure you can do the smaller ones first. Baby steps. I'll miss you guys. Ah, good, because saving the bees isn't as important compared to non-asshole honey. Yep. Korra doesn't fit well with their bad shows. Yep. For some reason in casual my teammates are like they're T1. Catherine just building boots, aftershock, clockwork, then a warhorn/contraption. Only to finish the game with a crucible if we made it that long. Supports need to stop building so damn selfishly as of late. T3 boots aren't even needed unless you are Phinn, though T2 will be good enough. I don't know, I'm ranting, my supports have been building a warhorn/contraption and then building like they are carries. It's frustrating. Naturally. Shall we settle with some Pro Bending? He does gain protection up I am pretty sure. Especially the cheats, bubble cars is so much fun. Just ram a car with something like a bike and watch it fly off into the distance. Or flying cars, speed up and travel half way across the map only to crash.Haven't played GTA V yet, but it seems kinda cool. I really hope they don't just copy and paste her T3 effects. Only reason I refuse to buy Catherine's seasonal. I may just have to buy this if there are new effects and everything. Huh interesting. Is your build one your recommend? I use the top ranked one on VainGloryFire, but I feel there has to be a better build. I was interested because I am absolutely in love with Left 4 Dead 2. Recently upgraded from console, although it is a Mac so I'm still working my way up, and wasn't sure which to try and get first. I'll definitely be checking Killing Floor out, and hopefully get the 2nd one if it gets a port. If you saw the first anime you would be able to watch both arcs but future arc would not make as much sense and the ending may be a little confusing. You'll get a much better experience if you play the game. I would **highly** recommend playing the game first as it will be spoiled if you don't in the worst possible way. The game is amazing and expands on the Danganronpa universe. Hangman's Gambit, the mini game, will probably make you want to hang yourself though. I can't stop any time I want. Ah, sorry, I kinda was skimming it. I assume he thought they announced it was coming out with 1.3, due to them saying it would come out shortly afterwards. No? I rush WarhornGet boots and an oakheart for a fountain. Buy base ingredients for Aftershock. Finish up my fountain that I started earlier. Finish aftershock. Then get T2 boots if your team is fragmenting itself. Get defense of choice depending on counter build. Either get cauldron or fountain. If enemy has an aftershock go for another fountain for sure. End game with zero deaths and a bunch of assists. If they're going to keep making heroes like this than they need to make an item to counter high burst damage. The item would be good at defending against a quick engagement and get weaker as the fight progressed.The only counter we have to burst damage at the moment is Catherine and she isn't exactly the hero that does the most damage. And how are you any better? Whaaa, how did that happen?Story time?Edit: Warning, shit hits the fan below. OP's story is pretty cool though, just some responses you'd expect from kindergarteners. Whoa, why wait so long? **Colben2011** I am pretty sure I saw Bill Cipher in my bag of Doritos, another connection. Hopefully he goes all Revan up in this bitch. Liar, she only wanted to meet up for kisses and play with your penis a little. #**THANK YOU, I DIDN'T REALIZE HOW MUCH I HAD TO LET IT GO!** I mean, have you ever seen a fish swim? I haven't, maybe fish aren't even real. I hate him so much. I invested him all the way to 6* and G7 or 8. I am not sure what would make him better mod wise. I wouldn't sweat it, he doesn't work too well unless you plan on stacking DOT but even then you need his retribution. B2 isn't a hard farm, I finished him up a few weeks ago. I had help because of the 2x cantina drops but still. I wish I had EP, I was so close too. Or they don't do anything exciting. Sadly somebody else hooked me up, but if you have anything else I'm open for offers. Mushrooms grow on the ground? It seems like pretty decent kid reasoning. Well it can't be a surprise, right? Kestrel. We have a laner and a support, all we need now is a jungler. She'll probably have a sword or something, but I hope she gets something as cool and unique as Catherine's sword/shield combo. Holy shit yes, Erased is definitely shaping up to be AoTS/Y. I binged last weekend and every episode had me begging for me.Personally, Myriad colors left me disappointed after watching Erased. It just felt so empty and lots of the characters felt so bland and one dimensional. Yeah they had personal problems, but they all seemed not very personal and something that was added just so they could solve the problem of whatever phantom they were currently dealing with. Not to mention The one girls chanting was insanely annoying, saying the same 3 words over and over again about tune and creation.Out of this season do you have any other recommendations? Looking for some really good stuff. What? No, it is Shepard. Wait, how did you find out from that? It very trivial, as this all relies on your definitions. I factor in personality and stuff, I just imagine I would find her repulsive as I feel it would be those halfhearted "Yep, cool, nice" and other stuff. It is all just trivial on how you define a word culturally. I love it! Overall the cosplay is awesome and the glove looks especially amazing! 75https://steamcommunity.com/tradeoffer/new/?partner=224340854&amp;amp;token=qa8h-jxu Yep. Waits for their teammates to die and then move in, only to get overpowered, would've been better in the team fight as he could've been used as a meat shield. I know your problem, wide hips are terrible. I don't think people realize how easy they have it for finding fitting pants. Last time I went shopping there was only one pair that fit. Tall+skinny+that thigh gap is killer. Can't imagine how terrible it would be to short and all that. Tharja is the only choice. Huh, where did kellam go? I haven't heard the "enemy has been shut down" one yet, but I have gotten the "you have been shut down" message It's better than those pizza nights, when you were a kid, where you would get to pick out what soda you wanted. That's not what canon is though, canon is stuff that is confirmed in the show. It isn't things that could be possible, it's stuff that is confirmed.Canon: Dipper had a thing for Wendy Not Canon: Dipper has a thing for Pacifica. We can just hope it becomes Canon. What did you just say about me? I can respect that fictional waifu, she is well made. Okay, I am going wrap this up really quick here. When somebody says two people are related, they assume family. Would you introduce people to a friend and say the two of you are related? I have said this multiple times, it's an analogy the guy used. If he had said "Imagine if Jon Snow from game of thrones (a big kid show) had accepted an offer from the king of westeros to make him a Stark (a prestigious family and something he has always wanted). Jon refused because he didn't want to be indebted and feel the need to do favors/repay the king for such a huge gift. "Would this be less pathetic because it's a different show? They're the same thing, just different characters and scenarios. One person would be offered a great gift and decline to take it for the same reasons.Also, what the hell do cartoons have to do with this? Should I be watching MTV, Bravo, ESPN, FOX, one of Charlie Sheen's shows? <text:s text:c="2"/>My choice of entertainment is irrelevant to this conversation, it's only their to boost your ego. Don't bother replying at this point, you've been blocked. You're saying he is pathetic because he referenced something that is insanely well known in most English cultures. That's pretty sad, judging somebody because of how they like something that millions of others like and has made billions of dollars. You strike me as somebody who thinks you're above society, thinking everyone is an idiot. You're probably a teenager, browse 4chan, probably were subscribed to /r/fatpeoplehate and /r/atheism and stuff. Anyway, this was a nice conversation. Please, /r/cirlejerk would enjoy your presence. Bye. Take mine Haven't read the comics this far, but I assume Eugene is going soon. I will not feel bad for you, but I will be sad for your mullet. This couldn't work. Notice that you're losing the match, just have you or a teammate close the app. It's just too easy to abuse if they implement that or anything similar. One was active AFK and just sat at base with an inventory filled with consumable items. Another was just afk overall.I was close to 1v3ing them, Joule escaped with her jump one attack away from death. I don't blame my teammates at all, I was standing a chance, only died one time in the whole time the craps fest was going on.I just can't stand how rude it is to try and wait for your minions to take Vain because you know the enemy team can't do too much to fight back. You could easily bump this up to 10 if you had the "refill all" button when it comes to ammo. No, he is talking about noodles. Rick didn't remember anything, Morty figured that out. Rick claimed to have been trying to teach Morty that fact, but after the recent episodes I am sure Rick is in some deep sort of depression. He was probably fine with Morty pulling the trigger. No, I checked and everything is public. So I'm not sure why it isn't working. Thanks for the attempt! :) I started talking to this person a little while ago, apparently she was suicidal and doing some self harm. Didn't talk much either. I like to think I'm helping a lot, she seems to be happier. Hell, even heard her speak for the first tine yesterday. But yeah, the point is that anyone who is depressed and thinks nobody cares should really watch out. Somebody, like me even, will gladly take their time of day for you.I guess this is an invitation to anybody if they want to talk at all, I'll gladly take my time to help you out. Helping people makes me feel good, so don't be shy or anything like that. I think NoFap is good for people who are addicted, they need it. Anybody else probably gets a placebo effect. That being said, it can be cultish (but what group doesn't have slightly cultish properties?). Either way, it benefits more people than it harms so it gets more hate than it deserves. Can you tell us anything about /u/doubledickdude? You could be the next Unidan. I played a few games against Kestrel so far, each one I was in lane as Skaarf. Skaarf's goop pool is effective defense against Kestrel since it forces her out of stealth and you can lock her out of it with Skaarf's DOT from his fireballs. She is insanely squishy and wont last long from burst taka if he goes into his box before engaging to get the jump on her. Most Kestrel players are trying to play her like Ringo, but positioning her outside of the main fight is a must otherwise they will lose. She is definitely a harder hero to play as, but has the amazing aspects of Skaarf, Taka, and Celeste.Also, anyone else have a bug where she only has 4 arrows loaded instead of the 7 it says she'll have? And then they remind you to do it, right when you were about to. I had to check to see if you were Yami. You answered the question and got downvoted, nice. It's every 3 minutes and 24 seconds.60*14=840840/259=3.24324324324324.Edit: I'm an idiot. Boba is cool but in the movies he is pretty bad. I hope you don't get downvoted, Boba is just a fan favorite in the movies which caused them to expamd upon him. Okay, I got you. I think it would probably have to be something similar to a Tesla grenade for it to work. May just be a unqiue blue or legendary that has the effect though. Whoa, seven have been free total? I know Celeste, Taka, and of the upcoming Ringo and Koshka but who were the other three? Yep, lots of companies are faced with this issue. Pokemon has Eevee, a pokemon that evolves into multiple forms, and people make hundreds of different variants of its possible evolutions. They then could get sued for stealing an idea or copying its likeness (they had this issue with ~~Alakazam~~).Edit: Kadabra, not Alakazam. Blue is my favorite flavor. Nope, it is automatic. Your account makes a post/comment in an "offensive" subreddit (/r/4chan for example) and you are automatically banned by automod.It's really stupid. If you want to get unbanned you have to swear to never "contribute" to one of those communities again. I am replying late but you hit the nail on the head. I did steal all 37 gold bars though. The poison gas+indestructible sirens made me want to give up and just play NV but I was stuck there and I would be damned if I didn't get my bounty. Took about half an hour for me to figure out how to escape with all the gold bars too. I am waiting on Boba, I have him ready to activate and promote but I am hoping to get a lucky bronizum so that I don't spend too much farming him I hope it's a 24 episode season, otherwise it'll be too rushed. Just started the manga today and I've gotten super hyped. More like a hurtnia amiright? People shouldn't be able to go around like missionaries and try to recruit people, especially when they're shown to be vulnerable. Lol what. At least two people downvoted you, which is pretty messed up. None of MorningMark's stuff has gotten an emotional response from me. I, as I assume you too, aren't that kind of person. Not trying to make myself sound tough, and I doubt you are either, if we were insecure about how tough we are I doubt we'd be commenting in a subrredit about a show that was designed for kids. Hold hands in a non-romantic way with Carly even. What will happen next?! I think the show FLCL is pretty good and has similar themes. It airs occasionally on Adult Swim and the show is considered a classic.FLCL is very music oriented, has a similar coming of age type of theme, and a few other things. The show is only 6 episodes long as well so it shouldn't take too long to finish. SHOTS FIRED I guess we just know where all the good shows are at. Yep. <text:s/>Which is why I auto thumbed up everyone, didn't realize he left till afterwards. A placeholder till they can create a subreddit for it. What pros are there? Yep. I don't play lots of ranked because of this. Too worried about dropping rank. It was bad before they separated ranked and casual, too much stress to win. ITT everyone doing actually shitty things gets downvoted. Ah, thank you. It want exactly clear. This makes a lot more sense. For those who don't get it, it's a down vote arrow. Sadly I wasn't able to watch all of the show, I think I dropped off the season after the Bounty Hunters arc, which was I personally thought was amazing. Huh, so the broadcast (assuming it was really there), was displaying to the survivors? Would be interesting to see how Hajime and his crew/potential non veggie crew play would react. /u/Jarl__Ballin Yeah. You really shouldn't date you</text:p>
          </table:table-cell>
          <table:table-cell office:value-type="string" calcext:value-type="string">
            <text:p>intp</text:p>
          </table:table-cell>
        </table:table-row>
        <table:table-row table:style-name="ro1">
          <table:table-cell/>
          <table:table-cell office:value-type="string" calcext:value-type="string">
            <text:p>Ooohhh okay, I thought there was something else to it. Thanks! The PS Vita USB port does not have video output so I doubt it but we're still waiting on finding out what the pesky mystery port does, there might be some promise there. Nihilist joke :P Not that I noticed :/ Yeah this is pretty much how it is... What's going on for us now I feel is like what happened in the 80s with gays (minus the reverse therapy and other shit because at least we have better social morals these days... to a degree...) This is for if you don't want to. I was joking about how 90% of Minecraft let's plays on YouTube are the same :P I don't like to treat harmless things as black and white. A person can be non-binary, non-conforming, genderqueer etc but really if none of the labels resonate with someone then whatevs right? It's not hurting anyone so who needs a reason? You do you. The brain is very complex :) A screen recorder definitely, or maybe a way to stream the Vita's video output to a program on your PC etc. Without hardmods lol. Also hoping for some well-optimized N64 and PSone emulator(s). Because being passionate about unconventional opinions and hate is more trustworthy than a doctor/therapist obviously... (sarcasm) Oh hai daddy!Thanks for explaining, that kinda sucks though but I'll just suck it up I guess. 1) Yes I do, I provided a link to make it easier for people.2) It's called reloading the page 'til you don't get an ad.3) This is about streaming, not downloading. My videos app is dedicated to kinky porn and kinky porn only.4) Obviously this post has helped people, otherwise it wouldn't have upvotes, so take your sass and shove it up your ass (HEY THAT RHYMED :D) m'hacker. Nothing. Jailbreaking is about freedom &amp;lt;3 Yeah I had it on my old account but I prefer the RetroArch emulator anyways :PP KMFDM is still pretty political and edgy but it's definitely not as brutal as it used to be, maybe it's just me. I actually never gave Opium or the 84-86 reissue a chance tbh. I'll give it a listen later! This is why Sony needs to acknowledge the beauty of the homebrew scene on most consoles, especially portable ones. (I understand the concern of piracy though but it seems to have brought the Vita back to life lol...) That redirects you to the mobile version which doesn't work as of the latest version of HENkaku, YouTube needs to fix it - https://mobile.twitter.com/yifanlu/status/769959611331846144 Can confirm Crash 2 runs well too!Haven't tested Crash 3 but I'd assume it runs perfectly fine. Thanks for this! So this is awkward... Turns out I forgot to update my Adrenaline... *facepalm* They're nightly builds, so I think it's safe to assume that yeah, but I could be wrong. Why did you have to pick literally the most boring drug on the entire fucking planet? I mean seriously, I'm not into drugs myself because of some bad experiences but if you're gonna do drugs you have to go all the way, take LSD or some shit. Weed is so fucking boring. Works for me :P It is! I like it a lot, thanks! He doesn't dump viruses but he does dump those weird pieces of shit that hang from your ass until you shake it so that it falls in the toilet after 5 minutes. I didn't use Ubuntu, read my second update, the problem resolved itself after I went into recovery mode and rebuilt the database, then left it for a while but since you asked I always use the latest Ubuntu :P Aha! Thank you very much! Aww, well I'm still looking forward to hearing that epic acid synth in Stray Bullet remastered! Yeah, and the soundtrack is great too. You look a bit like Miles McKenna on the left. I'm using 1.3.6 r22 Yeah it's pretty lame but it's probably gonna get changed when by the time there's an official release, idk :P Check TheFlow0's Twitter, he explains it and he even added a fix to the gist instructions at https://gist.github.com/TheOfficialFloW/0ed4e09e2d447e631416cb84d7c43107I had to go back to stable HENkaku to transfer a vitashell VPK and then reboot and install taiHEN, delete and install vitashell through molecularshell afterwards. I ran into some permission issues and had to transfer the vpk using FTPlaystation.I recommend you read through that link. It is weird, maybe it as something to do with the way PSTV renders stuff with different screen resolutions, I wouldn't know though. Either way you should be fine if you use 1337 :D Honestly, I think you'd have a better time using VitaOrganizer to transfer your VPKs from your PC and using Game Shrinker to delete unnecessary files. VitaOrganizer transfers games directly from your PC to your Vita via FTP without needing to transfer the VPK and install via VitaShell and Game Shrinker is a vita app that lets you delete trivial files like the manual and even cutscenes if you choose to.VitaOrganizer - https://github.com/soywiz/vitaorganizer/releasesGame Shrinker - http://gekihen.customprotocol.com/en/project/Game-Shrinker Someone's working on it https://www.reddit.com/r/VitaPiracy/comments/507ipk/currently_dumping_super_stardust_delta_pvz/ Could we get a preview link? I prefer Temple Of Insects Wow... thanks for ruining it... Holy shit I had no idea there was a Shovel Knight sequel in the works! Hyped af! The music in the first game was pretty damn good, looking forward to this :D Okay, enter recovery mode and select "rebuild database". See if that works. np. that game is so nice to look at lol So what I did was I said "If a position is NOT collision free at y=-1 relative to the object then jump to y = 1 relative to the object" It didn't work, even after fiddling with the values. Do you think you could give me any advice on how to make a system to check if the player s stuck in the floor? That's a little bit disconcerting... I hope it's something cool! :D XD Swollen legs and heartburn? Contact your doctor, they would've warned you if that was normal.I started HRT yesterday so I'm not speaking with experience but I am 99% sure that's not supposed to happen. Ik they're free but can someone dump Tabletop tanks, Fireworks and Cliff diving? I miss those AR games. Aaah okay! It's great but it could be better, maybe add some animations so you can have an easier time telling what buttons you're pressing and add button support, just some suggestions. Thanks for this though! I like it! Hey, I wanted to know if there's any homebrew app that lets you stream the 3DS video to a PC/laptop over wifi, I know there's NTR but that's only for the newer 3DS systems. So is it possible on the original model 3DS? Yeeeeeeeeee It seems to me that what you actually meant to say was "why do *I* want this?" Keep in mind that there are other people that might find this useful. This is also helpful as it can demonstrate to some people what the Vita is capable of and be used as an example of what a hacker that's starting out might be able to accomplish. You can change the button combination but the LRSelectStart combo is the one that likely won't interfere with any games :P I play PC and Nintendo too. I like games lol I love Witch Hunt. Lol! Rekt! No problem :) Completely and utterly impossible. Ah! Thanks so much! I'll check it out :D Awww, I'm not in the US. Okay, I'll look into corsets. Thank youuuuu. (I'm desperate). They released two new Vita colours in the US too. OMG Hell yeah I am! I need me some R3dCraft or Sphax! :DD &amp;lt;3 Greetings fellow cynicist! I could tell it was just bread before but you tried so I'll give you a 6/10. Thanks! This answer helped :) I'm... I'm not whining... it was simply a question of curiosity... in fact by your tone you seem more whiny than I did. I like my iPhone and I accept it's limitations but if I can find a workaround that can solve my problems in financially difficult times I'll use it. I own an iPhone because it handles audio latency better than most android devices. <text:s/>What I really came here for was to understand if there were any technical limitations with using a simple USB extender. Why did I get so many downvotes? I only asked a question. Wtf ever, you play video games, you have fun. I hate those types of gamers, being a gamer isn't about what you play etc, it's just people trying to have a good time. try tapping the menu at the top-left in the mobile version and scrolling down to select "Desktop" ALL OF THE THINGS! Ahhhh you saved me! Thanks so much! I mean.... it could be a bridge... Nope, pretty much the same lol... I hate that people love downvotes so much on this sub, would you rather not know that it was a false-alarm? Can't you just rename the Katamari vpk file to a .mp4?? A) No one replies.B) If there's an option to flair your posts as a question I doubt it's not allowed.C) Raisins taste good. Try rebuilding the database by going into the recovery menu. Did you just stick an eboot file in your filesystem? 'Cause that doesn't work, you need a signed PSP demo from the store, but you can also use this method here - http://gbatemp.net/threads/want-to-install-adrenaline-but-no-psn-no-problem-sort-of.450551/ Nah, imaginestruments was a weird proof-of-concept app that wasted download space. I hate it when they name a pig Eric and act like they're the first one to come up with the joke. Oh crap I didn't know there was a taiHEN github, thanks for letting me know! Ahh okay! Thanks! Alright. I'll do that. Thanks! What's an IPL? Also use an older version of PCSX ReArmed 'cause there's a glitch in the recent builds. Yeah, same. :D Yaaaayyyyy &amp;lt;3 i wonder what happened to them... They just disappeared and their website hasn't been updated since the late 90s. I have a DS Lite and a DS Original, I just hate the cartridges with a goddamn passion. lol, I remember when this first came out and I was so excited for a Vita DAW... What a fuckin' disappointment, it was just some proof-of-concept shit. 'member Jesus? 'member?? 'member Jesus? This isn't the first time he's rejected science, nor is it the last time. It's not even the first time that a radical conservative has rejected science (and lord Atheismo damn me to Atheist hell if there aren't a damn lot of them in the USA) Why the hell is this comment marked as controversial? Holy shit I literally saw it and was like "what?" followed by a fuckin' stream of laughter XD Yeah, I know :P Yeah, I made it so that if you collide with the elevator then both you and the elevator move upwards as 2 speed (to keep the player from getting stuck in the elevator). Wait, corsets? It's that easy? Do you use them? Like do you have any recommendations on where to get them etc? This is footage of what's happening - https://www.youtube.com/watch?v=tFfz7YsutYYNot sure why but it's something to do with the moving platform. I second this! I think money would also encourage other developers to make homebrew for da Vita! Thanks! I mean I don't really feel satisfied by that one, mainly because if it were possible to build robotic Morty's that could achieve the same cloaking then wouldn't c-137 Rick have done it ages ago? Lol! During the course of a blackout, I might want to listen to music or play a video game, when my laptop's dead I use my phone, when my phone's dead I use my Vita. I think it'd be cool if the Vita could act as a backup device for the DAW too, plus I think it would be something a lot of people would be interested in since the Vita has a nice screen and clicky buttons, might make the job easier in some respects. This guy moderates a sub called "JesusOnFood"... Not really a terrorist group as much as an inconvenience group (Please don't hack me anonymous I was just joking ;-;) Thanks! That makes sense! How did people go about doing syncing before we had technology like Blender or Maya etc? A'ight, thanks for your quick answer! Good lord you people don't understand jokes... I'd say no. We also need a web browser that doesn't freeze every ten fucking seconds. That person, and the person that said they'd upload Terraria seem to be taking their time but they're sure to be released on this sub eventually anyways :P I saw those too. Weird mix of answers on that website, some said it's possible, some said it isn't, all said it was dangerous :P If God didn't want you to be trans, he wouldn't have made you trans but it's okay since he doesn't exist :DHonestly if the biblical God and Satan actually existed I'd rather worship the guy that didn't drown the entire world. Hell has better music anyway. np :D "Read the rules before posting." This question has been asked multiple times, when you save, you have to press R, L, Select and Start to <text:s/>open the Retroarch quick menu and then scroll to the bottom and select "quit retroarch", if you save and then use the PS Home button to close the app then it won't keep your save data. idk if the hardware allows for flash, I just wish we could address the frequent freezes of the Vita browser. Awesome! Thank you! I got my friend to do it on his PS4 hehe. Also it sucks that you can change username and region at least once. Those are things that change sometimes :P That's why I said crossdress in quotations. I went shopping with my father when I had the panic attack, it was the first time and so far the last time. He loves me so much and just wants me to be happy, if I'm gonna be comfortable around anyone it'd be him and I still panicked.My relationship with my dad is awesome, he tries as hard as he can to understand me and we get along really well. /u/TerraCadenceRedux ruined it for me -.- WWIII, Tohuvabohu and Nihil are great, some good tracks in Blitz and Money too! you don't have to do load core. Yeah it's a no-go for me too. I thought the builds were automated by a bot, so even if no work was done, a missing update would mean that there's something wrong... My bad :P I beg to differ, most smartphones are touchscreen, the Vita has nice, clicky buttons and a big screen. Plus let's be honest, I wouldn't be using my vita nearly as much if it wasn't for homebrew and emulators anyway so I need an excuse XD ik lol, they're a hacktivist group that support a liberal cause. Honestly I agree with a lot of what they stand for, I just think the way that they spread their message is very, very wrong. What's an R4? I looked it up and it's just another cart, wouldn't that later get damaged too?EDIT: NVM I figured it out lol... I didn't know these existed, thanks! Oh! That's fucking awesome! Thanks. Oh! Thank you! Why didn't I think of this? lol. Sweet username btw XD Yeah but now you have to reinstall HENkaku don't you? It's okay, thanks so much for your patience. I'll figure it out eventually lol The Vita apps are the cores, you don't need core files, just transfer your roms, open the "RetroArch pcsx_rearmed" bubble and go to "Load Content" and select the rom, it should start up just like that! Try using WinDS instead, it might come with a different version of Citra, if not, just experiment with different versions on their website at http://citra-emu.org/ Check out the Crystal's Wrath fan project. That's right up your alley! Well my grandmother bought me a Vita and my family has been stuck in a financial rut for quite a while now so I felt pretty guilty about only being able to use it as an MP3 player for quite a while but now there's emulators and homebrew and piracy for those that are willing to do it. So it's awesome, I can now play Crash Bandicoot 2 on the go and it's great! I like making music, listening to music, playing video games, eating, playing video games, listening to music, eating, making music, eating. Did I mention eating? I like eating. <text:s/>If you're willing to manually update to 3.60 and get HENkaku then there's a kickass PS One emulator called RetroArch and a PSP CFW "emulator" called Adrenaline. You are a fucking genius XD Still not working ;-; Will do! Thanks :) VBA-Next on RetroArch also works pretty damn well. I wouldn't be surprised, if a jailbroken iPhone can have one then it is very likely that a HENkaku-enabled Vita could as well but I could be wrong :P "Reboot your PS Vita and then install VitaShell from molecularShell (https://github.com/TheOfficialFloW/VitaShell/releases)."You have to install Vitashell *after* Wonder where all your money went. Desmume. It's a port of the multi-platform DS emulator. But it didn't happen with previous HENkaku versions, just the latest one, so I can't watch YouTube while the exploit is installed. Love it. Awesome! Thanks! Unfortunately I live in South Africa and shipping rates here are unbearable...</text:p>
          </table:table-cell>
          <table:table-cell office:value-type="string" calcext:value-type="string">
            <text:p>entp</text:p>
          </table:table-cell>
        </table:table-row>
        <table:table-row table:style-name="ro1">
          <table:table-cell/>
          <table:table-cell office:value-type="string" calcext:value-type="string">
            <text:p>The term you're looking for is 'virtue signalling' I wish them luck with that one; I'm seriously starting to think the company I work for gives no fucks about how it's perceived. Hey man! I love the heck out of the work you do, and you've inspired me to forge all the NPCs in the campaign I'm running to be all unique takes off the monsters in the monster manual, or completely custom. I've got one question about large groups and general challenge level for encounters.The question: I'm running with 7 level 3 PCs in my campaign right now. Obviously designing encounters purely of CR won't work due to the number of PCs being able to act, so how do I go about balancing the challenge of monsters with such a large party?Thanks again, and keep up the awesome monster making! What are you wearing, a tablecloth? Man, that's relatable but also kind of sad. You should post that to /r/2meirl4meirl Hella dank, my dude Get out of here with your positive vibes, man I've heard Kender before but I have no idea what the meme behind it is Ty, I love really scathing passages like this Pfft, as if these people had relationships to begin with Ouch, I thought I was on /r/2meirl4meirl for a sec. You okay bud? Yes, idle thoughts and hobbies are absolutely insane. /s "Cool dick, Dude!" THEY DON'T WANT YOU TO HAVE A DUCK Or roast him Oi take a ike down gofuckyourself Lane m8 ow about u fukin fite me outside Tescos Speaking as a DM who ran a group with an Eldritch Knight and a Sorcerer in the same party, I lifted this rule like many other DMs. I ruled that your main spell can be any level, but any other spell you cast during the same turn is capped at 1st level at 5th level, going up to 2nd level at 9th level, 3rd level at 13th level, and 4th level at 17th level. Haven't found a problem so far, although I've yet to run a high level Paladin/Bard I left after the fish post cancer. Holy fuck now THAT shit was gay Did the 'please don't' thing actually happen or is it part of the mÃ©mÃ©? Only slightly though. Not like anyone really has any good qualities, eh? /cynicism COGFUNC_MENTION&lt;U+FFFD&gt;&lt;U+FFFD&gt;&lt;U+FFFD&gt;&lt;U+FFFD&gt;a be looking like the monster from that SCP game Hah, got 'em good... :( Absolutely excuse you. "Top 10 Spells in DnD! **Number 4 will shock you! XD**" Literally my birthday 2 days ago thx /uj What's with the jerk surrounding this quest line? Yikes. I genuinely thought him being a diva was an act. Really makes me wonder at what point does the mask become the person "How 2 get rich quick using MS paint" Rogues. I basically want to meld every crime movie ever in DnD. I feel like this bardic college should be able to use Theives' Cant like the Rogue.Overall seems pretty cool, will do a full write up later as I'm on mobile Oh the humility, you're meeting all of my standards! And yet, my nose doesn't look like a tumor How fitting for him That would be so self-indulgent of them that I wouldn't take it serious to begin with. Like there's asshole, and then there's wannabe edgelord asshole You must loathe your classmates Ehhhh.. Dan? Better WET, spam his frickin WhatsApp or whatever the clit these Jew boys are using to sext with nowagays with long, well-executed speaches about how bad he is, and all of them SHART with "I hope you're not alive to read this" I believe it's up to the free market to decide whether he's a filthy capitalist Don't worry guys it's __I R O N I C__ I can be ur angelle or ur devil Did you take his picture with a fucking Etch a Sketch or some shit? I can't even see him Now this I like Replace the jacking off four times a day with one time and feeling more empty/dead than usual for the rest of the day and me too thanks I'm genuinely worried that I have a personality disorder, but I'm not gonna go see anyone about it haha what do you think I am, someone that isn't emotionally vacant? Haha OP you really gotta stop sneaking into my room, taking pictures and posting them on me_irl How long you been rocking the registered sex offender look for? Ecks. Dee. Me too thanks You sure got 'em! Found the noob demon hunter. The only pair of emojis I truly relate to It's almost like it's me irl How is that even legal?! I'm good thanks Don't let your dreams be dreams Source? Humans are creatures of habits and patterns. Go figure. Only if people give a shit I dunno man, your girlfriend really likes my lips on her lower lips Darth Maul-lookin' ass You wouldn't download a bear Lmao k CHECKMAT ATHIEST 100% worth it Clickbait title.Or should I say clackbait It makes them feel invulnerable. Hey creepyPMs fight me irl Me too thanks and never will be no matter what Y I K E S Oh my god I wish I had friends. Ayyy at least he got dat yes monayy &lt;U+FFFD&gt;&lt;U+FFFD&gt;&lt;U+FFFD&gt;&lt;U+FFFD&gt;&lt;U+FFFD&gt;&lt;U+FFFD&gt;&lt;U+FFFD&gt;&lt;U+FFFD&gt;smash dat mufuc&lt;U+FFFD&gt;&lt;U+FFFD&gt;cin&lt;U+FFFD&gt;&lt;U+FFFD&gt;like&lt;U+FFFD&gt;&lt;U+FFFD&gt;&lt;U+FFFD&gt;&lt;U+FFFD&gt; Can you fucking not pls I'd like to enjoy the internet today /r/iamverysmart "I really hope you've brought me in here to finish the job, doc" Why wait? Don't let your dreams be dreams Really the only difference being who gets mass roasted/shamed. Everyone's too far down the irony rabbit hole. Not like I'll ever seriously confront it cuz irony hahahah... /r/shamemePlease revive this subEdit: [The most beautiful post on this sub](https://www.reddit.com/r/shameme/comments/2d0t7i/hit_me_with_your_hardest_suckerpunch/cjl9ql5). Warning, life ruining text ahead. It's like you're the example sentence in the dictionary definition for fuckboy Literally "lmao just accept our apoligizing packaging and forget about it bruv" Woosh, this is dang cool. Gonna use this against my players and see if they catch on. Thanks for making this, friend! W E W Yes! Try to ruin this man's life!! girl power xddDd Go for it, my dude I hypothesize an area like that would found the first cohesive anarchist state/country and then die of starvation How coy M'eel irl Lol what a loser That bastard has dashed my hopes and dreams for the last time! It's almost like both SJWs and cringefiends are bored young adults without much experience to develop a cohesive point of view Fuck if I know, I'm still doing everything ironically Oh hey I remember this semi-anime art style, good work as always! I'm the most attractive guy in the privacy of my own home You're implying the political zealots we're making fun of don't have a mental illness of some kind. You have problems? Well fucking get good kid Haha^haha^pleasekillme^haha I'd throw my money at it. The lip bite tho "15% normal" Stop doing that fam Holy shit. [Yup](http://imgur.com/UytS9v7.jpg) It's """""ironic""""", bro Or just snarky bastard. Yeah dude! Fight the patriarchy! Just **FUCKING KILL THEM!** *Ohh yeahhh!!* You're like a martyr Most YouTube channels, unless you happen upon a stroke of luck or favor, don't see real profit for a very long time.What makes me feel offput about Youtubers are that their fanbases have the ability to make themselves way more vocal. Fuck, I should've thought this through before I dropped $25000 on all the rope I could find What it do I mean being surrounded by people better than you immediately after you grew up thinking you were on the very right of the bell curve is a pretty cold shower.Edit: positions It's High Noon somewhere... .# NoLivesMatter Dang nabbit, I've just been had Is there a Plato's pit I can throw these people down? I've always thought that was the beautiful irony of subs like SRS and circlebroke. They come here to complain about stupid shit. Then they get all up-jumped and frothy-mouthed about it, and make some long meandering post about why it makes them up-jumped and frothy-mouthed, which other users that indulge in this kind of thing use to feed their echo chamber of no-value garbage. Mission accomplished! Bruh Yeesh your proportions are WAY off I bet that guy's life kicks ass not even being ironic. Fucking tell him some stranger on the internet respects his lifestyle. Which adds up to not funny at all for me Having been on both ends of situations like this, I can verify that's a real lose-lose situation that hurts everyone involved. Another ironic hipster fuck bucket Never go full Ecks-Dee. /r/Toomeirlformeirl /r/uwotm8 Figured. That man breathes meirl As a horrible person, I almost burst out laughing. I watch Zero Punctuation for the dank rapid-fire absurdo-snark entertainment, but don't pay too much mind to Yahtzee's opinions.Don't watch/care too much for ToBi/others. They might not hate you if you stop trying so hard to shitpost at them Through the jugular if you aren't a pussy When I DM, I actually disallow all Charisma checks to influence other players (except Deception, and only when the situation calls for it) By laugh you mean sucked. /u/fatalfuryguy spent enough time not being able to walk or sit to know that's an ironic name for it I want to die because I have a great day and I will be in the middle of the changes and send it to the Shaman should be able to get the same as the system is not a problem with the other day and I will be in the middle of the changes and send it to the Shaman should be able to get the same as the system is not a problem.Weird. /u/fatalfuryguy 's sex life It's gotten to the point where I'm genuinely taken aback when someone directly expresses interest in me or that they enjoy doing something/being with me. Me too thanks. G R O O V Y You killed me, bro. You'd think people that are legitimately very intelligent would be more aware of themselves and how they think. Is that retarded 'r' your most interesting quality? Painful to watch holy shit. The only thing remotely interesting about you is your tits. And barely, even. Just cash it in at your nearest Bernie Sanders rally Your family is worried about you I think it's just her I mean, if the shoe fits, bro Lmao sometimes I try to subtly provoke people into a fight with me so that they can hit me haha and these people are usually my friends haha fuck At least I admit it "sayin hi 2 my h8rs lol" Hear that ringin' in your ears, son? Wewww that looks slick! More accurate imo Are you taking the picture while driving? No soul, and no brain either Oh hey Milo Big words from a 5 Absolute degeneracy "We've been waiting (years you've been alive) for this day" Getting a B on a Psychology test is kinda like gaining 10 pounds from lifting at them gym.No one gives a shit. What about [ass to ass?](http://cdn.chud.com/d/de/de3cee40_asstoassguy.jpeg) I would read anything this guy published Great wallet choice! That's what I anticipated pretty much. Thanks for the clarification If we're all being real here for sec, I actually really fucking hate how 'dank memes' have been gradually warping my overall personality. I can't just go out an enjoy things as they are nor is it easy to relate to other people using other phenomenon and ideas that most people understand or deal with without trying to make a meme out of it. It's a lazy defense mechanism for not being able to be genuinely interesting or being able to make other people laugh without burying my observations or insights in 10 layers of irony....I mean, uh. Meme of the fucking year, fam &lt;U+FFFD&gt;&lt;U+FFFD&gt;&lt;U+FFFD&gt;&lt;U+FFFD&gt; What was that quote about that one Ã¼bermensch dude fighting monsters again? Pretty good timeline There are no correct answers You gotta have a trente ice water sometimes You can start by helping yourself Can /r/mk and /r/meirl just combine already He's gotta be pretty tough to survive being dropped on his head multiple times as an infant It's like these types of people don't think women are normal humans. Oh wait. It's gucci, I was trying to make a play off what you said Real life advice right here m8 Now's a good as time as any to startup your karma farm The ultimate gay porn duo Very similar story for me. Exams and school projects gave me similar stresses, but it was usually more of a realization of hopelessness than anxiety. That might just be me though.It wasn't until I got out of high school that I came to my hopeful realizations about who I am/what I should do. Now that I'm getting the train running again, things have been really well.Glad you're going well for yourself, m8 I rest my case. Easy there Al Capone. *The* worst kind of dumb chick Give him some Reddit Silver for me Marbled steak God of fuck, is that Kobe? Take that shit back to the sub that shan't be named I can feel the pain from her facial expression, goodness. Appropriate. ^ actually me irl Please be real. Not chancing it. Modern anti-capitalists in a nutshell-readies poncho for incoming shitstorm- GAH, what the fuck are you talking about?! I'm talking about *piss* and *shit* and you're talking about some stupid Japanese show I don't give a **FUCK** about!![Source](https://www.youtube.com/watch?v=sXX5drqRD9s) This comments section is all I need tho Me 0 IVs too thanks [I posted this a while ago in another thread but you need to read it.](http://imgur.com/tqO1rIn.jpg) Wake up sheeple. Me too thanks This reminds me of talking casually to SJW types. Not saying all SJWs are NFPs, but it's a similar modus operandi to what you describe.Come to think of it, the only types I've seen on SJW profiles that I make fun of are all COGFUNC_MENTION-COGFUNC_MENTION, with some TYPE_MENTION.(TW: anti-SJW, typeism, freedom of expression, ableism, TYPE_MENTION privilege, opinion rape, trigger warnings, fisting) Or shock videos. I need to lie down for a while.Maybe travel around a 3rd world country and find myself. I usually cry on top of a skyscraper so that the people on the street think it's raining. That's just me though. Yo so I checked out the other comic line, 'Erin Dies Alone', and it's pretty friccin dank. Give it a read I mean me too thanks Wow, excellent desktop! Almost wouldn't want to work on it on the account of messing with everything. Good work, nicedogfaggot Normally I steer away from bright colors, but this is tasteful as fuck &lt;U+0421&gt;&lt;U+0443&gt;&lt;U+043A&gt;&lt;U+0430&gt; &lt;U+0431&gt;&lt;U+043B&gt;&lt;U+0438&gt;&lt;U+0430&gt;&lt;U+0442&gt; Probably should've made it more obvious that I was trying to make a tongue in cheek post about all the posts I've seen on here lately Grey even. Didn't know today was opposite day Edit: I'm sorry for my disobedience. Allow me to make it up to you with empty comments about how excellent and desirable you are. I butt-fucked my brother! On a booze cruise! The invisible hand of the free market would beat the shit out of you What the flying fuck is with referring o people you pay attention to as 'daddy' ironically? Like bro, you're still trash no matter how ironic you are about it. C U R R E N T Y E A R Lmao Your hair is so dry I could use it as a broom Oh, the lack of self-awareness is delicious Yes! Manipulating people for what they can do for you is excellent, and you should be proud of it!^/s I would, if you didn't take this picture with a fucking shoe, you daft squeaker. sounds like the symptoms of a stumping This really irks me as well. It's so ignorant when someone makes a bold claim like that. There's been a couple of conversations I've been in where they all jerk each other off about how someone/they are 'so wise' for dispending these empty idioms, and I would just tune out. Then they would ask why I'm quiet and probably assume I didn't get anything they were saying. /r/jakeandamir for the circle-jerking divas that get the reference I think I lost a little of vitamin Me. People can die if you murder them -heavy breathing- Pooh, next panel "Fuckin do it already fgt" Did you know the secret to getting a monitor like that is to drop out of college? Didn't say tha--hey! Stop writing fuck fiction about us in the back of your restored 72 Firebird! Wow. There's only one way to settle this.-picks up car keys and a Batman Shark Repellantâ„¢- Tyler the Creator, but that works too You dipped to 44? Holy shit. "The world would be a better place by virtue of you not being alive in it" PC-like performance =/= PC-qualityThat said these days I'd game on a powerful phone over a console It's not that they don't want to, it's that your survival rate drops significantly, shit head. Still a punchable face. Oh my dude, you just got triggered How does he have Facebook friends to begin with? And I'm just doing this peasantry shtick for the lulz, so all is well. The poster above did mention Fighters by and large don't use reactions much (outside of maybe Sentinel/Polearm builds) so having it eat a more valuable resource + spell slot for advantage seems like a good way to go.I can see this. The Eldritch Knight has something unique in the Weapon Bond/Arcane Surge at this level. Maybe I'll look into giving the Duelist some Illusionist/Bard-like abilities.The saving throw DC is the Arcane Duelist's spell save, I should have specified that. I compared the Storm of Swords to Ice Storm for this. Looking at it now, I should make it something cooler and flavorful than a 4th level quasi-evocation spell you can make happen twice per short/long restThanks for your feedback! Look at grandma, being a wannabe edgelord like the rest of the 15-20 year olds. Good for her Sup mellow Mike? Lock the subreddit, we're done. We found the truest me irl Oh look, a sensible, non-conformist opinion. Shame, really, I've liked every Call of Duty I played with the exception of MW3 and Ghosts. What they do, they do well, which is more than I can say about a lot of games. Mom, get the camera!! Really cool art, but don't see why this is NSFW... Oh never mind N-no! This is more or less how all people view their actions. Speak of the doggo, and he shall appear Prepared color scheme for the holidays? Slick looking board, friend! Hey, where's the bit about the horse cock mod?! Most sex is overrated. Trust me fam, there's better things to look forward to Agreed. Also just remembered that this is r/minimalism, and the misogyny doesn't contribute much to the convo. /r/bipolarirl And now we go full circle for the 378th time I think the roastees all have some varying degree of masochism Aahahhahaha Pro-tip: when taking a picture of yourself, try to first crawl out of the dungeon of a room you keep yourself in all day They say "you're funny" to make you think you have redeeming qualities so that you stop being a burden and leave them alone Hey, I remember a post quite a few months back about the same party. Cool to see! Git ovr urself m8 &lt;f0&gt;&lt;U+009F&gt;&lt;U+0091&gt;&lt;U+008C&gt;&lt;f0&gt;&lt;U+009F&gt;&lt;U+0091&gt;&lt;U+008C&gt;&lt;f0&gt;&lt;U+009F&gt;&lt;U+0094&gt;&lt;U+0091&gt;&lt;f0&gt;&lt;U+009F&gt;&lt;U+0094&gt;&lt;U+0091&gt;&lt;f0&gt;&lt;U+009F&gt;&lt;U+0092&gt;&lt;U+00AF&gt;&lt;f0&gt;&lt;U+009F&gt;&lt;U+0094&gt;&lt;U+00A5&gt; Me irl + infinity^infinity You look like you were made in Mii Maker, and the incompetent 6-year-old who made you stuck the eyes way too far apart I ain't your pal, mate Another big part of why I thought I was a 5 was because sometimes I would like to remove myself from social interactions and brood. A lot of my thoughts in the past were consumed with existential dread.Do you know what your tri-type is? You're in /r/CrazyIdeas bub Y u do dis Den outta den I wonder how long she spent constructing this slimy 'response'. Probably more time than she's ever spent getting her life together It's like her head just quantum tunneled up 6" just to do that Am 3w4. This is probably the most important distinction between 3w4 and 4w3 in terms of self-expression. 3w4s are also very subtle about showing their true colours, whereas 4w3s make it center stage, but not overshadowing their 3-orientation, if that makes sense. Dank pun bro Excellent. Same reason I thought Titanfall was GOTY material Except for people finding out you're so deep in the closet that you found Narnia. Really important distinction, in my experience S A DR E A C T SO N L Y /r/im14andthisisdeep This went wayyyy past real for me Bruh someone should call child protection services that shit is dangerous S T O I C None of you actually want to die, you're just looking for someone to relate to because you feel disenfranchised. *Dropped by Linus Hell, I think working without an excellent payoff in a way that isn't monetary isn't worth my time. I think I might spring for one myself! It's really nifty I'd have depression if I had a set of grills like that too Maybe you'd get somewhere with those if you didn't have a horse face Wanted to look desirable.Seriously. I took a long hard^hehe look at myself in the mirror and thought "Wow, I wouldn't want this" We did it le Reddit! He's probably right about the first four things though haha What the frick Me too thanks Quality rekking right there I just noticed the 'End of the Line'. That's pretty sick Damn, showcasing a rubber dome keyboard? That's pretty braveStill an excellent setup You just made me laugh out loud at work OP, you deserve my uplike ecks dee I knew all those years shitposting would come in handy someday Then just do it already fam R A D I C A L Dating is a pretty gay sport. You should've done what you wanted to do. Sounds like you made the 'right' choice, even though in this situation it's a false dichotomy, because you'll never know or be able to accurately weigh the pros and cons of a decision like that. I love the smell of a straw man in the morning I'm glad that we've already arrived at some high caliber shit posting Looks like give. A lot of it. Forever ago thanks Must be true if someone on the internet said so. Also TIL fighting back = not being a man I do dabble in competitive Pokemon, but I just use showdown for that a s c e N D e D The plot thins. Holy hell&lt;U+FFFD&gt;&lt;U+FFFD&gt;&lt;U+FFFD&gt;&lt;U+FFFD&gt; Incredibly subtle. To be completely honest with you I don't feel like this anymore, but I do understand the mentality and I don't know where to draw the line with memes CRAAAAAWL-- The mentioning of fish memes triggered me. Apologize /s Sounds like they need to lose a few personal problems. Or their footing if they find themselves on a roof. Only despair now Isn't that illegal in most states? Leave. &lt;U+30E9&gt;&lt;U+30B8&gt;&lt;U+30AB&gt;&lt;U+30EB&gt;420&lt;U+5371&gt;&lt;U+967A&gt;&lt;U+306A&gt; Actually pretty uplifting. To be fair he's got a point. Also you really need to get a fucking life you sheltered moron. It's mind boggling how someone could waste away their time gathering the amount of karma you have, and for what? What do you get our of reposting other people's shit for the sole purpose of earning worthless karma? I don't get it. Does it give you that much satisfaction? Does it make you feel special or important? Here's a dose of reality: You aren't. You are literally - allow me to emphasize: LITERALLY - wasting your life away for internet points that have zero value. Go outside you weird fuck. About time I'm not even sad, I'm devastated! How about you be thankful your Employees are putting up with your narcissistic entitlement, you cunt. I hope your business crashes and burns. LOCK THE SUBREDDIT, GET OUT WHILE YOU CAN Even more importantly, batty as all get out! definitely you Very much so. Though I doubt it's just infatuation at 13 years. And pushing out the fact that you have no marketable skills, rendering it impossible for you to get a real job that makes enough to match YouTube ad revenue/sponsorships. The real edge T R I C K D They should definitely end the blight on the world that is their lives. I'm waiting for the Titanfall spinoff of /r/anime_irl /r/meirl All of it is butthurt/insecurities under the guise of 'trolling'. That's on both ends. That's oddly empowering. Just as well though, you're friends with people you meet in high school mostly out of how often you spend time together in classes and such anyway. Oh boy you missed the mark big time buddy I still have my W8 boot drive, as well as my W8 install disk and DVD reader, so I'll figure something out :p Whoever beat you with the ugly stick sure didn't I'm glad that your parents let you have a computer in your bedroom dungeon underneath the stairs Basically my first characters. 2 and 3 were actually the same character, but I ended up saving him (from a narrative sense) from being a walking stereotype by spreading his goofy shenanigans over a party of edgelords and lightened them all up - Milestone EXP- In a similar vein to what Critical Role does, I give ressurection spells a chance to fail by having those aiding in the ritual contribute via skill check- The second extra weapon die you roll with a crit is maxed (doesn't apply to Barbarian class ability/Half-Orc racial feature) You mean to tell me this lad is procrastinating?! Lock him up, coppers! UpNosed for visibility. Absolutely tragic &lt;U+FFFD&gt;&lt;U+FFFD&gt;&lt;U+FFFD&gt;&lt;U+FFFD&gt;&lt;U+274C&gt; Hey Drizzt This is exactly what I needed to see right now, thank you :) They got a standing O for this! And then a handy AND a blow! Downcrap the vote and upgem the vote This truly is the struggle. See, I'm gonna comment because I like ruining people's dreams. I should probably post the way I came to the conclusion that I was a 3: http://www.reddit.com/r/xxTP/comments/2x3jgv/what_is_your_enneagram_type/cowvppd 3.5? You're doing god's work Yeah thanks me too K. Got 'em, coach Excellent contribution to this discussion. Have an upvote as my thanks. Deep, bro Does these guys think doing this works? You dip I'm not reading that lmao I'm reminded of Spongegar The Mastermind. Welcome to Flavortown USA, population: you. Combine with Warlock levels for maximum James Bond-ery Sure! Submit your application for my partner in crime to totallynotdondraperdavidxanatosandhansfromfrozencombined@gmail.com and we'll keep in touch :) /r/seriouslyfuckingdoitfgt_irl That's the face you made when you saw what your life was gonna be like in 15 years 5/10, still the best one here though It's also a competition of who has better prospects, making more money, having the highest social standing, being the smartest, etc etc.Too me irl: I get incredibly envious of people that are my age/younger than me that have accomplished more/have more notoriety than I have. Fuck me man this sucks Save-or-suck/die effects that allowed only one save or had no counterplay Of course. The only box you have left to check is daddy issues *cautiously clicks on the link, rushing my pointer to the X and looking over my shoulder* I definitely have. Good thing I'm going back in September I punked my first DM by taking a level of Swordsage right before the final boss fight (was a Swashbuckler/Rogue) How about ads in the middle of the videos? Dead center of it all? When you get roasted by a sign *Ace of Diamonds:* **Hero**You are bestowed the aspect of a legendary hero that is known far and wide, even across planes of existence, for their almost superhuman deeds. If you didn't know of such a being already, you immediately gain the knowledge of such a legend as told by folklore and tales. The hero should be akin to an exemplary or superhuman example of the class and archetype that you have chosen.As a bonus action during combat, you can activate the power of this card to channel the mythological prowess and heroism that is represented by the aspect, which lasts for one minute. This power can not be suppressed, dispelled, or otherwise ended early once activated. On each round of combat, you gain an additional turn, which takes place at your initiative roll Â± 10 (your choice), losing initiative ties. During this time, you have advantage on all attack rolls and saving throws you make, and you gain temporary hit points equal to your character level at the start of each of your turns. You also gain immunity to the following conditions: charmed, frightened, paralyzed, petrified, poisoned, stunned.After this effect ends, the power fades, and you gain immediate knowledge of an important part of the legend's heroics. This could be anything of grand importance to the hero, such as a quest that was left unfinished, or an impending doom that the hero would try to stop. Does this call for a PCMR picture thread? Where's the sub for the third option? Leave your mother out of this Straight Male. 8.5 A funny way that my current group deals with breaking the fourth wall is that if they start talking too much out f character or start metagaming, then canonically, the character starts brain hemorrhaging, and we have to roleplay through it You're all kinds of wonderful. Thank you. Now he wears t-shirts of ironic memes. My wallet's in for this one Exactly this. The same reason why Beats are so successful. They're overpriced, a huge chunk of their budget goes into marketing tactics, the people buy them for brand recognition, and the cycle repeats. Now that's an unusual dice tower Did they all get their degrees in How to be Ugly? You Godless ass *very* slick! Wish I had woodworking tools to make cool stuff like this OP is a pimp and a philosopher, the best two things you can be. Bury me with downvotes if you disagree. Thanks for the warning, homie Mister Matthew Inbeast is a pimp and a philosopher. Ask him anytime. Now that's living the good life right there 2meinhighschool4meirl She'd be right there with us, based on this post. Reps 4 jesus It's a rock. I'm using the Retaliation feature from the Berserker Barbarian as a measuring stick for how powerful the return fire damage is, which is 2d10 (11 avg.), compared to the Berserker's, which is 1d12 + 5 (presumably) Strength + 3 Rage (14.5 avg.) Considering how the return fire automatically hits and it can target out to 30 ft., I'm probably going to change this to be more in line with the barbarian's melee range power and give it some kind of interaction with this ability. I don't think Anyone was in this movie^I'm^sorry Good to know, thanks! Nothing means anything to me bro haha nihilism http://cdn.bulbagarden.net/upload/8/89/299Nosepass.png Wait what the fuck since when did McDonalds deliver or am I just retarded I'll go back in time and tell my 6 y/o self that I mean me too thanks If by "have the" you mean "don't", and by " guts" you mean "care enough", then yes, me too thanks Even if you do nothing you're still choosing not to act Hey man, it's the current year Not me irl, I'd never have the balls to say that aloud [I'm just gonna leave this here](http://imgur.com/OjM18KC.jpg) 2edgy5skeltal Nah The rest of us don't though. Quoting your parents? No. This needs to be in the center. I came here to vote in whichever direction will bring it closer to 0 lol. One time I saw Strahd in the 10 items or less lane with 11 items. Truly an evil bastard. OP is dead.-Mods Top meme I'll my own digging once I get off work, I just responded at face value Really cool work as always! Edgy pop-nihilism**Karma to the right Have we gone too far boys? You know what the first thing I thought of was? Not disappointment, attention-whore, or edgy tween, but unemployable. Check out the Stealth segments of the background music from Payday 2 for cave/sneaking around/built up tension music. My personal favorite is the Stealth segments from Utter Chaos. The Loud segments are kick ass too, if your group is into bass drops kicking off the fight! On mobile, I'll link to a playlist later This one: http://worth1000.s3.amazonaws.com/submissions/799500/799754_151b_1024x2000.jpgI was awoken by a strange disturbance in the Jung-o-sphere, felt almost like a bunch of people projecting their insecurities on others via MBTI. I suggest you start righting your suicide note now then Low self esteem + putting up a sarcastic defensive wall so thick that you become a shell of your former self and you can't open up to anyone even if you tried To be honest, that was more or less what I did for their first mini boss fight; a suped-up Spectator that was guarding a chest full of gems and a paper trail of a quickly growing street gang's monetary transactions. I gave it an extra eye ray per round, +2 AC, extra health, and when it fell below 1/2 HP the large centre eye shifted into a scorpion tail with the eye in place of a stinger, and gave it another ray option with a higher DC save that would cause a creature with a failed save to use their reaction to run away + deal damage a la vicious mockery.I checked out the Kobold Fight club and I approve! Thanks for your insight! I'm only a communist/Capitalist/libertarian/socialist when it's beneficial to me Nah Me too thanks FTFY WOAH! The infamous hecker known as 4chan is in your computer!*Upheck in 10 seconds or you'll lose your MySpace account* C-can we still have our dicks out? Wanna talk about it champ? You, at the moment. -sinks back in my seat- Am I being *shipped* right now? More likely she'll break out the ol' shovel and keep digging I bet you lot have been eachother's only friends since high school Not me irl /r/deepintoyoutube is a pretty cool place Are you sitting on a karma goldmine? Meh. Hopefully the end of my life comes first Yeah, no lmao ~~Another day at the races~~~~Another gay in my braces~~~~Another day in your graces~~ Then get off your soapbox and revive /r/shamemeNah but for real I'd like that DAE HITLERY CLITORINS EMAILS There's no way DnD would ever copy the identity of Penis Anthony Doubligne RemindThisGoy! 3 days Damn, I wish I used a roast like this one Wew lad Seriously? If that's the case I've been out of the loop on that. It's the Plato's Cave for audio enthusiasts, really Oh geez that's me observes shitpostobserves ~~karma~~ updootsfuckthisimdone.jpgEdit: meant updoots Really jumped the carp on this one. No, but if I was working for an employer like this I'd be looking for an out asap. People like this need to throw themselves into a compactor like the trash they are More than far off, actually. Fairly close. Damn, how's the Nigerian Prince supposed to get access to his royal family's millions now? Actually me irl There's a certain sense of satisfaction that comes with learning new and interesting words that can accurately describe things like this one does Trickster Cleric. Underrated af Someone's gotta stop staying up all night to browse Reddit. -turns face to camera- It technically is a social construct. The problem is that these social justice morons believe that's an inherently bad thing and something to be gotten rid of.I hate post-modernist shit like this We know Basically, if you hold any popular opinion, go fuck yourself. /s Become the new 1% bro, I believe in you I am s h o o k ITT: Moving goal posts TVTropes? Nah, TV... Taupes. I can't wait to see this meme reposted tomorrow but with Saturday even more crudely crossed out and replaced with Sunday. It will surely give me the hahas S W A G There's no way she wasn't actually stroking him Slick setup! Those Keycool caps? Calling yourself trash ironically doesn't prevent you being considered actual trash Ah geez that's me You're gonna wanna start off as a Bard, and uh, yeah you're pretty much good. T O P I just hate it when I wake up in the morning tbh Tfw Bain tells you to get the thermal drill for the 999^999th time &lt;U+FFFD&gt;&lt;U+FFFD&gt; To be fair this sub is b8 city Your eyebrows threaten to engulf your face Bro, you're totally the Robin to my Batman, if Batman and Robin were huge pimps and studs. GaY BriT FalLs InTo thE FUcKInG ABYSs aND dIeSEdit: go to /r/PeopleFuckingDying to see what the hell I'm on about D I C K S <text:s text:c="2"/>O U T Clearly OP isn't enough of a piece of shit to be here. Or your mother's legs. I like how you capitalize vagina and whore. R O A S T E DOASTED We're all twelve year olds on this blessed day "you really gotta get out more" Fair enough. A post below reminded me reactions can't be triggered at will, so it'd need to be changed anyway. If Arcane Feint was a bonus action, would that seem more balanced? Fuckin' B E A N E D pretending I came here ironically* Holy fuck. I don't think a meme has ever ~~summarized all of my thoughts I ever have. I'm both prison and prisoner of my own personal hell~~ been so dank hahaha Lmao this kid back at it again with the cringe fuel &lt;U+FFFD&gt;&lt;U+FFFD&gt;&lt;U+FFFD&gt;&lt;U+FFFD&gt;&lt;U+FFFD&gt;&lt;U+FFFD&gt;&lt;U+FFFD&gt;&lt;U+FFFD&gt; Those are some slick-looking keycaps! Kinkshaming is my fetish Better not get too outlandish, or mommy might make her get a job. ass2ass /r/imgoingtoheckforthis Drink some drain-O to erase your pain-O Heh, winging it. They did it for le irony and le troll ecks dee Glad that someone is calling out the agenda of people on these bully subs. I wonder what common personality characteristics are in the people that go on subs like this? I like to imagine characters trying to sneak around in bright/flashy clothes. Jokes aside, good work OP! God damn, all these self-cringe posts make me glad there's very little physical evidence of my cringefactory degenerate years. YESTERDAY, YOU SAID TOMORROW Maddox? Is that you? Nah fuck Jim, he deserved it. I'm actually playing a Trickery Cleric/Inquisitive Rogue in a campaign right now for the same reasons. I talked to the DM <text:s/>extensively about her place in the world before the campaign started, and he made some concessions on how he wanted us to play and put in a bunch of non-combat ways to solve problems, which make heavy use of espionage, interrogation, and infiltration. Even though we're only two sessions in, playing her as an Investigator has been incredibly rewarding and I'd 100% recommend you give it a shot What's the bother, champ? Now THAT'S how to do it Trying to pick up girls in a subreddit for putting people on blast? /r/justneckbeardthings is that way, breh Y I K E S WE WUZ EMPIRES Good thing this ain't /r/me_irl /r/meirl Long time! I was seeing myself out anyway. I was out of line, coming here to troll in the first place. Neither has your ex-girlfriend I'm rocking a Warlock ATM, they're pretty interesting You know, flaws like alcoholism and raw stupidity *could*, when played straight, be incredibly evocative and make for wonderful character development. It's just far more likely that they'll be used as a tool for comedic relief; It's fine and all, but stale. I clicked on this post seeing the flair "TOO DARK" thinking that we've hit a new rock bottom. I'm disappointed. Lmao Breitbart Me too as well, thanks 0% is a chance As someone who doesn't have knowledge of Markdown syntax, thank you kindly One of the lesser known uses of the *Unseen Servant* spell is keeping your pants from falling down whilst you do wizard shit.Jokes aside, great art! Colour scheme and dress eminds me of a Tiefling Swashbuckler that I have planned to feature in my next campaign arc. Me too, thanks "Roll with disadvantage? Sure, it wouldn't be fair otherwise" One too many tokes, or one too many chromosomes? She's actually in a great amount of pain, despite her saying otherwise Ah, this comes up often when I ask for a <text:s/>Perception check from a character. Just remember that, as the DM, you're the one that asks for skill checks. If only one PC bothered to scout a room, then that's the only PC that can gleam for incoming threats. Sounds like you just got stumped m9 I hear ya. It takes away player agency and gives DnD a competitive feel which I don't particularly like Are you me? I was in a match with Depression just a few hours ago It's pretty obvious you think that being black and constantly referencing it makes you interesting on Reddit. It doesn't What's worse than J-Wolf? Him spawning Wolflings! Wolf worshipers--wolfshipers, if I may! The teeth are the worst part This is either Diesel or DSquared. Not sure how they get away with their absurd marketing/this shit To be fair, that was also some pretty decent banter "You shouldn't be allowed to breathe" &lt;U+FFFD&gt;&lt;U+FFFD&gt;&lt;U+FFFD&gt;&lt;U+FFFD&gt; I am experiencing many hahas currently, for the memr has been altered yet again to accommodate for the current day of the week! Haha^haha^we^did^it^Reddit If I get 50 upvotes I'll just fucking kill myself haha Take notes guys: this is not only how you win Le females, but also the entirety of life. Apparently. Poetic as fuck Good marketing Hah, got 'eeeem!Is there a word for brutal attacks of character like this? God dammit man; kill myself and hurt everyone that knows me, or don't kill myself and live in a state of despondency and apathy forever. There are no correct answers -sigh- One day...-looks back before heading out the door- One day... Nailed it. I'm only here to ~~satirize the popular opinion~~ serve the glorious sensing gods. DAE BOOTS ON THE GROUND Got 'em boys! Dae nihilism ecks dee Jeez, what's with all the haterade in these comments? Y'all have a problem with sexuality or sexual characteristics or what? Sorry breh, I just got off /r/RoastMe when I posted this Next copypasta? ##W E W Go home, and don't come back until you're better, and I don't mean from this sickness--Until you're a better person. I've gazed into the abyss for far too long. Looks like one of them [blobfishes](https://media.mnn.com/assets/images/2017/02/Blobfish-slime-carpet-surface.jpg.696x0_q80_crop-smart.jpg) Fan DUMB, more like. Ahahaha^ahaha^haha Are there any health benefits of never crying? I haven't legitimately cried in at least a year and a halfEdit: Me too thanks Shit that's pretty neat actually Was it? Times like this where I wish there was a negative amount of money I could donate Ew? Stupid narcissistic intuitive with some humble requests:Chris RockRichard BransonHoody Allen Not even worth the calories I'd burn to say "wew lad". This is just silly. I got excited when I saw your head in that position, but was let down to see there was no noose around your neck. If they come to Vancouver I'll legit go no-D for Michael C, AMA! This sub is becoming more like circle broke everyday. Don't forget made anyone smile or proud of me Dude. Absolutely SNOT! I don't need to jack sheesh when I have all this money! Did I mention, *cash?* Isn't she TYPE_MENTION as fuck? I need to lie down for a bit Maybe failed suicide attempt? 0th World Problems, am I right? What really stings is when your players suspect you of spiking the difficulty/trying to kill them off when you set them against a problem with no easy answer. Like hey guys, I told you that I'm not gonna hold your hands anymore ffs Holy fucc, &lt;U+FFFD&gt;&lt;U+FFFD&gt;fi&lt;U+FFFD&gt;&lt;U+FFFD&gt;re&lt;U+FFFD&gt;&lt;U+FFFD&gt;meme bro&lt;U+FFFD&gt;&lt;U+FFFD&gt;&lt;U+FFFD&gt;&lt;U+FFFD&gt; I love the taste of learned helplessness in the morning Thanks! The price range for my first build was sub $900 CAD, and I got the Chromebox for $275. Chrome OS does have a charmingly simple OS, and all of my work files can be done with Google software, so that's a plus. However I'm starting to miss Windows and my games. Just before the motherboard fried I was tinkering with Rainmeter and some video editing software for a potential side project, so I'm going to install Windows 8 pretty soon. I'm... so sorry....F Not pretty enough to be that stupid. Can confirm this works: doesn't take anything seriously and is definitely alone How does it save me time and effort? It costs both of those things. What has he done recently that hasn't been par for the course for him? This is the most me irl I ever felt on this sub Your face says 20 but your demeanor and expression say 45 and dead inside and perpetually lonely Wew, slick set of keys caps. I gotta watch for when these drop NCIX has various keyboards on display that can be clicked and typed at. You're that one guy I see at every club tbat's always there and never leaves with anyone Aka 95% of the comments Leafy lookin' like a shaved monkey that fell into a tub of vaseline Careful you don't cut yourself on the edge there m8 Exotic mÃ©mÃ©, friend. Giggling through my soy tears. I'm a 3, and I can tell you that I've definitely felt the pain of this in my darker moments. Good thing that I've always gotten back up swinging.I'm currently trying to motivate my 9w8 (TYPE_MENTION) friend into chasing his goals more and developing tenacity. It seems like he's also setting up walls in front of him to prevent him from moving forward. It's gotten to the point where I've had to prod him for answers for why he doesn't stick with things or actively try for more than a few days, and he'd make the answer intentionally vague (I'm just not feelin' it)If anyone can let me know of ways to get a 9 to actively pursue his goals, please let me know. I really want to help him do what he wants to do, it would be much appreciated :) No one reads that though You seem like you're funny and have something cool to say. Until you open your pudgey gob. No. Break the cycle, rise above, focus on science Sounds sweet, go for it! If you haven't wanted to hang yourself by now, I don't think we can do anything more You *clearly* liftAlso fine looking board! "I think you need to die..." We should ban all comments that don't cite their sources /s /r/shameme Lmao /r/cringeanarchy is mostly just other edgy teens and young adults projecting their cringey qualities I go 2d6+6. It sets a basement of 8 so that no one feels really gimped. This also makes the average stat rolled about 13 so that the PCs can feel like actual heroes without being broken You look like you go to high school parties at 35 years old I bet you think that wearing a Zelda beanie makes you interesting. How's that paying off for ya? Game sauce pls Low blow, OP. itstimetostop.gif Not necessarily? This is why I'm subscribed "/r/me_irl, where everything gets updooted" My b, I meant right of the bell curve. Delet this Sun's out Wannabe pedophile. The truest me irl http://i.imgur.com/jy8WHk1.png I did that when I was younger, it was a bad move. Yup. All you nice guys are terrible, just like the rest of humanity. By the looks of it, you're ready to shoot up the school. Shh, keep 'em guessing This is brutal, well done! .# ExplainAFilmPlotAccurately more likeEdit: \#ExplainAFilmPlotAccurately Look at OP over here, livin' the sad life Well if that's how you feel, [here's](http://vignette2.wikia.nocookie.net/uncyclopedia/images/3/38/Noose.jpg/revision/latest?cb=20070604183858) a good way to take yourself out of it There a sub for bad things people put way too much time into? ...Yeah, I definitely want one That way I'll never get hurt again right lmao There's always one With the collars turned up? That's an odd way to say memes. Only if you bring pizza and wine. And everyone else Holy shit, I found my new copypasta How the hell do people justify/rationalize willful ignorance to themselves? Sack up, morons. Amazing that some of these women are 30+ and still see people through the lens of these bullshite astrology signs. About a year ago I had the same problem with Myers-Briggs. It was ridiculous how much sophistry these things employ. I think they're just bandwagoning Actually-pretty-good battlestation Are your parents brother and sister? They both qualify as broke entitled atheist losers. We get it, bro: no gender can contain the mess that is your personality Looked up a comparison on YouTube, and holy crap, it's like a torture device from the mid-90s! The singularity of /r/meirl will be just screen caps of comments posted on me irl. Mark my words. Oh man, I don't think I can forget some of the teachers and mentors that I've had over the years. They were fantastic people I related to. That reminds me, I gotta them a visit sometime. U alright ni&lt;U+FFFD&gt;&lt;U+FFFD&gt;&lt;U+FFFD&gt;&lt;U+FFFD&gt;a? /r/getdisciplined you fucks. Do it. No need, I already call myself a piece of shit for literally everything I do wrong haha Logged in just to say this Or all three at once. Nice sauce, ty The free market of memes is a better invention than the printing press Riding that edge hard, I see. I wonder how much money popular cosplayers like Jessica Nigri get on average Fuckin pranked, kiddo. Rosie Palms can't actually talk, kiddo Now THAT was one wild ride! The becoming a 7 year old girl thing is cringe.The fact that he left his family of 7 for it is rage. I'm getting to that age where people are starting to settle into their lives and I'm utterly paralyzed with fear over it. Me too thanks. Just imagine, if you put half as much effort into making your life better as you do shitting on yourself Paging /u/ItsADnDMonsterNow, you gotta see this nightmare fuel of a monster Damn. I wish I had the motivation to make my rig that appealing :(Awesome setup, gonna save this for inspiration! It's a meme, you dip N O M O R E E X C U S E SOMOREEXCUSES /r/paydayirl I hate this. Then again I hate all overly saccharine things. When /r/Imgoingtohellforthis users have more empathy than 'normal' subs. lol same haha OFC moral greyness is OBJECTIVELY the measuring stick of how good a gaem is! 1131 upvotes and 17 comments. Proves how me irl this is and can someone please fucking kill me fam Fuck if I know m9 Good. The chlamydia will do that Adult colouring books promote infantilism, stop this nonsense. But then he'll learn that he's a pimp and a cool! Not true, Jews hold the record for most roastings S A T I R EATIRE Here! Have a congressional medal of dishonor! New players? Level 1. The classes at that point have few features that make it easy for them to try out, and none of them are particularly powerful.Experienced players? Level 3. Everyone gets their first archetype feature and can set themselves apart easily. Ones that aren't used more than once. Or you could, you know, not do that. As it turns out, spitting in the face of adversity is hella fun once you get some momentum You have a certain Dylan Roof quality to you [I see your shirt and raise you my own](http://maddox-store.spreadshirt.com/for-every-animal-you-don-t-eat-i-m-going-to-eat-three-A18835824/customize/color/63/customize/color/63) I hope you're not alive to read thisPS Go Bills Hell, I'll make an observation about my ironic self-deprecation as an ironic self-deprecation. Has science gone too far? Surely he meant below right? Either way your dad recommends you kill yourself David swallowed the postmodernism pill "I thought Hitler had the right idea" -ACTUALLY SPEZ Wow, straight, white, AND middle class?! You must be the scum of the earth, and you should definitely be ashamed of that /s Inb4 they use the 'I was doing it ironically' defense They're like a lot of internet libertarians; they only like the idea when it benefits them Doing things ironically;Because you have no real personality Tender as the night and twice as gay* Paladin of Treachery. Holy.It's like the Trickery Domain Cleric's features but done in a way that actually makes it feel useful. The wall just got 10 feet higher The edge to character ratio is very high with this one More like the Cambodian donkey What in blazes, laddie?! Think of the public! &lt;U+FFFD&gt;&lt;U+FFFD&gt; Hah, got eeum! &lt;U+FFFD&gt;&lt;U+FFFD&gt; How does one ironically kill themselves? Your jawline reminds me of a shovel ###**E D G Y**### Do you know how to crop bro? You look like the Amazing Atheist, except with even more autism Used brown and blues, definitely a stronger 'bump' and louder click when typing with blues, and they're harder to bottom out with. I'd get blue switches if brown doesn't cut it. For real though this helps a lot. A post-workout high is fucking great, and there's no real crash I find You got sauce fam? I meant that as a catch-all for people who are infatuated with an ideology, and only invoke it when they see how it directly benefits themselves, but avoid it when it hinders them/benefits others. I used internet libertarian because I tend to see it most online and with libertarians. Not to say that isn't done everywhere else and with every ideology. I'm not your guy, mate Hey man, Max is my fuckin' boi. Mess wiff 'im and he'll animate you into an early grave. Daniel Radcliffe, plus fifty pounds, minus any semblance of talent The manginess of your shitty facial hair physically hurt my eyes. I'm surprised people don't regularly sue you for assault. /r/dontactuallydothisirl Have you run some Classifieds/Craigslist/etc. ads already about DMing for hire, or advertising your DM services out to local gaming groups? I personally prefer playing in-person a million-to-one, <text:s/>but that's just my take.As for DMing for Hire as a whole, I wouldn't mind and/or think you've sold out. If you're good at something, you should make some money from it. $20/hour is about middle of the road in terms of costs I've heard about DMing for hire, so I think you'd be fine, so long as you can accommodate for strangers Me too thanks Pretty sure this sub's about insulting people, not making them dead insideEdit: there's a sub for that: /r/shameme The trick is to be so candid about your self-loathing that it comes off as a joke Hell yeah I'd fuck them both ( &lt;U+0361&gt;Â° &lt;U+035C&gt;&lt;U+0296&gt; &lt;U+0361&gt;Â°) Lol imagine if the Team mechanic is all just an elaborate social experiment set up by Nintendo You're the type of guy who has one drink at a party that he wasn't invited to and starts aggressively hitting on all the girls that vaguely look like your ex Woah slow down, you # edgy wanker, or you might cut yourself You have a face that not even a mother could love. To be clear, she didn't love you at all. cringe_irl I don't swim with whales Overkill's trying to pitch a drill to EA for $2.49 a piece Bruh, that's a hot setup. Semi-homo. Pro tip: imagine them sagging to the max I know you're clearly starving for gains, but you don't take muscle mass from your brain! That reminds me, my rig needs an upgrade. The 21:9 1440p monitor I just bought ain't gonna drive itself gaming Weew, nice! What's the case? This is gonna haunt me. My worldview for most of my life has been something along the lines of "you're an island of a person trying to fight for survival against the uncaring universe and other people that care even less" but god damn I wish I didn't think this way I mean holy fuck meme of the year friendo &lt;U+FFFD&gt;&lt;U+FFFD&gt;&lt;U+FFFD&gt;&lt;U+FFFD&gt;&lt;U+FFFD&gt;&lt;U+FFFD&gt; Her next text is gonna be her dumping youJk show her an episode of IIWY Not by a rope I hope. You're wayyyyy past the point of being saved, my friend I'm worried about his shit-tier choice in clothing. I've noticed that criticising these SJW-type's opinions often provokes a very defensive response, like you're making an existential attack. Or be blinded Hey, not true! People missed Kurt Cobain! How do we snow that this isn't Jon Wolfe, making a pawn of ourselves in his next installment of a series of subtle schemes? I'd press you further for answers, but I think I just felt some yellow rain on my face. Animals are innocent though. And humans are all terrible. "give you a place to heal" lmao what What in the shitting fuck is this grammar? This man thinks he can fling shit at Milo and not get fucking destroyed hahaha I was waiting for the 'Thug life' bit You seem like that kid that's always hanging on to the edge of large social circles of people you barely know and trying to jump in on the conversation, except you never have anything interesting to say Holy shit, what a loser! Interesting, this is how I like to play my Lawful Evil characters. Specifically when it relates to the character's ambition or goal, my characters use their Lawful nature to create a code of ethics for themselves to follow to insure minimal damage to people that are innocent or don't get in their way. At the very least, this keeps them focused on their goal, and it usually means that the LG Paladin-types that know they have 'Evil' ambitions can count on them to keep their word and even work with them in an Enemy Mine-like situation if there was ever a larger threat. Evil characters are hella cool to play imo This is what I needed in my life right now. Thanks for the giggle, m9 Hahaha you should wear your meanness as a badge of honor! You look like someone's shoved their fist so far up your ass that they're about to work your mouth like a puppet Unsubscribed. WHADDUP BOOSH Shadowfell debuff? Meme magic is reaching unprecedented levels! Why are all the furries in these pictures ripped? Like nigga you 300 lbs irl haha Didn't know about the trajectory thing while ADS You look like you're obsessed with memes because without them, your life is hollow and pointless. And you know it. You think memes are legitimately funny I think BenQ makes some cheap G-Sync/144Hz monitors that are quite cheap R O A S T E <text:s text:c="2"/>D What happened that made it a shit show? it's funny cause it's actually a gif of a porn being passed off as something mundane ecks dee T W E N T Y S I X T E E N "Just picture Porky Pig rapin' Elmer Fudd!" Or those fucking caffeine-pumped, sleep-deprived-for-years eyes B 0 S S &lt;U+FFFD&gt;&lt;U+FFFD&gt;fishposting &lt;U+FFFD&gt;&lt;U+FFFD&gt; Is there a rank below peasantry? Because this is it. Is there an unlucky feat? I feel like I got that one by accident Try playing a 3 INT character in DnD. 1/10 would not try again. Left: Lmao did you draw your beard on?Right: I bet all your profile pictures are 8 year old anime girls Dank Nice maymay my dude,Also me too thanks For someone who looks like they're all about not caring about what people think, you're trying pretty damn hard to impress us This dayIs the first dayOf the rest of my WIFE Man, Tinder must be a garbage experience for women Dude, a Forge Domain Warforged Cleric would be super chill, just working on your own body parts on your offtime.Reminds me of the good old days of 3.5 playing a Warforged Artificer I prefer my families medium rare. Potentially unwanted opinion here, but I feel like there's a lot of CR worship. Don't get me wrong, Matt's a great DM, and the CR group is great, but it's off putting to see people metaphorically tripping over themselves to put them on a pedestal. Wonderful Interesting class! Shame it got buried in downvotes - as homebrew always does...I think the Wanted: Dead or Alive mechanics are hella cool and really give you an edge in combat over the other martial classes. I almost want to convert this into a Ranger Archetype, and mix in some Combat Superiority dice a la Monster Hunter/Scout/Cavalier/Battle Master.That said, considering the very powerful Dead or Alive mechanic, I would limit it's use to once per short/long rest at all levels, seeing as how its effectiveness scales with level.Edit: The ability score improvement timing seems weird. Why not use the Rogue's ability score improvement timings?I'll edit this comment later if I have any more thoughts.Great job! Really just came here to say this /r/2spooky4me Don't Kermit sewer side Shitposting_irl You devil, you! https://s-media-cache-ak0.pinimg.com/736x/b1/31/59/b131591811325104de49b5581c156f30.jpg Of all the things that happened, his inquiry into his dad's opinion on Belgium happened the most. At the moment it's a blend of Stoicism and bits and pieces of Buddhist and Existentialist philosophy. Will probably change over time. &lt;U+FFFD&gt;&lt;U+FFFD&gt;Hah, got 'eeum! /r/thisdefinitelydidnthappenthough This nigga Killion from Sun/Moon? So subtle, and so, so technically legal But no! Excuuuuuuse... Pee...-silence- /r/2meirl4meirl I guess this makes me da real MVP, seeing as I'm the only intuitive that I know of that has a unique flair. Don't fuck up bro Couldn't have picked a worse set of keycaps and cables to showcase this board.Still, holy shit &amp;lt;3 Wewww, that's some &lt;U+FFFD&gt;&lt;U+FFFD&gt; shit right there! /r/itsplausiblethatthescenariodescribeddidindeedhappen How to invalidate everything they said:"I don't care" That sucks man, the memes that hit too close to home *are* the best of memes Nice Probably cause this is a bully sub. You can guess what kind of people get their kicks from subs like this and /r/niceguys and /r/thebluepill You are what everyone else thinks of when they say 'typical Asian' As an aside holy that would probably make some excellent copypasta I've been thinking about making a podcast where me and my friend would just shit on certain types of people and organizations. Would you listen to it? S P I C Y You're that one baby-faced twenty-two-year old that likes to think that he's the charismatic and funny guy in his group of friends who gets 'friendzoned' all the time by even average-looking women, but doesn't see how annoying he gets so easily by telling everyone about the latest meme he saw on 9-gag The discovery of self affirmation was worse than the invention of the nuclear bomb Same, but with feeling nothing to feeling content Look at that fucking girth. That's an anaconda neck. How much you wager his penis is twice is thick? O WT H EE D G E Should roast the car for not finishing the job [Actually helpful 4chan post irl](http://imgur.com/PJn7Ymy.jpg) Yes. Imma leave this here, do what you want with it: http://markmanson.net/crazy-bitch Hey, thanks for the kind words!I do intend to play test this once I get enough free time on my hands to get together with my gaming group. I was considering field testing it with an online group sometime in the future when I have more material.Though if you want to use this in your game, feel free! What would Shia Labouef say? master trole 2012 I think the irony goes over half of his audience's heads and then the wannabe edgelord 14 year olds act like him irl and on the internet and make it even more cancerous than it already is. They misspelled 'ironic memers' I pretty much came here to say what D16 already did. Coincidentally, I'm also taking that route and developing my own content for D&amp;amp;D 5e that I may release on something like DMsGuild or what have you.If you're interested in making content, I would strongly recommend checking out the /r/unearthedarcana and /r/DnDbehindthescreen subreddits. Their communities are smaller, but they're full of people who are very passionate about this type of thing.I'm also making a bunch of custom content for a large scope/long running campaign I've got in the works right now for my PCs. I'm looking for some feedback for how I can improve it to be up to WotC quality, let me know if you're interested in that Oh shit, In the moment I can sometimes construe this as complacency, so I'm guilty of this sometimes haha, thanks for opening my eyes. God damn that is some edgy shit right there Ouch. My soul. Whew And yet they still produce outrage trash That's a very nice "fuck you" bend He looks like he's promoting Natty's Lite as the most uninteresting man alive. Congrats bud. Another year of being single, and many more to come I need to staple your neck for this Son of a bitch Came to say that's right on the money. You know what's weird? I only have that ridiculous, perfectionistic, reaching-into-infinity-because-it'll-never-be-good-enough set of standards for myself.It's like as soon as I show aptitude towards something and I do 'really well', then that's my baseline--my 5/10. As soon as I perform <text:s/>even slightly worse, then I've pretty much failed. The hardest part is stepping up to bat and trying. After reflecting on the times that I've been rejected, I realized its really not that bad after the fact. Then it slowly becomes less anxiety-inducing the more times you do it, and then youll feel free from it This makes him 'the other' The truth comes stumbling out, meirl and derivatives. Me irl. God I'm an asshole. Wow, impressive.I might be blind, but I don't see the 5820k/5930k Once you go clack...Everyone in your office wants to destroy your keyboard. MX Blues all the the way. D A N K U UU U Maddox on me irl? Sweet. Admittedly wasn't my best This isn't enough cash, now I'm gonna boogie you. Create a puff of smoke and disappear!And by disappear I mean awkwardly running away after casting it. Broscience? That's it. I'm sick of all this "Masterwork Bastard Sword" bullshit that's going on in the d20 system right now. Katanas deserve much better than that. Much, much better than that.I should know what I'm talking about. I myself commissioned a genuine katana in Japan for 2,400,000 Yen (that's about $20,000) and have been practicing with it for almost 2 years now. I can even cut slabs of solid steel with my katana.Japanese smiths spend years working on a single katana and fold it up to a million times to produce the finest blades known to mankind.Katanas are thrice as sharp as European swords and thrice as hard for that matter too. Anything a longsword can cut through, a katana can cut through better. I'm pretty sure a katana could easily bisect a knight wearing full plate with a simple vertical slash.Ever wonder why medieval Europe never bothered conquering Japan? That's right, they were too scared to fight the disciplined Samurai and their katanas of destruction. Even in World War II, American soldiers targeted the men with the katanas first because their killing power was feared and respected.So what am I saying? Katanas are simply the best sword that the world has ever seen, and thus, require better stats in the d20 system. Here is the stat block I propose for Katanas:(One-Handed Exotic Weapon)1d12 Damage19-20 x4 Crit+2 to hit and damageCounts as Masterwork(Two-Handed Exotic Weapon)2d10 Damage17-20 x4 Crit+5 to hit and damageCounts as MasterworkNow that seems a lot more representative of the cutting power of Katanas in real life, don't you think?tl;dr = Katanas need to do more damage in d20, see my new stat block. Checkmate, ~~atheists~~ shitlords! You dirty console peasant. <text:s/>Ya damn rights, deadly rage dude. So do I. Holy hell, that's *a e s t h e t i c* if I've ever seen it! When you say non-combat, what exactly do you mean? I'm assuming you mean to not exclusively use blast/damage spells, but what did you have in mind?As for Arcane Traditions; Illusion and Divination are wonderful. Illusion Wizards' effectiveness is only limited by your imagination. On the other hand, Divination's Portent is like the Lucky feat on steroids, and can basically tell your DM to nope right off in clutch situations. I'd personally go for Illusion, because the 14th level ability is *mint*, but if you know you won't make it that far then DivinationEdit: Combat spells I'd recommend</text:p>
          </table:table-cell>
          <table:table-cell office:value-type="string" calcext:value-type="string">
            <text:p>entp</text:p>
          </table:table-cell>
        </table:table-row>
        <table:table-row table:style-name="ro1">
          <table:table-cell/>
          <table:table-cell office:value-type="string" calcext:value-type="string">
            <text:p>This was Blizzards way to slow down the meta. Working as intended. Turn 9 Alex into turn 10 lethal, forever in the game, fun. **Turn 9 Alex into Turn 10 C'Thun**(hello nerf threads every day on reddit)**Rogue is a Tier 1 Class** I get that when previewing cards in "my collection"; this feature has been in there since beta.No rainbow problems though.(iMac)Edit *Not always though, it has improved greatly* Nice work. There are definitely some interesting cards in there (and some OP ones). <text:s/>My favorite is Trendy Draenei, because it makes people think and adds some strategy element to both players; <text:s text:c="2"/>Hearthstone is not exactly filled with these type of cards... <text:s/>Furthermore, everyone and their mother and past relatives would be playing the Lich King combo cards, imagine that with Jaraxxus as a warlock... ^^ I predict that a lot of people are going to be upset after that stream... Naxx card set was great, but the adventure was kinda "meh", if you compare it to the later ones. LoE is more well rounded as having an enjoyable adventure and having a good set of cards. <text:s text:c="3"/>Now, if only we could have the ability to skip some dialoge and animations if you have to repeat a boss in heroic mode... that would be great Agree on all points. **There is no sense of accomplishment when everything is trivial, and nothing you do in WoW now feels rewarding, only time-consuming.**A lot of us (back then) were also hoping for more world PvP, instead they gave us Arena, flying and PvP areas no one gave a shit about. After BC, having a character on a PvP-server became virtually meaningless. Dividing the community on different worlds (expansions) was also a bad idea, and when they should promote to tie the community and world together, they went the opposite way. Great players make it to the finals. Where is Mechazod located (Borean Tundra - Northrend) and do you think that was purely a coincidence considering that BlizzCon is this week, together with the cold blue color being used. <text:s/>So definitely something in Northrend. <text:s/>It would be a bit weird not to include the Lich King and some of ICC while being there. <text:s/>But another option would be some "time" adventure of some sort. <text:s/>It would not surprise me if it is a mix. <text:s/>I **would** be really surprised if they presented a new hero class; new skins however, would not surprise me. That is unfortunate. I did not mean to give you a hard time, but deleting a topic because it had "spoilers" of that level, felt like a pretty insulting argument. Oh well. This is how democracy works kids! *flips coin* Hearthstone needs: <text:s/>* less in the direction of silly tit for tat play <text:s/>* (a lot) more strategic cards (no/little RNG) and greater control of your card pool <text:s/>* No OTK's above 10 health to which the opponent is unable to respond (Grommash is fine) <text:s/>* Ranked play is an uninteresting pile of poo, made only for people who loves to grind and do and see the same shit over and over again; it needs to radically change <text:s/>* Arena is also a mess that needs to change; because if you don't like ranked, you probably enjoy playing Arena type of games, the only game mode with an entrance fee that punish you to lose gold unless you go a certain amounts of wins, and not everyone cares about getting a pack of cards <text:s/>* There should be competitions, luck of the draw, 2vs2, arena-ranked mode, changed health/cardpool mode etc. to which I am willing to spend gold on and to which people can not go to some site and copy-paste the best possible solution or flavor of the month Millhouse Manablow - 6/9, while Millhouse lives, spells cost (2) more mana.There was no replacement mate. Sorry for getting your hopes up. Cool idea, but purposely losing a game is perhaps something to be avoided as well as the "winning" quests should be avoided imho.If we assume that Milhouse comes with the quest if you don't have it, how about "Play Milhouse in 3 games in which the opponent only played minions the following turn" Thank you for clarifying. I'm sorry This problem was brought forward on their forum the moment Blizzard said they were going to release Hearthstone on the mobile platform. <text:s/>Blizzard simply like the card as it is and goes to great lengths to not change it ("fixing" some of the animation latency as an example, instead of changing the card) Whoever finished above in rank, stays above. Thrall - "Earth, Wind &amp;amp; Fire, I have aged 40 years already" - Snowballstone says goodbye (too slow) That would be awesome (and you are awesome for sharing this)On 10.5 Yosemite you unfortunately get a prompt window "this program jada jada not compatible etc"I usually play without sound, so this is excellent news for us mac users!!&amp;lt;3 I think this is a good idea and I would use it to compliment good play or interesting deck building <text:s text:c="3"/>Hearthstone would be a better game with forms of encouragement or GM (Good Manner) Not sure what your point is? Making a "win x with y class" quest takes minimum effort to code, that is probably mostly why it is there. I am talking about creating a fun environment with interesting quests. I am sure Blizzard agrees but have not had time/opportunity to create these yet. I am optimistic that this is going to change really soon. =) Anticlimax is a good summary. Don't get me wrong, in a vacuum the event was alright, but we do not live in a vacuum. I feel they are out of touch with what a large part of their customers were expecting.I really envy Blizzard's marketing team, they can get away with anything it seems. Looking at what gets most upvotes in here, my mind travels to Churchill's quote about the best argument against democracy. I don't disagree it is an interesting quest, but having quests that force a player to win is perhaps not the best solution to creating an enjoyable environment for most people. Writing this post was stupid and led to unnecessary drama, you guys should know better. And to make things worse, you mods did not write something you all agreed on before posting.I don't give a shit about Reynad ~~and his silly behavior~~, but hanging a person out like this is bs.*Edit - I take back the silly behavior part* Are you trying to be rational here? ;pAll I am saying is, that it seems likely that some people are going to "get upset", not everyone is an infinite player so for a new player it comes with a "cost". I wonder how that guy coped with the hunter undertaker meta or the miracle rogue bs meta or patron warrior meta. <text:s text:c="3"/>Mysterious challenger is fine in comparison <text:s text:c="3"/>That being said; it seems strange to me that Blizzard is not fully aware of how powerful a deck becomes with certain cards, and it would not surprise me one bit if this is not part of their strategy for the game #**OMG, A WHOLE NEW LEVEL OF RAGE MODE CAN BE ACTIVATED** I agree it is counter*intuitive*, but if there are rules that dictates the conditions of behavior, then the logic is sound. Only for a short while if you understand the lenght of it. That makes no sense to me.Do you prefer to watch a good game between two unknown(to you) players, or a game with someone famous?My vote is on the good game. Familiarity as an argument is a poor one when it should be about making the best plays; and some of the "pro" players simply made choices that resulted in them losing. That is fair. People seem to forget that with any game with a large portion luck involved, then everyone is always going to be dependent on luck somewhere along the way; and that is what makes Hearthstone and a game like poker a success, because anyone can beat everyone.That established "pro" players lose to unknowns is not a bad thing for the game, it is a good thing and to me, not surprising at all. This is mostly because Hearthstone only rewards wins, a discussion I was thinking writing a post about, some time, in the future, near someone You make it sound like it is such a bad thing, and yet Donald Trump is favored to win the republican race. ;) In other news; more than ten people stated that they thought about the color red while being at the cinema when asked after the show.Coincidence? I THINK NOT! Agreed, the cards are kind of "whatever"; what/if Blizzard finally deals with some of the current problems (and in what direction) is much more interesting. Another problem is that they set a precedent, that a changed card is going to be offered to have full dust value. This was a terrible move, because they simply gave up a tool to allow them to balance the game when needed. And now since the Standard announcement, I hope, no one is under the illusion that your virtual cards have real value and going to be relevant forever.I argue that releasing a few new cards into "whatever set here" per month, is a good way to shake up the meta to go along with expansions and without it being a marketing nightmare. It gives players the choice to get it through packs or dust when those few cards gets implemented. It also gives Blizzard the ability to correct certain decks that are found to be a bit on the stronger side, or weaker. Open up the video info page "show more" and you will find the answer you are looking for, but for your convenience,, <text:s/>https://machinimasound.com/music/urban-evasion/However, if you like this sort of music, then you are near two steps from hell,,, http://www.twostepsfromhell.com/page10/index.htmlEnjoy ;) Secretkeeper is a Samba dancerThankfully Samba is rarely seen in the world, the days of reducing women to sex symbols is at an end! Take the opponent down to "X" health and keep it there for 5 turns in a row (armor does not count as health). "Stop beating a dead horse"Deal 10 or more damage to the opponent while you were at 3 to 6 health and not playing mage (effects does not count, Alex etc). "Never surrender!" *at Blizzard HQ*- Aww shit, Dark whispers is leaving standard, people had so much fun with that card, let's print another one instead of something not seen before!- Brilliant! So basically the Gods are an octopus and an octopus and a spider'ish(octopus)Nice art though ^^ Because game designers do not understand psychology or even think about it. <text:s/>That does not excuse the sound designers though, they should bloody know better. <text:s/>But there is an easy fix that I recommend; turn the game sound off. Yup. <text:s text:c="3"/>The best solution is to avoid playing minions with charge. Is the RNG really the problem here?Some RNG is GOOD and healthy for the gameI remember the "bring out your dead" and "three times Leeroy" and "everybody get in here"; no RNG except card draw, but bloody bs to play againstHearthstone has never been as healthy as it is nowIt is improving, slowly,,, 1. Rules; "At the **end of the contest** whoever is highest on the ladder wins the $5,000 prize and is crowned champion. (stars count, legendary rank counts)". http://dreamhack.se/dhw15/2015/10/15/asus-rog-play-it-cool-schedule-rules-and-contests/ <text:s/>2. After Forsen played his last game (the END of the contest), look at the rankings between the two players, who has higher? <text:s/>3. The legendary rankings between Forsen and Savjz is not going to change until season resets, *meaning; whoever finished above in rank, stays above. <text:s/>4. Lose faith in humanity and its capacity for logic. <text:s/>5. Celebrate impending doom for mankind. <text:s/>*edit; Made point 3 more clear Then perhaps you could have edited out the spoilers and kept the topic intact? Are you able or not able to do that? <text:s/>The "no exceptions" part is basically saying "we don't give a shit" (if you are able to edit a topic) The game "ends". LoE was definitely the best adventure so far; but it is a shame that nothing is being said about what was really great about it; imho it was that the wings actually encouraged deck building that could not easily be cheesed out with Alex (or similar) as the last adventures have been. That is good stuff. It fell short on the last wings though. <text:s text:c="2"/>The card set was also good with an actually interesting functioning mechanic. <text:s/>Compare LoE to the tGT disaster... I am feeling that my C'Thun is bigger than yours (wherever it is). A burning bush? Oh my God. Weird, all of a sudden I am facing these Astral Druids in ranked It was probably tricky for Blizzard because they built the mage class like this and would have to rebuild it with an Alex nerf.That would be my guess anyway.That Emperor tick is huge.This is why Blizzard added a new card that deals with spells on opponents turn, since Loatheb is gone in standard. * 1) J(o)ust Uninspired Expansion.* 2) Frothing Berserker gets a small nerf, Patron still tier one deck. Meta does not slow down.* 3) Blizzard gets into a massive lawsuit by people being diagnosed with P-TARD (Patron Traumatic Auto Response Disorder) in 2017. The trigger happens when someone in the vicinity laughs, and they immediately scream **PILE ON** then jumps the poor person resulting in severe injury. It gets so bad that all comedy shows are canceled and some states and countries begins enforcing a "smile, but do not laugh" regulation and violations punishable by prison; where Ben Brode spends most of his time. <text:s/>In 2019 Obama care is taken down as the last provider of insurance due to the cost skyrocketing; meanwhile in Russia almost causing a nuclear war, when Putin thought he heard laughter while updating the new black briefcase in a top security meeting resulting in his resignation as president later that year. <text:s/>Zombie apocalypse begins in February 2021, when everyone went berserk somewhere and killed each other to the tune of the latest smash hit "whum zum sum zum zhum"... <text:s/>It is 2150 now and humanity is all gone. If the zombies did not take them, the scattered survivors could not overcome the climate change with the added effect of geomagnetic reversal, making any life near impossible. <text:s/>Year 2342, the last few bacteria on a hearth shaped stone dies; and so the last life on the planet cease to exist, to never return. Alexstrasza, Bloodlust, Power overwhelming, Doomhammer, Blade flurry, Cabal shadow priest, Charge (the warrior card), Fireball, Swipe</text:p>
          </table:table-cell>
          <table:table-cell office:value-type="string" calcext:value-type="string">
            <text:p>intp</text:p>
          </table:table-cell>
        </table:table-row>
        <table:table-row table:style-name="ro1">
          <table:table-cell/>
          <table:table-cell office:value-type="string" calcext:value-type="string">
            <text:p>if noah doesn't get his name i will quit tagpro he deserves this so much God damnit Woah I know this is a lot of work, but maybe you can go Team &amp;gt; [Team name] &amp;gt; Player &amp;gt; Player profile and past expeirence and acheivements, quotes and stuff, maybe a little more player info.Other than that, this is amazing. Just hope it keeps updated. so youre not losing anything except for synergy with items/abilities that proc on crits? Lets be real, shes out of your league.Get out of Novice League and you might have a chance. :)? Ethan "Gottem' Coach" GOD DAMNIT NOW I HAVE TO GET 2 FLAIRS All you can do, sloppy seconds, and talking to myself /u/Crunchystix/u/goochticklier if the player base if large enough probably Why should Owner have a different definition than "The player who owns this card"Why not just say controller? Hmu sometime! I'm on at night Yeah lmao. It seems like Sivir got hella strong or just always was haha Thank you so much There isnt an OS on the computer, will i still be able to get into the flash drive I haven't ever OFM'd him idk what you talking about ;) Razgriz | Honeymoon Push | /u/-Eastereggs I want a new flair dammit I'll hold tryouts ;) Yes. I would prefer to do 400 and 800 intervals, but my coach likes to do religious amounts of 200 intervals. There is no other opinion. Fresh was deleting comments that opposed him on the sub, I took away his post moderating ability. He deleted all the CSS, so i removed his moderating ability. Then he said he would fix if it i gave him CSS powers back. So i did, and he does that. Im already hype. I just wonder how many teams are sogned up Rekktt Bunch of good uncommon/common staple esquie cards for every colour. 20 of each land and a bunch of boosters. Can't remember how much but it was like 4 boosters in a 20 dollar box. So good if you are just starting out Ayyy TYPE_MENTION masterrace. Its only as accurate as you are tbh. I studied it a lot for a while and the biggest problem is people picking whatever makes them sound better lol What draws the line for it to be considered "light gaming" First time streaming im so sorry Hi your fourth clip breaks rule number 3 in the OP 450 movement speed is immobile? theres 2 of him? Damn what happened to that raz kid Oh I played 30+ vs 30+ on holy see. It was fun as shit Got some rock but mainly rap with good chorus <text:s/>upbeat vibes Happy birthday! Not really. The deck is made to combo off, and BLS is dead unless i combo, combo-ing is the only way i get cards in the grave. #YOU GET LESS ROLL OVER MINUTES THAN YOUR DEAD AF CELL PHONE ON AT&amp;amp;TS ROLL OVER MINUTES PLAN My serious post is now a meme.Great. What server do you play on? [trade link](https://steamcommunity.com/tradeoffer/new/?partner=176298636&amp;amp;token=spTG0ZDX)USP-S compatiable800 The opposite is true for me :/ It seems as if im becoming something like button bill was nowadays First Mermail-fist format that came before dragon rulers was dope. If you ever come back you should pub with me some time. I relate a lot to the passage you posted, Kurt hit home in it with some things I struggle with everyday. I really care about what people think of me, and in turn, how good I am at this game. I really want to be known as a great player, or feared or something. It really just turns into me reacting emotionally when I get called out in a pub. I get a toxic attitude when I lose a lot. It's a bi-polar type of state where I am the nicest dude ever to where i am the guy calling out everybody on everything that is even remotely their fault. Then I step back and look at what i've done and how awful i have been and am ashamed to have done this. My whole body just feels drained and I don't want to do anything other than sleep. I feel like kurt hit the head on the nail in his note the mindset right after a moment like this. I hate myself for being so emotional in pubs, or caring so muchSorry if i kinda went on a rant about myself here, I just want to tell you that if that is why you're quitting, you don't have to quit. I'm always here to talk about this kinda shit if need be. Hi 13 Recent kick is WATSKYs new album. My favorite songs are"[Talking to Myself](https://www.youtube.com/watch?v=fsW1z9QThsA)""[Don't be Nice](https://www.youtube.com/watch?v=7O9KWWbjEJU)""[Stick to your Guns](https://www.youtube.com/watch?v=movNi4JS3tM)""[Chemical Angel](https://www.youtube.com/watch?v=PdR7ewkFSi00)""[Tiny Glowing Screens pt. 3](https://www.youtube.com/watch?v=fou7efbvXKA)"and "[Love Letters](https://www.youtube.com/watch?v=k68_X7VYGCI)" The conversation was in the sphere channel. Its someone from sphere. Yall have traitor in yalls midsts Why did the people in the twin towers get so mad?They ordered supreme pizza and all they got was plainAyyy Lol Tell FPS that tagpro is open source You seem rather good from what ive seen of you. You'd good in NLTP. Make sure you show up to tryouts. You automatically get drafted in. Its where you hone your skills and learn everything. Ill wont be on tonight tho How hard though? :'( True Also ashes W will proc her slow so her autos on w'd things do extra damage THAT BELONGS IN A MUSEUM Eh. Both my parents have had cancer."Cancer" is general enough where its not offensive Welp Well he PM'd me, he isn't a fresh throwaway, he has that. E There's a former mltp captain who runs around radius being a huge dick and never gets into and trou ble OldLady nah http://imgur.com/jLlACoN I hope they just ban them outright when tagpro next comes out Where the 2 team boosts are Noahs arc 2.0 I am a potato Mememememe AYE Available all days after 6, dedicated to any league that drafts me. I have unusually good jukes for a contain defense player.#RAZ 4 NLTP A-TEAM Yeah my server dont like you hue.^^^^Jk [Me graduating from boot camp like 3 weeks ago](http://i.imgur.com/AWIlXtO.jpg) Suffered from social anxiety, depression, and shit until i ~~watched paul blart mall cop~~ started exercising regularly and getting involved in sports. Done "Sit behind flag""Ok"*Enemy team flaccids violently* Im on mobile. I normally have pretty good grammar. Asdf with the RATM reference lol Tubaware Just an FYI, im using these clips for a montage so please give me content hue All they have at my school is APUSH. I slept through that bitch and came out with a 75 each semester. I got a 3 on the AP test by some miracle What about me? It was working earlier. Why Game is dying Jesus christ port stay on regrab who do you think i am kappa lets goi was on my schools academic quiz bowl team with /u/crunchystixfite me Machina gadgets!You can buy the core for cheap. The extra deck can be pricey, but there are a lot of good xyzs you can ue that are cheap like blackship, photon papi, maestroke, and thunder spark.You also can improve your extra over time into abyss dwellers and rank 7s.The deck has insane rank 4 toolboxing and versitility. It also can throw down a lot of damage and pressure with gear gigant X and Machina fortress. Its possible that ballstoyou was questioning if it was 3v4 or not and was trying to be fair #ATLEAST I DIDN'T HAVE TO MAKE MY OWN TEAM TO GET AN A-TEAM SPOT LIKE PENGLOSE Navy. I'm going into the nuclear field "Oops i ran into the wall shit lol mb team"Banned No problem lol R People who sign up the day-of are more likely to follow through the same day.That's the theory behind the daily tournaments of /r/Tagpro They're better than the normal posts on /r/yugioh, i'd rather have them then the same topic posted multiple times in the week after the banlist. Just buy the set as it comes outits only like a ~50 dollar investment every 2-3 months. top 3 out of a public game so yeah. You had to be good to get it lol lots of practice, its just pattern recognition with some actual thinking after you play a lot ...bruh i didnt get drafted either lolive been playing longer than most of the captains have been around Looks like cfb On the risk of being conceited, there were sone worse 12th round picks than I would have been. But only in my opinionOn a more serious note, Memeganoob should have been drafted. He dominated and put up as much stats as his 5th rounder offensive partner. I think i can speak for Pi players in general when we say we know Ballzilla doesn't cheat ;).His O is why he shines. Shut up all of you Y There is a lot of inherent inaccuracy in a self answering personality test because people answer what they want to be instead of what they actually are. Thats a big reason why the internet communities for TYPE_MENTION and other rare types like TYPE_MENTION and TYPE_MENTION are so big in comparison to how big the proposed actual population is.And its hella easy to do that. I thought I was an TYPE_MENTION/TYPE_MENTION for atleast a year until I really read into MBTI hard enough to understand it fully. MBTI will and always is grouped with astrology whether its bullshit or not because of this haha. Can i come Really broken in decks that like having things in their graveyard Like a field spell? He has the recording, he was trying to post it to soundcloud last night Also fuck stars You were the only one to see it. I was in the game. 0 I didn't say it in the guide, but i ran this before stratos got banned and it was pretty broken then too. But after stratos was banned and before shadow mist was released, i ran a synchro build like you're running and it was very good i'm a very apologetic person irl now because years of saying mb everytime the FC even touched me. I say em bee irl too. Yeah sphere does have a lack of talent, I know what you mean Just uhh. Be politer and not kick people for saying "dont abuse your powers"Thx.And dont ban my friend without warning for sitting on a button all game. He was terribly new and it hurt my feelings :( I have a good amount of expeirence with Little Red, and the "Yellow Brick Road" esque deck. I like it. you make really big fuckers that fly and cant be targeted. the only thing that can blow it up is lucifer. I like this idea, but we would need a big push for it to be effective, and we probably wont get one until the steam release of tagpro next. Thank you! In MtG terms, we have too many Spikes in the MTC and not enough JohnniesBare bones definition of the 2Spike - competitive, only like competitive stuff, has to be "good" Johnny - Creative, try something different for unique play style (TWP #1 johnny map ever) Nahh lol. Sloppy seconds, moral of the story, cardboard castles, all you can do, sarajevo, 4 am, strong as an oak, tiny glowing screens pt. 2, never let it die, dent in the moon, hey asshole, my first stalker Lol i wish i was at eleague I loved storm &amp;lt;3 Lol your b team got more guys because of free agency. Our FA dont show and half our A team had to be covered for. :( sorry, here you go [911](http://s.metjm.net/6JejTtt.jpg), [261](http://s.metjm.net/5bhk0XK.jpg), [225](http://s.metjm.net/ip0kd9Y.jpg)theyre basically blue topped, or the 911 which is full blue pls &amp;lt;/3 71 for an SR-71 Blackbird, the fastest jet in the world.The long black one in the back of this picture http://www.nasa.gov/sites/default/files/images/335876main_EC97-44165-149_full.jpg The ace of Razgriz Yeah, "Bird Jesus" was already taken back in my day. My friends and I would group up and each play as one of the pokemon from TPP. It was great. All of it lmao /u/SinOfDusk bruh ur old name Can you make it where we can submit game times and log in as a player 2 fps 740 ping GOT 5 DR. BOOMSI AM READY I mean I was satan and I didn't care too much at all. I really thought they were cool :( Can you post the PNGs please? I had this texture a while ago but i didn't save it when i changed :( But this new rendering engine is screwing up a lot of decent, old midrange computers. I come back from boot camp to this. Someone fill me in the juicy details Holy shit now I'm hungry Trying to say they capped during the 2nd half, so its a tie.The score is above legmans head I bet someone has a foiled out penny dreadful deck with foil full art lands He had to roll out 3 a day, so he picked Pi and 2 servers that don't matter. You can contain but not return a FlagPro so that you don't have to deal with the TagPro if you do return it :p. Delay the Tagpro for as long as possible and try to push it towards your flag. I've heard its a good tactics in minors and majors but i wouldn't know. Lebron and FLYMOLO on OBallymandias and Noah on D Thats insane. I only ever ran a 19:58 but i didn't start improving a lot until the end of the season bro hark i have the same shoes as you. Nike freerun finger traps. I have worn 3 pair of them, blue ones, those color, and now white/orange In other news, a Juke Skypoppers finally challenge didn't end in a forfeit or a loss for the skypoppers. DAE ICE BARRIER WETLANDS?!DAE WYVERN TURBO?!I used to play competitively and have most of my reddit karma from /r/YugiohI'm from OG /r/yugioh with ArcaniteMagician and TravisTouchdown. Already begun DAE SKULL SERVANTS I'm bronze 4 and I agree I was real well known on /r/yugioh back around in Dragon Ruler formats. DAE ice barrier wetlands?Same here. I still go to locals sometimes, but mainly just lay around and play HS Isn't that the place from harry potter? Alright lets hop back to druler format and see your rogue deck compete without IIW. Floodgates keep the best decks beatable. Get Solo'd had me fucking crying. When he contained protag, and when he got the defusal+ return holy. I cant stop laughing Sorry Honeybear &amp;lt;3I was rooting for you guys since the beginning of NLTP, and one time you invited me to a private tryout and i didn't come because i was asleep or something, and it made me wish you well even if i wasn't on your team. Didn't even know what team you captained lol, Great captain for a Great team (Rooting for grill because hes the best). Y'all had a real strong team that will go far in the future, like y'all had the chance to do this season. Sucks that y'all had to play sphere factor, one of the only teams IMO that could attempt to hold y'all back on y'alls #1 A-game. :/ Not Ice Barrier Wetlands Iced coffee and BBQ melts I have been playing since the honeymoon push. Thats about 455 days, about 3 and a half seasons of NLTP(which i played in) and long enough ago to remember how to do the mid boosts on swoop.I have above average skill, communication, and general game knowledge from my vast experience. But I have unsure availability in the future so pick me up as a steal like dead nan. My mom does excel religiously for my step dads truck droving job. I'll ask her, yo. Bruh you say one more thing bout CH3CH2OH and i will crush you in OFM Mocl4 and StormSewer on old Pi.Zexer and PopsiclePete on sphere I think I was the (one of?) the first. Mixed feelings about singlehandedly getting a rule implemented into tagpro.Nobody said anything after i refreshed to win a teammate a pup while sitting on it in the on boombox during an NLTP b game a few seasons ago. My captain told me to if i remember correctly. JOIN THE REKTROLLERS FOR 60% WIN RATE You just scrimmed us on that map. And beat us. So you challenge us on that map? ROOD. Pls I uninstalled chrome and steam and reinstalled chrome and it seems fine now Day 2: "Some Ball 1 is night immune""Eastereggs how do you know"*Dont say anything for a bit*"Eastereggs wtf""Im vig i shot him""Vig cant shoot n1 hang him" Gg. Yep thats me! Was bored and browsing through games here and decided that this hadnt been posted here in like a year so hahaits going pretty good haha Can i see your teledad decklist? Stickying for exposureRip :(Also trollerdog :( I just installed chrome like a week ago. Only thing on is a csv script. Vanilla does nothing Leh go Lioness and Duck are active on my USC team :)Also, i was pubbing with moon moon the other day. How did it gooooooo xD #Just DO IT &amp;lt;3 https://www.reddit.com/r/yugioh/comments/2jakth/guide_to_chaos_dragon_heros/Your deck is pretty similar to mine, and i wrote a guide a while ago. My captain drafted me fourth round as the first and only A-team level offender on the team, so now we had to trade a defense guy for an offense guy and our defense isn't producing but our offense is getting out.Im obviously doing bad like the rest of the team. Just starting to wrap my head around individual skill and decision making. My grabbing ability has its moments, My carrying skill is very good, and my O/D is competent, but i suck so much ass at chasing lol. One. You killed it too Anne Frank, Altiger, Tantrew, Zexer I just queue up a game of [Tagpro](Tagpro.koalabeast.com) and play a game on Origin, the Chicago server and see if my ping is steady. Its a little higher on Tagpro tho I cant record video with terrible comp but i can get on mumble and have you record me or just listen as proof? [Friend of mines 18th birthday. We went to some damn Japanese restaurant and it was fucking great. Im throwing up the peace sign because my favorite teacher ever does it and it looks different forwards than backwards. 3.1 thor trying to look like a walrus](http://imgur.com/rNaigyS)[dicking around playing yugioh later that day at a friends. Had my bacon flair on that day. 3.1 thor is the kid to the left of me, and Ball Punyon is on the right ](http://imgur.com/3CUi8Fq)[Probably the best picture of me. Track squad was on point. Im the blonde kid in the back.](http://imgur.com/nI85Ikb) Same No problem. Been using this texture since like last april haha. What's the lagprone curse? Sometimes I play anti re with both flags out in pubs if i dont have faith in my offense just to force an eventual reset, 1 cap isn't as bad as a regrab chain for eternity Riz + Raz 2024 http://www.reddit.com/r/TagPro/comments/2rdczq/so_i_removed_freshs_ability_to_moderate_posts_on/cneuqcz?context=3 dude. same. http://imgur.com/a/KIbyqedit: but this my problem is im bad hue Yo're not fresh..&amp;amp;#3232;_&amp;amp;#3232; I usually manually refresh and it fixes it. Its XP in performance mode :p Someone should ask d0pe Yiss! I think I was admiral ackbar haha [ayy lmao](http://imgur.com/4990d02c-003b-45ab-b8dd-b66caa836c10) /u/freshrr We had our timeout per half. Turn 1: Coin -&amp;gt; CogmasterEnd turnConcede ###JE SUIS JINDY Who? Where am i?Edit: Im Razgriz Thank youuu. They'res not a really "Unanswerable" deck in hearthstone. The closest thing is combo druid that can double innervate, FoN, double savage roar you for 23 damage but thats a 5 card combo that barely happens.Yugioh is definitely degenerate though WHAT ^^they ^^dont ^^know ^^my ^^name ^^is ^^noah ^^too ^^and ^^thats ^^why ^^noah ^^drafted ^^me Its easy cuz its bad Super accurate. :( I personally prefer Tagpro You're 1 letter away from perfection lol [A game i obsessed over when i was young that holds a very special place in my heart](https://www.youtube.com/watch?v=iWRdMX1VaZA) I'm sorry I'm a what? Kappa Wat Navy. Imma be a nuclear engineer:D NFSU2 LOL And Atlantic B also? Not sure Lol people just dont show up all the time due to avalibility (me included). lol, if our entire b team was on we would be a lot better and i wouldnt have to play 30 minutes lol Well all of them wont impact the meta as much as Snatch steal. Sangan is too slow, Reborn is just as situational as Snatch, and Judgments life point cost = one push from your opponent and your dead. Pot of greed just is a non-archetype way of plussing that a lot of lower tier decks might need. Do you also play Yugioh? I like your name? No please inform me what pepe is Rekt rollers have JimmyB on their NLTP team. if there going to make an event they need to have servers that will take the massive influx of players.What would happen if we had a push? Nothing because the servers would fucking die and everyone would leave.GJ developers. Razgrizzing is defined by missing a boost into base while ahead of 4 and then getting returned Source: Razgriz Basically what hppnd Noblord was a legend player. Razgriz 14 MINE Like tifton/valdosta south? Hailing from ole Nashville, GA here Eh i dont wanna find out what elo? You cube a 3x3 as fast as usian bolt runs the 100m dash :( Hep can tag. Sometimes pro. Welcome Dude i was on the Australian mumble and they got me and charm to commentate a game and they told us afterwards that our commentating was fucking hilarious because we mispronounced everything and weren't the best commentators anyways lol and amount of flairs? d0pe lets start a band Centra vs pi is gonna be a mess :( When are results posted Nahhhhhhh i couldve just rolled right in a containy way and stopped it probably Can i post this to /r/Videos? 14 swag All of them :(((((((((((((((((((((((((((( ty bby I got 4 on beginner. Get on my level. Rekt Basically find top left spike hold straight down and go to the left of it and finnese it RizRaz 2024! Pls Noice Did you make a Hearthstone reference? 10 I see control priests with shadow word pain pretty frequently Yiss Lol yeah. Not even cause i got nubstepped, my team were all argueing and being dicks to me about everything after that so i said fuck all that /u/The_wealthy_hobo Lol Dude this is great! This would get a lot of attention on the main sub too! When is Tagpro next going to be released? Do you feel any of the mechanics introduced into it will change the way the game is played right now for good or for bad or for just different? Why are we overhauling the art system beyond just polishing what we have now? Ultron carried. So. Hard.We need more ultrons. Theres probably a route that bombs you through their front door too. Still bad :( fucken great explanation maps I think pot of greed could come back with very little impact. Less than the impact of raigeki Rexxar call for face time. Jaina answer Rexxar. Rexxar see face on phone. Rexxar hit face. Rexxar phone break. "That didn't quite hit the mark". Rexxar sad :( Pretty sure zexer is obi wan then.Anne is mace windu and lucky is Palpatine It stands for what is believes in. Jesus how many seasons have you been playing minors? FLYMOLO Why cant vaynes tumble go over a wall You still need help with this? Well its not like we have a lot of good effort content as it is Lol yall dont want any of this "oh, you drew better than I did and have full board control by turn 4? Guess you just win."This is literally Yugioh nowadays. Many decks you can dark hole a full board and still lose in 2 turns 11 Same I also run a 2:18 800! I also run <text:s/>a [redacted] 400 (57 seconds). I just started running the mile though because im probably better at that. During Xc season i was down to 5:20 but i just ran it yesterday in 5:38 without training for it since cross country. Draft me. PvP and simplicity.I already know everything and its really simple. I'm kinda good and PvP competition i'm already invested into is hard to leave. I quit football and ran cross country my senior year and it's one of the most calming and close knit community I've ever been a part of and highly recommend if it's your thing. Have you heard about me? Haha 7 degree flair, a raz flar, for how many wins ive gotten over 4 seasons of nltp Not directly. Radius crashed, their players jumped to origin, which in turn crashed, and they jumped to sphere/pi So her passive is still letting you 'crit(damage wise, like her passive used to be)' but you're not critting(technically)? And the added slow? Did you see me? I think i saw someone with that name the other day Control hunter with the joust elephant for late game threats. Play animal companion, eaglehorn, and traps to mitagate low cost jousts. I hovered around rank 10-9 with it at one point. idk where vetdave is. Relative to you. I GOT MY FIRST EVER 9+ GASP TODAY :D No these were the balls in a completely different texture built into a spin script released with 2.0 alongside cams pixel perfect spin script that broke with 3.0s release i used it all in 2.0 and i remember its release and how stoked i was. Pls. I ran a 55 on a 430 yard track. Fiot me. I also run a 5:23 mile and <text:s/>will fearlessly spear you with my body Really? is there a live stream? *IT IS NOON EASTERN* Rip. Miscommunication in our modmail lol 4Os of the apopcalypse I took it less seriously the further it went on. I feel like hearthstones meta evolves every couple weeks or months and many decks can compete, and rogue decks can actually compete, whereas yugiohs meta rotates every 3 or even 6 months, and the lists are nearly identical. are you retarded But what about my super meta comment lol Shhhhh. An impreza WRX STi? Lol is there a minimum amount of players to get flair? id like to play on pi but its dead at 8:54 Yep! Thanks Hi Watsky! I'm a long time fan, I've been listening since just after cardboard castles was released. I've listened to Cardboard castles and All you can do more times than i can count, and my spotify playlist is almost exclusively your music.How has your music changed since it began? From your lyricism, flow/beat, and meaning?, and where are you planning on taking it in the future after xInfinity?Also can i get a dope Timestamp or MS Paint autograph? Thank you so much for doing an AMA dude, you're kinda my idol hahaAlso i was refreshing for 30 minutes on /r/IAma and /r/AmA because i thought this was gonna be posted at 2 EST its not. its always been this way http://www.reddit.com/r/TagPro/comments/2oqb60/does_anyone_know_how_tall_dino_is/cmpj94f Work :( #THERE ISNT ANYTHING POLITE ABOUT THE SHITSHOW THAT IS STAR IE makes her passive absolutely nuts and her scaling insane. Commiting myself to atleast 25 miles if not 30 a week. Ran my first official mile race at 5:38 without training for the event specifically. I think its my calling. I posted that on the other sub, and you commented there without reading the post? Nah b, OldLady We are criminally underestimated lol This is still a meme? Alright, i turned off the auto restart and it blue screened instead after a while. I have the computer open and all the cords seem fine, but i wouldnt know beyond the obvious what to look for. Texture pack? Yeah I usually am too unless i'm freaking out about shit. I was talking exclusively about IRON. I usually talk an absurd amount. FRESH THROWAWAY CONFIRMED.It's pretty fucking dumb that you ruined a subs CSS. Ice barrier wetlands is the most competitive version of ice barriers. The idea is to use Swag Frog, Prior, Dewdark, and Cryomancer to flood the field with little dudes who get +1200 attack from the field spell wetlands. Prior is a beast and can put in a lot of work.You use Salvage, Surface, Medallion of the ice barrier as your main spells, and use a lot of traps to keep your dudes alive.Only reason it isnt as good as other rogue decks is that it doesnt have any way to generate advantage. why are we downvoting lucky in the midst of such an awesome event? Thank you for putting your hard work in Lucky, you're the best. WHAT what if the quarter back is a different color than his receivers? then he can "pass" the ball to his receivers by sniping. He can also have d line people who are his same color, but that'd be confusing.Also, you would have to switch teams a lot to account for the team boosts. Wow bot lane already feeding.Scoop game 2 Pls I see my own post, and other people see it too. I go ER first when behind though, because even if her DPS isn't high, her ults picking ability is just insane and the CDR makes it a stronger pick in that situation They're also not bad for running haha some scrub made it with port 6083 RAZMOLO 2020^^Too ^^bad ^^I ^^don't ^^play ^^minors ^^with ^^you ^^:( Wat :) lol i have /s or? /r/tagpro Ya me 2 he does more things with 3 bullets than i could in my entire clip tehChampofd00mz This might have been the first time i've ever downvoted you noah Right gank two me? Four. Perfect! So this is today? or next saturday? 6 /r/TagPro as well Ok i found the log and it says "symbol file not found, defaulted to export symbols for..." in every error instance. It also says "Warning: Stack unwind information not available. Following frames may be wrong"So i have mismatched system files? I don't know how to fix that. I googled it and i don't have windbg i think, and i can't download it. I just want to co-captain and scout. Ill gladly be a b team captain hue I have this strategy of trying to appear as a jester so that I wont get hung and proceed into the late game, because neither the Mafia or the Town will go after a jester. So as a doc, i might say on day 2 that im the vigilante, and so and so is night immune, because i shot them. Lol ezez Its an online collectible card game (CCG) similar to Magic the gathering thats made by Blizzard Thanks Daylight and Zero Dark thirty by Aesop are also great best song of its album Q: early on just to damage, but later on for wave clear and farm too.W: yellow for stun, red for aoe, blue for damage and mana backR: leave lane for like 4 secs and tp to another lane with a yellow card already up and fuck em up Rip TYPE_MENTION. I obsess over things until they get uninteresting (Like I did with MBTI). Everythings a search for knowledge. An TYPE_MENTION cognitive stack, has Primary Extraverted Intuition(COGFUNC_MENTION), and Secondary Introverted thinking(COGFUNC_MENTION), which are what TYPE_MENTION are supposed to use the most. COGFUNC_MENTION is what I like the "Pun" or "Clever" seeming function you see in all xNxP types. COGFUNC_MENTION is the analytical function.TYPE_MENTION are usually really loud, skeptical, logical people who dont care too much for a lot of social standing like authority, and really like to argue. Talking to hear their voice would be an overstatement. They're the annoying kids in class who try to correct the teacher or explain why you should use their way to solve a math question. Yeah but theyre cool and shit sometimess too, like me. Its going to be tomorrow :p I litterally missed 4 school days in a row my senior year because i liked to sleep Well Pubs can be frustrating because of uneven teams.. Forget chip, draft JimmyB That's rather unintuitive and could be easily fixed by card text re-wording. I'm smart I guess DIRTY PUSH #PENGWIN IS STILL SALTY I HAD "HIS" A-TEAM SUB SPOT LAST SEASON, BUT REALLY IT WASN'T MY FAULT HE WAS SUCH A SCRUB. Ok Which adds a lot of "woo im special" bias...Not saying you're not Edgar 12 IAmTheDonger* Omg I missed :( Razgriz is still a freshmen at age 23 I have 22 eggs at the moment and i think i can say that the bomb chamber is just a buffer to let others catch up, BUT that doesn't mean the game mode takes no skill. There is a lot of skill involved in positioning yourself to win it. https://gfycat.com/UntriedBoldImago No Geargias, Inzektors, Machina Gadgets, Ice Barriers. Well it's been a while since I played though. I graduated and now I don't really have a community to play with I guess. I used to go to locals with 2 of my other friends (3.1 thor, and another dude) but we all got jobs and are busy now.Someone on here challenged me to a GOAT duel, a normal one, and an OFM. Best 2 of 3 wins. Nope He basically said in the OP that flamewanker wasnt a good example. LTP: Noahs ArcUSC: Juke skypoppers Black rose dragon is a level 7 synchro that nukes everything id do it for 5k That happened to me but worse after about ~200-250 miles (15-20 mpw 1 xc season) and i am 5'9" 125 lbs I discovered that people didn't know about it. I lied by saying "TIL" ESPN gone be all over this shit like Malaysian Airlines for the next year. Ya bitch gets like 7 ping to pi Lol mb Got you Paging Snack Maybe you should sit on the flag and not like a tile away, we all know how easy it is to juke you Happy birthday fayesha Hasn't he like disappeared? Old easter event was skill based too. Tagpro stupid name changing script. Changes my name every 5 seconds. I have it set to change into my registered name with varying capital letters. You have a 54 win%http://tagpro.me/player.php?id=VoorheesHave you ever even played competitively? Stop being a conceited fucking douche when you're really just an average pubber and a sub-par competitive player if that.No recorded stats other than a 54% on tagpro.me, please keep telling me why you're great at tagpro Congratz Pls u probably dont know half the maps in rotation e: could you explain *why* PLS OldLadyDid Locusts play comp?Iron Balls I love you modsPretty sure my in game mods calls inspired this rule Oh shit Alright! :D Wut Thanks i guess. Low quality map rotation doesn't deserve any of my greatest and dankest ~~effort~~ memes Whiteflame pls Fiteee meee Color I can start my system without f8ing. Basically 3v4 #NOPE THATS THE REKTROLLERS Jindy???? Also only 133 minutes but ayy Razgrizzing Worked T.T :DDDDDDDDDSS thanks bb Slow down in the beginning, and get your breathing down, then increase pace slowly and dont overthink it. man i got work rip What if it's your first time playing against i dunno, Gadgets, so you Google a decklist and call out Machina Fortress that he had not searched or revealed, and you mind crush and call that and hit it.In real life and/or Online (DN) would that be ethical? This week? or a couple weeks ago? I don't think ive ever left in the middle of a game? I left the game a couple weeks ago inbetween halves because i was playing on somebody elses computer and got kicked off. Dont assume shit thankse: this week i refreshed g1h1 because my sound was fucked if thats what your talking about. I've only gotten nubbed once tho im pretty sure SAME I'm subbing in [Post track selfie from 2 minutes ago feat. Idk how to smile](http://imgur.com/2vddEIl) I just started driving so fuck that Except you get matched up against harder opponents when you win. An 80 man regional doesn't really count anyways I'm a bronze 2 vayne level 7 and they all start q i want one too PLEASE frfr Hes been pubbing as Logic2.0 They arent polar opposites, they both have COGFUNC_MENTION as their Dominate extroverted function. Id say that they might be a TYPE_MENTION that thinks theyre introverted and doesnt identify or want to identify with the TYPE_MENTION "whiney" sterotype. Maybe make top and bot more boxy so contains are easier and lengthen it a little Atleast if you Razgriz your would be cap isnt god awfully lucky. I went to meeting once where the teacher coach thing for skills was trying to recruit people by giving us free food. I won a thermus and some candy. I ate the candy, the thermus broke that day and i never went back because i forgot. Self confirmation bias is a thing Well atleast tagpro itself isn't dead Its saying that you're working harder than he could/wants to. Its a good thing Ty fam I have. I had it in for the longest time, but when stuff needed to be cut, i cut it out, because its just a big body and nothing else Noah. /u/Crunchystix Is it when you are going fast WOOOOOOOOOOH We doing this? :( Damage doesn't roll off.., choose attack target.., Poker Mulligan..Holy shit. I stand corrected ;) But Pi is the quick guy who you chose the opposite pokemon as you. That doesn't make it skillful. Im 90% sure you play some of the "skillfull" decks you mentioned in there online atleast.You will never understand a deck until you master it, and i'm 100% sure that you haven't mastered any of the decks you say are least skillful. Nekroz is a combo deck and inherently more skillful than a deck like spellbooks. Nekroz are similar to mermails in skill level, maybe a bit less though. Skill doesn't take form in simple decks in being able to play them, it takes form in being able to build and play them well. I'll be back don't worry Macarena! yeah. Thank you! Me eitheerr. I may just have to quit tagpro lol. Essence reaver good for the poke game, while Infinity edge good for the sustained team fights. RFC vs shiv/hurricane same concept. 50% pain I have been looking for that picture for so long. So. Long. I often say things like "okay can you boost in from X" to my other offender or "i'm gonna play towards their powerup" To my defenders i say stuff like "They have a tagpro incoming from X" and "We cant do anything they have JJ on D" and "I'm coming in from X, Past #". I often say things to my team as a whole like "Powerups are spawning in X", and "I'm playing Anti/ Should I play Anti?", and "I grabbed X and Y time at Z place" and "I got the X side of the contain"Kissing in the enemy base can put your regrab in a bad situation if the people chasing you are close to you. Kissing in your base can be the opposite. (Everything ahead is dependent on map position) Generally, kissing as flagpro is good, and kissing a flagpro is bad. Kissing a JJ is good and Kissing with jj is bad. Kissing with a RB is really good and Kissing a Rb is borderline retarded if you did it intentionallyJust make sure you stay ahead and you play in the boost lanes. You have to stay close enough where he cant boost around you. Generally, don't push out on him if its a 2v2 at their flag because if you get juked, your teammate gets blocked 2v1. Stay 1-1.75 tiles away is a guesstimate for a lot of situationsnoxLTP is a different story, at this point, i know you have a lot of degrees in pubs, just do whatever youre better at now, defense has its own world of depth you might not know of since you play offensebig one is pups, also staying ahead (Not flacciding), being able to push back for resets *well and safely*, good game sense and chemistry with your teammates. Also having a good team (not firing shots)I havent seen much but you seem to be above the level of most people with your experience. If you follow any other games with a competitive scene you'll notice they have a meta game. A wise player name i have forgotten once told me that MLTP, mLTP, and NLTP have different juke and playstyle metas, that an NLTP player could juke an MLTP player because the jukes an NLTP player can execute at his level, aren't what an MLTP player would expect, and that it would work a few times. That could be horse shit tho. Also i'd think in an MLTP vs nLTP game, the MLTP people would try less if that makes sense. Clutch gene comes with experience, but some people have it more than others naturally :( I didn't get itedit: THE PUNCH LMAO Players have to fuck up to learn a card has potentially misleading card text? We just randomly practice. It's all modmail based though K [Trade Link](https://steamcommunity.com/tradeoffer/new/?partner=176298636&amp;amp;token=spTG0ZDX)P90!TY No thank yooouu haha :) MacTheRoni can Fucking good map. What problems did it have? Moderate in all parts and a similar play style to other rotation maps? No over powered mechanics, or hard to learn elements. I dont get it? /r/trollabot -EasterEggs Noah :( Yeah, people like to downvote when they disagree. That's reddit. Lol a lot of people here play league. One of the people from centras name is /u/a_sightstone Yes. Whats your main server? Ill be on tonight and we can play some games together and maybe figure it out Shit man, you ok? The deck has a built in Area B called Cryomancer, so it doesn't even need it, Deck space is tight and Area B is taking the spot of another trap that could help a lot more. I've heard it'll be fine Track, Cross country, and Football Hihihi. Hit me up, i commentate pretty well. Available all evenings. o m g i'm tilted for you What does oom mean Bozonz is PKs IRL friend. He always drafts him, and he has to draft him early to garuntee he gets him. I wanted to get kick him off the team for so long just for being fresh :/EDIT: Deleting comments and pushing people away from Pi because of his personality. Take 3 autos trying to blind Ty #WHATS GOOD MUSIC THEN Wasn't sure what curate meant? I thought it had to do with people, I didn't understand what you meantA real person takes some time from their daily life to make the world better for the rest. I understand that, I was just posting this to share this incredible tool that sone people dont know existed.WHY ARE YOU ATTACKING MEIt was updated like 3 days ago? Im pretty sure someone has it covered. I already have enough responsibility invested in this game. Mr. Glass YOU DIDN'T EDIT IT I TRUSTED YOU Too much circlejerking haha. You're god damn right Apparently not. Damn girl you fayeEdit: bad joke is bad Pursuit of Happiness - Kid Cudihttps://www.youtube.com/watch?v=7xzU9Qqdqww STOP ASKING QUESTIONS Told u i was good Nevermind, i think i have it now with that texture pack maker, thanks. Bard Lol I go potato with the commentating as I went cross eyed when you did that boost. #MAYBE ITS BECAUSE OUR A TEAM OFFENSE CANT PLAY TUESDAY, AND ~~YOU THINK YOU CAN USE THAT TO YOUR ADVANTAGE. ITS NOT LIKE YOU CANT PLAY ON THURSDAY.~~ THAT SUCKS FOR US#OUR B TEAM OFFENSE WILL REK YOUR A TEAM DEFENSE REGARDLESS Hip redphones I was playing shitty free for all pool with my friends at 3 AM and i suck hard at pool, but in the very end i sank 4 in a row to comeback and win. By the 2nd one we were laughing so hard, and the 3rd one we were on floor. The last one was just shock to finish it off.I have so many stories like this that make me smile. Howd they do? yep I too like to shitpost on my own sub^^^^jk Everybody knows that everybody here is a 25 year old law student Thanks man you too! Well i planned the boost I did a first thingy! DRAFT ME! Fuckin yolo'd it **Falcons** vs **Mr.Hat***g1h1* 0-0 tie [csvs](http://www.i.imgur.com/iBzMBWm.jpg)*g1h2* 1-0 Falcons didn't get CSVs sorry, but i swear he won 1-0**G1H1 FALCONS 1-0 BEST HAWK**we didn't play g2 mr. hat was too saltyfalcons advances to 12-0-2, 1st seed of playoffs!! Very much so. lol. I remember sitting on buttons on 45 in a late night Pi Pub trying to convince Milk Steak to sign up for NLTP.next game he got bant for button sitting too hard. was dank. Realistically, Anne has more experience and should win but is also in the wrong, Youre damn right youre not. And people care about thks game, thats a fact. Your shitty excuse sucks. Shut the fuck up and say gg and thats it, youre a dick in pubs, scrims, and apparently in game too. Im tired of your name coming up for shit like this, brazen and arrogantly rude af people like you shouldnt be captains or allowed in the league Floodgates are also used to put decks like satellars on the map when BA had their format, putting more decks in contention and providing a more diverse meta. But some are more equal than others I've got atleast 600 hours on it throughout my life lol A-team is basically the 4 to 6 best and most dedicated guys on the team. It's usually pretty clear from the start who the A-Team guys are. Usually 4 get to play the entire match unless they have technical difficulties, need a sub, or the captain feels like they are not playing as well another starter player. The captain makes all decisions on this stuff, and he'll schedule stuff, and tell you who is playing A-team through modmail. B-Team is the catch all league where the players that aren't A-team go. This can still be extremely competitive, and have great players, they just aren't the ones the captain played for A-team that week. If you show up to a B-team game, you get time, and usually the time is spread out pretty evenly between all B-team players. A-team players can play B-team if they don't get all their A-team minutes in, and B-team guys can sub in for A-team guys if they're having problems too. cant tell if ur srs I should be on the mod team.There was a time when i easily could have. :). How different things would be. God damnit Texture pack? Same Dont worry, we all are. Ok Because I have a background playing many other TCGs (similar to a very large portion of the playerbase) where that is the rule, also I own the card so it seemed to be intuitive. I get that it isn't how it works, but many, many other people could make this mistake. Nah i thought there were new maps in the rotation and i assumed that it hadnt been changed. <text:s/>Kinda feel bad, i wanted to delete the post but it had like 30-40 upvotes so i didnt. Sorry. FORREAL. I am not all about that 800 life, but i'm good at it ;-; Kripparino capachinorino &amp;lt;3 You cant win vs a jj so you just chillUse al your resources, boosts, bombs and shit to get the flag. Then try rub grabs and handoffs. It takes expeirience its not as easy as it sounds. Your username is generic. I love it Junk flea snipers only? Alright There needs to be a competitive set rotation and core set I dont play on centra, but i can rap as fast as 14-15 syllables a second. Draft me? I still have no idea who any of u are Im Razgriz. Im not captaining *this* season Other people couldnt get it when i got it. Now i have 33 It's just cool lol, i dont want to use it though On radius. Would love to play on any smaller server than radius tho.. /u/crunchystix Aim for the top of the bombs and you will get lucky. Don't try to get a good angle i spit loud fresh comms and feet a 4.5 40yd dash with sick jukes while mashing down arrow keys Thor doesnt even pub ok. Also, he doesnt like ranch dressing like wtf? I signed up, and i am not on teh bible belt :( Because I've been at boot camp for the past 2 months. Fervor was used before then if I'm not mistaken No you probably just think you're me because i'm awesome I 100% feel the same way a lot of the time. I sleep it off. I have never been on a winning team or even gotten close to minors and I've been her 2 years. I just play different games.You always play your best when you're not tilted so just stop playing as soon as you get mad/upset. You don't have to redeem yourself. I didnt say tagpro name :p https://www.reddit.com/r/yugioh/comments/2jakth/guide_to_chaos_dragon_heros/Its really explosive and can drop DaD like crazy. People call me stupid for dropping BLS though Nice commentary Chihuahua It doesn't *need* rewording, but it could say controller and this probably wouldn't cause their cards to do something other than they intended.Keeping it this way is too confusing for new players. Sphere Official Moderator Response::( Theres an ungodly amount of packs on the /r/tagpro wiki Ok lol did you run those applications There needs to be more enforcement of this kind of shit lol Do you live in southern Georgia amd have a particularly curly moustache? I've seen a dude around there with a similar case lol Ayeee Yup Was there we get games where there are 7-8 people within ~3 meters of each other at the end and have a bomb scattering people at the end.Pretty sure its luck based.Even if you get ahead out of the bomb room fast, chances are, everyones gonna catch you lol. Yeah. A lot of people just jump from hobby to hobby (me being one of them), and I play a lot of games consistently, but I go through phases with all of them. Just like I do with everything else in my life haha. *puts on tinfoil hat?* If you're into MBTI, types with dominant or secondary function of Extroverted Intuition are often described as having this. /u/-EastereggsBad deck pusher I censored the part of the comment that got it banned? Sorry :( Fuck off i have 9 Battlecries happen before the dude hits the board. So you played SI:7, battlecry killed the Mad Scientist, secret comes out, SI:7 hits the board, secret triggers.Happens with cruel taskmaster too 100% mbI lunged i didnt know i was a sub i was told they needed me there Tagpro Bitch i best be. /u/Tagpronoah I swear to jesus if they dont take the A out this will be a big enough tragedy i might quit a little in my heart :&amp;lt; some dude on our team invited a shitload of people i think captains I played YuGiOh competitively for about 2 years, love the game, not dropping hundreds of dollars to be competitive though. What was the final score? You're like my team. My team made the playoffs last year for the first time in 21 years. Beat our rival for the first time in 18 years Processed From what I understood as his captain last season, he has expeirence as a 1st round draft pick and captain of a small haxball league called haxfootball.When I first saw him play i thought he was a smurf. He and HockeyPuck led a 7 cap comeback in one half on smirk last season. Although he doesn't have a reliable mic, hes a very strong pick as his mechanics are very tuned and as strong as many NLTP-A of last season. His tagpro expeirence may be lacking but he makes up for it in raw skill. He would be a strong sleeper pick with the right coaching, similar to the s3 lebron*james, who had raw skill but sometimes was too pushy or made small errors but was still amazing. I mean I didn't do it, y'all were just getting hella good Ayy Tru Whats that program you use for stats? Whats your 5k time? Ice barrier wetlands brah. Spam out them 2200-2500 lv2 fuckers. Shits dope. Best version of ice barriers but still pretty bad lol. My IGN is Razgriz lol Mermails are inconsistent?This deck is far from inconsistent. Alright man! :( You're funny You are my second favorite team. If my team ever..... you know.You know. We all play competitively except for scrub lord in the bottom left :D I'll update round bout 5. http://imgur.com/wOpCNt1 Allows you to keep tempo, essentially forcing your opponent to play only minions, which will save your board, and let you hold tempo. It didn't come off rude. I would say that there isnt many choke points. I'm not a map maker of any sorts though. I feel like with only 2 on O/D it would be hard to cover all the boost routes into base. Without comms it would be hard to O/D Lol I had more hold in one half than my mile time. Raz &amp;gt; vor BannedEdit: See you at work tomorrow asshole I did that on purpose lol Omg i love ittt Yes Hey you should call DQ instead of complaining about LagRun an MTRalso your sister likes my facial hair Thanks bae http://i.imgur.com/cUaLl1X.pngIt beat vee You're the idiot Being homeless &amp;lt; Powerup, boost, bomb, timer scripts Well the broken synergies that would come from cards from different formats could be really interesting. I'm sure there can be broken cards in the wild that aren't that broken in standard Oh. Im on mobile. Im kinda new to Hearthstone (been playing for like a month) so im not really sure what that means.On mobile it shows up as "Raz", and my in-game name in most games i play is "Razgriz" or "Raz" for short. So it kinda struck me lol. Thanks MTC Sounds dope Oh, little Wayne. How young you know. :( Chaos Dragon Heros are basically LChain.dek and use eclipse wyvern to search DaD and use grave loaders to load the grave and make really explosive plays. Like Airblade turbo to the current DaD builds. http://68.media.tumblr.com/f0c85c99fb078b1c92d7e205ad7c7045/tumblr_ocpd5aaSdm1qgh0sro7_1280.jpgthis adams?or in the view of an atom the human bodys a universe lol You're leaving tagpro? :((((((((((( Are you going to punish me RAZMOLO 2020 TYPE_MENTION here! Fite me Geargiaaa have you not heard about the legends of tantrews 26 minions. Go find nick corso or you have no chance I got banned once for saying cunt and was like what?? I used to say that word all the time in high school and none of my friends ever got offended. Its mean when you call someone a cunt but isnt every curse word like that?Granted this was High School. they ask you about your availability because they want you on their team as a joke I honestly just rush IE no matter what because it suits her kit so well. She forces sustained team fights and her DPS goes through the roof with it NSFW Or you could be washed up when you wernt even good like me :D Lol. What i meant was depression would probably make you use your dominant introverted function more than your dominant extroverted function, reversing their order and making you seem like the other type Pinstar lmfao WHATOFF THE TEAM I've been able to move before. My team lost. SK!! Yeah I play TagPro at a reasonably high level at 52 ping and if it jumps to 70+ I can tell, and I have to play more passively because I have less control Juanna hear a joke You're the one getting mad over some shit you assumed Its good to use as mafia. Nobody goes after an Outed jester. Dope, yeah joining the navy is a good step towards it, if you do good on your asvab they like push you to do it and its the highest paying job in the navy lol I actually just made one too, didnt lengthen it at all just moved the bombs away from mid some, added 2 or 3 tiles to bot/top. Taking away mid pup also sounds good. My version of wormy which ill post in a few minutes because im not at my comp right now, the worst part of is it is that it makes the boost bomb into base really easy Thats weekly leaderboard Best subreddit creator Pls NSFW Holy shit i forgot about that Theres a Hearthstone mumble? I have 185k mastery on Ashe, and although being in bronze 4 i've found great success in IE -&amp;gt; Boots(zerkers)/Hurricane -&amp;gt; ER and then either BoTrK, Shiv or Bloodthirster -&amp;gt; defensive item.Sometimes I skip the ER and get Rageblade, but it's not *amazing* so i don't build it anymore. IE is just busted on ashe, it provides a lot of scaling into the mid game. I just try not to think of who I am and just live life. Everything you define yourself as is your past and you can change it.Heres mine though, "Intuitive procrastinating oblivious kind hearted, with a dash of allusions of grandeur" where do i go to get their reddit usernames pls Razgriz:O Really? Wow haha. Thanks for the heads up :D. You'll be fine don't worry. Honestly, not having a mic holds you back a lot. If you have good communication it helps too. I'll get back to you on that haha. Either it will be like CS:S and the competitive community wont transfer or it will be like CS:GO and be everything and more #GET THE FUCK OUT^^^^jk We actually crashed all of the servers throughout the ~~day~~ hour except for orbit and arc. For every star razgriz gets -1 minute of tower cause i am awful Her auto attack animation throws me off so bad. When i first got the skin i could not cs to save my life "uh im gonna grab"*grabs**enemy flaccid grab in background*"Uhhhhh im ahead of 3 coming in 2 block him out""we're blocking him out!"*spikes*"wtf?""idk i felt really stupid all of the sudden so i spiked" She won't though. The media would bail her out before she could get close to getting indicted Razgriz, with the 1st clip, feature play.wait a second. Wrong montage you twat. MBTI, Tagpro, and Yugioh rolled into one thing. hes still fucked Most MBTI tests on the internet are retarded because they don't understand the underlying functions and just test you as E vs I, N vs S, T vs F, P vs J, which is the total wrong thing to do lol. It adds a lot of bad credibility to the whole thing. It does have uncertainty though, because of how different people can be and still have the same type, and human error, which is really easy to do in tests like this. Overall, you probably shouldn't take these too seriously, they kinda give you an idea of how someone should think, but not what they do. In the end it's probably gonna have like 0 impact on your life anyways so why should you care about it? haha.Coming from an TYPE_MENTION He also contacted me and let me know when the party is going to be ily OldLady &amp;lt;3 Im not the best, but i know a bit about competitive experience and if i see yall online ill drop down and try and help you guys out. Cya bro. Gl Hf Link for the lazy? WHAT ARE THOOOSSSEEE Thats a shitty rule for a dying sub Id honestly do it for 500 at the right time Hi moosen.Wish your mom well CONFIRMED delete the css What are you, like 6 foot 3? what do you run? Thats what we all are I was told they needed me and I canceled plans to be here. I was told there was going to be a 7:25 cutoff, and if they wern't on mumble by then that i'd be able to play. He shows up 3 minutes after (2 minutes before the game starts) and gets to play. Bruh you trying to make me quit? Lol I know it sounds cocky. Lol I mainly meant b team R.i.p. Well this is the first time anybody has ever said anything. Usually it's upvoted lol. Nexus was at 10 hp Atleast Anne Frank isn't shitposting a rather nice and friendly subreddit he created for the nice and friendly community he helped build. Nice pickup Mirror entity. Nah it'd be whenever you want-cry !yisssssssssssssssss Lmfao No not you, lol. You're fine. It's partially cause i didn't show up to tryouts, and because every team ive been on has done awful lol. I didnt change my name either lol. My job doesnt let me do NLTP consistently either lol. Official Mod Response:Shit's dope 3 I remember Noah and I found a dude in the Tagpro community who was a Legend player but I cant remember who Super spheroes o/ https://steamcommunity.com/tradeoffer/new/?partner=176298636&amp;amp;token=spTG0ZDXty Deep Florida and south Georgian people like me can only play Pi if they want to get ping that isn't 80-90+ Logic and Childish Gambino Sleep I'm a solid D/O player who has played 2 seasons of NLTP (lol). I have a great grasp on advanced strategies, an ability to learn and understand very quickly, and great skill as a D and an O player, at least for my level of experience.My offensive experience has led me to read jukes well before they happen, and not get juked very easily, and knowing that the best way to return an FC is to contain them, not snipe them. I also have very explosive play making on offense that is unrivaled by players of my level. Mid has more bursty champions, burst mages and all. Top you can safely poke a lot of melee champions. I would just build regular, dual ADC comp haha. Tryndamere has good damage mid to late game. Build devourer into IE for 500 damage crits 55% of the time Oh i knew that, but i thought he meant that none of then are banned in the advanced format lol. Im stupid lol. Funny story, when i made my first comment, i didn't know who exactly had posted this. How to grab more than anybody else Humans I dont have the installation disk, but i tried to download it onto a blank disc but i couldn't find the iso file? THAT BELONGS IN A MUSEUM You sound like you play TCGs No co captain anything for Razgriz? ;-; i captained for like 3-4 weeks when vetdave was gone Oh. Yeah I just have no idea where u are Nobody cares TYPE_MENTION are the best yo Lux too Hopefully. I can tear me up some NLTP though. I don't want to get over my head in talent. mLTP or MLTP might subdue my awesomely loud jukes. 4th ROUND WOOOOOOOO The best game ever played was probably Bad News Balls vs Sphere Factor, round one of NLTP s4 playoffs.You could probably get a couple of their players to be interviewed, especially ones from Sphere factor like punster or Anze. Ily duck Not hard, im just lazyJust reddit search how to do it and copy and paste a few things and upload a picture or two A FIGHT? COUNT ME IN! Hey gotta do that / before the ^ Go on...... YOU DONT KNOW MAH PAIN Whats that mean That's the idea behind it! Message me on here whenever and I'll walk you through it and try and give you some pointers and stuff. Mushroom flair? Ashe 53? What I did this. :(. Yeah I feel you. Qliphorts weren't rediculous like E drags were. The E drag format worlds was stupid though ill help you form a team with other free agents if you want. ill be like a mentor i guess. Nobody spits fire like Razgriz though. I mean i was tilted but I dc and come back all the time haha Song? If b team stats are completed by wednesday i will not play NLTP next season.If they are completed by Friday i will change my name. lost by 1 each half. I got 5 out of 8 caps g1. Feels bad man. This one mattered a lot too. :c. Never made the playoffs in 4 seasons and doesnt look like i ever will haha It would blue screen from programs that launch on start up. I use task manager to stop them before they make it crashOtherwise, i have to launch like chrome, coowon, basically any program that isnt built into the system. It's incorrect because the devs made a keyword unintuitive. Yeah. Your post was kinda funny because it implied i was oppressing him, but he was oppressing other peoples comments lol. Actually ik pretty infamous haha. Im the Pi traitor haha Ay #ARE YOU FUCKING SORRY I can commentate, then it could be "Rediculously Radical and Reking replays by Razgriz and X"Replay Monday is cool too Mostly better !RemindMe 3 days Last warning I play like a zero synchro build. Only 1 plaguespreader, so tale this with a grain of salt. The deck would work fine like it is, but i would drop 1 armageddon, 1 plaguespreader, 4 baby dragons.But you could also drop upstarts, Allure, Dasher, Stormforths. I would also drop Mask change 2 for a normal mask change.Feel free to ignore my suggestions completely haha Do you think there will be different mechanics or mechanics being phased out with Tagpro nexts release? Also, why are flags in Tagpro next 3D, and the rest of it 2D, are we pucks and not balls? Shouldn't we keep the whole game either 2D or 3D? Read that thread Its pronounced Rahm-stienIts a german rock band that has a fanbase in america. :) Apparently someone broke the win streak record last night and he always says "Hold on, let me get my calculator" Do what they dont think you're gonna do. Pump fake. Tap the opposite direction to make decent defenders over commit and be easy to get past open field.Double pump fake, say youre going left, then you tap right, tap left, hold right. Good defenders think youre just pump faking and over commit trying to read it.Run straight into walls to turn around faster than your opponent. Make sure you have room though. Fake boosts, make your opponent think your gonna take it, step away and let him take it.Fake boosts vol 2, walk up to a boost,make your opponent think your gonna take a boost, walk around it to get some better opportunities.Fake boosts vol 3, do stupid boosts your opponent doesnt expect, like boost bouncing off the wall and buttoning a close chaser on DZ4/DZ3Be suicidal, when youre super cornered, sometimes they expect you to do something, but do the opposite, like bounce off a wall and staying perfectly still. Ive had people pixel perfect around me because i didnt move when they thought i would. p well I like your username Yolo Im on mobile but Kid Cudi + Watsky I used to live there. Imma screenshot and send it to my old friend that goes to that high school lol You can block people? O.O fuck im stupid I just said things to people. Doesnt even matter what you say, the awkwardness is only in your mind. Razgriz, Pi More like EN "Argue for no reason" TP U lied Wsp Roast 31. I dont play MLTP but i herd u wer good2. Ur not.3. Only hype u rly had was teh token kind like they have for the graduation test u aint took yet choder Mono Black/Black White Return from the underworld Jank.Gather up a bunch of cards with Enter the Battlefield or Dying effects and Blink them with return from the underworld and use constant reviving cards like whip of erebos, Gravedigger and dutiful attendent. Ashon Rider and Majister of worth for maximum jank. Dredge for even more jank. &amp;lt;33333333 The letters stand for functions and switching two letters with the exception on the first letter (and especially the last one) will result in a drastic difference. An TYPE_MENTION(COGFUNC_MENTION-COGFUNC_MENTION-COGFUNC_MENTION-COGFUNC_MENTION) and an TYPE_MENTION(COGFUNC_MENTION-COGFUNC_MENTION-COGFUNC_MENTION-COGFUNC_MENTION) in the most *sterotypical* ways is a Corporate buisness leader who follows all the rules and is very goal oriented who is pretty smart(TYPE_MENTION), and a IT guy with a bunch of side projects and likes to ask what ifs and isnt really motivated to do anythingA lot of the tests are unreliable because they test for each letter when they should test for the functions. #YA BOY MEMEGA GOT THEM STRATS Pls Where is it headed? AND YOU GET THE BEST SUPREME OVERLORD EVER Dank meme xD &amp;lt;33 Also from south GeorgiaAlso raps lol "Fuck" DAE ice barrier wetlands In 2011 my high school got 4 bomb threats in a week from some stupid freshmen writing "bomb? Get out?" On the bathroom wall lol.I spent 11:11 on 11/11/11 outside in the stadium. /u/FractalTP You are the baest :D later after this i got to 2nd as "Tagpro-Razgriz" but i d/c'd :( It wasn't put in the dryer someone caught it. Bit frayed from the washer tho The name is WATSKY, and honestly, remove my sign up too, my computer is out of commission right now I played a lot in 2014 actually lol k You really just want to hit buttons do things unless you can force them into "I have to guard X" and fake towards it so you can get a hole.But really just hit buttons do things. My favorite times are when i look away assuming i died, but i keep moving He missed a EZ snipe on me (lagged out) Np &amp;lt;3 What about ga &amp;lt;3 Can we ofm again I fixed my truck! :DDD This is how you get people to lose interest in their game and teams :( Well you aren't even an animal. You're a chemical. After reading that article, i'm starting to think that Steam is causing it? Everytime i launch it online it updates, and I crash. Then, after restoring, if i let it launch, it crashes again? I'm not sure though. Going to expeirment with it, and if it doesn't work i'll try the things in the article above. I tried the F8 on start-up thing and it hasn't worked to much success.Edit 1: Crashed it the first time I booted it in safe mode with networking, it didnt do it for a while, but i tried to start up steam and it sat there for a second and then crashed As a bronze 4 Ashe main, Rageblade is dope if you can somehow skip the blasting wand part and build it up straight from pickaxe. The regular build is better mid-late game though, and rageblade is hard to proc in teamfights, but easy in lane. Real version from CS:GO https://www.youtube.com/watch?v=Ut52td9vl4I /&amp;gt;be me/&amp;gt;fcing on holy see/&amp;gt;go into top box for a rolling bomb/&amp;gt;Thx for the b</text:p>
          </table:table-cell>
          <table:table-cell office:value-type="string" calcext:value-type="string">
            <text:p>entp</text:p>
          </table:table-cell>
        </table:table-row>
        <table:table-row table:style-name="ro1">
          <table:table-cell/>
          <table:table-cell office:value-type="string" calcext:value-type="string">
            <text:p>Thank you very much for the support. I am working on my actions on a daily basis and hope that I am doing well at it. The way I was able to develop these skills was after taking mushrooms while in Vegas for my friends birthday. The mushrooms we took were called Psilocybe cubensis. I don't recommend taking them, because we don't need it, but I won't deny that it allowed me to understand how things worked. As much as I wish to experience that night again, I won't. All of this must be achieved naturally. That is the ultimate goal.Throughout that night we had I experienced so much that it took me a while to regroup my thoughts. That is the night that I met my guardian angel. The effects after that night lasted for two weeks or so. My girlfriend and I felt extremely sensitive to our surroundings. She was constantly seeing auras around us. I was starting to have visions, seeing auras, and that voice that I heard that night was there for me everyday after that. I started to do research, find communities, and work on those skills I experienced. I wanted to achieve the same results without digesting mushrooms.What I've learned from that night and these past few months is that our angels speak to us using our voice. They also use radio frequencies, numbers, or objects to catch our attention. Are you familiar with that inner dialog voice that you have in your head, the one that you feel coming from your forehead, telling you to do right over wrong? That is your angel. That is the voice that will give you guidance. Listen to it and follow it. You will notice positive things will begin to manifest if you so do. You can also challenge it by doing the opposite. I don't recommend doing so, because you will most likely be proven wrong, but this is something that you must learn and go through to understand. I'm stubborn to the point of consistent challenges, but eventually surrendered myself and finally accepted it for what it is. I don't question that voice anymore, and if I do, it's because I am still learning to let go.For energy, there are some videos online that will help you train. [This](https://youtu.be/1617z8K7lTo) video helped me. Energy looks smokey and radiates just like light. You will notice colored outlines in that energy as well. Take your time and see if you can begin to notice it. You can practice on anything. This all takes time. Do your best to stay consistent, immerse yourself, and not give up. If I can be of help let me know. Here are my answers:1) I chose to eat Fish because of esoteric beliefs, which are for my personal health and protection of others. To explain myself, I am told by my guardian angel (This is the esoteric part) that we should not eat animals and we should protect them. I asked about Fish and I was told that it's okay as it was designed for us. I'm constantly reassured about this.2) The intellect level of Fish and the alike compared to others is definitely on a different scale, but it's not an indication that they suffer less. Each of us have the ability to suffer. We tolerate and endure it differently.3) I don't plan to go Vegan or Vegetarian. I've tried both diets and after my experiences and research, I know that eating Fish is the right choice.I'd like to explain myself further to hopefully bring some insight as to why I eat Fish. I understand that we should not cause harm to one another, Fish suffer when we hunt them, but I also understand that this is the cycle of life. An example to this life cycle could be Bee's. We understand the importance of their existence, but we also know that Birds eat Bee's. Where does that put the Bird? Does that make them malicious, or do we/they acknowledge that this is their natural prey and it's okay? Same goes for Cats that eat Birds, or Coyotes who eat Cats. The same applies for us when it comes to eating Fish.Now there are other solutions available now in days to substitute meats and fish to obtain the lack of nutrients available, but I prefer to eat what was created and designed for us and not an imitation product. Let's take Gardein for example:Golden Fishless Filet Ingredients: water, soy protein concentrate, expeller pressed canola oil*, potato starch, modified vegetable gum, soy protein isolate*, vital wheat gluten*, sea salt, natural flavors (from plant sources), yeast extract, organic cane sugar, citric acid, algal oil (plant source of omega 3 DHA and EPA), onion powder, pea protein, carrot fiber, color added, paprika, rosemary and turmeric extracts. breading: wheat flour*, modified corn starch, tapioca starch, yellow corn flour, onion powder, salt, garlic powder, wheat gluten*, baking powder, canola oil, soy flour, spices, sugar, paprika, citric acid, turmeric, xanthan gum.*Non genetically engineered soybeans, wheat and canola.It just seems a bit much, don't you think?Also, not all sea beings are okay to feast upon. Squid, Lobster, or Dolphins for instance I avoid and should be avoided. Salmon, Albacore, Tuna, Sardines, et cetera are okay to eat. It is difficult to comprehend what is right and what is not to eat, but that's okay because we got plenty of time to understand and it's up to each and one of us to figure that out. This is what I've learned so far and it's what I'm trying to stick to. You're welcome and thank you for replying. I will message you so we can converse. It is our life and we can do whatever we want. The freedom of it is the best part of our existence. I can tell you though that I know it's instinctively wrong. If it wasn't, we'd be dead by now and it wouldn't be such a struggle doing so with the knowledge we have. So many choices readily available, but we're always giving ourselves another chance.Speaking freely, the reason why we struggle so much with it is because we have better things to do, whether it's conscious or not. It's up to us to find out what those are and it becomes part of our journey. We have the great quality of being born natural explorers and survivors; designed to endure the wilderness. Ask yourself, if you were to be placed in a pool for the first time, would you make an attempt to swim, or would you allow yourself to sink? To sink without an attempt for survival would simply indicate that we have made that choice, and that choice comes from the mind. It's not something that our hearts would do.With that being said, how does your mind feel if your heart had to be turned off? How would your heart feel if your mind had to be turned off? Also, how often do we try to shut our mind vs our heart? I hope you see where I am going with this, and I hope that whatever choices we make remain wise and are for the best. I know you didn't say that I lied, but you're stating that I am making this up and being aggressive with your words. Just by reading your history and your comments on this post, I can tell that you are not the finest to converse with, so can we put anything that is negative to the side for now and take this opportunity to either learn from one another?As for your questions, here are my answers. I don't think I am a leader and never really been one. I tend to let others lead because I wish for them to pursue their desires. I'm there for encouragement and support. I never planned on being a leader, but I know I've been a warrior. The leadership is God's will because sees and wants it in me, and my angel has been assigned to guide me to become one. I kindly accepted the opportunity and doing my best to be one, and it just seems at this point that it's something that I cannot escape from. This doesn't necessarily mean that I am one now or even for that matter will become one, because I have much to grow, but I am being trained and taking the necessary steps to be one. I'm sure that both of us can agree that one cannot simply be a leader of light overnight, especially in heaven. There are so many laws that must be obeyed and followed, and it requires much discipline.As it is now, it's hard enough to be an example to the world. To redefine my history, to be something completely different than what I've grown to be and wished for, and performed several lifestyle changes for everyone, including yourself. I've sacrificed, I've learned to accept suffering, and experienced much that will help me define my roll. As days go by, I find myself slowly strengthening my core. One that cannot be broken down. But, I do worry that if I were to lead that I could fail and disappoint, but that is part of growth. We all fall and rise, and that is what I am doing now. I wish for peace and justice in this universe. We all deserve it and I will do whatever it takes to accomplish it, because I know I can. It's apparent that I've been in search for this greatness since a child, and I found it.There is also a sense of honor with this roll, and I believe that is enough for me. I'm also not The One to lead, but one of many to do so. There are many out there with the same path as mine, and I am here to find them so we can unite. Being in this together is what brings me satisfaction. They do encompass melancholy well. [Day](https://youtu.be/w9jEmJww2dQ) is one of my favorites. I can listen to this song at any given time on repeat. Exactly, and admirable perspective I must say. People have questions and we need to help every way possible. Sleep paralysis or spirit, it's my responsibility to share my knowledge with others in need of help. The world needs more kindness because we give up too easily on it. How can we be kindhearted when we focus on hatred? It's not an easy task, but it can be. It's up to us to choose what kind of man we wish to be. As one friend once told me, "It's easier to frown than to smile".I grew up not having many friends and always had this urge of having more. In my twenties I established many friendships. I was content knowing that I could converse amongst so many, but soon found myself overwhelmed that I couldn't keep up with all of them. Those friends drifted as time went by. Dozens of friends I may not have, and I don't expect to have many either, but I have enough to know that I will never miss an important moment in their life. Try not to isolate yourself either from the ones you love and those who love you.Relationships are wonderful, but they are also difficult. I believe this is where your ache comes from. After my last relationship I've learned to develop myself in the interim and wait for the right one. I may never meet my soulmate, so I've accepted the possibility that my journey will be rather independent. Until then it's not of importance, but I understand and know that I have to make better choices in the future if I wish to find that person. Love is one of a kind and we must be aware of who we share it with. Not limiting it because of fear and doing so scarcely, but to ensure that our inner-self maintains integrity during the process and our hearts remain intact.It's not of my intention to minimize your emotions and words, but I do this because it's what I do to help bring a silver lining. We both know you're not content, so why deny yourself the love and time for a happier you? What's the rush with letting go when you know you haven't done so yet after all these years? I'm sure you know the grass is greener on the other side, so allow yourself the time to nurture your side of the plain while you're on it. Strive to be one who remains kind when dirt gets thrown in your face, one who's abused and taken advantage of without a care, one who finds the perfect love and loves unconditionally, one with the might of a mountain and never gives up, and most importantly being one with yourself. If that day hasn't come yet, then today is that day. Today is your day to rise and shine and if it isn't, then ask yourself how long do you have to wait before sacking up and doing it. Hello, Skillcode. I'd like to apologize for being rude to you earlier this week. It was uncalled for and I shouldn't be judging you in such manner. I've put a lot of thought into what you've said, along with these past few months. I can be stubborn and prideful at times, but I also know that it's not my ego. All I can do now is continue marching forward in hopes of meeting those who wish to unite and inspire those I meet. Take care and wish you the best. It doesn't make a difference to those who don't wish to know, but it's made a difference for me, because it matters to me. Of course. I have no reason to lie. If it wasn't true I wouldn't be who I am now and I wouldn't be here in the first place. I'm approaching everyone with honesty to establish trust because I'm here asking for help. You are more than welcome to question it and you are not obligated to believe in it. Since a child I've been able to see and feel spirits so I've always believed and still do. I would share my thoughts with my family and friends, and they would always deny or question what I was sharing. In recent times my immediate family members now wonder what I experience and ask several questions to understand.I've had multiple experiences, but my first paranormal experience involving others with validity began about thirteen years ago when I decided to buy a Ouija board. My girlfriend at the time and I got setup in my bedroom and started asking questions. I cannot remember the questions, but the first three responses we received were 6-6-6, and then the planchette would proceed to be moved off the board. We would look at each other and got into the typical back and forth "You're moving it!".After realizing what was happening, I had to put this to the test. My grandpa had died that year and I asked if they knew him. The planchette moved to yes. I then started speaking in spanish, because my girlfriend didn't speak that language. The planchette then spoke to me in spanish. I remember it saying "Hola" and a few other questions involving how I was. I was so intrigued and fascinated, yet in surprise with I was seeing and reading. We stopped playing for the night as I had to regroup my thoughts about what we were experiencing.During the next three months I was starting to see a spirit in my room. They had a white complexion and a long dress. It had a blue and white aura. Their facial features I couldn't see, but I could see the shape of their body and it resembled one of a woman. This spirit I saw often and it was very harmless. I really wasn't scared of her, more concerned as to why she was there and what she wanted.One night while trying to sleep I felt something grab my forearm. I opened my eyes to look and saw a masculine hand grabbing me, and I could see their arm up to their biceps. The arm was dressed in a suit and the hand was rather big and masculine. I immediately flew out of bed to turn on the lights. I looked around and saw nothing. I couldn't sleep for another hour or so because I was terrified. I didn't feel or have visions of them after that night.Some of my friends were aware of me playing Ouija, but they didn't know what I was dealing with. I started to tell one friend in particular of my visions because I knew he would understand. He was into paranormal as well as I was. One day I invited him over so we can play video games and he stood still in the hallway as we walked towards my bedroom. He called my name loudly and asked me to check out a picture that was hanging. The picture was of my great grandpa and great grandma. They were standing next to one another. He said: "Aren't these the people you are seeing?". The visions I had fit exactly with that image. It didn't occur to me until then that maybe I was talking to them and not the grandpa that I knew as a child.I don't have the original picture of my great grandpa and great grandma together, but below are links to their portraits. I believe these pictures were cropped out of the original that we have with the family:[Ana](http://www.geni.com/people/Ana-Ibarra/6000000018233883842)[Christian](http://www.geni.com/people/Christian-Br%C3%BCgmann-Schr%C3%B6der/6000000018234050072)I played the Ouija board a few times after that, but it wasn't the same. I avoided playing home anymore and started playing in remote locations with my paranormal friend. It wouldn't move as it did that night, or even respond for that matter. The board I had kept for memory sake, but destroyed it about a year and a half ago. Haven't really played with one since, but been curious to use one again. That was kind of you to say and you're very welcome. My friend said the same thing when I told him about it. Out of all the names angels have, Mike. I didn't really know what to say either because that is how it's been told to me and I've asked so many times for reassurance. But I agree, I am you, you are me. We are the same and I don't think any differently of ourselves than others. Thank you for replying. I believe that I am a leader because this is what is being presented to me, what other have seen, and not because I think I am. I know exactly who I am. It's also not a matter of stepping into light because I'm already in it, but a matter of experiencing and sharing common interests. The beauty of this journey is that I know I have plenty of time to develop myself and I choose to go all the way. I know I am young this is why I am seeking others to converse with, but I don't need them as all the information I need is within me.I speak of God as it was presented to me by Archangel Michael. He said that it's okay for me to call him Mike or Michael. After reading your comment, he informed me that your perception of me is inaccurate, but you do have a point of suggesting letting go of darkness as I no longer need it, but it's difficult because I've learned to appreciate it. It's part of who I am. I tried to let go of it previously and failed. He understands it's a matter of time, which he wishes would be sooner than later, but I will continue to work on it.I live in a city that doesn't have much to offer. I will be making a point to travel further to find local communities that I can participate in. For the names you mentioned I've never heard of them so will look into those sometime this week. I appreciate sharing them with me and again, thank you for your words. I was baptised Mormon when I was eight and went to church for a few years until I was a teen. I'm familiar with some religions as I've been invited by friends and family to share their beliefs, and researched throughout the course of time for personal knowledge. I never felt right being part of a religion as the teachings did not match with the fundamentals, which is love.I am not familiar with most spiritual teachers, but way I see Buddha, or for instance the Pope, is that that they are good examples of what is good and that we are all human doing the best we can, but personally feel that we praise and focus too much on what they did/do rather than what we are doing.I won't get offended if you shared your beliefs with me, because I am here to learn from your personal experience and hope you can learn from mine, and what I've gained from these beings is that we must love, do the best we can, and be an example to others. I personally don't follow them as I follow my spiritual teacher (archangel) for guidance. The advice I get is more direct and personal with my current circumstances. Hello and thank you for taking the time reading my post and replying. That's really awesome that you wanted to be a sorcerer because I've felt the same way when I was young. I've always wanted to be a Black Magic Wizard, like the Black Mage from Final Fantasy. Cast Fire, Lightning, and summon Death upon everything. I believe that is unnecessary.If you have time, please read whatever you desire from [this](http://www.shamanicjourney.com/demons) page about Shamanism and Demons. Everything this article talks about is very accurate to my findings and experiences. If you believe I should be a Shaman, then perhaps you are right. I normally gain knowledge from each teaching and use it to my advantage to figure things out on my own, and I have found Shamanism to be very similar to other traditions. I do have plenty of books here to read, so thanks again for the suggestion.I've always wondered if I've had issues. I still do at times. Perhaps like you said dealing with trauma, but I know I shouldn't discourage myself by minimizing my lifetime circumstances that have lead me to be who I am. Over the course of time I have dealt with a lot of spirits. Some are friendly, some are playful, while some are not. When I found out my girlfriend had a demon attached to her I was saddened, and then I was infuriated. Indeed, I am taking this very personal, but at the same time I'm following on the steps that have been paved for me. For protection, not retaliation. This is my spiritual journey and I'm really sorry that all this seems like an elaborate scheme. I mean, it's out there, but I believe we all know that the impossible can be possible. I've lived thirty years and then all of a sudden this comes up. What would you do? What if you had an angel come up to you, take you on a trip to go visit God, and then says: "In order to fight evil, you must know evil". Proceeds to explain the purpose of your life, let's you know how we can communicate with one another, and begins to talk about your past, present, future, and of others? Every word is manifested, says that you must protect everyone, that you must take care of the planet, and here's your road map. Call me Mike if you ever need me! How would you feel explaining all this to your family, friends, loved ones, and strangers? I'd really like to hear your sincere opinion, and for that matter anyone's.I'd like to quote as well the last sentence of this article: *And donâ€™t worry too much about this whole demon thing: if your heart is pure, they wonâ€™t bother you any.*This stands true to myself and this is the best advice I can give to anyone. This is the reason why I wish to help, because I know there are those who might need me, and I am here for them. Regardless what we will become, I truly believe that we should be supporting one another while we're here. Some are healers, some are fighters, and there are those like me. Thank you for your words. They're encouraging. Thank you very much. Lots of great jewelry being displayed and good friendly advice. Feels right to be here. I love everything and everyone, so no matter what my state of loving will always be the same, but what differentiates the love I've experienced with my partners is the ardor for one another, so indeed each partner felt different. The more love poured into my heart the more I returned, which allowed to create a never ending cycle of joy for both of us. I can tell you that out of the partners I've had I've only been able to achieve bliss with one of them.We all have our own ways of loving and as simple as love can be, it is rather complex at times and unique to each of us. The answer to who you love will lie within you, but I don't doubt that you've been in love twice. Yeah, those spirits are not fond to deal with and they will come back depending on circumstances. It's best to not fear or surrender to them. Easier said than done, but it will help you in the long run with any malicious encounter. The ultimate answer is to constantly resonate and radiate light from within.These spirits like to camouflage in the darkness of the night and attack us while we are in a weak and unconscious state of being. Use incense/sage/smoke to help keep them away. Meditation helps with awareness and the more aware you are of your surroundings, the more proactive you can be to prevent them from sneaking up on you, but even if you catch them before hand they will realize it and rapidly attack you as well. Also remember that no matter how strong or smart they are, light/love will always prevail. Look up Nightmare Demon for more information.What I said may go over your head and you will question it. You have every right to do so, but it's up to you to choose what you wish to believe in and whether you wish to accept your experience to be valid or not. But I will say this, if we had to agree on something it would be the fact that seeing and feeling that dark mass near you is not pleasant or welcoming at all, is it? A tip for growth that may help you in the right direction. Listen to that voice in your head. It's the voice of truth and will ultimately lead you to greatness. Try to not disregard it and follow it.To share my experiences and knowledge. The pineal gland is located in our forehead. This is how spirits communicate with us (Telepathy). That voice in our head is not coming from the back, but the front of it, right? Also, we think that we are talking to ourselves, but we are not. It's spirits using our voice and language to communicate with us as how we understand language.Spirits know everything about us and we all have one looking out for us. This spirit obviously knows that it's the depression talking and it's trying to provide you guidance. They want the best for us, so why deny ourselves from it? Then let's put our conversation to a rest for now. Thanks for your input and wish you well in your journey. You're fine so no need to be concerned as I won't think of you poorly. I briefly read your comment on my cell phone as I left work earlier today and it really got me thinking about where I stand now. I'm constantly being tested, and I constantly fail because it's not easy, but I have also succeeded in different areas.My loyalty still requires work because there are desires that I have that I cannot get rid of, which cause a conflict of interest. For instance, my music. Since a teenager I have been fascinated with a style of music called Black Metal. This music is based on satanism. How can I be an example to others when I listen support this music, while stating I value God? I'm a hypocrite. Back in February I boxed all my belongings and stored them away. Three weeks went by and all I wanted to do is go back. I missed it. I won't deny that I felt extremely well staying away from it, but I do acknowledge that this is holding me back with my progress. After tonight I decided I am going to sell all my merchandise and distance myself from it. I've been on this on my own, keeping things to myself, and after this post I realized that if I were to do this as it's been intended, I must be stronger. I am assuming that great things will happen to me, but I am also working towards them. It's up to me how far I wish to go. But I can tell you that I am loyal to my family, my friends, my past relationships, life, and my job. I don't give up easily and try to maintain integrity with what I do because I respect everyone.Leadership skills is a difficult one for me because I want to do what others want and desire, but I have no problems taking control over a situation when needed. I've been informed several times that I have great leadership skills. I am patient, supportive, team oriented, provide guidance, and tend to focus on what is best for everyone. My manager actually wants to put me in some sort of leadership position with the company that acquired us recently. I can say that I have no problem leading if I am confident, and this is all circumstantial depending what we as a group are dealing with. I've also had readings before by other clairvoyants and had told me that I am riding a silver horse and leading everyone to victory. I didn't know what that meant until later.Bravery I have been tested multiple times. I can't seem to fear and I have put thought into what would cause me to fear. Of course this has changed with the course of time. There were things that scared me, like death, but now feel comfortable dying. I don't want to yet, but if I had to I'm totally okay with it. I guess my biggest bravery challenge was trying to get rid of the demon that was attached to my girlfriend. To give you some insight, I started dating a girl about two years ago. I had her move into my apartment and after she had moved in I slowly began to feel a negative energy following her. One night I noticed a short black mass of energy following her into our bedroom. I went to my side of the bed and she went to use the restroom. I could feel that energy in the corner of the room and see it. Next thing I know I feel pressure around my neck. I couldn't really move and felt as I was being choked. I knew that it was attacking me, so I sat still and resisted, letting it know that I won't give up. After about what seemed like an eternity, it let go and I was able to move. I didn't feel it in my bedroom anymore once it let go. I didn't mention anything to my girlfriend until later.Months had gone by and things started getting really strange. I would smell sulfur coming from my bedroom, my cats would sit there paralyzed starring at my girlfriend - sometimes pee on her -, cabinet doors opening, objects moving, and I would wake up with scratches on my back. I researched all this and it's all related to demonic activity. I was furious and started to provoke it. I wanted it to leave her alone, but it was getting worse. I started to explain to my girlfriend what I was dealing with, and she was very skeptical over spirits, but she then started believing me to the point that she opened up to me. She one night told me that she had sold her soul to the devil when she was a teenager. She had performed some ritual with her friends and cut her wrists to pour blood into a cup. She showed me the cut and it was a small scar that was left. I am not sure what kind of ritual it was, but I wished I knew. She said that ever since she wasn't the same, and has been told by others that there was something attached to her, but never believed it.Before her telling me that she sold her soul, my angel told me all about it. I just kept it to myself to understand what was happening and not scare her, but after she told me things got really intense between us to the point that another month or so went by and we broke up. After she left my apartment was clear and all that tension was released. if I wasn't brave, I believe I would completely drop this subject and move on, but I have this responsibility to take action still. I won't give up.Now let's just say that this is all in my mind and I have built this character based on my experiences. If it's true and all goes well, I will succeed. If it's all part of my imagination, then I'll know once I reach end that I gave it my all. I won't live with regrets.Overall I have a lot of examples that I can share, and perhaps it would be best if you knew me in person to understand me better, but you do have a great point. I don't know how I could measure my loyalty, bravery, and leadership skills, but I can tell you that I want to be the best I can be. For my family, my friends, and for everyone else. I'll make sure to keep this in mind as I go.</text:p>
          </table:table-cell>
          <table:table-cell office:value-type="string" calcext:value-type="string">
            <text:p>intp</text:p>
          </table:table-cell>
        </table:table-row>
        <table:table-row table:style-name="ro1">
          <table:table-cell/>
          <table:table-cell office:value-type="string" calcext:value-type="string">
            <text:p>So he probably won't be getting picked anytime soon then? I think he did say cunt. Think about how many times Lily says "you sonofabitch" so why would they then sort of censor bitch using Grinch? He definitely called her a cunt. I'm the same. I lean slightly hipstery but my friend who stops liking a band etc if they hit the mainstream hates being called a hipster. He hardly followed her though did he? They were parked in the same place. I doubt that's the case since that's apparently against what they stand for. Sadly I've seen a few Americans over In r/soccer doing the same thing. Is it just the camera angle or are the stands really that steep at Dortmund? I've sacrificed revising for my exams... Thank God it's only a mock this week. So naturally you're going to tell us anyway right? Let's talk about freedom of speech in America. Mccarthyism. Actually I think that's enough isn't it. It's great I can just point to Mccarthyism to show how America does not have complete freedom of speech. Yes they've moved on from then but the legacy of that time still stands, it's only just now starting to become acceptable to talk about "socialism" in America and even then it's not true socialism. It's more welfare capitalism which further muddies the water for what socialism really is. Yes countries do ban hate speech because if we didn't we would end up with the Westboro Baptist Church. We would end up with people picketing at peoples funerals. We would end up with a platform where someone like Donald Trump can run for election. And don't get me started on gun laws... You are seriously lucky that you live in this day and age, a few years ago you would have been ridiculed but now you will go down in school folklore as someone who "fucked social conventions." Respect bro. Diamond City? Probably the best moment in their careers. Why would we make fun of you 6 fingered folk for? What formation is this? 4-2-4? 4-3-3? Challenge accepted. Yeah, as a guy I can't imagine it do anything for the girl? Ah, you're the guy who took the name I wanted. Accio Extra as well for the superstore size. Also Accio Metro which is not quite big as the normal supermarket but still bigger than the Express. Works Christmas party last night and it was a free bar. I think I may have abused it a bit to much. Yeah, a youth player made his debut for a championship team the other day and scored a hatrick I don't know who it was though. Please be from the future! I lived up in Byram just outside Allamuchy State Park on Cranberry Lake. It's been a good 11 years now. Not so much Nascar but more of a rally. Ah yeah I guess that would get in the way. If you're not passionate about it why invest your whole life into it? I was talking to a Latvian who had lived in Scotland since he was 11 the other day. I live in England that shit was incomprehensible. I'm too younger to remember Bobby Robson all that well but I know Newcastle fans speaking highly of him. This shows how fickle football fans are don't you think? A few weeks a go United fans were calling for Van Gaals head but now they're praising him for bringing up youth players. I was commenting on that he said he won't believe it until he's leaned but he's already leaned. A Song of Ice and Fire.Edit: I don't read many series, I tend to stick to singular novels. I do enjoy thw Half the World series as well. In theory we should be natural allies against London and the Tories but no we hate each other instead. Yeah, I did an assignment for college comparing contemporary Britain to another country so I chose Denmark. When I found out about the flags I was completely bewildered about your flag laws. I also found it interesting as well.I'll watch that video later, I'm currently at work. I know that feeling all to well. Personally I don't think Facebook is the right platform to try and educate. People don't like looking stupid, more specifically people don't like looking stupid in public. The best way to educate him is in person to be honest. Not sure how much that would help but atleast it would let him look like an idiot in private and not "public." I saw this and agreed with it. I think some people missed the point of what you were saying. You weren't saying it's because she's a woman but it's the sort of person she is that would make her not get married. I mean there are men who don't get married because they put their career ambitions before anything else. One of my favourite writers Alfred Wainwright only get married the first time because he thought that's what people are supposed to do. Hermione is not the sort of person to do something because that's what society tells her that is the sort of thing she is supposed to do. I find it annoying that when someone makes a statement that isn't part of the narrative then they get called edgy. I remember watching this before the English dub was released, I was quite disturbed by this. If you don't see it, there's a guy behind them on the right hand side wearing a CCCP top. Apart from his monotonous voice, I think he just states the obvious too much. Fuck, thank God! I really needed this today, I may just go and buy a Chicago style pizza now. I was thinking of joining the Ribble Valley cycling club as well. I do have Strava but I don't really use it all that often but yeah that sounds good. Yeah, Reddit should know all about how common it is. Probably a bit of both. I once dared say in my college class that Disney promotes class divides. That didn't go down to well. I did however manage to get a few onside after the girl who went crazy at me had left. Well he's not wrong though. The US did better than England and since the other home nations teams didn't qualify, the US did better than Britain at the World Cup. I can imagine this happening in the UK at the moment. Hate crimes have gone up since Brexit. I do get where you're coming from but I think with Lovren and Balotelli and even Gerrard to am extent they may be special cases. He desperately wanted Lovren to come good so he kept playing him, everyone knows what Ballotelli can do when he can be bothered but obviously he never seemed like he was and with Gerrard I think he didn't know what to do as Gerrard was a living legend at the club and to some was undroppable. I think dropping them for the Madrid game was supposed to be a motivator and it backfired. He was probably guilty of both then. He dropped Suso and Shelvey every few games, I'm sure that's one of the reasons he cited as a reason to why he left. Moreno had the same issues last season, Markovic last season went through a few games where he was playing well then had one off game then was dropped. It arguably happened to Assaidi (I admit he wasn't good enough) I think BR would have done better if he had a bit more trust in some of his players because that showed in some of their performances but as you said there were players that were also seemed undroppable by BR so he was guilty of both and both arguably led to his downfall. FIRMINO!!!!! Lallana dribble though!! The Torygraph jumped the gun a little there didn't they? I think the best bet is the potential coalition partners to be honest. Both are social democratic it just happens one is for the Scottish people who feel like Westminster don't give two shits about them. I feel the same way but I'm in the north of England. This. I got bullied in school for basically being a geek but now I see the people who bullied me through school putting Facebook status' about Big Bang Theory, anti-bullying status' amongst other things. I'm glad they've changed but where's my apology? I wish my dad would do this. I mean I have the Communist Manifesto and Das Kapital on show but as far as I know he hasn't read it. It's so frustrating too, he's a Thatcherite basically because my grandparents were but he says stuff sometime which are more left than right. It's like one part of his mind is developing class consciousness while the other half is what he's been programmed to believe. I live in Preston so my conversation goes something like this.Person: Where are you from?Me: Preston Them: is that near LondonMe: NoThem: ... Me: It's in Lancashire Them: ... Me: in the northThem: ... Me: near Manchester Them: I love Manchester United!Me: Fuck off Don't forget to enter other countries you have aquire a visa. I never thought about it that way, I'm switching papers /s I wouldn't say always but I do get what you mean. Yes Xbox has Halo and Forza but the PlayStation does tend to get more great exclusives than Xbox. PC blows PlayStation and Xbox out the window in my opinion. You don't hunt foxes do you? Well obviously road and schools aren't paid for by the magical forest fairies. That would be the road and school fairies building them. You can screenshot it. That's my dream, one day to own a Bianchi bike. I've currently got a Planet X Pro Carbon. That's actually a long the lines I was thinking of. Â£95 in the UK so if I can't find anything else why not? I'm going to the North west socialist party meeting next week and I'm thinking of creating an event on Facebook about it to try and get a few disillusioned voters aware of the event and the Socialist party in general. Do you reckon it would be a good idea or should I speak to the chair of the meeting first? We're only at a small venue. I've already got two people coming to the meeting next week and another is interested in the party but lives in Manchester and she's already working 3/4 jobs to get by. I actually read the SportsDirect.com bit as the jingle. What is my life coming to? Who? A girl on my uni course, her son likes to dress up as a girl and they've asked the school is he's alright to wear the girls uniform and the school said it was alright. I think this can only be a good thing getting children to accept other children this way while they're young. I would have immediately thought this was the US if I wasn't from the UK and already knew about this bullshit new law they want to bring in. I wouldn't say the US is the most relevant country in the world, that's down to perspective but it is fair to say the US is one of the main governments globally. I was going to say I guess the advantage of living in the south is you're closer to London but living in Preston you're close to Manchester, Liverpool and even the Lake District. After you left UCLan where abouts in Preston did you live? Or did you stay close to the centre? He used to be my favourite a couple of years a go and I still love him but Lallana has now stolen my heart. It's not just that's he a good player but he's one beautiful bastard. I actually bought one off Ebay for Â£5. I'd like to imagine me picking up a girl for a date riding on a tandem wearing that jersey. There is no way she could turn down me then, right? Make them a cup of tea? Yeah it does. The living wage in the rest of the country is Â£8.20 and London is Â£9.40 while minimum wage is Â£6.70 but is set to increase. I get the London bit but to say the living wage in say Oxford and say it's the same as in Preston is ridiculous. It only makes it harder for people living in Oxford to afford to live. Also what should also to be taken into account if the minimum wage rose with inflation then we should be on about Â£15 minimum wage... I wasn't sure if France did or not so I put them there just in case. Are we? I stood behind him even after that. It was the firdt United game this season that did it for me. Not that I know of. His logic was literally "every American is part Irish" I'm still trying to figure out why he thought that. He's lived in the UK since he was about 10 so he must have picked it up somewhere. He goes back twice a year so maybe he's picked it up when he's visiting his dad? I just don't understand his logic.. Not really but that's not much that I could have put on an Internet forum especially one dedicated to football. Sometimes anecdotes can help people if they hear it from a stranger or from someone who's been there. I must admit being told that by friends and family was a little frustrating. Welcome to the working world.I'm only 20 myself and I get treated like I don't know anything by a few of the older workers who have only been doing this job for 2 or 3 years, I've been doing this job for 8 years. I hold my tongue a lot. Get in!!! I'd say keep Benteke but I'd use him in the way that Rodgers wanted to use Lambert, bring him on if we need something else like long balls into the box. You still walk through Paris with random pedestrians giving you shit in French though. I'm glad to be of service. You say FSG wouldn't put blue on our kits but didn't we have blue on our 3rd kit the other year? I remember people making a massive fuss over them and called for Liverpool fans not to buy them in protest? While I sat there like "they're not half bad to be honest." Ah, that's shit. Tesco always have am average selection. They only seem to have the top 100 there. Yeah Mrs.Wiggins. The cafe I used to work in is a popular place for cyclists to have a break at. I feel like she felt she's their Queen and Bradley is their king. Michael Goves name has been bandied about as well. The guy who destroyed our education system may very well become prime minister. Maybe she hasn't got Facebook? I doubt it but maybe? It's kind of like the comment sections of Sky Sports on Facebook. It's horrible. If it's about some obscure football league in the Faroe Islands you bet your arse there will be "still a better league than the SPL" If an article goes on about how badly a team has played "still better than Liverpool" I get that these comments are just jokes but fucking hell do they wear thin after awhile. It was hardly funny the first time but the 2000th time just shut up. Everytime I see a post I have to say to myself do not even click on the comment section, you just see stupidity throughout. I only found and caught my first shiny a couple of months ago. I've been playing since around when it first came out in the UK. I've been saying that for years I mentioned this is in a recent college assignment in which I had to critique Communism. I mentioned that people argue that Communism doesn't produce innovation and then knocked it back with that. I got top Marx (sorry) for that assignment. I love how we may not have gone through now because of goal line technology. My hatred for Chelsea at that was nearly on par with my hatred for United. It just makes me feel smug somehow. I didn't realise they were a splinter group from Liverpool. They probably didn't get as much press as FC United or I may have missed it since in 2008 I was 14 and not paying attention to the news as much as I do now. Or alternatively they start explaining in the office and they're on the same sentence while in the car. New? What if the career I want matches up with my values? I think Dumbledore may have had a hunch but wasn't quite sure until late on into OotP. I actually know a few people who believe that magic is real. Well I used to, I've left college now and haven't seen them in a few years. One of them got pissed off at me one day because I said was excited to be going to the 'Making of Harry Potter' to the people who I sat with, she wasn't one if them, she just overheard. As much as I find corruption disgusting, I can't help but find it fascinating. It's not like they're corrupt and that's that. It's like an art form that needs to be perfected. It's also knowing that people will listen to anything that you tell them and they will follow blindly into the trap. It's horrific yet beautiful.The only way to defeat it is by a vast majority of people being able to "think for themselves" and the people in power know that there's a good many people out there who don't or don't care enough to take action. That might be where you're going wrong. She might be thinking how can he like this stuff? It's for kids. Send her pictures of Charizard and other badass looking Pokemon to show her it's not just for kids. Then again I'm single, what do I know? I'm also from England and I wouldn't mind doing this after I've finished my exams this year. What national parks are there in the Midlands? I think that would be the fairest place to go if we're all travelling from a different part of the country. Plus car pooling or generally travelling with someone who lives near would be a good idea right? It's OK, I was talking to a girl and we had a great conversation about feminism and the patriarchy but when I started alternating between patriarchy and bourgeoisie she started to fade on me. That's what I thought he was going to hit at first and was ready to cringe but then I saw what happened and couldn't help but laugh. United? Me personally I don't think you were acting mean but in her eyes you may have come across that way. A group of penguins rebelling against the other penguins to form their own huddle (don't know technical term) marching away with a battle flag in wing.People just don't like being called racist unless they're so far gone they revel in it. It's called Cafe Bar. It's a Mediterranean restaurant which serves the nicest pizza in my town, not many people know about it because just up the road is a Pizza Express which is always rammed. Pizza Express, you're looking at Â£13/14 a pizza but Cafe Bar is about Â£6 and they even have a two for one deal. Not only that, it feels really authentic on the inside unlike Pizza Express. From freekicks maybe, he's shown he can do it for City. His corners have been awful though. Yes but all the illegals are coming from capitalist shitholes with some of them having the US meddling with their affairs I have a "friend" who does Fine Art and one who does Philosophy. The one who does fine art is exactly as you described and the other one has realised how pointless a philosophy degree is and is doing another year at Uni to study teaching while I'm in an apprenticeship which pays well and opens up my future. I've already been offered another position in my company. Then of course you have the Roosevelts, the Clintons and Robert F. Kennedy who ran for president too. I'm guessing there's more? I thought so, I want to read a story of this. I couldn't help but smile to myself thinking of a drunk stag. I'm not saying it was right because it was not but I'd be pretty damn annoyed if someone made my child wear United shirt. I don't know the story but there is the possibility that this was done out of spite which is a dick move in itself but obviously it's not enough to hit someone with a weapon. Actually forgot about him. 37mph on a flat, probably would have got faster if I wasn't rapidly running out of road. I almost went flying into a ditch. My only problem is there seems to be a limit on how on how much you can install. 350 area I think? I know this won't be so much of a problem for premier league and the Championship but what about the Portuguese League? Fuck it, I'll leave it in. I do the same with sweet wrappers and bottles. I feel disgusted when I see people just casually litter. When it comes to apples and other similar things I will chuck it in a bush so other creatures can make use of it or for it to turn into mulch. If I'm doing a bad thing and if someone tells me I will change that though. I was hoping that was an actual subreddit then. Not doing to badly this season though are you? Opinion on Big Sam? What the fuck Moreno? I'm not to bothered about Star Wars but if they touch Game of Thrones I'd be down for rebellion. I do this but when my younger brother is in the room he tries to wind me up and then I become outwardly annoyed. The amount of legendaries was probably my least favourite part about gen 4 but I loved gen 4 overall. I'd even say it was my favourite. It was what got me back into Pokemon after all. Plus my favourite evolutionary line is in gen 4. Personally I'm more of an Emre Can man myself http://imgur.com/Qu7sMZZ I presume he's from America with a name like IndianaGunner. I know that some American fans think it's fine jumping from one team to another. Just look at New York City some of their fans jumped ship. I quite like BBC Parliament. So this just happened. I'm set to go out on my morning ride in Team Sky gear. My brother thought it would be funny to actually spit on me... Tokyo Joes is now a club called Evoque which is the one I mentioned cost Â£7 to get in but the one that costs Â£2 is I'm guessing might not be a surprise is Warehouse which is still going strong. I saw today that David Cameron had said "Jeremy Corbyn is not a good leader for the left" why the fuck would he care what the left was doing unless he genuinely feels threatened? There's actually something quite oddly satisfying about watch a book burn. The way the cover goes first then it seemed to go page by page as if the fire was reading the book. Yeah, it's just some players won't be on the game yet. It'd be sigh of relief if anything. I love listening to people singing in their own languages. I may not know what they're saying but it's beautiful all the same. To be fair I did speak to a girl who slated Iceland for it. She didn't know they ate whale until I told her I tried it while I was over there (delicious by the way), she then went onto say "I thought Iceland was meant to be a progressive country?" She said the same thing about Switzerland because apparently they eat a lot of meat over there. Our conversation died soon after that. I've had this with so many bands, <text:s/>it makes me regret passing up on the chance to see them when I could get a ticket for Â£5 and having very few people in there. Hit Radio 1 once and then you can't get tickets anymore. Let them have it, they don't get much to talk about these days I use about 9/10 those so they probably are quite accurate. I dislike both options to be honest. This is a win for the far right, hopefully the left who wanted to leave can rally around and fight back. I was on the fence on this vote to be honest. I dislike a lot of things about the EU especially the way it's treated Greece but then all the major arguments I saw for leave did not appeal to me in the slightest. I did listen to left leave arguments and agreed with them but at the end of the day the right would have won if we stayed or remained, just one would have been an easier pill to swallow. English Disco League? Isn't it English Disco Lovers? I love their website though. I turned that off near enough straight away because it was subtitled (I was doing college work at the time). I did read through the description later on and it did seem a bit right wing to me just from the description, I might have picked up on it because I had just finished doing a paper critiquing Marxism at the time. That thread is gold. Someone brings up the American Revolution in an argument about naming rights and bangs on about how Britain lost and then gets shot down by this beauty. This post has actually made me feel better about when I eventually get married. I don't really have a male friend now who I would choose to be best man as my "best" friend turned out to be a snake. I must be the only person who didn't get upset when that happened. I was crying my eyes out at the end of the film though. I thought you couldn't wear white shorts v white shorts? The same could have been said for the people who voted leave. I'm unfortunate enough to see it from both perspectives as my parents are divorced. My dad is from a middle class back ground while my mum is working class and you can see the strain my mum is under just to keep her and my younger sister in a home. Now that it looks like she most likely be losing her benefits (she's I'll, they haven't found out what's wrong with her yet and is constantly in and out of hospital) and is stuck on a 0 hour contract until she finds a new job I can't help but see her losing her home. It upsets me to not be in a position to help. Grujic signed in January and then we loaned him back. If we go by the rule of 3 then he has slept with 8/9 which is entirely possible. Now how drunk the girls are is a different story. We can't discount prostitutes either. I think what he was trying to say it's unfair to judge him by the goal scoring opportunity caused by the mistake but judge him by the mistake it's self, if that makes sense? I could also be wrong and he means you can't judge him all together because of the mistake. No you really shouldn't be. Trees? These arena trees, these are Ents. No problem man. In other words they make it up as they go along? It wouldn't be the first time a film company has recorded a play and put it into the cinema for a brief period. I know it's been done with Les Miserables and Cirque de Soleil. I just thought I'd answer your question on the spelling. It's Grindelwald however considering that Grindelwald went to Durmstrang it's reasonable to assume it's pronounced Grindelvald as Eastern European languages tend to pronounce their Ws like how English people pronounce Vs. This is an over simplification of course but I'm not a linguist, it's just something I've picked up working with Eastern Europeans. I'm actually going to pick up Tony Benns diaries this week when I get paid. I've listened to quite a few of his interviews and I like what he has to say. That's what I did this morning, I even did the rotate the other hand round to say hurry up to show I wasn't a complete simpleton. I was walking through Liverpool looking for a bus stop a few weeks ago and found a house with the confederate flag in someone's living room window. No not recently but I do enjoy the film. Also not an As fan, I'm a Mets fan. World Series is ours this year ;) I've got one and honestly I mainly use it for Netflix or Prime now, I play the odd game but that's it. No idea why you would want 3 though unless he hasn't figured out you can buy a hardrive and save your games on to that. That's all I can think of. The third one he is on about getting is the 4.5 which the only difference is that you can play in 4k. Is it the same person singing at the beginning because I would have thought that was a man singing but the rest of it I always thought it was a woman. Nah, you're an apple. You could even just type "Daily Mail" Yeah that's why I said in that situation. We would play best 3rd out of groups ACD and in that situation it would be Northern Ireland. That's not a real meal you can order from a menu. I refuse to believe. Surely they bought 20 burgers and put them together, Sherly? Where abouts? I lived near Stanley Park for a couple of years. That's one of the reasons I dislike the Godfather to be honest and actually many films about these gangster rappers. Don't get me wrong I understand why they turned to crime as they had nowhere else to turn but honestly glorifying it the way the do really turns me the wrong way. There was one scene in the Biggie film where he dealt drugs to a pregnant women. I turned to brothers and asked "you idealise this guy?" and they both just shrugged and said "so what?" I actually have been wanting to watch Nightcrawler for awhile but I've just never got round to doing it. I'll put both on my too watch list for when I finish my final college assignment for this year. Isn't it Kevin Bridges? I normally don't do this but I was shipping those two together. I thought Owen was contracted to Umbro or did that change when he joined United? Are they? Then again I'm out in the sticks of the inbred Preston. That's not actually true. There's quotes from the founding fathers basically calling out religion on its evils.Now don't get me wrong people can be religious if they want to be but don't expect me to be sensitive to your feelings if you're religious and we're discussing religion. When the ball was knocked down for Suarez's first block, the player had the shot looked offside or did the keeper get the touch that knocked it down? Wasn't the best angle to tell. Are they? I've only heard the stereotype be "calm down, calm down" So my college lessons on why Britain is a multicultural country and how it is part of our national identity was for nothing then? ChÃ© actually did kill a puppy. Probably the only time in US history the 2nd ammendment was used for what it actually means. I'm not sure if your being sarcastic or not because Internet but the slim fit suit with short, back and sides is quite an established look in the UK. It looks good but hardly unique. Thatcher was against feminism, she actually disliked the movement. Female in power =/= feminist. I don't see him saying he's a special snowflake in this picture. I see him expressing how he feels through his art. He's not acting like he's the only one who feels this. He's just talking about his experience. Hell, when I was suffering from depression I was like this. It's just something people can relate to. This comment has been overwritten by an open source script to protect this user&amp;amp;apos;s privacy. <text:s text:c="3"/>If you would like to do the same, add the browser extension [GreaseMonkey](https://addons.mozilla.org/en-us/firefox/addon/greasemonkey/) to Firefox and add [this open source script](https://greasyfork.org/en/scripts/10380-reddit-overwrite). <text:s text:c="3"/>Then simply click on your username on Reddit, go to the comments tab, and hit the new OVERWRITE button at the top. Please take us with you sincerely a Northerner. It'll be BT I think. They've got the rights to both the Champions League and Europa League. He could leave that in a letter... Personally I like mine still alive and kicking. It seems to be the same here in the UK as well. The minimum wage is Â£6.50 per hour but the living wage is Â£7.85 per hour. They are rectifying this though and by 2020 they want the minimum wage be Â£9 per hour however this is for over 25s only while under 25s have to settle with Â£6.50 per hour without any living benefits. Yeah I see quite a few PT Cruisers around where I live. They always seem to be driven by the upper middle class though... They also have the great privilege of being one of the many countries that are better than us at a sport that we invented/established the official rules for. Definitely football. I remember the arguments I had at school because people would move their jumpers to make the goals smaller. I would have eaten my hat if Allen scored then! My friend introduced me to a girl called Ailsa but he introduced her as Elsa. Is that not right? http://www.ibtimes.com/panama-papers-obama-clinton-pushed-trade-deal-amid-warnings-it-would-make-money-2348076 I keep trying to explain this to people, I don't need a car right now. I'm a student what do I really need with a car when I wouldn't be able to afford to run it? I just cycle or walk every where instead. And the other is the WWE? Couldn't you have gone as yourself and claimed that you're a muggle? I had a copy of PS when I was younger which had a younger wizard on the back. That copy has gone missing and don't actually remember who was on <text:s/>the back. The problem is not immigration but mass immigration. Immigration is easily handled but mass immigration which causes an excess of labour which then causes people to want to work for less therefore pushing down the wage people are willing to work at and causing a race to the bottom. Then if there is a surplus of workers then it undermines strikes as the staff would be easily replaceable. This happened a couple of months a go where I work when the logistics team threatened to strike and the bosses said we can just replace you with x, y and z. The mass immigration is caused by the the freedom of movement inside the EU and as countries like Poland have a weaker economy and with the workers working with a poor wage they naturally will want to do better for themselves and if they can earn more than that on minimum wage somewhere else they will. I don't blame them for doing so. I would do the same if I were them. The excess in workers benefits the ruling class. Messi isn't in the top percentage, he is the top percentage. Ronaldo would be a Furfrou because Ronaldo likes to look good and so does Furfrou.Edit: Original Ronaldo would be Snorlax CissÃ© was unfortunate. If he didn't have that injury I reckon he would have been decent and Enrique was decent for awhile then he got injured and didn't come back the same player. Yeah that's true, especially when you look at people who say "faith in humanity restored" because the fact is good out ways the bad massively but the bad only sticks in our mind.I think so too. I only wish I could have met her. There's so much I would ask her. She had such an interesting life as she moved to the UK from Ireland to find a better life as during that time Ireland was still very much under British control. I presume her and her husband knew war was about to kick off so they left for a better life. My grandma still tells me stories about them now as I seem to be her only grandchild actually interested. He's not a huge celebrity but if you follow English football or are from Ireland then you'll know who he is. Kevin Kilbane. Kilbane is from the town I'm from in England and because we both from Irish descent he sometimes goes into the pub I go to. The pub is a Celtic supporters bar so naturally Irish people go in there. He came in one day over Christmas, he smashed me at pool, talked about football and I got bladdered with him. Overall a very good time. Shay Given went in as well once, unfortunately I didn't go in that day. Every vegan I have come across has been quite pleasant until this weekend. I met this girl and she was telling me she's going to Iceland and Switzerland and being a vegan she obviously tried to find places where they sell vegan food which is fair enough but what I did not like she started going on about how she thought these countries were supposed to be progressive countries. I just looked at her dumbfounded, just because these countries have high meat diets does not mean they are not progressive countries. Not only are the Dwarves rich but they hoard all their gold without helping the proletariat especially the Hobbitses, think of the Hobbitses comrade! Well his goal celebration is quite original to be fair. Preston? Anyway they've done what? I didn't know about this, I've not been up for a couple of years now. For fuck sake, I love Beacon Fell. Why, hello there Shows a decline in quality at the club to be honest. I'm a bit worried about that wooden block. Sorry misunderstood what you meant. I was just saying what I see on sites like Facebook. People saying other people aren't true fans if they don't go to games. <text:s/>Obviously watching on TV I wish there was a better atmosphere but I wouldn't dare complain about it especially I'm pretty unanimated myself at the moment except the occasional groaning of "here we go again" I've never been to a pub in London but if nights out in Oxford and Cheltenham are anything to go by then I can only imagine how expensive the drinks are. It's also ridiculous how much the workers in London get payed considering how expensive it is to even afford to live there let alone actually being able to have fun.I'm quite lucky living in Preston in a way. I can stay out of the bars/clubs that cost more and stick to the pubs. The pub I normally go in has decent priced pints if I'm honest and they have deals on during the weak where for a pint of Guinness is only Â£2.60. Plus there are a few socialists/left leaning people in there too. When I used to play for my local team I used to where a knee brace on my right knee. I got laughed at a lot but atleast I wasn't as worried about injuring myself... Again. Hadrians. Same with the UK I hope you're not counting the UK either? Some poor soul named the town Preston. Why would you do that? The original Preston is a shit hole. Source: I live there. In the past 2 weeks we've had a bomb go off and someone pulled a gun out at a police officer. I've come to terms with Brexit and I've already started helping out on where do we go from here with the Socialist party but I went against party lines and voted remain. You have to be a moron to think that the EU is perfect but I digress. One of the major things for me was freedom of movement because in the career I'm thinking of going in to I could move out onto mainland Europe. I had resigned myself into thinking that wasn't going to be so simple anymore until my friend mentioned he's applying for an Irish passport as his grandparents are Irish. I didn't actually think I could apply for an Irish passport as it's my great Grandma who's Irish and you can only apply if it's your grandparents but apparently if say my mum or my grandma apply for a passport it then means I then apply for a passport, convenient loop hole, no? Well I brought this idea up to my Brexiter mum and grandma and I apparently I have to grow up and get over the decision which I have done but I would have thought maybe they would have thrown me a bone or something considering it'd make not only my life easier to move where I want but also their lives easier when they go on holiday. You've ruined Hedwig for me now! Yeah based on the subreddits you're subscribed to. Well Gerrard did get arrested so that much is definitely true. My friend was a police officer at the time, she may or may not be lying but that's what she told me. I have also heard from different people that he is a bit of a cock. And hospitals. They come with sandwiches as well at astronomical prices. I do that with the traffic lights that go in to my village. It's either that or wait for a car which isn't so bad if it's during the day but at night you could be waiting for a while. I asked Kevin Kilbane and he said said St James' Park but as a bluenose he wouldn't admit his true feelings would he. As someone from the UK seeing going from "red to blue" as a good thing is a bit weird. Americans seem to do this anyway if we take a look at how many people are diagnosed with stuff like ADHD. I wouldn't be surprised if we start chanting as well. I must admit I've not never really read their articles as I downloaded their podcasts for when I'm at work. I don't listen to them now though, I much prefer audiobooks. They always do. It's not just Liverpool it happens up and down the country. Avoid traffic or something? I like olive spread. Hell, I'll even go as far as saying I prefer it. The Lannisters have never really been that big of a problem to the Starks until the war of the 5 kings while the Boltons have been at war with the Starks on a number of occasions throughout their history thus making the Boltons stronger candidates as Lancaster than the Lannisters.Edit: You also should take in the geography of Westeros its self the Boltons live in the North while the Lannisters live in the Westerlands which is separated by the Riverlands and the Neck. It just wouldn't make sense for the Lannisters to be the House of Lancaster. If we're basing this just off the Battle of the 5 kings then yes in a way but really we should consider the histories of each house. I don't think the problem was History of Magic but Professor Binns himself. This is even hinted at in OotP. Professor Binns teaching style was more lecturing than class involvement. Lecturing does have its uses but 11-18 year old kids are going to get bored. And let's be honest she knows all the theory anyway, it's the practical side she didn't excel in. Even then she's hardly useless at it. I remember moving back from America and wondering where the hell mint custard and the turkey twizzlers had gone. I wouldn't be surprised if it was regular visitors each year. I know when I was younger my parents used to take us for a week before we flew somewhere they'd like to go. Someone has just posted an article about Obama and Clinton. I think that to some extent that Helga Hufflepuff realised this as Hufflepuff will accept anyone regardless of how pure their blood is, how smart or brave they are or how good at magic they are. Guilty of both of these. Are you sure you're not English? Bridget Jones? That used to be on all the time if I remember correctly. That sounds like my cup of tea to be honest! So does this mean once we leave the Cod Wars could start again? I disagree with that. A lot of the times managers say stuff like this is that it's a smokescreen for dealings going in behind closed doors. Clubs like to try and keep transfers on the private sign. I hope he doesn't leave though. I discovered Terry Eagleton through his book 'Across the Pond' and then when I saw 'Why Marx Was Right' in a local bookstore and saw it was by him I immediately picked it up. I've been trying to get to see one of his lectures for a while now as I live a short train journey away from the Uni he teaches at but I didn't have any money when he did he last lecture. Yeah, I can't deny it. I have to turn away from the Lancashire flag everytime I take a sip. I feel like a turncoat. Yeah when a girl has hinted at me in the past it has fallen on death ears. I'm not sure on that. Could it be that because as he believed Pettigrew to be dead (or atleast pretending to be dead) then he believed that his case would be hopeless? And because he was in Azkaban surrounded by creatures that suck hope out of you, then what very little hope he had probably wasn't enough until he saw that picture when anger overwhelmed him and knew where he could find Pettigrew for revenge. What about the guy who took the picture of the two Muslims praying at Afield against Blackburn and calling it a disgrace? Is that not racist? That's lots of people who are racist but alot of those people don't like being called out on it. A couple months back when it was the peak growing season (horticulture) I was working 6 til 6 every day. It's like we've not really progressed from the "freak shows" but instead labelled it something else and every body thinks it's amazing. Disclaimer: I don't dislike the Paralympics and find it inspiring, I just wanted to carry on the joke. So I take it your Senate has the same role as our House of Lords? I want rid of the House of Lords however saying that they did veto something recently which I agree with, the Tories voted to get rid of Working Tax Credits but the Lords vetoed it. I'm doing a Sociology and Politics course at Uni next year so it could come in handy I guess? With the exception of World's End though. The men's football team from London 2012 would disagree. There used to be a section on the club website that was designated to the history of the club. I'm not sure if it's still there or not but why wouldn't it be? I honestly don't think Villa thought he was actually worth Â£32m. They just didn't want to sell him and his contract release clause happened to be that price. ... is still piss water. "Just cross the ball and we're sorted lads" May I ask why Betis just out of curiosity? Butter pies. So just scouse with a bit of pastry on top? Ah fair enough, that price isn't too bad considering how much I've had to spend on cans and pints at festivals. Gins nasty. I had gin at Chrismas when I went on a night out with my mates. I will kill the guy who bought that as his round. The spirit of Skrtel. I've been curious about this. The British Army is supposed to serve the people not the monarchy/government but this doesn't seem to be wel known. Would the army defend the people as it should or would it defend the monarchy/government? My grandma had a green one of those. She offered it me when I was learning to drive and my mum said "He won't want that." I'm doing a similar thing except because I work as a grower inside a greenhouse I have plenty of time to listen to the audiobooks throughout work. I'm coming to the end of GoF now. Classic Nige that. I've stopped watching Nat Geo, the quality has gone down hill ten fold over the last few years. It's basically all reality TV now which pisses me off when it comes to Nat Geo Wild. What does a guy building ridiculously sized fish tanks for a living to to with wild animals? All for the name of profit...I do agree with the guy though. I try and stay away from as much Murdoch stuff as much as possible but it's honestly quite difficult. I also try and stay away from Disney but again they also have a Monopoly on loads of shit too. You can't win unless you go live in hole and then who's really winning then? I'm actually quite calm when it comes to cuddling. This is one part of the game I don't really like. Unfortunately not but I seriously love that song and I'd like to know as well. It's the same with my mum to be honest. I don't think she is racist but it's more like you said "a product of their time." It shouldn't be an excuse but all we can do is guide them the right way. What team? I've probably just wrongly presumed either Bournemouth or Norwich? I used to have that, I have no idea where it is now :( we had a clear out when I was younger so maybe we got rid of it. I don't want to defend the guy as the joke was shit but your initial comment makes you seem like you didn't get the joke. The problem with Mignolet and penalties he has a set pattern which teams have been informed on. Watch our penalty shootouts with Mignolet in goal he will dive the same way everytime with a right footed penalty taker. It's painful to watch. I won't take that go against him though because even Edwin Van Der Saar had a very similar pattern to Mignolet which is demonstrated in their Champions League final against Chelsea. Only when Anelka stepped up did Van Der Saar change his game plan. Even Manuel Neuer has a pattern. Albeit a different pattern but a pattern non the less. Yeah I just say "some website I use" Why? Why not vote Green? Surely that's more logical than jumping to the Tories considering the Greens are closer ideologically to Corbyn then the Tories. Hell even the Lib Dems makes more sense. [It's alright you have always got this](https://www.youtube.com/watch?v=j55Xe-RPCYY) I think I've seen one person upvoted for saying they voted leave, who knows, he may have been downvoted later.I almost voted leave myself but thought reform could work if Farage wasn't an MEP and only turn up 40% of the time and when he does, all he did was criticise. Are you listening to the audiobook with Stephen Fry? I've actually defended Balotelli's action on numerous occasion. Yes there were times he does come off as a dick like throwing darts at kids but it's the other stories I can't help but love. He genuinely has a huge heart. One story that broke my heart was when he was on a date with one of his ex girlfriends, they came across a box with puppies up for adoption. There was two left. He asked his girlfriend if she wanted a puppy which she said yes, he picked it up and gave it to her. Mario then went back and picked up the other puppy and said "I can't leave him by himself" clearly showing what has affected him in his life. That's heartbreaking too. That's something that could destroy a person. It's clear as day really why he doesn't show he's interested in a game which he may feel that has quite clearly rejected him. It's sad people are going to use him as a cautionary tale saying this guy had it all but there are so many people who are short sited and don't see how the constant media attacking, racism from fans you've worked your whole life trying to impress and then to top it all off what has happened to him in his developmental years. The fact is, many abandoned/orphaned children turn to a life of crime, drugs etc and for Mario to beat that is exceptional. Mario should be a cautionary tale but not for young players but for the rest of us. We can't judge someone until we've walked a mile in their shoes. So fucking what if he's on Â£150k a week. Money does not make up for the hole in your life that has been missing.Sorry about the rant, I'm quite emotional about topics like these as I've suffered through depression, anxiety and other things in my life. It's something I feel strongly about and there have been days I've also wanted to throw darts at people. I went canvassing in Stoke on the weekend and it honestly scares me that this guy may very well win the by election. People were either switching to UKIP or can't vote for a Labour party with Corbyn as leader. If UKIP wins Stoke it may cause a domino affect in the Labour heartlands leading to a far right party becoming more and more influential. He's already shown he's not bothered about lying whether about where he lives or majorly sensitive topics like Hillsborough. I hope that he doesn't win in Stoke but he may very well just do that from what I've seen. I do agree he was the best option but when we appointed him as captain it didn't fill me with a great amount of confidence to be honest. Who else is there in the team you'd make captain? Milner? Would have been unfair to make him captain when he first joined. Skrtel? Barely leads a defensive line let alone a whole team. Toure? Experienced enough but not a starter. The only logical player would be Henderson. So it'd be really handy for you then. I'm going to be awkward and say the Ribble Valley would be a great place. Yeah but when Harry took Draco's wand Harry wasn't sure that the elder wand had changed allegiance and in his speech in the final duel he mentions that does the elderly wand know that Draco's original wand had changed allegiances so maybe the wands the witch/wizard owns change allegiances together. That's the impression I got. Bellatrix's wand got disarmed but her wand didn't seem to change allegiances. I would normally take it as irony on this sub to be fair but this isn't this subs usual content and had taken a bit more serious tone. Scotland? So that's how it worked... Unless it's a live performance but as far as I could tell it was real. I love that film. He didn't even want to drive fast if I remember correctly? Same with City. I can only see this game ending badly card wise... I may be a bit bias but I've been arguing this for ages. Yes his command of the box isn't great, his aerial ability has been wanting at times (he has improved a lot since first signing to be fair to him) and the less said about his distribution the better but he is arguably one of the best shot stoppers in the league. No he's not as good as De Gea or Courtois but then again few are. He's one of the the better keepers in the league for me. Don't get why he's getting downvoted just for being a United fan? He's congratulating the goal, atleast he's not being a cunt on here like you'd expect. I never understood why Vorm went to Spurs when he knew he would be second choice. He looked decent at Swansea. Yeah, I totally agree. ... I'd even throw in Sahin there. I also think Oussama Assaidi was a fair shout considering we got him for Â£3m and Aspas actually isn't bad but it's clear he wasn't made for the premier league. That's why I carry extra pokeballs so if there is a pokemon I haven't caught yet, I can catch just in case. I'd say Edinburgh is worth it. I don't know if you're taking the piss or not with saying once you've seen one part you've seen it all. You can't even be 1/4 Jewish either. It's a religion not a nationality. It's like me saying I'm 1/4 Catholic 1/4 Methodist and 1/4 atheist and 1/4 awesome. How's that for pizza diversity? I saw it happen about a year a go in Lancashire. My Grandad was driving me home and then there was a sudden flash where the sky went bright and then it was back to complete darkness. I think I may have come across that conversation, I read it and thought it wouldn't be the worst thing in the world to get Mourinho. How is Katie Hopkins still a thing? The amount of shit that comes out of her mouth in unbelievable but I guess she sells newspapers right...With some of the stuff I do see where she is coming from. An example you can tell with some kids names what kind of background that child comes from but the way she says it, she makes it seem being working/lower class is a bad thing. I mean with some names you probably can tell what kind of background the child is from but you do not discriminate people because of the class they're in. Or "brocialists" Mate, I've not shared a birthday with any Liverpool player as far as I am aware but I share a birthday with Branislav Ivanovic. But we never lost to West Brom which is what you said. Any Istanbul clip never fails to make me smile. I still feel all the emotions 10 and a bit years later, there's now way we deserved to win that game, there's no way we deserved to be in the final and there no way we should have been in contention for the Champions League but we fucking did it didn't we? r/Latestagecapitalism You're probably right but I feel sometimes a word from a stranger has more strength than a word from a friend. I don't have a problem with it, I bet people would be surprised how many footballers actually smoke. What are they talking about? I have Michael Owen to listen too which after listening to the US commentators doesn't seem so bad anymore. It's now up to 18 but you can do an apprenticeship instead of going to college. That's nice from Allen. Thanks mate, you just made me have to fight against laughter in the middle of McDonalds. Yeah that's true. I do find this whole Donald Trump cult quite weird. It's like me wanting to date someone solely because they're a Corbynista for example. It's such a stupid reason to date someone. For the fat person I was thinking somebody who was obese and the skinny person just your average Joe. I was also thinking that the fire would be a bonfire I guess. Kind if like on Game of Thrones when Melisandre is sacrificing someone to the Lord of Light. So the person would still be alive if that makes any difference? Ride? I mean I don't think Moreno is a good enough starter for Liverpool but a decent option to have but to say Milner is a better option is crazy. Milner ticked all my reservation boxes of playing him at left back. Those reservations come with any player who is used to playing on the right hand side and being right footed. Sure Milner has a decent left foot but his instincts are going to make him cut inside which unless you're a certain type of player it is going to slow the game down a lot. I realised I have got all the top grades I need to get into my first choice uni the other night after thinking for ages I had to get 4 more distinctions but I have already got that so I just need 4 merits which is great news. Less panicking for me. I've finally got a new job after 4 months of being jobless so I now can actually do stuff with my life. Unfortunately not, the event was called "Bounce for an Ounce" I'm ashamed to say my brother went to it. Ah that's good. So winning the league isn't all in vein then. What teams go in to the North American champions league then? Also would you think the mls would be improved with a promotion and relegation format? Since the club has announced the live screenings which would you recommend for the better atmosphere?Edit: Me and my mate just want to go somewhere with great atmosphere. That's definitely true. I know a few republicans who quite like the Queen (her, not the monarchy) one even suggested instead of abolishing the monarchy, why not privatise them? I do agree though, I don't think many people seem to like Charles and would much rather it skipped to William. The most likely reason for this is that if a team parks the bus against us they know they're most likely coming out with a point but are also more likely to come out with 3 points than we are because they can count on a fuck uo at the back at some point. Yes I said that and I stand by saying it because violence has been used as a tool successfully against oppression before for which I gave examples in earlier comments and at the request of a mod I made an edit and clarified what I meant in an earlier comment. How have they managed that? Was it painful? So many questions. I got Alaba, I don't want to complain because he is a really good player but having Ronaldo or Messi would have been nice. As someone who has done, I can confirm that it is fun.The reason why I was in the back of the lorry was because we were moving house and my brothers were already in the cab so I just hopped in the back. I would of had to wait 10/15 minutes for my grandparents to pick me up. We could have sold him for Â£15m last summer... To Sunderland! Fair enough, I don't remember that link but it has been awhile. You may have actually sold me on my uni of choice. I've been waying up Manchester and Sheffield as my two favourites especially as they do have a similar music scene but the national park may have just swayed me. Polar drop bears? How are they compared to ordinary drop bears? What happened to death by football? My dad is one of these people. I hate being in the car with him at times as he also has really bad road rage. Someone once cut him up which was obviously an accident so he flips, overtakes them and then cuts in front of them right back. I hate it. I mustn't watch enough then! Yep. I was playing Pokemon at the time while watching Yugioh on Netflix. I'm currently reading Homage to Catalonia, do you recommend anything else aside from what you've just mentioned on the Spanish Revolution? I'd say PES is better than FIFA in many ways just the fact it doesn't have premier league licenses and the German league however FIFAs online play is better than PES. I used to live in New Jersey(I'm from the UK) and one of my teachers used to force me to the pledge every time I was in her class while every other teacher let me stay seated without a problem. Years later I thought up the useless idea of, I should have stood up and sang God Save the Queen instead, alas I was back in the UK then. There's no other explanation for it! Imagine how many hours they spend trawling through peoples Facebook, Twitter etc to find some of the stuff they post, it's really quite sad. Some of the stuff comes straight off of Reddit and the majority of what they post is taken out of context, do they even get paid for this or is Internet points enough for them?What's TEFL? That's cool man, what country are you looking at? I want to to move abroad too at some point. I used to live in the US when I was younger so I want to go back one day. I was born in England though. Thanks I will do.Thanks, I'm sure it will do. One of the guys isn't to bad it's just when he's with the other guy when he starts to act like a dick. Do you mean we were going to go after Ronaldo when he was still at Sporting? If so then H&amp;amp;G didn't own Liverpool then. I'm not sure if he can adapt but he has proven he can offer something else in certain situations.I actually agree on this. However who would you make captain?I have that fear also.I Sturridge can remain fit for the rest of the season I will agree on this. However, the only striker we should sign is someone with proven goal scoring ability who would definitely fit the system anything less don't buy for buyings sake.Joe Allen has his qualities and I think it would be silly of us to sell him as he is a very good squad player. First teamer? Not so much but he could improve further under Klopp. Allen does offer something different in the midfield too. The show is not entirely true to the books. There's characters in the books who have died in the show who have not died and are still quite important in the books so you're safe with that. However I think this spoiler may very well be similar to what will happen in the book. I'm going to say this again. The Guardian has an agenda against the Labour parties "democratic socialist" leader because he is too far to the left and it is quite common for them to write stuff slating him. What would you call a moderate news source? CNN? Fox? So is Turkey. I'm going to be honest I didn't rate Skrtel even then. I didn't rate any of the defenders to be fair. Probably United fans You should be sorry, I'll have you know my parents were married when I was born. I was cautiously optimistic. I knew how good he can be, on his day he is one of the best players in the world but I also knew how lazy he can be and how he can just spit his dummy out. It's a shame we got more of the latter than the former. That's fucking depressing. I'm 22 and it depressing to lads younger than me playing first team football. Torres on the floor like "I fucking deserved that" Ah fair enough, I'm only 21 so I have all this ahead of me. I'm guessing hiring a photographer would all depend on how you plan to propose as well, right? They've had them for years. They may just be in the UK though? Don't forget about the 3 disallowed goals. Tesco despite its bad reputation do actually do some nice clothes. Some of my nicer clothes have actually come from Tesco, Primark etc I think a 200 foot wall made out of ice is what's needed. Yeah, it wasn't a proud night for me. It's not much of a stretch really if you think about it. The wizarding population of Britain is what? 30k? [And given that Europeans are said to have one common ancestor in Charlemagne](http://www.theguardian.com/science/commentisfree/2015/may/24/business-genetic-ancestry-charlemagne-adam-rutherford?) then it's not too much of a stretch to think that all the pure wizarding blood and the majority of half blood wizarding blood families are related in some way or another. [Hell, even all the US presidents bar one (not who you'd think either) are allegedly related.](http://www.dailymail.co.uk/news/article-2183858/All-presidents-bar-directly-descended-medieval-English-king.html) Like Godfather III... I only go online to work out which train station is going to be cheaper for me if I'm going to Manchester/Liverpool. I have 5 stations to choose from No problem mate. I've noticed that as well. As most decisions it's probably going to hurt the weakest in our society more than the powerful but who knows until it actually happens. I did a clever trick. I always checked the shoes they were wearing and won 91.765% of the time. Exactly. I hope we tear them a new one. I disagree with the Game of Thrones one. Yes the basic storyline maybe similar but a lot of the character that have died in the show are actually still alive in the books. According to George R.R Martin some of these characters are going to stay alive and be crucial towards the end of the last book as well. I mean with my original comment would be more of a question for debate not necessarily my opinion. I do get what you mean though. If you've been brought up in that environment then I guess it would be more of a "try" than being "naturally" not racist. For example my brothers are homophobic yet some of my closest friends are gay <text:s/>and because of this I actively support the LBGTQ community. So it could be argued I grew up in a homophobic environment however I did go to a different school than my brothers.Sorry about the tangent I just want to get my thoughts on the subject out there. Fucking hell lads!! This is fucking shite!! I like to point to when in times of crisis people do pull together. Take the floods in the UK, the majority of the people living in these towns pulled together to help restore each others homes and businesses. That to me shows that humans are good by nature but when the dust settled we adapt to our environments in which being a capitalist environment the bad comes out in some people whether that be they are in a position of power or forced to do things like stealing because they are at the bottom of the society pile and they need a way to make money to survive. I went through a stage where I was obsessed with video games. I spent a shit ton of money on Steam sales and then one day I ended up losing my job, no money to buy games even on Steam sales which made me think "why the fuck did I spend all that money on games I'm never going to play?" I now very rarely buy games and when I do, I do loads of research on the game first to find out whether I would enjoy it or not. It makes sense really because after every mass shooting there is always the gun control debate so end up panicking into buying more guns. It's got the word social in it /s I've noticed cycling has made my shots more powerful when I'm playing football. I might actually start taking up running if it helps me improve. I'm still laughing. That shut my Bluenose family up. I'd argue Aspas and Alberto were never given a fair chance. Aspas is more understandable to be honest as he was never likely going to dislodge Sturridge and Suarez. Aspas actually created the second most chances in the La Liga the season before he signed for us and I think if given a fair chance he would have been alright for us but unfortunately he will forever be remembered for that moment against Chelsea which I think is unfair. It was the sort of thing you do if you aren't match fit and let's be honest he probably wasn't. See I agree with this but we don't have this in the UK. The fact my grandma is still allowed to drive boggles the mind. Fair enough. One of my friends has only just finished the series a couple of weeks ago. On PES the goalkeepers lose fitness quite quickly. It's quite annoying as they don't recover as quick either. This really bothers me. One of the modules I did last semester we covered opinion polls for the EU referendum, the 2015 general election and the US election. The majority of the opinion polls were right for the EU referendum of the ones we looked at, same goes for the 2015 general election. According to the last poll we looked at for the US ele</text:p>
          </table:table-cell>
          <table:table-cell office:value-type="string" calcext:value-type="string">
            <text:p>infp</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7-1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2T20:41:15.012775380</meta:creation-date>
    <dc:date>2019-07-12T20:42:49.525684544</dc:date>
    <meta:editing-duration>PT1M34S</meta:editing-duration>
    <meta:editing-cycles>1</meta:editing-cycles>
    <meta:document-statistic meta:table-count="1" meta:cell-count="26" meta:object-count="0"/>
    <meta:generator>LibreOffice/5.1.6.2$Linux_X86_64 LibreOffice_project/10m0$Build-2</meta:generator>
  </office:meta>
</office:document-meta>
</file>